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.718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2.08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058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1.974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0.254cm"/>
    </style:style>
    <style:style style:name="co15" style:family="table-column">
      <style:table-column-properties fo:break-before="auto" style:column-width="1.528cm"/>
    </style:style>
    <style:style style:name="co16" style:family="table-column">
      <style:table-column-properties fo:break-before="auto" style:column-width="1.422cm"/>
    </style:style>
    <style:style style:name="co17" style:family="table-column">
      <style:table-column-properties fo:break-before="auto" style:column-width="1.676cm"/>
    </style:style>
    <style:style style:name="co19" style:family="table-column">
      <style:table-column-properties fo:break-before="auto" style:column-width="1.485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884cm"/>
    </style:style>
    <style:style style:name="co23" style:family="table-column">
      <style:table-column-properties fo:break-before="auto" style:column-width="1.309cm"/>
    </style:style>
    <style:style style:name="co24" style:family="table-column">
      <style:table-column-properties fo:break-before="auto" style:column-width="1.291cm"/>
    </style:style>
    <style:style style:name="co25" style:family="table-column">
      <style:table-column-properties fo:break-before="auto" style:column-width="1.254cm"/>
    </style:style>
    <style:style style:name="co26" style:family="table-column">
      <style:table-column-properties fo:break-before="auto" style:column-width="0.194cm"/>
    </style:style>
    <style:style style:name="co27" style:family="table-column">
      <style:table-column-properties fo:break-before="auto" style:column-width="1.274cm"/>
    </style:style>
    <style:style style:name="co28" style:family="table-column">
      <style:table-column-properties fo:break-before="auto" style:column-width="1.148cm"/>
    </style:style>
    <style:style style:name="co29" style:family="table-column">
      <style:table-column-properties fo:break-before="auto" style:column-width="1.078cm"/>
    </style:style>
    <style:style style:name="co30" style:family="table-column">
      <style:table-column-properties fo:break-before="auto" style:column-width="1.095cm"/>
    </style:style>
    <style:style style:name="co31" style:family="table-column">
      <style:table-column-properties fo:break-before="auto" style:column-width="1.344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1.6cm"/>
    </style:style>
    <style:style style:name="co34" style:family="table-column">
      <style:table-column-properties fo:break-before="auto" style:column-width="1.736cm"/>
    </style:style>
    <style:style style:name="co35" style:family="table-column">
      <style:table-column-properties fo:break-before="auto" style:column-width="2.161cm"/>
    </style:style>
    <style:style style:name="co36" style:family="table-column">
      <style:table-column-properties fo:break-before="auto" style:column-width="1.379cm"/>
    </style:style>
    <style:style style:name="co37" style:family="table-column">
      <style:table-column-properties fo:break-before="auto" style:column-width="1.219cm"/>
    </style:style>
    <style:style style:name="co38" style:family="table-column">
      <style:table-column-properties fo:break-before="auto" style:column-width="0.937cm"/>
    </style:style>
    <style:style style:name="co39" style:family="table-column">
      <style:table-column-properties fo:break-before="auto" style:column-width="1.118cm"/>
    </style:style>
    <style:style style:name="co40" style:family="table-column">
      <style:table-column-properties fo:break-before="auto" style:column-width="0.50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0.423cm"/>
    </style:style>
    <style:style style:name="co43" style:family="table-column">
      <style:table-column-properties fo:break-before="auto" style:column-width="1.236cm"/>
    </style:style>
    <style:style style:name="co44" style:family="table-column">
      <style:table-column-properties fo:break-before="auto" style:column-width="0.972cm"/>
    </style:style>
    <style:style style:name="co45" style:family="table-column">
      <style:table-column-properties fo:break-before="auto" style:column-width="1.131cm"/>
    </style:style>
    <style:style style:name="co46" style:family="table-column">
      <style:table-column-properties fo:break-before="auto" style:column-width="1.785cm"/>
    </style:style>
    <style:style style:name="co47" style:family="table-column">
      <style:table-column-properties fo:break-before="auto" style:column-width="1.33cm"/>
    </style:style>
    <style:style style:name="co48" style:family="table-column">
      <style:table-column-properties fo:break-before="auto" style:column-width="1.08cm"/>
    </style:style>
    <style:style style:name="co49" style:family="table-column">
      <style:table-column-properties fo:break-before="auto" style:column-width="1.311cm"/>
    </style:style>
    <style:style style:name="co50" style:family="table-column">
      <style:table-column-properties fo:break-before="auto" style:column-width="1.369cm"/>
    </style:style>
    <style:style style:name="co51" style:family="table-column">
      <style:table-column-properties fo:break-before="auto" style:column-width="1.196cm"/>
    </style:style>
    <style:style style:name="co52" style:family="table-column">
      <style:table-column-properties fo:break-before="auto" style:column-width="0.963cm"/>
    </style:style>
    <style:style style:name="co53" style:family="table-column">
      <style:table-column-properties fo:break-before="auto" style:column-width="0.907cm"/>
    </style:style>
    <style:style style:name="co54" style:family="table-column">
      <style:table-column-properties fo:break-before="auto" style:column-width="1.099cm"/>
    </style:style>
    <style:style style:name="co55" style:family="table-column">
      <style:table-column-properties fo:break-before="auto" style:column-width="1.755cm"/>
    </style:style>
    <style:style style:name="co56" style:family="table-column">
      <style:table-column-properties fo:break-before="auto" style:column-width="1.349cm"/>
    </style:style>
    <style:style style:name="co57" style:family="table-column">
      <style:table-column-properties fo:break-before="auto" style:column-width="1.408cm"/>
    </style:style>
    <style:style style:name="co58" style:family="table-column">
      <style:table-column-properties fo:break-before="auto" style:column-width="0.52cm"/>
    </style:style>
    <style:style style:name="co59" style:family="table-column">
      <style:table-column-properties fo:break-before="auto" style:column-width="0.732cm"/>
    </style:style>
    <style:style style:name="co60" style:family="table-column">
      <style:table-column-properties fo:break-before="auto" style:column-width="0.231cm"/>
    </style:style>
    <style:style style:name="co61" style:family="table-column">
      <style:table-column-properties fo:break-before="auto" style:column-width="0.751cm"/>
    </style:style>
    <style:style style:name="co62" style:family="table-column">
      <style:table-column-properties fo:break-before="auto" style:column-width="0.926cm"/>
    </style:style>
    <style:style style:name="co63" style:family="table-column">
      <style:table-column-properties fo:break-before="auto" style:column-width="1.002cm"/>
    </style:style>
    <style:style style:name="co64" style:family="table-column">
      <style:table-column-properties fo:break-before="auto" style:column-width="1.505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524cm"/>
    </style:style>
    <style:style style:name="co67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ccff"/>
    </style:style>
    <style:style style:name="ce19" style:family="table-cell" style:parent-style-name="Default">
      <style:table-cell-properties style:text-align-source="value-type" style:repeat-content="false"/>
      <style:paragraph-properties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7" style:family="table-cell" style:parent-style-name="Default">
      <style:table-cell-properties fo:background-color="#ff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 style:data-style-name="N2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 style:data-style-name="N2">
      <style:table-cell-properties fo:background-color="#ffccff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ffccff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/>
    <style:style style:name="ce50" style:family="table-cell" style:parent-style-name="Default" style:data-style-name="N2">
      <style:table-cell-properties fo:background-color="transparent"/>
    </style:style>
    <style:style style:name="ce62" style:family="table-cell" style:parent-style-name="Default" style:data-style-name="N2">
      <style:table-cell-properties fo:background-color="#ffccff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5" style:family="table-cell" style:parent-style-name="Default" style:data-style-name="N2">
      <style:table-cell-properties fo:background-color="#ffcc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ackground-color="#ccffcc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9">
      <style:table-cell-properties fo:background-color="#ffccff"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35" style:family="table-cell" style:parent-style-name="Default" style:data-style-name="N2">
      <style:table-cell-properties fo:background-color="#ccffcc"/>
    </style:style>
    <style:style style:name="ce61" style:family="table-cell" style:parent-style-name="Default" style:data-style-name="N2">
      <style:table-cell-properties fo:background-color="#ffff00"/>
    </style:style>
    <style:style style:name="ce34" style:family="table-cell" style:parent-style-name="Default">
      <style:table-cell-properties fo:wrap-option="wrap"/>
    </style:style>
    <style:style style:name="ce43" style:family="table-cell" style:parent-style-name="Default" style:data-style-name="N2">
      <style:table-cell-properties fo:background-color="#66ffff"/>
    </style:style>
    <style:style style:name="ce53" style:family="table-cell" style:parent-style-name="Default" style:data-style-name="N109"/>
    <style:style style:name="ce15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cm"/>
    </style:style>
    <style:style style:name="ce83" style:family="table-cell" style:parent-style-name="Default" style:data-style-name="N110">
      <style:table-cell-properties fo:background-color="#ffccff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0">
      <style:table-cell-properties fo:background-color="#ccccff"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2">
      <style:table-cell-properties fo:background-color="#ccccff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66ffff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10">
      <style:table-cell-properties fo:background-color="#66ffff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09">
      <style:table-cell-properties fo:background-color="#ffcc99"/>
    </style:style>
    <style:style style:name="ce96" style:family="table-cell" style:parent-style-name="Default" style:data-style-name="N2">
      <style:table-cell-properties fo:background-color="#99ffcc" fo:border="0.06pt solid #000000"/>
    </style:style>
    <style:style style:name="ce94" style:family="table-cell" style:parent-style-name="Default">
      <style:table-cell-properties fo:background-color="#ccff66"/>
    </style:style>
    <style:style style:name="ce97" style:family="table-cell" style:parent-style-name="Default" style:data-style-name="N110"/>
    <style:style style:name="ce99" style:family="table-cell" style:parent-style-name="Default" style:data-style-name="N2">
      <style:table-cell-properties fo:background-color="#cc99ff"/>
    </style:style>
    <style:style style:name="ce103" style:family="table-cell" style:parent-style-name="Default" style:data-style-name="N2">
      <style:table-cell-properties fo:background-color="#ffff66"/>
    </style:style>
    <style:style style:name="ce104" style:family="table-cell" style:parent-style-name="Default" style:data-style-name="N2">
      <style:table-cell-properties fo:background-color="#cfe7f5"/>
    </style:style>
    <style:style style:name="ce10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 style:data-style-name="N2">
      <style:table-cell-properties fo:background-color="#99ffcc"/>
    </style:style>
    <style:style style:name="ce102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background-color="#ff00cc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18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ffcc00"/>
    </style:style>
    <style:style style:name="ce111" style:family="table-cell" style:parent-style-name="Default">
      <style:table-cell-properties fo:background-color="#ffff66"/>
    </style:style>
    <style:style style:name="ce112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tep Down" table:style-name="ta1">
        <table:shapes>
          <draw:frame draw:z-index="0" draw:style-name="gr1" draw:text-style-name="P1" svg:width="9.905cm" svg:height="17.328cm" svg:x="1.541cm" svg:y="24.512cm">
            <draw:object draw:notify-on-update-of-ranges="'Step Down'.H5:'Step Down'.H50 'Step Down'.I4:'Step Down'.I4 'Step Down'.I5:'Step Down'.I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086cm" svg:height="16.398cm" svg:x="13.297cm" svg:y="24.456cm">
            <draw:object draw:notify-on-update-of-ranges="'Step Down'.S4:'Step Down'.S50 'Step Down'.T4:'Step Down'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19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Hexapod Leg Movements</text:p>
          </table:table-cell>
          <table:table-cell table:style-name="ce1" table:number-columns-repeated="2"/>
          <table:table-cell table:number-columns-repeated="3"/>
          <table:table-cell office:value-type="string" calcext:value-type="string">
            <text:p>Thigh length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hin length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1"/>
          <table:table-cell table:number-columns-repeated="6"/>
        </table:table-row>
        <table:table-row table:style-name="ro1">
          <table:table-cell table:number-columns-repeated="13"/>
          <table:table-cell table:style-name="ce11"/>
          <table:table-cell table:style-name="ce12" office:value-type="string" calcext:value-type="string" table:number-columns-spanned="2" table:number-rows-spanned="1">
            <text:p>UPSWING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[.A5]*PI()/180" office:value-type="float" office:value="0" calcext:value-type="float">
            <text:p>0.000</text:p>
          </table:table-cell>
          <table:table-cell table:style-name="ce4" table:formula="of:=(45-[.A5])*PI()/180" office:value-type="float" office:value="0.785398163397448" calcext:value-type="float">
            <text:p>0.785</text:p>
          </table:table-cell>
          <table:table-cell table:style-name="ce5" table:formula="of:=(thigh * COS( [.C5]))" office:value-type="float" office:value="5.30330085889911" calcext:value-type="float">
            <text:p>5.30</text:p>
          </table:table-cell>
          <table:table-cell table:style-name="ce5" table:formula="of:=(thigh * SIN( [.C5]))" office:value-type="float" office:value="5.30330085889911" calcext:value-type="float">
            <text:p>5.30</text:p>
          </table:table-cell>
          <table:table-cell table:style-name="ce5" table:formula="of:=5.3+ shin * SIN([.B5])" office:value-type="float" office:value="5.3" calcext:value-type="float">
            <text:p>5.30</text:p>
          </table:table-cell>
          <table:table-cell table:style-name="ce5" table:formula="of:=5.3 - shin * COS([.B5])" office:value-type="float" office:value="-5.7" calcext:value-type="float">
            <text:p>-5.70</text:p>
          </table:table-cell>
          <table:table-cell table:style-name="ce4" table:formula="of:=COS(-[.B5])*[.F5]-SIN(-[.B5])*[.G5]" office:value-type="float" office:value="5.3" calcext:value-type="float">
            <text:p>5.300</text:p>
          </table:table-cell>
          <table:table-cell table:style-name="ce4" table:formula="of:=SIN(-[.B5])*[.F5] + COS(-[.B5])*[.G5]" office:value-type="float" office:value="-5.7" calcext:value-type="float">
            <text:p>-5.700</text:p>
          </table:table-cell>
          <table:table-cell table:style-name="ce5" table:number-columns-repeated="2"/>
          <table:table-cell table:number-columns-repeated="2"/>
          <table:table-cell table:style-name="ce11"/>
          <table:table-cell table:style-name="ce5" office:value-type="float" office:value="0" calcext:value-type="float">
            <text:p>0.00</text:p>
          </table:table-cell>
          <table:table-cell table:style-name="ce5" table:formula="of:=[.O5]*PI()/180" office:value-type="float" office:value="0" calcext:value-type="float">
            <text:p>0.00</text:p>
          </table:table-cell>
          <table:table-cell table:style-name="ce5" table:formula="of:=7.5-11*SIN([.P5])" office:value-type="float" office:value="7.5" calcext:value-type="float">
            <text:p>7.50</text:p>
          </table:table-cell>
          <table:table-cell table:style-name="ce5" table:formula="of:=-11*COS([.P5])" office:value-type="float" office:value="-11" calcext:value-type="float">
            <text:p>-11.00</text:p>
          </table:table-cell>
          <table:table-cell table:style-name="ce5" table:formula="of:=[.Q5]*COS([.P5])-[.R5]*SIN([.P5])" office:value-type="float" office:value="7.5" calcext:value-type="float">
            <text:p>7.50</text:p>
          </table:table-cell>
          <table:table-cell table:style-name="ce5" table:formula="of:=[.Q5]*SIN([.P5])+[.R5]*COS([.P5])" office:value-type="float" office:value="-11" calcext:value-type="float">
            <text:p>-11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[.A6]*PI()/180" office:value-type="float" office:value="0.0174532925199433" calcext:value-type="float">
            <text:p>0.017</text:p>
          </table:table-cell>
          <table:table-cell table:style-name="ce4" table:formula="of:=(45-[.A6])*PI()/180" office:value-type="float" office:value="0.767944870877505" calcext:value-type="float">
            <text:p>0.768</text:p>
          </table:table-cell>
          <table:table-cell table:style-name="ce5" table:formula="of:=(thigh * COS( [.C6]))" office:value-type="float" office:value="5.39504850253988" calcext:value-type="float">
            <text:p>5.40</text:p>
          </table:table-cell>
          <table:table-cell table:style-name="ce5" table:formula="of:=(thigh * SIN( [.C6]))" office:value-type="float" office:value="5.20993777844248" calcext:value-type="float">
            <text:p>5.21</text:p>
          </table:table-cell>
          <table:table-cell table:style-name="ce5" table:formula="of:=5.3+ shin * SIN([.B6])" office:value-type="float" office:value="5.49197647081012" calcext:value-type="float">
            <text:p>5.49</text:p>
          </table:table-cell>
          <table:table-cell table:style-name="ce5" table:formula="of:=5.3 - shin * COS([.B6])" office:value-type="float" office:value="-5.6983246467203" calcext:value-type="float">
            <text:p>-5.70</text:p>
          </table:table-cell>
          <table:table-cell table:style-name="ce4" table:formula="of:=COS(-[.B6])*[.F6]-SIN(-[.B6])*[.G6]" office:value-type="float" office:value="5.39169053844648" calcext:value-type="float">
            <text:p>5.392</text:p>
          </table:table-cell>
          <table:table-cell table:style-name="ce4" table:formula="of:=SIN(-[.B6])*[.F6] + COS(-[.B6])*[.G6]" office:value-type="float" office:value="-5.79330496978873" calcext:value-type="float">
            <text:p>-5.793</text:p>
          </table:table-cell>
          <table:table-cell table:style-name="ce4" table:formula="of:=[.H6]-[.H5]" office:value-type="float" office:value="0.0916905384464757" calcext:value-type="float">
            <text:p>0.092</text:p>
          </table:table-cell>
          <table:table-cell table:style-name="ce4" table:formula="of:=[.I6]-[.I5]" office:value-type="float" office:value="-0.09330496978873" calcext:value-type="float">
            <text:p>-0.093</text:p>
          </table:table-cell>
          <table:table-cell table:style-name="ce4" table:formula="of:=SQRT([.J6]*[.J6]+[.K6]*[.K6])" office:value-type="float" office:value="0.130816559455906" calcext:value-type="float">
            <text:p>0.131</text:p>
          </table:table-cell>
          <table:table-cell table:formula="of:=DEGREES(ATAN([.K6]/[.J6]))" office:value-type="float" office:value="-45.5000000000005" calcext:value-type="float">
            <text:p>-45.5000000000005</text:p>
          </table:table-cell>
          <table:table-cell table:style-name="ce11"/>
          <table:table-cell table:style-name="ce5" office:value-type="float" office:value="1" calcext:value-type="float">
            <text:p>1.00</text:p>
          </table:table-cell>
          <table:table-cell table:style-name="ce5" table:formula="of:=[.O6]*PI()/180" office:value-type="float" office:value="0.0174532925199433" calcext:value-type="float">
            <text:p>0.02</text:p>
          </table:table-cell>
          <table:table-cell table:style-name="ce5" table:formula="of:=7.5-11*SIN([.P6])" office:value-type="float" office:value="7.30802352918988" calcext:value-type="float">
            <text:p>7.31</text:p>
          </table:table-cell>
          <table:table-cell table:style-name="ce5" table:formula="of:=-11*COS([.P6])" office:value-type="float" office:value="-10.9983246467203" calcext:value-type="float">
            <text:p>-11.00</text:p>
          </table:table-cell>
          <table:table-cell table:style-name="ce5" table:formula="of:=[.Q6]*COS([.P6])-[.R6]*SIN([.P6])" office:value-type="float" office:value="7.49885771367294" calcext:value-type="float">
            <text:p>7.50</text:p>
          </table:table-cell>
          <table:table-cell table:style-name="ce5" table:formula="of:=[.Q6]*SIN([.P6])+[.R6]*COS([.P6])" office:value-type="float" office:value="-10.8691069517204" calcext:value-type="float">
            <text:p>-10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[.A7]*PI()/180" office:value-type="float" office:value="0.0349065850398866" calcext:value-type="float">
            <text:p>0.035</text:p>
          </table:table-cell>
          <table:table-cell table:style-name="ce4" table:formula="of:=(45-[.A7])*PI()/180" office:value-type="float" office:value="0.750491578357562" calcext:value-type="float">
            <text:p>0.750</text:p>
          </table:table-cell>
          <table:table-cell table:style-name="ce5" table:formula="of:=(thigh * COS( [.C7]))" office:value-type="float" office:value="5.48515276214378" calcext:value-type="float">
            <text:p>5.49</text:p>
          </table:table-cell>
          <table:table-cell table:style-name="ce5" table:formula="of:=(thigh * SIN( [.C7]))" office:value-type="float" office:value="5.11498770046874" calcext:value-type="float">
            <text:p>5.11</text:p>
          </table:table-cell>
          <table:table-cell table:style-name="ce5" table:formula="of:=5.3+ shin * SIN([.B7])" office:value-type="float" office:value="5.68389446372751" calcext:value-type="float">
            <text:p>5.68</text:p>
          </table:table-cell>
          <table:table-cell table:style-name="ce5" table:formula="of:=5.3 - shin * COS([.B7])" office:value-type="float" office:value="-5.69329909721005" calcext:value-type="float">
            <text:p>-5.69</text:p>
          </table:table-cell>
          <table:table-cell table:style-name="ce4" table:formula="of:=COS(-[.B7])*[.F7]-SIN(-[.B7])*[.G7]" office:value-type="float" office:value="5.48173871572446" calcext:value-type="float">
            <text:p>5.482</text:p>
          </table:table-cell>
          <table:table-cell table:style-name="ce4" table:formula="of:=SIN(-[.B7])*[.F7] + COS(-[.B7])*[.G7]" office:value-type="float" office:value="-5.88819594932205" calcext:value-type="float">
            <text:p>-5.888</text:p>
          </table:table-cell>
          <table:table-cell table:style-name="ce4" table:formula="of:=[.H7]-[.H6]" office:value-type="float" office:value="0.0900481772779864" calcext:value-type="float">
            <text:p>0.090</text:p>
          </table:table-cell>
          <table:table-cell table:style-name="ce4" table:formula="of:=[.I7]-[.I6]" office:value-type="float" office:value="-0.0948909795333188" calcext:value-type="float">
            <text:p>-0.095</text:p>
          </table:table-cell>
          <table:table-cell table:style-name="ce4" table:formula="of:=SQRT([.J7]*[.J7]+[.K7]*[.K7])" office:value-type="float" office:value="0.130816559455905" calcext:value-type="float">
            <text:p>0.131</text:p>
          </table:table-cell>
          <table:table-cell table:formula="of:=DEGREES(ATAN([.K7]/[.J7]))" office:value-type="float" office:value="-46.5" calcext:value-type="float">
            <text:p>-46.5</text:p>
          </table:table-cell>
          <table:table-cell table:style-name="ce11"/>
          <table:table-cell table:style-name="ce5" office:value-type="float" office:value="2" calcext:value-type="float">
            <text:p>2.00</text:p>
          </table:table-cell>
          <table:table-cell table:style-name="ce5" table:formula="of:=[.O7]*PI()/180" office:value-type="float" office:value="0.0349065850398866" calcext:value-type="float">
            <text:p>0.03</text:p>
          </table:table-cell>
          <table:table-cell table:style-name="ce5" table:formula="of:=7.5-11*SIN([.P7])" office:value-type="float" office:value="7.11610553627249" calcext:value-type="float">
            <text:p>7.12</text:p>
          </table:table-cell>
          <table:table-cell table:style-name="ce5" table:formula="of:=-11*COS([.P7])" office:value-type="float" office:value="-10.9932990972101" calcext:value-type="float">
            <text:p>-10.99</text:p>
          </table:table-cell>
          <table:table-cell table:style-name="ce5" table:formula="of:=[.Q7]*COS([.P7])-[.R7]*SIN([.P7])" office:value-type="float" office:value="7.49543120264322" calcext:value-type="float">
            <text:p>7.50</text:p>
          </table:table-cell>
          <table:table-cell table:style-name="ce5" table:formula="of:=[.Q7]*SIN([.P7])+[.R7]*COS([.P7])" office:value-type="float" office:value="-10.7382537747312" calcext:value-type="float">
            <text:p>-10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table:formula="of:=[.A8]*PI()/180" office:value-type="float" office:value="0.0523598775598299" calcext:value-type="float">
            <text:p>0.052</text:p>
          </table:table-cell>
          <table:table-cell table:style-name="ce4" table:formula="of:=(45-[.A8])*PI()/180" office:value-type="float" office:value="0.733038285837618" calcext:value-type="float">
            <text:p>0.733</text:p>
          </table:table-cell>
          <table:table-cell table:style-name="ce5" table:formula="of:=(thigh * COS( [.C8]))" office:value-type="float" office:value="5.57358619108046" calcext:value-type="float">
            <text:p>5.57</text:p>
          </table:table-cell>
          <table:table-cell table:style-name="ce5" table:formula="of:=(thigh * SIN( [.C8]))" office:value-type="float" office:value="5.01847954769144" calcext:value-type="float">
            <text:p>5.02</text:p>
          </table:table-cell>
          <table:table-cell table:style-name="ce5" table:formula="of:=5.3+ shin * SIN([.B8])" office:value-type="float" office:value="5.87569551867238" calcext:value-type="float">
            <text:p>5.88</text:p>
          </table:table-cell>
          <table:table-cell table:style-name="ce5" table:formula="of:=5.3 - shin * COS([.B8])" office:value-type="float" office:value="-5.68492488230031" calcext:value-type="float">
            <text:p>-5.68</text:p>
          </table:table-cell>
          <table:table-cell table:style-name="ce4" table:formula="of:=COS(-[.B8])*[.F8]-SIN(-[.B8])*[.G8]" office:value-type="float" office:value="5.57011710228684" calcext:value-type="float">
            <text:p>5.570</text:p>
          </table:table-cell>
          <table:table-cell table:style-name="ce4" table:formula="of:=SIN(-[.B8])*[.F8] + COS(-[.B8])*[.G8]" office:value-type="float" office:value="-5.98464403388836" calcext:value-type="float">
            <text:p>-5.985</text:p>
          </table:table-cell>
          <table:table-cell table:style-name="ce4" table:formula="of:=[.H8]-[.H7]" office:value-type="float" office:value="0.0883783865623808" calcext:value-type="float">
            <text:p>0.088</text:p>
          </table:table-cell>
          <table:table-cell table:style-name="ce4" table:formula="of:=[.I8]-[.I7]" office:value-type="float" office:value="-0.0964480845663109" calcext:value-type="float">
            <text:p>-0.096</text:p>
          </table:table-cell>
          <table:table-cell table:style-name="ce4" table:formula="of:=SQRT([.J8]*[.J8]+[.K8]*[.K8])" office:value-type="float" office:value="0.130816559455903" calcext:value-type="float">
            <text:p>0.131</text:p>
          </table:table-cell>
          <table:table-cell table:formula="of:=DEGREES(ATAN([.K8]/[.J8]))" office:value-type="float" office:value="-47.4999999999996" calcext:value-type="float">
            <text:p>-47.4999999999996</text:p>
          </table:table-cell>
          <table:table-cell table:style-name="ce11"/>
          <table:table-cell table:style-name="ce5" office:value-type="float" office:value="3" calcext:value-type="float">
            <text:p>3.00</text:p>
          </table:table-cell>
          <table:table-cell table:style-name="ce5" table:formula="of:=[.O8]*PI()/180" office:value-type="float" office:value="0.0523598775598299" calcext:value-type="float">
            <text:p>0.05</text:p>
          </table:table-cell>
          <table:table-cell table:style-name="ce5" table:formula="of:=7.5-11*SIN([.P8])" office:value-type="float" office:value="6.92430448132762" calcext:value-type="float">
            <text:p>6.92</text:p>
          </table:table-cell>
          <table:table-cell table:style-name="ce5" table:formula="of:=-11*COS([.P8])" office:value-type="float" office:value="-10.9849248823003" calcext:value-type="float">
            <text:p>-10.98</text:p>
          </table:table-cell>
          <table:table-cell table:style-name="ce5" table:formula="of:=[.Q8]*COS([.P8])-[.R8]*SIN([.P8])" office:value-type="float" office:value="7.4897215106593" calcext:value-type="float">
            <text:p>7.49</text:p>
          </table:table-cell>
          <table:table-cell table:style-name="ce5" table:formula="of:=[.Q8]*SIN([.P8])+[.R8]*COS([.P8])" office:value-type="float" office:value="-10.6074803281779" calcext:value-type="float">
            <text:p>-10.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table:formula="of:=[.A9]*PI()/180" office:value-type="float" office:value="0.0698131700797732" calcext:value-type="float">
            <text:p>0.070</text:p>
          </table:table-cell>
          <table:table-cell table:style-name="ce4" table:formula="of:=(45-[.A9])*PI()/180" office:value-type="float" office:value="0.715584993317675" calcext:value-type="float">
            <text:p>0.716</text:p>
          </table:table-cell>
          <table:table-cell table:style-name="ce5" table:formula="of:=(thigh * COS( [.C9]))" office:value-type="float" office:value="5.66032185167079" calcext:value-type="float">
            <text:p>5.66</text:p>
          </table:table-cell>
          <table:table-cell table:style-name="ce5" table:formula="of:=(thigh * SIN( [.C9]))" office:value-type="float" office:value="4.9204427174288" calcext:value-type="float">
            <text:p>4.92</text:p>
          </table:table-cell>
          <table:table-cell table:style-name="ce5" table:formula="of:=5.3+ shin * SIN([.B9])" office:value-type="float" office:value="6.06732121118538" calcext:value-type="float">
            <text:p>6.07</text:p>
          </table:table-cell>
          <table:table-cell table:style-name="ce5" table:formula="of:=5.3 - shin * COS([.B9])" office:value-type="float" office:value="-5.67320455285807" calcext:value-type="float">
            <text:p>-5.67</text:p>
          </table:table-cell>
          <table:table-cell table:style-name="ce4" table:formula="of:=COS(-[.B9])*[.F9]-SIN(-[.B9])*[.G9]" office:value-type="float" office:value="5.65679877722093" calcext:value-type="float">
            <text:p>5.657</text:p>
          </table:table-cell>
          <table:table-cell table:style-name="ce4" table:formula="of:=SIN(-[.B9])*[.F9] + COS(-[.B9])*[.G9]" office:value-type="float" office:value="-6.0826198444668" calcext:value-type="float">
            <text:p>-6.083</text:p>
          </table:table-cell>
          <table:table-cell table:style-name="ce4" table:formula="of:=[.H9]-[.H8]" office:value-type="float" office:value="0.0866816749340895" calcext:value-type="float">
            <text:p>0.087</text:p>
          </table:table-cell>
          <table:table-cell table:style-name="ce4" table:formula="of:=[.I9]-[.I8]" office:value-type="float" office:value="-0.0979758105784354" calcext:value-type="float">
            <text:p>-0.098</text:p>
          </table:table-cell>
          <table:table-cell table:style-name="ce4" table:formula="of:=SQRT([.J9]*[.J9]+[.K9]*[.K9])" office:value-type="float" office:value="0.130816559455906" calcext:value-type="float">
            <text:p>0.131</text:p>
          </table:table-cell>
          <table:table-cell table:formula="of:=DEGREES(ATAN([.K9]/[.J9]))" office:value-type="float" office:value="-48.4999999999999" calcext:value-type="float">
            <text:p>-48.4999999999999</text:p>
          </table:table-cell>
          <table:table-cell table:style-name="ce11"/>
          <table:table-cell table:style-name="ce5" office:value-type="float" office:value="4" calcext:value-type="float">
            <text:p>4.00</text:p>
          </table:table-cell>
          <table:table-cell table:style-name="ce5" table:formula="of:=[.O9]*PI()/180" office:value-type="float" office:value="0.0698131700797732" calcext:value-type="float">
            <text:p>0.07</text:p>
          </table:table-cell>
          <table:table-cell table:style-name="ce5" table:formula="of:=7.5-11*SIN([.P9])" office:value-type="float" office:value="6.73267878881462" calcext:value-type="float">
            <text:p>6.73</text:p>
          </table:table-cell>
          <table:table-cell table:style-name="ce5" table:formula="of:=-11*COS([.P9])" office:value-type="float" office:value="-10.9732045528581" calcext:value-type="float">
            <text:p>-10.97</text:p>
          </table:table-cell>
          <table:table-cell table:style-name="ce5" table:formula="of:=[.Q9]*COS([.P9])-[.R9]*SIN([.P9])" office:value-type="float" office:value="7.48173037694868" calcext:value-type="float">
            <text:p>7.48</text:p>
          </table:table-cell>
          <table:table-cell table:style-name="ce5" table:formula="of:=[.Q9]*SIN([.P9])+[.R9]*COS([.P9])" office:value-type="float" office:value="-10.4768264469191" calcext:value-type="float">
            <text:p>-1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table:formula="of:=[.A10]*PI()/180" office:value-type="float" office:value="0.0872664625997165" calcext:value-type="float">
            <text:p>0.087</text:p>
          </table:table-cell>
          <table:table-cell table:style-name="ce4" table:formula="of:=(45-[.A10])*PI()/180" office:value-type="float" office:value="0.698131700797732" calcext:value-type="float">
            <text:p>0.698</text:p>
          </table:table-cell>
          <table:table-cell table:style-name="ce5" table:formula="of:=(thigh * COS( [.C10]))" office:value-type="float" office:value="5.74533332339234" calcext:value-type="float">
            <text:p>5.75</text:p>
          </table:table-cell>
          <table:table-cell table:style-name="ce5" table:formula="of:=(thigh * SIN( [.C10]))" office:value-type="float" office:value="4.82090707264904" calcext:value-type="float">
            <text:p>4.82</text:p>
          </table:table-cell>
          <table:table-cell table:style-name="ce5" table:formula="of:=5.3+ shin * SIN([.B10])" office:value-type="float" office:value="6.25871317022424" calcext:value-type="float">
            <text:p>6.26</text:p>
          </table:table-cell>
          <table:table-cell table:style-name="ce5" table:formula="of:=5.3 - shin * COS([.B10])" office:value-type="float" office:value="-5.6581416790092" calcext:value-type="float">
            <text:p>-5.66</text:p>
          </table:table-cell>
          <table:table-cell table:style-name="ce4" table:formula="of:=COS(-[.B10])*[.F10]-SIN(-[.B10])*[.G10]" office:value-type="float" office:value="5.74175733644884" calcext:value-type="float">
            <text:p>5.742</text:p>
          </table:table-cell>
          <table:table-cell table:style-name="ce4" table:formula="of:=SIN(-[.B10])*[.F10] + COS(-[.B10])*[.G10]" office:value-type="float" office:value="-6.18209353667634" calcext:value-type="float">
            <text:p>-6.182</text:p>
          </table:table-cell>
          <table:table-cell table:style-name="ce4" table:formula="of:=[.H10]-[.H9]" office:value-type="float" office:value="0.084958559227907" calcext:value-type="float">
            <text:p>0.085</text:p>
          </table:table-cell>
          <table:table-cell table:style-name="ce4" table:formula="of:=[.I10]-[.I9]" office:value-type="float" office:value="-0.0994736922095418" calcext:value-type="float">
            <text:p>-0.099</text:p>
          </table:table-cell>
          <table:table-cell table:style-name="ce4" table:formula="of:=SQRT([.J10]*[.J10]+[.K10]*[.K10])" office:value-type="float" office:value="0.130816559455905" calcext:value-type="float">
            <text:p>0.131</text:p>
          </table:table-cell>
          <table:table-cell table:formula="of:=DEGREES(ATAN([.K10]/[.J10]))" office:value-type="float" office:value="-49.5000000000001" calcext:value-type="float">
            <text:p>-49.5000000000001</text:p>
          </table:table-cell>
          <table:table-cell table:style-name="ce11"/>
          <table:table-cell table:style-name="ce5" office:value-type="float" office:value="5" calcext:value-type="float">
            <text:p>5.00</text:p>
          </table:table-cell>
          <table:table-cell table:style-name="ce5" table:formula="of:=[.O10]*PI()/180" office:value-type="float" office:value="0.0872664625997165" calcext:value-type="float">
            <text:p>0.09</text:p>
          </table:table-cell>
          <table:table-cell table:style-name="ce5" table:formula="of:=7.5-11*SIN([.P10])" office:value-type="float" office:value="6.54128682977576" calcext:value-type="float">
            <text:p>6.54</text:p>
          </table:table-cell>
          <table:table-cell table:style-name="ce5" table:formula="of:=-11*COS([.P10])" office:value-type="float" office:value="-10.9581416790092" calcext:value-type="float">
            <text:p>-10.96</text:p>
          </table:table-cell>
          <table:table-cell table:style-name="ce5" table:formula="of:=[.Q10]*COS([.P10])-[.R10]*SIN([.P10])" office:value-type="float" office:value="7.47146023568809" calcext:value-type="float">
            <text:p>7.47</text:p>
          </table:table-cell>
          <table:table-cell table:style-name="ce5" table:formula="of:=[.Q10]*SIN([.P10])+[.R10]*COS([.P10])" office:value-type="float" office:value="-10.3463319293926" calcext:value-type="float">
            <text:p>-10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table:formula="of:=[.A11]*PI()/180" office:value-type="float" office:value="0.10471975511966" calcext:value-type="float">
            <text:p>0.105</text:p>
          </table:table-cell>
          <table:table-cell table:style-name="ce4" table:formula="of:=(45-[.A11])*PI()/180" office:value-type="float" office:value="0.680678408277788" calcext:value-type="float">
            <text:p>0.681</text:p>
          </table:table-cell>
          <table:table-cell table:style-name="ce5" table:formula="of:=(thigh * COS( [.C11]))" office:value-type="float" office:value="5.82859471092728" calcext:value-type="float">
            <text:p>5.83</text:p>
          </table:table-cell>
          <table:table-cell table:style-name="ce5" table:formula="of:=(thigh * SIN( [.C11]))" office:value-type="float" office:value="4.71990293287378" calcext:value-type="float">
            <text:p>4.72</text:p>
          </table:table-cell>
          <table:table-cell table:style-name="ce5" table:formula="of:=5.3+ shin * SIN([.B11])" office:value-type="float" office:value="6.44981309594419" calcext:value-type="float">
            <text:p>6.45</text:p>
          </table:table-cell>
          <table:table-cell table:style-name="ce5" table:formula="of:=5.3 - shin * COS([.B11])" office:value-type="float" office:value="-5.63974084905101" calcext:value-type="float">
            <text:p>-5.64</text:p>
          </table:table-cell>
          <table:table-cell table:style-name="ce4" table:formula="of:=COS(-[.B11])*[.F11]-SIN(-[.B11])*[.G11]" office:value-type="float" office:value="5.82496690077041" calcext:value-type="float">
            <text:p>5.825</text:p>
          </table:table-cell>
          <table:table-cell table:style-name="ce4" table:formula="of:=SIN(-[.B11])*[.F11] + COS(-[.B11])*[.G11]" office:value-type="float" office:value="-6.28303480986671" calcext:value-type="float">
            <text:p>-6.283</text:p>
          </table:table-cell>
          <table:table-cell table:style-name="ce4" table:formula="of:=[.H11]-[.H10]" office:value-type="float" office:value="0.0832095643215736" calcext:value-type="float">
            <text:p>0.083</text:p>
          </table:table-cell>
          <table:table-cell table:style-name="ce4" table:formula="of:=[.I11]-[.I10]" office:value-type="float" office:value="-0.100941273190377" calcext:value-type="float">
            <text:p>-0.101</text:p>
          </table:table-cell>
          <table:table-cell table:style-name="ce4" table:formula="of:=SQRT([.J11]*[.J11]+[.K11]*[.K11])" office:value-type="float" office:value="0.130816559455905" calcext:value-type="float">
            <text:p>0.131</text:p>
          </table:table-cell>
          <table:table-cell table:formula="of:=DEGREES(ATAN([.K11]/[.J11]))" office:value-type="float" office:value="-50.4999999999994" calcext:value-type="float">
            <text:p>-50.4999999999994</text:p>
          </table:table-cell>
          <table:table-cell table:style-name="ce11"/>
          <table:table-cell table:style-name="ce5" office:value-type="float" office:value="6" calcext:value-type="float">
            <text:p>6.00</text:p>
          </table:table-cell>
          <table:table-cell table:style-name="ce5" table:formula="of:=[.O11]*PI()/180" office:value-type="float" office:value="0.10471975511966" calcext:value-type="float">
            <text:p>0.10</text:p>
          </table:table-cell>
          <table:table-cell table:style-name="ce5" table:formula="of:=7.5-11*SIN([.P11])" office:value-type="float" office:value="6.35018690405581" calcext:value-type="float">
            <text:p>6.35</text:p>
          </table:table-cell>
          <table:table-cell table:style-name="ce5" table:formula="of:=-11*COS([.P11])" office:value-type="float" office:value="-10.939740849051" calcext:value-type="float">
            <text:p>-10.94</text:p>
          </table:table-cell>
          <table:table-cell table:style-name="ce5" table:formula="of:=[.Q11]*COS([.P11])-[.R11]*SIN([.P11])" office:value-type="float" office:value="7.45891421526205" calcext:value-type="float">
            <text:p>7.46</text:p>
          </table:table-cell>
          <table:table-cell table:style-name="ce5" table:formula="of:=[.Q11]*SIN([.P11])+[.R11]*COS([.P11])" office:value-type="float" office:value="-10.2160365254926" calcext:value-type="float">
            <text:p>-10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table:formula="of:=[.A12]*PI()/180" office:value-type="float" office:value="0.122173047639603" calcext:value-type="float">
            <text:p>0.122</text:p>
          </table:table-cell>
          <table:table-cell table:style-name="ce4" table:formula="of:=(45-[.A12])*PI()/180" office:value-type="float" office:value="0.663225115757845" calcext:value-type="float">
            <text:p>0.663</text:p>
          </table:table-cell>
          <table:table-cell table:style-name="ce5" table:formula="of:=(thigh * COS( [.C12]))" office:value-type="float" office:value="5.91008065205042" calcext:value-type="float">
            <text:p>5.91</text:p>
          </table:table-cell>
          <table:table-cell table:style-name="ce5" table:formula="of:=(thigh * SIN( [.C12]))" office:value-type="float" office:value="4.61746106494244" calcext:value-type="float">
            <text:p>4.62</text:p>
          </table:table-cell>
          <table:table-cell table:style-name="ce5" table:formula="of:=5.3+ shin * SIN([.B12])" office:value-type="float" office:value="6.64056277745662" calcext:value-type="float">
            <text:p>6.64</text:p>
          </table:table-cell>
          <table:table-cell table:style-name="ce5" table:formula="of:=5.3 - shin * COS([.B12])" office:value-type="float" office:value="-5.61800766805454" calcext:value-type="float">
            <text:p>-5.62</text:p>
          </table:table-cell>
          <table:table-cell table:style-name="ce4" table:formula="of:=COS(-[.B12])*[.F12]-SIN(-[.B12])*[.G12]" office:value-type="float" office:value="5.90640212374629" calcext:value-type="float">
            <text:p>5.906</text:p>
          </table:table-cell>
          <table:table-cell table:style-name="ce4" table:formula="of:=SIN(-[.B12])*[.F12] + COS(-[.B12])*[.G12]" office:value-type="float" office:value="-6.38541291634828" calcext:value-type="float">
            <text:p>-6.385</text:p>
          </table:table-cell>
          <table:table-cell table:style-name="ce4" table:formula="of:=[.H12]-[.H11]" office:value-type="float" office:value="0.081435222975875" calcext:value-type="float">
            <text:p>0.081</text:p>
          </table:table-cell>
          <table:table-cell table:style-name="ce4" table:formula="of:=[.I12]-[.I11]" office:value-type="float" office:value="-0.102378106481561" calcext:value-type="float">
            <text:p>-0.102</text:p>
          </table:table-cell>
          <table:table-cell table:style-name="ce4" table:formula="of:=SQRT([.J12]*[.J12]+[.K12]*[.K12])" office:value-type="float" office:value="0.130816559455905" calcext:value-type="float">
            <text:p>0.131</text:p>
          </table:table-cell>
          <table:table-cell table:formula="of:=DEGREES(ATAN([.K12]/[.J12]))" office:value-type="float" office:value="-51.5000000000007" calcext:value-type="float">
            <text:p>-51.5000000000007</text:p>
          </table:table-cell>
          <table:table-cell table:style-name="ce11"/>
          <table:table-cell table:style-name="ce5" office:value-type="float" office:value="7" calcext:value-type="float">
            <text:p>7.00</text:p>
          </table:table-cell>
          <table:table-cell table:style-name="ce5" table:formula="of:=[.O12]*PI()/180" office:value-type="float" office:value="0.122173047639603" calcext:value-type="float">
            <text:p>0.12</text:p>
          </table:table-cell>
          <table:table-cell table:style-name="ce5" table:formula="of:=7.5-11*SIN([.P12])" office:value-type="float" office:value="6.15943722254338" calcext:value-type="float">
            <text:p>6.16</text:p>
          </table:table-cell>
          <table:table-cell table:style-name="ce5" table:formula="of:=-11*COS([.P12])" office:value-type="float" office:value="-10.9180076680545" calcext:value-type="float">
            <text:p>-10.92</text:p>
          </table:table-cell>
          <table:table-cell table:style-name="ce5" table:formula="of:=[.Q12]*COS([.P12])-[.R12]*SIN([.P12])" office:value-type="float" office:value="7.44409613730992" calcext:value-type="float">
            <text:p>7.44</text:p>
          </table:table-cell>
          <table:table-cell table:style-name="ce5" table:formula="of:=[.Q12]*SIN([.P12])+[.R12]*COS([.P12])" office:value-type="float" office:value="-10.0859799244614" calcext:value-type="float">
            <text:p>-10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formula="of:=[.A13]*PI()/180" office:value-type="float" office:value="0.139626340159546" calcext:value-type="float">
            <text:p>0.140</text:p>
          </table:table-cell>
          <table:table-cell table:style-name="ce4" table:formula="of:=(45-[.A13])*PI()/180" office:value-type="float" office:value="0.645771823237902" calcext:value-type="float">
            <text:p>0.646</text:p>
          </table:table-cell>
          <table:table-cell table:style-name="ce5" table:formula="of:=(thigh * COS( [.C13]))" office:value-type="float" office:value="5.9897663253547" calcext:value-type="float">
            <text:p>5.99</text:p>
          </table:table-cell>
          <table:table-cell table:style-name="ce5" table:formula="of:=(thigh * SIN( [.C13]))" office:value-type="float" office:value="4.51361267364036" calcext:value-type="float">
            <text:p>4.51</text:p>
          </table:table-cell>
          <table:table-cell table:style-name="ce5" table:formula="of:=5.3+ shin * SIN([.B13])" office:value-type="float" office:value="6.83090411056072" calcext:value-type="float">
            <text:p>6.83</text:p>
          </table:table-cell>
          <table:table-cell table:style-name="ce5" table:formula="of:=5.3 - shin * COS([.B13])" office:value-type="float" office:value="-5.59294875615727" calcext:value-type="float">
            <text:p>-5.59</text:p>
          </table:table-cell>
          <table:table-cell table:style-name="ce4" table:formula="of:=COS(-[.B13])*[.F13]-SIN(-[.B13])*[.G13]" office:value-type="float" office:value="5.98603819941867" calcext:value-type="float">
            <text:p>5.986</text:p>
          </table:table-cell>
          <table:table-cell table:style-name="ce4" table:formula="of:=SIN(-[.B13])*[.F13] + COS(-[.B13])*[.G13]" office:value-type="float" office:value="-6.48919667075803" calcext:value-type="float">
            <text:p>-6.489</text:p>
          </table:table-cell>
          <table:table-cell table:style-name="ce4" table:formula="of:=[.H13]-[.H12]" office:value-type="float" office:value="0.079636075672382" calcext:value-type="float">
            <text:p>0.080</text:p>
          </table:table-cell>
          <table:table-cell table:style-name="ce4" table:formula="of:=[.I13]-[.I12]" office:value-type="float" office:value="-0.10378375440975" calcext:value-type="float">
            <text:p>-0.104</text:p>
          </table:table-cell>
          <table:table-cell table:style-name="ce4" table:formula="of:=SQRT([.J13]*[.J13]+[.K13]*[.K13])" office:value-type="float" office:value="0.130816559455906" calcext:value-type="float">
            <text:p>0.131</text:p>
          </table:table-cell>
          <table:table-cell table:formula="of:=DEGREES(ATAN([.K13]/[.J13]))" office:value-type="float" office:value="-52.4999999999999" calcext:value-type="float">
            <text:p>-52.4999999999999</text:p>
          </table:table-cell>
          <table:table-cell table:style-name="ce11"/>
          <table:table-cell table:style-name="ce5" office:value-type="float" office:value="8" calcext:value-type="float">
            <text:p>8.00</text:p>
          </table:table-cell>
          <table:table-cell table:style-name="ce5" table:formula="of:=[.O13]*PI()/180" office:value-type="float" office:value="0.139626340159546" calcext:value-type="float">
            <text:p>0.14</text:p>
          </table:table-cell>
          <table:table-cell table:style-name="ce5" table:formula="of:=7.5-11*SIN([.P13])" office:value-type="float" office:value="5.96909588943928" calcext:value-type="float">
            <text:p>5.97</text:p>
          </table:table-cell>
          <table:table-cell table:style-name="ce5" table:formula="of:=-11*COS([.P13])" office:value-type="float" office:value="-10.8929487561573" calcext:value-type="float">
            <text:p>-10.89</text:p>
          </table:table-cell>
          <table:table-cell table:style-name="ce5" table:formula="of:=[.Q13]*COS([.P13])-[.R13]*SIN([.P13])" office:value-type="float" office:value="7.42701051556178" calcext:value-type="float">
            <text:p>7.43</text:p>
          </table:table-cell>
          <table:table-cell table:style-name="ce5" table:formula="of:=[.Q13]*SIN([.P13])+[.R13]*COS([.P13])" office:value-type="float" office:value="-9.95620174279951" calcext:value-type="float">
            <text:p>-9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formula="of:=[.A14]*PI()/180" office:value-type="float" office:value="0.15707963267949" calcext:value-type="float">
            <text:p>0.157</text:p>
          </table:table-cell>
          <table:table-cell table:style-name="ce4" table:formula="of:=(45-[.A14])*PI()/180" office:value-type="float" office:value="0.628318530717959" calcext:value-type="float">
            <text:p>0.628</text:p>
          </table:table-cell>
          <table:table-cell table:style-name="ce5" table:formula="of:=(thigh * COS( [.C14]))" office:value-type="float" office:value="6.06762745781211" calcext:value-type="float">
            <text:p>6.07</text:p>
          </table:table-cell>
          <table:table-cell table:style-name="ce5" table:formula="of:=(thigh * SIN( [.C14]))" office:value-type="float" office:value="4.40838939219355" calcext:value-type="float">
            <text:p>4.41</text:p>
          </table:table-cell>
          <table:table-cell table:style-name="ce5" table:formula="of:=5.3+ shin * SIN([.B14])" office:value-type="float" office:value="7.02077911544254" calcext:value-type="float">
            <text:p>7.02</text:p>
          </table:table-cell>
          <table:table-cell table:style-name="ce5" table:formula="of:=5.3 - shin * COS([.B14])" office:value-type="float" office:value="-5.56457174654652" calcext:value-type="float">
            <text:p>-5.56</text:p>
          </table:table-cell>
          <table:table-cell table:style-name="ce4" table:formula="of:=COS(-[.B14])*[.F14]-SIN(-[.B14])*[.G14]" office:value-type="float" office:value="6.06385086986745" calcext:value-type="float">
            <text:p>6.064</text:p>
          </table:table-cell>
          <table:table-cell table:style-name="ce4" table:formula="of:=SIN(-[.B14])*[.F14] + COS(-[.B14])*[.G14]" office:value-type="float" office:value="-6.59435445955899" calcext:value-type="float">
            <text:p>-6.594</text:p>
          </table:table-cell>
          <table:table-cell table:style-name="ce4" table:formula="of:=[.H14]-[.H13]" office:value-type="float" office:value="0.0778126704487834" calcext:value-type="float">
            <text:p>0.078</text:p>
          </table:table-cell>
          <table:table-cell table:style-name="ce4" table:formula="of:=[.I14]-[.I13]" office:value-type="float" office:value="-0.105157788800969" calcext:value-type="float">
            <text:p>-0.105</text:p>
          </table:table-cell>
          <table:table-cell table:style-name="ce4" table:formula="of:=SQRT([.J14]*[.J14]+[.K14]*[.K14])" office:value-type="float" office:value="0.130816559455904" calcext:value-type="float">
            <text:p>0.131</text:p>
          </table:table-cell>
          <table:table-cell table:formula="of:=DEGREES(ATAN([.K14]/[.J14]))" office:value-type="float" office:value="-53.5000000000001" calcext:value-type="float">
            <text:p>-53.5000000000001</text:p>
          </table:table-cell>
          <table:table-cell table:style-name="ce11"/>
          <table:table-cell table:style-name="ce5" office:value-type="float" office:value="9" calcext:value-type="float">
            <text:p>9.00</text:p>
          </table:table-cell>
          <table:table-cell table:style-name="ce5" table:formula="of:=[.O14]*PI()/180" office:value-type="float" office:value="0.15707963267949" calcext:value-type="float">
            <text:p>0.16</text:p>
          </table:table-cell>
          <table:table-cell table:style-name="ce5" table:formula="of:=7.5-11*SIN([.P14])" office:value-type="float" office:value="5.77922088455746" calcext:value-type="float">
            <text:p>5.78</text:p>
          </table:table-cell>
          <table:table-cell table:style-name="ce5" table:formula="of:=-11*COS([.P14])" office:value-type="float" office:value="-10.8645717465465" calcext:value-type="float">
            <text:p>-10.86</text:p>
          </table:table-cell>
          <table:table-cell table:style-name="ce5" table:formula="of:=[.Q14]*COS([.P14])-[.R14]*SIN([.P14])" office:value-type="float" office:value="7.40766255446353" calcext:value-type="float">
            <text:p>7.41</text:p>
          </table:table-cell>
          <table:table-cell table:style-name="ce5" table:formula="of:=[.Q14]*SIN([.P14])+[.R14]*COS([.P14])" office:value-type="float" office:value="-9.82674151219827" calcext:value-type="float">
            <text:p>-9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formula="of:=[.A15]*PI()/180" office:value-type="float" office:value="0.174532925199433" calcext:value-type="float">
            <text:p>0.175</text:p>
          </table:table-cell>
          <table:table-cell table:style-name="ce4" table:formula="of:=(45-[.A15])*PI()/180" office:value-type="float" office:value="0.610865238198015" calcext:value-type="float">
            <text:p>0.611</text:p>
          </table:table-cell>
          <table:table-cell table:style-name="ce5" table:formula="of:=(thigh * COS( [.C15]))" office:value-type="float" office:value="6.14364033216744" calcext:value-type="float">
            <text:p>6.14</text:p>
          </table:table-cell>
          <table:table-cell table:style-name="ce5" table:formula="of:=(thigh * SIN( [.C15]))" office:value-type="float" office:value="4.30182327263285" calcext:value-type="float">
            <text:p>4.30</text:p>
          </table:table-cell>
          <table:table-cell table:style-name="ce5" table:formula="of:=5.3+ shin * SIN([.B15])" office:value-type="float" office:value="7.21012995433623" calcext:value-type="float">
            <text:p>7.21</text:p>
          </table:table-cell>
          <table:table-cell table:style-name="ce5" table:formula="of:=5.3 - shin * COS([.B15])" office:value-type="float" office:value="-5.53288528313429" calcext:value-type="float">
            <text:p>-5.53</text:p>
          </table:table-cell>
          <table:table-cell table:style-name="ce4" table:formula="of:=COS(-[.B15])*[.F15]-SIN(-[.B15])*[.G15]" office:value-type="float" office:value="6.13981643259943" calcext:value-type="float">
            <text:p>6.140</text:p>
          </table:table-cell>
          <table:table-cell table:style-name="ce4" table:formula="of:=SIN(-[.B15])*[.F15] + COS(-[.B15])*[.G15]" office:value-type="float" office:value="-6.70085425067003" calcext:value-type="float">
            <text:p>-6.701</text:p>
          </table:table-cell>
          <table:table-cell table:style-name="ce4" table:formula="of:=[.H15]-[.H14]" office:value-type="float" office:value="0.0759655627319802" calcext:value-type="float">
            <text:p>0.076</text:p>
          </table:table-cell>
          <table:table-cell table:style-name="ce4" table:formula="of:=[.I15]-[.I14]" office:value-type="float" office:value="-0.106499791111035" calcext:value-type="float">
            <text:p>-0.106</text:p>
          </table:table-cell>
          <table:table-cell table:style-name="ce4" table:formula="of:=SQRT([.J15]*[.J15]+[.K15]*[.K15])" office:value-type="float" office:value="0.130816559455906" calcext:value-type="float">
            <text:p>0.131</text:p>
          </table:table-cell>
          <table:table-cell table:formula="of:=DEGREES(ATAN([.K15]/[.J15]))" office:value-type="float" office:value="-54.5000000000001" calcext:value-type="float">
            <text:p>-54.5000000000001</text:p>
          </table:table-cell>
          <table:table-cell table:style-name="ce11"/>
          <table:table-cell table:style-name="ce5" office:value-type="float" office:value="10" calcext:value-type="float">
            <text:p>10.00</text:p>
          </table:table-cell>
          <table:table-cell table:style-name="ce5" table:formula="of:=[.O15]*PI()/180" office:value-type="float" office:value="0.174532925199433" calcext:value-type="float">
            <text:p>0.17</text:p>
          </table:table-cell>
          <table:table-cell table:style-name="ce5" table:formula="of:=7.5-11*SIN([.P15])" office:value-type="float" office:value="5.58987004566377" calcext:value-type="float">
            <text:p>5.59</text:p>
          </table:table-cell>
          <table:table-cell table:style-name="ce5" table:formula="of:=-11*COS([.P15])" office:value-type="float" office:value="-10.8328852831343" calcext:value-type="float">
            <text:p>-10.83</text:p>
          </table:table-cell>
          <table:table-cell table:style-name="ce5" table:formula="of:=[.Q15]*COS([.P15])-[.R15]*SIN([.P15])" office:value-type="float" office:value="7.38605814759156" calcext:value-type="float">
            <text:p>7.39</text:p>
          </table:table-cell>
          <table:table-cell table:style-name="ce5" table:formula="of:=[.Q15]*SIN([.P15])+[.R15]*COS([.P15])" office:value-type="float" office:value="-9.69763866749802" calcext:value-type="float">
            <text:p>-9.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table:formula="of:=[.A16]*PI()/180" office:value-type="float" office:value="0.191986217719376" calcext:value-type="float">
            <text:p>0.192</text:p>
          </table:table-cell>
          <table:table-cell table:style-name="ce4" table:formula="of:=(45-[.A16])*PI()/180" office:value-type="float" office:value="0.593411945678072" calcext:value-type="float">
            <text:p>0.593</text:p>
          </table:table-cell>
          <table:table-cell table:style-name="ce5" table:formula="of:=(thigh * COS( [.C16]))" office:value-type="float" office:value="6.21778179416281" calcext:value-type="float">
            <text:p>6.22</text:p>
          </table:table-cell>
          <table:table-cell table:style-name="ce5" table:formula="of:=(thigh * SIN( [.C16]))" office:value-type="float" office:value="4.1939467760306" calcext:value-type="float">
            <text:p>4.19</text:p>
          </table:table-cell>
          <table:table-cell table:style-name="ce5" table:formula="of:=5.3+ shin * SIN([.B16])" office:value-type="float" office:value="7.39889894914199" calcext:value-type="float">
            <text:p>7.40</text:p>
          </table:table-cell>
          <table:table-cell table:style-name="ce5" table:formula="of:=5.3 - shin * COS([.B16])" office:value-type="float" office:value="-5.4978990179243" calcext:value-type="float">
            <text:p>-5.50</text:p>
          </table:table-cell>
          <table:table-cell table:style-name="ce4" table:formula="of:=COS(-[.B16])*[.F16]-SIN(-[.B16])*[.G16]" office:value-type="float" office:value="6.21391174776831" calcext:value-type="float">
            <text:p>6.214</text:p>
          </table:table-cell>
          <table:table-cell table:style-name="ce4" table:formula="of:=SIN(-[.B16])*[.F16] + COS(-[.B16])*[.G16]" office:value-type="float" office:value="-6.80866360322307" calcext:value-type="float">
            <text:p>-6.809</text:p>
          </table:table-cell>
          <table:table-cell table:style-name="ce4" table:formula="of:=[.H16]-[.H15]" office:value-type="float" office:value="0.074095315168873" calcext:value-type="float">
            <text:p>0.074</text:p>
          </table:table-cell>
          <table:table-cell table:style-name="ce4" table:formula="of:=[.I16]-[.I15]" office:value-type="float" office:value="-0.10780935255304" calcext:value-type="float">
            <text:p>-0.108</text:p>
          </table:table-cell>
          <table:table-cell table:style-name="ce4" table:formula="of:=SQRT([.J16]*[.J16]+[.K16]*[.K16])" office:value-type="float" office:value="0.130816559455905" calcext:value-type="float">
            <text:p>0.131</text:p>
          </table:table-cell>
          <table:table-cell table:formula="of:=DEGREES(ATAN([.K16]/[.J16]))" office:value-type="float" office:value="-55.4999999999999" calcext:value-type="float">
            <text:p>-55.4999999999999</text:p>
          </table:table-cell>
          <table:table-cell table:style-name="ce11"/>
          <table:table-cell table:style-name="ce5" office:value-type="float" office:value="11" calcext:value-type="float">
            <text:p>11.00</text:p>
          </table:table-cell>
          <table:table-cell table:style-name="ce5" table:formula="of:=[.O16]*PI()/180" office:value-type="float" office:value="0.191986217719376" calcext:value-type="float">
            <text:p>0.19</text:p>
          </table:table-cell>
          <table:table-cell table:style-name="ce5" table:formula="of:=7.5-11*SIN([.P16])" office:value-type="float" office:value="5.40110105085801" calcext:value-type="float">
            <text:p>5.40</text:p>
          </table:table-cell>
          <table:table-cell table:style-name="ce5" table:formula="of:=-11*COS([.P16])" office:value-type="float" office:value="-10.7978990179243" calcext:value-type="float">
            <text:p>-10.80</text:p>
          </table:table-cell>
          <table:table-cell table:style-name="ce5" table:formula="of:=[.Q16]*COS([.P16])-[.R16]*SIN([.P16])" office:value-type="float" office:value="7.36220387585748" calcext:value-type="float">
            <text:p>7.36</text:p>
          </table:table-cell>
          <table:table-cell table:style-name="ce5" table:formula="of:=[.Q16]*SIN([.P16])+[.R16]*COS([.P16])" office:value-type="float" office:value="-9.56893253467591" calcext:value-type="float">
            <text:p>-9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table:formula="of:=[.A17]*PI()/180" office:value-type="float" office:value="0.20943951023932" calcext:value-type="float">
            <text:p>0.209</text:p>
          </table:table-cell>
          <table:table-cell table:style-name="ce4" table:formula="of:=(45-[.A17])*PI()/180" office:value-type="float" office:value="0.575958653158129" calcext:value-type="float">
            <text:p>0.576</text:p>
          </table:table-cell>
          <table:table-cell table:style-name="ce5" table:formula="of:=(thigh * COS( [.C17]))" office:value-type="float" office:value="6.29002925959068" calcext:value-type="float">
            <text:p>6.29</text:p>
          </table:table-cell>
          <table:table-cell table:style-name="ce5" table:formula="of:=(thigh * SIN( [.C17]))" office:value-type="float" office:value="4.0847927626127" calcext:value-type="float">
            <text:p>4.08</text:p>
          </table:table-cell>
          <table:table-cell table:style-name="ce5" table:formula="of:=5.3+ shin * SIN([.B17])" office:value-type="float" office:value="7.58702859899535" calcext:value-type="float">
            <text:p>7.59</text:p>
          </table:table-cell>
          <table:table-cell table:style-name="ce5" table:formula="of:=5.3 - shin * COS([.B17])" office:value-type="float" office:value="-5.45962360807186" calcext:value-type="float">
            <text:p>-5.46</text:p>
          </table:table-cell>
          <table:table-cell table:style-name="ce4" table:formula="of:=COS(-[.B17])*[.F17]-SIN(-[.B17])*[.G17]" office:value-type="float" office:value="6.28611424522329" calcext:value-type="float">
            <text:p>6.286</text:p>
          </table:table-cell>
          <table:table-cell table:style-name="ce4" table:formula="of:=SIN(-[.B17])*[.F17] + COS(-[.B17])*[.G17]" office:value-type="float" office:value="-6.91774967744496" calcext:value-type="float">
            <text:p>-6.918</text:p>
          </table:table-cell>
          <table:table-cell table:style-name="ce4" table:formula="of:=[.H17]-[.H16]" office:value-type="float" office:value="0.0722024974549882" calcext:value-type="float">
            <text:p>0.072</text:p>
          </table:table-cell>
          <table:table-cell table:style-name="ce4" table:formula="of:=[.I17]-[.I16]" office:value-type="float" office:value="-0.109086074221888" calcext:value-type="float">
            <text:p>-0.109</text:p>
          </table:table-cell>
          <table:table-cell table:style-name="ce4" table:formula="of:=SQRT([.J17]*[.J17]+[.K17]*[.K17])" office:value-type="float" office:value="0.130816559455907" calcext:value-type="float">
            <text:p>0.131</text:p>
          </table:table-cell>
          <table:table-cell table:formula="of:=DEGREES(ATAN([.K17]/[.J17]))" office:value-type="float" office:value="-56.5000000000004" calcext:value-type="float">
            <text:p>-56.5000000000004</text:p>
          </table:table-cell>
          <table:table-cell table:style-name="ce11"/>
          <table:table-cell table:style-name="ce5" office:value-type="float" office:value="12" calcext:value-type="float">
            <text:p>12.00</text:p>
          </table:table-cell>
          <table:table-cell table:style-name="ce5" table:formula="of:=[.O17]*PI()/180" office:value-type="float" office:value="0.20943951023932" calcext:value-type="float">
            <text:p>0.21</text:p>
          </table:table-cell>
          <table:table-cell table:style-name="ce5" table:formula="of:=7.5-11*SIN([.P17])" office:value-type="float" office:value="5.21297140100465" calcext:value-type="float">
            <text:p>5.21</text:p>
          </table:table-cell>
          <table:table-cell table:style-name="ce5" table:formula="of:=-11*COS([.P17])" office:value-type="float" office:value="-10.7596236080719" calcext:value-type="float">
            <text:p>-10.76</text:p>
          </table:table-cell>
          <table:table-cell table:style-name="ce5" table:formula="of:=[.Q17]*COS([.P17])-[.R17]*SIN([.P17])" office:value-type="float" office:value="7.33610700550354" calcext:value-type="float">
            <text:p>7.34</text:p>
          </table:table-cell>
          <table:table-cell table:style-name="ce5" table:formula="of:=[.Q17]*SIN([.P17])+[.R17]*COS([.P17])" office:value-type="float" office:value="-9.44066231886681" calcext:value-type="float">
            <text:p>-9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table:formula="of:=[.A18]*PI()/180" office:value-type="float" office:value="0.226892802759263" calcext:value-type="float">
            <text:p>0.227</text:p>
          </table:table-cell>
          <table:table-cell table:style-name="ce4" table:formula="of:=(45-[.A18])*PI()/180" office:value-type="float" office:value="0.558505360638185" calcext:value-type="float">
            <text:p>0.559</text:p>
          </table:table-cell>
          <table:table-cell table:style-name="ce5" table:formula="of:=(thigh * COS( [.C18]))" office:value-type="float" office:value="6.3603607211732" calcext:value-type="float">
            <text:p>6.36</text:p>
          </table:table-cell>
          <table:table-cell table:style-name="ce5" table:formula="of:=(thigh * SIN( [.C18]))" office:value-type="float" office:value="3.97439448174904" calcext:value-type="float">
            <text:p>3.97</text:p>
          </table:table-cell>
          <table:table-cell table:style-name="ce5" table:formula="of:=5.3+ shin * SIN([.B18])" office:value-type="float" office:value="7.77446159778251" calcext:value-type="float">
            <text:p>7.77</text:p>
          </table:table-cell>
          <table:table-cell table:style-name="ce5" table:formula="of:=5.3 - shin * COS([.B18])" office:value-type="float" office:value="-5.41807071263759" calcext:value-type="float">
            <text:p>-5.42</text:p>
          </table:table-cell>
          <table:table-cell table:style-name="ce4" table:formula="of:=COS(-[.B18])*[.F18]-SIN(-[.B18])*[.G18]" office:value-type="float" office:value="6.35640193138423" calcext:value-type="float">
            <text:p>6.356</text:p>
          </table:table-cell>
          <table:table-cell table:style-name="ce4" table:formula="of:=SIN(-[.B18])*[.F18] + COS(-[.B18])*[.G18]" office:value-type="float" office:value="-7.02807924466074" calcext:value-type="float">
            <text:p>-7.028</text:p>
          </table:table-cell>
          <table:table-cell table:style-name="ce4" table:formula="of:=[.H18]-[.H17]" office:value-type="float" office:value="0.0702876861609365" calcext:value-type="float">
            <text:p>0.070</text:p>
          </table:table-cell>
          <table:table-cell table:style-name="ce4" table:formula="of:=[.I18]-[.I17]" office:value-type="float" office:value="-0.110329567215782" calcext:value-type="float">
            <text:p>-0.110</text:p>
          </table:table-cell>
          <table:table-cell table:style-name="ce4" table:formula="of:=SQRT([.J18]*[.J18]+[.K18]*[.K18])" office:value-type="float" office:value="0.130816559455904" calcext:value-type="float">
            <text:p>0.131</text:p>
          </table:table-cell>
          <table:table-cell table:formula="of:=DEGREES(ATAN([.K18]/[.J18]))" office:value-type="float" office:value="-57.4999999999998" calcext:value-type="float">
            <text:p>-57.4999999999998</text:p>
          </table:table-cell>
          <table:table-cell table:style-name="ce11"/>
          <table:table-cell table:style-name="ce5" office:value-type="float" office:value="13" calcext:value-type="float">
            <text:p>13.00</text:p>
          </table:table-cell>
          <table:table-cell table:style-name="ce5" table:formula="of:=[.O18]*PI()/180" office:value-type="float" office:value="0.226892802759263" calcext:value-type="float">
            <text:p>0.23</text:p>
          </table:table-cell>
          <table:table-cell table:style-name="ce5" table:formula="of:=7.5-11*SIN([.P18])" office:value-type="float" office:value="5.02553840221749" calcext:value-type="float">
            <text:p>5.03</text:p>
          </table:table-cell>
          <table:table-cell table:style-name="ce5" table:formula="of:=-11*COS([.P18])" office:value-type="float" office:value="-10.7180707126376" calcext:value-type="float">
            <text:p>-10.72</text:p>
          </table:table-cell>
          <table:table-cell table:style-name="ce5" table:formula="of:=[.Q18]*COS([.P18])-[.R18]*SIN([.P18])" office:value-type="float" office:value="7.30777548588926" calcext:value-type="float">
            <text:p>7.31</text:p>
          </table:table-cell>
          <table:table-cell table:style-name="ce5" table:formula="of:=[.Q18]*SIN([.P18])+[.R18]*COS([.P18])" office:value-type="float" office:value="-9.31286709242101" calcext:value-type="float">
            <text:p>-9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table:formula="of:=[.A19]*PI()/180" office:value-type="float" office:value="0.244346095279206" calcext:value-type="float">
            <text:p>0.244</text:p>
          </table:table-cell>
          <table:table-cell table:style-name="ce4" table:formula="of:=(45-[.A19])*PI()/180" office:value-type="float" office:value="0.541052068118242" calcext:value-type="float">
            <text:p>0.541</text:p>
          </table:table-cell>
          <table:table-cell table:style-name="ce5" table:formula="of:=(thigh * COS( [.C19]))" office:value-type="float" office:value="6.42875475526584" calcext:value-type="float">
            <text:p>6.43</text:p>
          </table:table-cell>
          <table:table-cell table:style-name="ce5" table:formula="of:=(thigh * SIN( [.C19]))" office:value-type="float" office:value="3.86278556182541" calcext:value-type="float">
            <text:p>3.86</text:p>
          </table:table-cell>
          <table:table-cell table:style-name="ce5" table:formula="of:=5.3+ shin * SIN([.B19])" office:value-type="float" office:value="7.96114085159635" calcext:value-type="float">
            <text:p>7.96</text:p>
          </table:table-cell>
          <table:table-cell table:style-name="ce5" table:formula="of:=5.3 - shin * COS([.B19])" office:value-type="float" office:value="-5.37325298903596" calcext:value-type="float">
            <text:p>-5.37</text:p>
          </table:table-cell>
          <table:table-cell table:style-name="ce4" table:formula="of:=COS(-[.B19])*[.F19]-SIN(-[.B19])*[.G19]" office:value-type="float" office:value="6.42475339594102" calcext:value-type="float">
            <text:p>6.425</text:p>
          </table:table-cell>
          <table:table-cell table:style-name="ce4" table:formula="of:=SIN(-[.B19])*[.F19] + COS(-[.B19])*[.G19]" office:value-type="float" office:value="-7.13961869741546" calcext:value-type="float">
            <text:p>-7.140</text:p>
          </table:table-cell>
          <table:table-cell table:style-name="ce4" table:formula="of:=[.H19]-[.H18]" office:value-type="float" office:value="0.0683514645567893" calcext:value-type="float">
            <text:p>0.068</text:p>
          </table:table-cell>
          <table:table-cell table:style-name="ce4" table:formula="of:=[.I19]-[.I18]" office:value-type="float" office:value="-0.11153945275472" calcext:value-type="float">
            <text:p>-0.112</text:p>
          </table:table-cell>
          <table:table-cell table:style-name="ce4" table:formula="of:=SQRT([.J19]*[.J19]+[.K19]*[.K19])" office:value-type="float" office:value="0.130816559455905" calcext:value-type="float">
            <text:p>0.131</text:p>
          </table:table-cell>
          <table:table-cell table:formula="of:=DEGREES(ATAN([.K19]/[.J19]))" office:value-type="float" office:value="-58.4999999999999" calcext:value-type="float">
            <text:p>-58.4999999999999</text:p>
          </table:table-cell>
          <table:table-cell table:style-name="ce11"/>
          <table:table-cell table:style-name="ce5" office:value-type="float" office:value="14" calcext:value-type="float">
            <text:p>14.00</text:p>
          </table:table-cell>
          <table:table-cell table:style-name="ce5" table:formula="of:=[.O19]*PI()/180" office:value-type="float" office:value="0.244346095279206" calcext:value-type="float">
            <text:p>0.24</text:p>
          </table:table-cell>
          <table:table-cell table:style-name="ce5" table:formula="of:=7.5-11*SIN([.P19])" office:value-type="float" office:value="4.83885914840366" calcext:value-type="float">
            <text:p>4.84</text:p>
          </table:table-cell>
          <table:table-cell table:style-name="ce5" table:formula="of:=-11*COS([.P19])" office:value-type="float" office:value="-10.673252989036" calcext:value-type="float">
            <text:p>-10.67</text:p>
          </table:table-cell>
          <table:table-cell table:style-name="ce5" table:formula="of:=[.Q19]*COS([.P19])-[.R19]*SIN([.P19])" office:value-type="float" office:value="7.27721794706997" calcext:value-type="float">
            <text:p>7.28</text:p>
          </table:table-cell>
          <table:table-cell table:style-name="ce5" table:formula="of:=[.Q19]*SIN([.P19])+[.R19]*COS([.P19])" office:value-type="float" office:value="-9.18558578300249" calcext:value-type="float">
            <text:p>-9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table:formula="of:=[.A20]*PI()/180" office:value-type="float" office:value="0.261799387799149" calcext:value-type="float">
            <text:p>0.262</text:p>
          </table:table-cell>
          <table:table-cell table:style-name="ce4" table:formula="of:=(45-[.A20])*PI()/180" office:value-type="float" office:value="0.523598775598299" calcext:value-type="float">
            <text:p>0.524</text:p>
          </table:table-cell>
          <table:table-cell table:style-name="ce5" table:formula="of:=(thigh * COS( [.C20]))" office:value-type="float" office:value="6.49519052838329" calcext:value-type="float">
            <text:p>6.50</text:p>
          </table:table-cell>
          <table:table-cell table:style-name="ce5" table:formula="of:=(thigh * SIN( [.C20]))" office:value-type="float" office:value="3.75" calcext:value-type="float">
            <text:p>3.75</text:p>
          </table:table-cell>
          <table:table-cell table:style-name="ce5" table:formula="of:=5.3+ shin * SIN([.B20])" office:value-type="float" office:value="8.14700949612773" calcext:value-type="float">
            <text:p>8.15</text:p>
          </table:table-cell>
          <table:table-cell table:style-name="ce5" table:formula="of:=5.3 - shin * COS([.B20])" office:value-type="float" office:value="-5.32518408917975" calcext:value-type="float">
            <text:p>-5.33</text:p>
          </table:table-cell>
          <table:table-cell table:style-name="ce4" table:formula="of:=COS(-[.B20])*[.F20]-SIN(-[.B20])*[.G20]" office:value-type="float" office:value="6.49114781837542" calcext:value-type="float">
            <text:p>6.491</text:p>
          </table:table-cell>
          <table:table-cell table:style-name="ce4" table:formula="of:=SIN(-[.B20])*[.F20] + COS(-[.B20])*[.G20]" office:value-type="float" office:value="-7.2523340597113" calcext:value-type="float">
            <text:p>-7.252</text:p>
          </table:table-cell>
          <table:table-cell table:style-name="ce4" table:formula="of:=[.H20]-[.H19]" office:value-type="float" office:value="0.066394422434402" calcext:value-type="float">
            <text:p>0.066</text:p>
          </table:table-cell>
          <table:table-cell table:style-name="ce4" table:formula="of:=[.I20]-[.I19]" office:value-type="float" office:value="-0.11271536229584" calcext:value-type="float">
            <text:p>-0.113</text:p>
          </table:table-cell>
          <table:table-cell table:style-name="ce4" table:formula="of:=SQRT([.J20]*[.J20]+[.K20]*[.K20])" office:value-type="float" office:value="0.130816559455905" calcext:value-type="float">
            <text:p>0.131</text:p>
          </table:table-cell>
          <table:table-cell table:formula="of:=DEGREES(ATAN([.K20]/[.J20]))" office:value-type="float" office:value="-59.4999999999998" calcext:value-type="float">
            <text:p>-59.4999999999998</text:p>
          </table:table-cell>
          <table:table-cell table:style-name="ce11"/>
          <table:table-cell table:style-name="ce5" office:value-type="float" office:value="15" calcext:value-type="float">
            <text:p>15.00</text:p>
          </table:table-cell>
          <table:table-cell table:style-name="ce5" table:formula="of:=[.O20]*PI()/180" office:value-type="float" office:value="0.261799387799149" calcext:value-type="float">
            <text:p>0.26</text:p>
          </table:table-cell>
          <table:table-cell table:style-name="ce5" table:formula="of:=7.5-11*SIN([.P20])" office:value-type="float" office:value="4.65299050387227" calcext:value-type="float">
            <text:p>4.65</text:p>
          </table:table-cell>
          <table:table-cell table:style-name="ce5" table:formula="of:=-11*COS([.P20])" office:value-type="float" office:value="-10.6251840891798" calcext:value-type="float">
            <text:p>-10.63</text:p>
          </table:table-cell>
          <table:table-cell table:style-name="ce5" table:formula="of:=[.Q20]*COS([.P20])-[.R20]*SIN([.P20])" office:value-type="float" office:value="7.24444369716801" calcext:value-type="float">
            <text:p>7.24</text:p>
          </table:table-cell>
          <table:table-cell table:style-name="ce5" table:formula="of:=[.Q20]*SIN([.P20])+[.R20]*COS([.P20])" office:value-type="float" office:value="-9.05885716173109" calcext:value-type="float">
            <text:p>-9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table:formula="of:=[.A21]*PI()/180" office:value-type="float" office:value="0.279252680319093" calcext:value-type="float">
            <text:p>0.279</text:p>
          </table:table-cell>
          <table:table-cell table:style-name="ce4" table:formula="of:=(45-[.A21])*PI()/180" office:value-type="float" office:value="0.506145483078356" calcext:value-type="float">
            <text:p>0.506</text:p>
          </table:table-cell>
          <table:table-cell table:style-name="ce5" table:formula="of:=(thigh * COS( [.C21]))" office:value-type="float" office:value="6.55964780354547" calcext:value-type="float">
            <text:p>6.56</text:p>
          </table:table-cell>
          <table:table-cell table:style-name="ce5" table:formula="of:=(thigh * SIN( [.C21]))" office:value-type="float" office:value="3.63607215184753" calcext:value-type="float">
            <text:p>3.64</text:p>
          </table:table-cell>
          <table:table-cell table:style-name="ce5" table:formula="of:=5.3+ shin * SIN([.B21])" office:value-type="float" office:value="8.33201091398699" calcext:value-type="float">
            <text:p>8.33</text:p>
          </table:table-cell>
          <table:table-cell table:style-name="ce5" table:formula="of:=5.3 - shin * COS([.B21])" office:value-type="float" office:value="-5.27387865532151" calcext:value-type="float">
            <text:p>-5.27</text:p>
          </table:table-cell>
          <table:table-cell table:style-name="ce4" table:formula="of:=COS(-[.B21])*[.F21]-SIN(-[.B21])*[.G21]" office:value-type="float" office:value="6.55556497430319" calcext:value-type="float">
            <text:p>6.556</text:p>
          </table:table-cell>
          <table:table-cell table:style-name="ce4" table:formula="of:=SIN(-[.B21])*[.F21] + COS(-[.B21])*[.G21]" office:value-type="float" office:value="-7.36619099735701" calcext:value-type="float">
            <text:p>-7.366</text:p>
          </table:table-cell>
          <table:table-cell table:style-name="ce4" table:formula="of:=[.H21]-[.H20]" office:value-type="float" office:value="0.0644171559277638" calcext:value-type="float">
            <text:p>0.064</text:p>
          </table:table-cell>
          <table:table-cell table:style-name="ce4" table:formula="of:=[.I21]-[.I20]" office:value-type="float" office:value="-0.11385693764571" calcext:value-type="float">
            <text:p>-0.114</text:p>
          </table:table-cell>
          <table:table-cell table:style-name="ce4" table:formula="of:=SQRT([.J21]*[.J21]+[.K21]*[.K21])" office:value-type="float" office:value="0.130816559455907" calcext:value-type="float">
            <text:p>0.131</text:p>
          </table:table-cell>
          <table:table-cell table:formula="of:=DEGREES(ATAN([.K21]/[.J21]))" office:value-type="float" office:value="-60.5000000000005" calcext:value-type="float">
            <text:p>-60.5000000000005</text:p>
          </table:table-cell>
          <table:table-cell table:style-name="ce11"/>
          <table:table-cell table:style-name="ce5" office:value-type="float" office:value="16" calcext:value-type="float">
            <text:p>16.00</text:p>
          </table:table-cell>
          <table:table-cell table:style-name="ce5" table:formula="of:=[.O21]*PI()/180" office:value-type="float" office:value="0.279252680319093" calcext:value-type="float">
            <text:p>0.28</text:p>
          </table:table-cell>
          <table:table-cell table:style-name="ce5" table:formula="of:=7.5-11*SIN([.P21])" office:value-type="float" office:value="4.46798908601301" calcext:value-type="float">
            <text:p>4.47</text:p>
          </table:table-cell>
          <table:table-cell table:style-name="ce5" table:formula="of:=-11*COS([.P21])" office:value-type="float" office:value="-10.5738786553215" calcext:value-type="float">
            <text:p>-10.57</text:p>
          </table:table-cell>
          <table:table-cell table:style-name="ce5" table:formula="of:=[.Q21]*COS([.P21])-[.R21]*SIN([.P21])" office:value-type="float" office:value="7.20946271953739" calcext:value-type="float">
            <text:p>7.21</text:p>
          </table:table-cell>
          <table:table-cell table:style-name="ce5" table:formula="of:=[.Q21]*SIN([.P21])+[.R21]*COS([.P21])" office:value-type="float" office:value="-8.93271983137251" calcext:value-type="float">
            <text:p>-8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table:formula="of:=[.A22]*PI()/180" office:value-type="float" office:value="0.296705972839036" calcext:value-type="float">
            <text:p>0.297</text:p>
          </table:table-cell>
          <table:table-cell table:style-name="ce4" table:formula="of:=(45-[.A22])*PI()/180" office:value-type="float" office:value="0.488692190558412" calcext:value-type="float">
            <text:p>0.489</text:p>
          </table:table-cell>
          <table:table-cell table:style-name="ce5" table:formula="of:=(thigh * COS( [.C22]))" office:value-type="float" office:value="6.62210694644195" calcext:value-type="float">
            <text:p>6.62</text:p>
          </table:table-cell>
          <table:table-cell table:style-name="ce5" table:formula="of:=(thigh * SIN( [.C22]))" office:value-type="float" office:value="3.52103672089418" calcext:value-type="float">
            <text:p>3.52</text:p>
          </table:table-cell>
          <table:table-cell table:style-name="ce5" table:formula="of:=5.3+ shin * SIN([.B22])" office:value-type="float" office:value="8.5160887519501" calcext:value-type="float">
            <text:p>8.52</text:p>
          </table:table-cell>
          <table:table-cell table:style-name="ce5" table:formula="of:=5.3 - shin * COS([.B22])" office:value-type="float" office:value="-5.21935231559339" calcext:value-type="float">
            <text:p>-5.22</text:p>
          </table:table-cell>
          <table:table-cell table:style-name="ce4" table:formula="of:=COS(-[.B22])*[.F22]-SIN(-[.B22])*[.G22]" office:value-type="float" office:value="6.61798524163459" calcext:value-type="float">
            <text:p>6.618</text:p>
          </table:table-cell>
          <table:table-cell table:style-name="ce4" table:formula="of:=SIN(-[.B22])*[.F22] + COS(-[.B22])*[.G22]" office:value-type="float" office:value="-7.48115482842642" calcext:value-type="float">
            <text:p>-7.481</text:p>
          </table:table-cell>
          <table:table-cell table:style-name="ce4" table:formula="of:=[.H22]-[.H21]" office:value-type="float" office:value="0.0624202673314063" calcext:value-type="float">
            <text:p>0.062</text:p>
          </table:table-cell>
          <table:table-cell table:style-name="ce4" table:formula="of:=[.I22]-[.I21]" office:value-type="float" office:value="-0.114963831069408" calcext:value-type="float">
            <text:p>-0.115</text:p>
          </table:table-cell>
          <table:table-cell table:style-name="ce4" table:formula="of:=SQRT([.J22]*[.J22]+[.K22]*[.K22])" office:value-type="float" office:value="0.130816559455903" calcext:value-type="float">
            <text:p>0.131</text:p>
          </table:table-cell>
          <table:table-cell table:formula="of:=DEGREES(ATAN([.K22]/[.J22]))" office:value-type="float" office:value="-61.4999999999997" calcext:value-type="float">
            <text:p>-61.4999999999997</text:p>
          </table:table-cell>
          <table:table-cell table:style-name="ce11"/>
          <table:table-cell table:style-name="ce5" office:value-type="float" office:value="17" calcext:value-type="float">
            <text:p>17.00</text:p>
          </table:table-cell>
          <table:table-cell table:style-name="ce5" table:formula="of:=[.O22]*PI()/180" office:value-type="float" office:value="0.296705972839036" calcext:value-type="float">
            <text:p>0.30</text:p>
          </table:table-cell>
          <table:table-cell table:style-name="ce5" table:formula="of:=7.5-11*SIN([.P22])" office:value-type="float" office:value="4.2839112480499" calcext:value-type="float">
            <text:p>4.28</text:p>
          </table:table-cell>
          <table:table-cell table:style-name="ce5" table:formula="of:=-11*COS([.P22])" office:value-type="float" office:value="-10.5193523155934" calcext:value-type="float">
            <text:p>-10.52</text:p>
          </table:table-cell>
          <table:table-cell table:style-name="ce5" table:formula="of:=[.Q22]*COS([.P22])-[.R22]*SIN([.P22])" office:value-type="float" office:value="7.17228566972277" calcext:value-type="float">
            <text:p>7.17</text:p>
          </table:table-cell>
          <table:table-cell table:style-name="ce5" table:formula="of:=[.Q22]*SIN([.P22])+[.R22]*COS([.P22])" office:value-type="float" office:value="-8.80721221457947" calcext:value-type="float">
            <text:p>-8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table:formula="of:=[.A23]*PI()/180" office:value-type="float" office:value="0.314159265358979" calcext:value-type="float">
            <text:p>0.314</text:p>
          </table:table-cell>
          <table:table-cell table:style-name="ce4" table:formula="of:=(45-[.A23])*PI()/180" office:value-type="float" office:value="0.471238898038469" calcext:value-type="float">
            <text:p>0.471</text:p>
          </table:table-cell>
          <table:table-cell table:style-name="ce5" table:formula="of:=(thigh * COS( [.C23]))" office:value-type="float" office:value="6.68254893141276" calcext:value-type="float">
            <text:p>6.68</text:p>
          </table:table-cell>
          <table:table-cell table:style-name="ce5" table:formula="of:=(thigh * SIN( [.C23]))" office:value-type="float" office:value="3.4049287480466" calcext:value-type="float">
            <text:p>3.40</text:p>
          </table:table-cell>
          <table:table-cell table:style-name="ce5" table:formula="of:=5.3+ shin * SIN([.B23])" office:value-type="float" office:value="8.69918693812442" calcext:value-type="float">
            <text:p>8.70</text:p>
          </table:table-cell>
          <table:table-cell table:style-name="ce5" table:formula="of:=5.3 - shin * COS([.B23])" office:value-type="float" office:value="-5.16162167924669" calcext:value-type="float">
            <text:p>-5.16</text:p>
          </table:table-cell>
          <table:table-cell table:style-name="ce4" table:formula="of:=COS(-[.B23])*[.F23]-SIN(-[.B23])*[.G23]" office:value-type="float" office:value="6.67838960655154" calcext:value-type="float">
            <text:p>6.678</text:p>
          </table:table-cell>
          <table:table-cell table:style-name="ce4" table:formula="of:=SIN(-[.B23])*[.F23] + COS(-[.B23])*[.G23]" office:value-type="float" office:value="-7.59719053382291" calcext:value-type="float">
            <text:p>-7.597</text:p>
          </table:table-cell>
          <table:table-cell table:style-name="ce4" table:formula="of:=[.H23]-[.H22]" office:value-type="float" office:value="0.0604043649169439" calcext:value-type="float">
            <text:p>0.060</text:p>
          </table:table-cell>
          <table:table-cell table:style-name="ce4" table:formula="of:=[.I23]-[.I22]" office:value-type="float" office:value="-0.11603570539649" calcext:value-type="float">
            <text:p>-0.116</text:p>
          </table:table-cell>
          <table:table-cell table:style-name="ce4" table:formula="of:=SQRT([.J23]*[.J23]+[.K23]*[.K23])" office:value-type="float" office:value="0.130816559455905" calcext:value-type="float">
            <text:p>0.131</text:p>
          </table:table-cell>
          <table:table-cell table:formula="of:=DEGREES(ATAN([.K23]/[.J23]))" office:value-type="float" office:value="-62.4999999999993" calcext:value-type="float">
            <text:p>-62.4999999999993</text:p>
          </table:table-cell>
          <table:table-cell table:style-name="ce11"/>
          <table:table-cell table:style-name="ce5" office:value-type="float" office:value="18" calcext:value-type="float">
            <text:p>18.00</text:p>
          </table:table-cell>
          <table:table-cell table:style-name="ce5" table:formula="of:=[.O23]*PI()/180" office:value-type="float" office:value="0.314159265358979" calcext:value-type="float">
            <text:p>0.31</text:p>
          </table:table-cell>
          <table:table-cell table:style-name="ce5" table:formula="of:=7.5-11*SIN([.P23])" office:value-type="float" office:value="4.10081306187558" calcext:value-type="float">
            <text:p>4.10</text:p>
          </table:table-cell>
          <table:table-cell table:style-name="ce5" table:formula="of:=-11*COS([.P23])" office:value-type="float" office:value="-10.4616216792467" calcext:value-type="float">
            <text:p>-10.46</text:p>
          </table:table-cell>
          <table:table-cell table:style-name="ce5" table:formula="of:=[.Q23]*COS([.P23])-[.R23]*SIN([.P23])" office:value-type="float" office:value="7.13292387221365" calcext:value-type="float">
            <text:p>7.13</text:p>
          </table:table-cell>
          <table:table-cell table:style-name="ce5" table:formula="of:=[.Q23]*SIN([.P23])+[.R23]*COS([.P23])" office:value-type="float" office:value="-8.68237254218789" calcext:value-type="float">
            <text:p>-8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table:formula="of:=[.A24]*PI()/180" office:value-type="float" office:value="0.331612557878923" calcext:value-type="float">
            <text:p>0.332</text:p>
          </table:table-cell>
          <table:table-cell table:style-name="ce4" table:formula="of:=(45-[.A24])*PI()/180" office:value-type="float" office:value="0.453785605518526" calcext:value-type="float">
            <text:p>0.454</text:p>
          </table:table-cell>
          <table:table-cell table:style-name="ce5" table:formula="of:=(thigh * COS( [.C24]))" office:value-type="float" office:value="6.74095534724375" calcext:value-type="float">
            <text:p>6.74</text:p>
          </table:table-cell>
          <table:table-cell table:style-name="ce5" table:formula="of:=(thigh * SIN( [.C24]))" office:value-type="float" office:value="3.28778360091808" calcext:value-type="float">
            <text:p>3.29</text:p>
          </table:table-cell>
          <table:table-cell table:style-name="ce5" table:formula="of:=5.3+ shin * SIN([.B24])" office:value-type="float" office:value="8.88124969902872" calcext:value-type="float">
            <text:p>8.88</text:p>
          </table:table-cell>
          <table:table-cell table:style-name="ce5" table:formula="of:=5.3 - shin * COS([.B24])" office:value-type="float" office:value="-5.10070433159249" calcext:value-type="float">
            <text:p>-5.10</text:p>
          </table:table-cell>
          <table:table-cell table:style-name="ce4" table:formula="of:=COS(-[.B24])*[.F24]-SIN(-[.B24])*[.G24]" office:value-type="float" office:value="6.73675966929931" calcext:value-type="float">
            <text:p>6.737</text:p>
          </table:table-cell>
          <table:table-cell table:style-name="ce4" table:formula="of:=SIN(-[.B24])*[.F24] + COS(-[.B24])*[.G24]" office:value-type="float" office:value="-7.71426276794655" calcext:value-type="float">
            <text:p>-7.714</text:p>
          </table:table-cell>
          <table:table-cell table:style-name="ce4" table:formula="of:=[.H24]-[.H23]" office:value-type="float" office:value="0.0583700627477723" calcext:value-type="float">
            <text:p>0.058</text:p>
          </table:table-cell>
          <table:table-cell table:style-name="ce4" table:formula="of:=[.I24]-[.I23]" office:value-type="float" office:value="-0.117072234123647" calcext:value-type="float">
            <text:p>-0.117</text:p>
          </table:table-cell>
          <table:table-cell table:style-name="ce4" table:formula="of:=SQRT([.J24]*[.J24]+[.K24]*[.K24])" office:value-type="float" office:value="0.130816559455907" calcext:value-type="float">
            <text:p>0.131</text:p>
          </table:table-cell>
          <table:table-cell table:formula="of:=DEGREES(ATAN([.K24]/[.J24]))" office:value-type="float" office:value="-63.5000000000013" calcext:value-type="float">
            <text:p>-63.5000000000013</text:p>
          </table:table-cell>
          <table:table-cell table:style-name="ce11"/>
          <table:table-cell table:style-name="ce5" office:value-type="float" office:value="19" calcext:value-type="float">
            <text:p>19.00</text:p>
          </table:table-cell>
          <table:table-cell table:style-name="ce5" table:formula="of:=[.O24]*PI()/180" office:value-type="float" office:value="0.331612557878923" calcext:value-type="float">
            <text:p>0.33</text:p>
          </table:table-cell>
          <table:table-cell table:style-name="ce5" table:formula="of:=7.5-11*SIN([.P24])" office:value-type="float" office:value="3.91875030097128" calcext:value-type="float">
            <text:p>3.92</text:p>
          </table:table-cell>
          <table:table-cell table:style-name="ce5" table:formula="of:=-11*COS([.P24])" office:value-type="float" office:value="-10.4007043315925" calcext:value-type="float">
            <text:p>-10.40</text:p>
          </table:table-cell>
          <table:table-cell table:style-name="ce5" table:formula="of:=[.Q24]*COS([.P24])-[.R24]*SIN([.P24])" office:value-type="float" office:value="7.09138931699488" calcext:value-type="float">
            <text:p>7.09</text:p>
          </table:table-cell>
          <table:table-cell table:style-name="ce5" table:formula="of:=[.Q24]*SIN([.P24])+[.R24]*COS([.P24])" office:value-type="float" office:value="-8.55823884157133" calcext:value-type="float">
            <text:p>-8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table:formula="of:=[.A25]*PI()/180" office:value-type="float" office:value="0.349065850398866" calcext:value-type="float">
            <text:p>0.349</text:p>
          </table:table-cell>
          <table:table-cell table:style-name="ce4" table:formula="of:=(45-[.A25])*PI()/180" office:value-type="float" office:value="0.436332312998582" calcext:value-type="float">
            <text:p>0.436</text:p>
          </table:table-cell>
          <table:table-cell table:style-name="ce5" table:formula="of:=(thigh * COS( [.C25]))" office:value-type="float" office:value="6.79730840277488" calcext:value-type="float">
            <text:p>6.80</text:p>
          </table:table-cell>
          <table:table-cell table:style-name="ce5" table:formula="of:=(thigh * SIN( [.C25]))" office:value-type="float" office:value="3.16963696305525" calcext:value-type="float">
            <text:p>3.17</text:p>
          </table:table-cell>
          <table:table-cell table:style-name="ce5" table:formula="of:=5.3+ shin * SIN([.B25])" office:value-type="float" office:value="9.06222157658236" calcext:value-type="float">
            <text:p>9.06</text:p>
          </table:table-cell>
          <table:table-cell table:style-name="ce5" table:formula="of:=5.3 - shin * COS([.B25])" office:value-type="float" office:value="-5.03661882864499" calcext:value-type="float">
            <text:p>-5.04</text:p>
          </table:table-cell>
          <table:table-cell table:style-name="ce4" table:formula="of:=COS(-[.B25])*[.F25]-SIN(-[.B25])*[.G25]" office:value-type="float" office:value="6.79307764979136" calcext:value-type="float">
            <text:p>6.793</text:p>
          </table:table-cell>
          <table:table-cell table:style-name="ce4" table:formula="of:=SIN(-[.B25])*[.F25] + COS(-[.B25])*[.G25]" office:value-type="float" office:value="-7.83233586946073" calcext:value-type="float">
            <text:p>-7.832</text:p>
          </table:table-cell>
          <table:table-cell table:style-name="ce4" table:formula="of:=[.H25]-[.H24]" office:value-type="float" office:value="0.0563179804920502" calcext:value-type="float">
            <text:p>0.056</text:p>
          </table:table-cell>
          <table:table-cell table:style-name="ce4" table:formula="of:=[.I25]-[.I24]" office:value-type="float" office:value="-0.118073101514177" calcext:value-type="float">
            <text:p>-0.118</text:p>
          </table:table-cell>
          <table:table-cell table:style-name="ce4" table:formula="of:=SQRT([.J25]*[.J25]+[.K25]*[.K25])" office:value-type="float" office:value="0.130816559455904" calcext:value-type="float">
            <text:p>0.131</text:p>
          </table:table-cell>
          <table:table-cell table:formula="of:=DEGREES(ATAN([.K25]/[.J25]))" office:value-type="float" office:value="-64.4999999999993" calcext:value-type="float">
            <text:p>-64.4999999999993</text:p>
          </table:table-cell>
          <table:table-cell table:style-name="ce11"/>
          <table:table-cell table:style-name="ce5" office:value-type="float" office:value="20" calcext:value-type="float">
            <text:p>20.00</text:p>
          </table:table-cell>
          <table:table-cell table:style-name="ce5" table:formula="of:=[.O25]*PI()/180" office:value-type="float" office:value="0.349065850398866" calcext:value-type="float">
            <text:p>0.35</text:p>
          </table:table-cell>
          <table:table-cell table:style-name="ce5" table:formula="of:=7.5-11*SIN([.P25])" office:value-type="float" office:value="3.73777842341764" calcext:value-type="float">
            <text:p>3.74</text:p>
          </table:table-cell>
          <table:table-cell table:style-name="ce5" table:formula="of:=-11*COS([.P25])" office:value-type="float" office:value="-10.336618828645" calcext:value-type="float">
            <text:p>-10.34</text:p>
          </table:table-cell>
          <table:table-cell table:style-name="ce5" table:formula="of:=[.Q25]*COS([.P25])-[.R25]*SIN([.P25])" office:value-type="float" office:value="7.04769465589431" calcext:value-type="float">
            <text:p>7.05</text:p>
          </table:table-cell>
          <table:table-cell table:style-name="ce5" table:formula="of:=[.Q25]*SIN([.P25])+[.R25]*COS([.P25])" office:value-type="float" office:value="-8.43484892505749" calcext:value-type="float">
            <text:p>-8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table:formula="of:=[.A26]*PI()/180" office:value-type="float" office:value="0.366519142918809" calcext:value-type="float">
            <text:p>0.367</text:p>
          </table:table-cell>
          <table:table-cell table:style-name="ce4" table:formula="of:=(45-[.A26])*PI()/180" office:value-type="float" office:value="0.418879020478639" calcext:value-type="float">
            <text:p>0.419</text:p>
          </table:table-cell>
          <table:table-cell table:style-name="ce5" table:formula="of:=(thigh * COS( [.C26]))" office:value-type="float" office:value="6.85159093231951" calcext:value-type="float">
            <text:p>6.85</text:p>
          </table:table-cell>
          <table:table-cell table:style-name="ce5" table:formula="of:=(thigh * SIN( [.C26]))" office:value-type="float" office:value="3.0505248230685" calcext:value-type="float">
            <text:p>3.05</text:p>
          </table:table-cell>
          <table:table-cell table:style-name="ce5" table:formula="of:=5.3+ shin * SIN([.B26])" office:value-type="float" office:value="9.2420474449983" calcext:value-type="float">
            <text:p>9.24</text:p>
          </table:table-cell>
          <table:table-cell table:style-name="ce5" table:formula="of:=5.3 - shin * COS([.B26])" office:value-type="float" office:value="-4.96938469146922" calcext:value-type="float">
            <text:p>-4.97</text:p>
          </table:table-cell>
          <table:table-cell table:style-name="ce4" table:formula="of:=COS(-[.B26])*[.F26]-SIN(-[.B26])*[.G26]" office:value-type="float" office:value="6.84732639302526" calcext:value-type="float">
            <text:p>6.847</text:p>
          </table:table-cell>
          <table:table-cell table:style-name="ce4" table:formula="of:=SIN(-[.B26])*[.F26] + COS(-[.B26])*[.G26]" office:value-type="float" office:value="-7.95137387215492" calcext:value-type="float">
            <text:p>-7.951</text:p>
          </table:table-cell>
          <table:table-cell table:style-name="ce4" table:formula="of:=[.H26]-[.H25]" office:value-type="float" office:value="0.0542487432339023" calcext:value-type="float">
            <text:p>0.054</text:p>
          </table:table-cell>
          <table:table-cell table:style-name="ce4" table:formula="of:=[.I26]-[.I25]" office:value-type="float" office:value="-0.119038002694191" calcext:value-type="float">
            <text:p>-0.119</text:p>
          </table:table-cell>
          <table:table-cell table:style-name="ce4" table:formula="of:=SQRT([.J26]*[.J26]+[.K26]*[.K26])" office:value-type="float" office:value="0.130816559455904" calcext:value-type="float">
            <text:p>0.131</text:p>
          </table:table-cell>
          <table:table-cell table:formula="of:=DEGREES(ATAN([.K26]/[.J26]))" office:value-type="float" office:value="-65.4999999999996" calcext:value-type="float">
            <text:p>-65.4999999999996</text:p>
          </table:table-cell>
          <table:table-cell table:style-name="ce11"/>
          <table:table-cell table:style-name="ce5" office:value-type="float" office:value="21" calcext:value-type="float">
            <text:p>21.00</text:p>
          </table:table-cell>
          <table:table-cell table:style-name="ce5" table:formula="of:=[.O26]*PI()/180" office:value-type="float" office:value="0.366519142918809" calcext:value-type="float">
            <text:p>0.37</text:p>
          </table:table-cell>
          <table:table-cell table:style-name="ce5" table:formula="of:=7.5-11*SIN([.P26])" office:value-type="float" office:value="3.5579525550017" calcext:value-type="float">
            <text:p>3.56</text:p>
          </table:table-cell>
          <table:table-cell table:style-name="ce5" table:formula="of:=-11*COS([.P26])" office:value-type="float" office:value="-10.2693846914692" calcext:value-type="float">
            <text:p>-10.27</text:p>
          </table:table-cell>
          <table:table-cell table:style-name="ce5" table:formula="of:=[.Q26]*COS([.P26])-[.R26]*SIN([.P26])" office:value-type="float" office:value="7.00185319872901" calcext:value-type="float">
            <text:p>7.00</text:p>
          </table:table-cell>
          <table:table-cell table:style-name="ce5" table:formula="of:=[.Q26]*SIN([.P26])+[.R26]*COS([.P26])" office:value-type="float" office:value="-8.31224037841025" calcext:value-type="float">
            <text:p>-8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table:formula="of:=[.A27]*PI()/180" office:value-type="float" office:value="0.383972435438752" calcext:value-type="float">
            <text:p>0.384</text:p>
          </table:table-cell>
          <table:table-cell table:style-name="ce4" table:formula="of:=(45-[.A27])*PI()/180" office:value-type="float" office:value="0.401425727958696" calcext:value-type="float">
            <text:p>0.401</text:p>
          </table:table-cell>
          <table:table-cell table:style-name="ce5" table:formula="of:=(thigh * COS( [.C27]))" office:value-type="float" office:value="6.9037864008933" calcext:value-type="float">
            <text:p>6.90</text:p>
          </table:table-cell>
          <table:table-cell table:style-name="ce5" table:formula="of:=(thigh * SIN( [.C27]))" office:value-type="float" office:value="2.93048346366955" calcext:value-type="float">
            <text:p>2.93</text:p>
          </table:table-cell>
          <table:table-cell table:style-name="ce5" table:formula="of:=5.3+ shin * SIN([.B27])" office:value-type="float" office:value="9.42067252757503" calcext:value-type="float">
            <text:p>9.42</text:p>
          </table:table-cell>
          <table:table-cell table:style-name="ce5" table:formula="of:=5.3 - shin * COS([.B27])" office:value-type="float" office:value="-4.89902240023466" calcext:value-type="float">
            <text:p>-4.90</text:p>
          </table:table-cell>
          <table:table-cell table:style-name="ce4" table:formula="of:=COS(-[.B27])*[.F27]-SIN(-[.B27])*[.G27]" office:value-type="float" office:value="6.89948937430831" calcext:value-type="float">
            <text:p>6.899</text:p>
          </table:table-cell>
          <table:table-cell table:style-name="ce4" table:formula="of:=SIN(-[.B27])*[.F27] + COS(-[.B27])*[.G27]" office:value-type="float" office:value="-8.07134051590036" calcext:value-type="float">
            <text:p>-8.071</text:p>
          </table:table-cell>
          <table:table-cell table:style-name="ce4" table:formula="of:=[.H27]-[.H26]" office:value-type="float" office:value="0.0521629812830469" calcext:value-type="float">
            <text:p>0.052</text:p>
          </table:table-cell>
          <table:table-cell table:style-name="ce4" table:formula="of:=[.I27]-[.I26]" office:value-type="float" office:value="-0.119966643745439" calcext:value-type="float">
            <text:p>-0.120</text:p>
          </table:table-cell>
          <table:table-cell table:style-name="ce4" table:formula="of:=SQRT([.J27]*[.J27]+[.K27]*[.K27])" office:value-type="float" office:value="0.130816559455906" calcext:value-type="float">
            <text:p>0.131</text:p>
          </table:table-cell>
          <table:table-cell table:formula="of:=DEGREES(ATAN([.K27]/[.J27]))" office:value-type="float" office:value="-66.4999999999999" calcext:value-type="float">
            <text:p>-66.4999999999999</text:p>
          </table:table-cell>
          <table:table-cell table:style-name="ce11"/>
          <table:table-cell table:style-name="ce5" office:value-type="float" office:value="22" calcext:value-type="float">
            <text:p>22.00</text:p>
          </table:table-cell>
          <table:table-cell table:style-name="ce5" table:formula="of:=[.O27]*PI()/180" office:value-type="float" office:value="0.383972435438752" calcext:value-type="float">
            <text:p>0.38</text:p>
          </table:table-cell>
          <table:table-cell table:style-name="ce5" table:formula="of:=7.5-11*SIN([.P27])" office:value-type="float" office:value="3.37932747242497" calcext:value-type="float">
            <text:p>3.38</text:p>
          </table:table-cell>
          <table:table-cell table:style-name="ce5" table:formula="of:=-11*COS([.P27])" office:value-type="float" office:value="-10.1990224002347" calcext:value-type="float">
            <text:p>-10.20</text:p>
          </table:table-cell>
          <table:table-cell table:style-name="ce5" table:formula="of:=[.Q27]*COS([.P27])-[.R27]*SIN([.P27])" office:value-type="float" office:value="6.95387890925091" calcext:value-type="float">
            <text:p>6.95</text:p>
          </table:table-cell>
          <table:table-cell table:style-name="ce5" table:formula="of:=[.Q27]*SIN([.P27])+[.R27]*COS([.P27])" office:value-type="float" office:value="-8.19045054938066" calcext:value-type="float">
            <text:p>-8.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table:formula="of:=[.A28]*PI()/180" office:value-type="float" office:value="0.401425727958696" calcext:value-type="float">
            <text:p>0.401</text:p>
          </table:table-cell>
          <table:table-cell table:style-name="ce4" table:formula="of:=(45-[.A28])*PI()/180" office:value-type="float" office:value="0.383972435438752" calcext:value-type="float">
            <text:p>0.384</text:p>
          </table:table-cell>
          <table:table-cell table:style-name="ce5" table:formula="of:=(thigh * COS( [.C28]))" office:value-type="float" office:value="6.95387890925091" calcext:value-type="float">
            <text:p>6.95</text:p>
          </table:table-cell>
          <table:table-cell table:style-name="ce5" table:formula="of:=(thigh * SIN( [.C28]))" office:value-type="float" office:value="2.80954945061934" calcext:value-type="float">
            <text:p>2.81</text:p>
          </table:table-cell>
          <table:table-cell table:style-name="ce5" table:formula="of:=5.3+ shin * SIN([.B28])" office:value-type="float" office:value="9.59804241338201" calcext:value-type="float">
            <text:p>9.60</text:p>
          </table:table-cell>
          <table:table-cell table:style-name="ce5" table:formula="of:=5.3 - shin * COS([.B28])" office:value-type="float" office:value="-4.82555338797684" calcext:value-type="float">
            <text:p>-4.83</text:p>
          </table:table-cell>
          <table:table-cell table:style-name="ce4" table:formula="of:=COS(-[.B28])*[.F28]-SIN(-[.B28])*[.G28]" office:value-type="float" office:value="6.94955070429109" calcext:value-type="float">
            <text:p>6.950</text:p>
          </table:table-cell>
          <table:table-cell table:style-name="ce4" table:formula="of:=SIN(-[.B28])*[.F28] + COS(-[.B28])*[.G28]" office:value-type="float" office:value="-8.19219925769522" calcext:value-type="float">
            <text:p>-8.192</text:p>
          </table:table-cell>
          <table:table-cell table:style-name="ce4" table:formula="of:=[.H28]-[.H27]" office:value-type="float" office:value="0.0500613299827775" calcext:value-type="float">
            <text:p>0.050</text:p>
          </table:table-cell>
          <table:table-cell table:style-name="ce4" table:formula="of:=[.I28]-[.I27]" office:value-type="float" office:value="-0.120858741794857" calcext:value-type="float">
            <text:p>-0.121</text:p>
          </table:table-cell>
          <table:table-cell table:style-name="ce4" table:formula="of:=SQRT([.J28]*[.J28]+[.K28]*[.K28])" office:value-type="float" office:value="0.130816559455905" calcext:value-type="float">
            <text:p>0.131</text:p>
          </table:table-cell>
          <table:table-cell table:formula="of:=DEGREES(ATAN([.K28]/[.J28]))" office:value-type="float" office:value="-67.5000000000001" calcext:value-type="float">
            <text:p>-67.5000000000001</text:p>
          </table:table-cell>
          <table:table-cell table:style-name="ce11"/>
          <table:table-cell table:style-name="ce5" office:value-type="float" office:value="23" calcext:value-type="float">
            <text:p>23.00</text:p>
          </table:table-cell>
          <table:table-cell table:style-name="ce5" table:formula="of:=[.O28]*PI()/180" office:value-type="float" office:value="0.401425727958696" calcext:value-type="float">
            <text:p>0.40</text:p>
          </table:table-cell>
          <table:table-cell table:style-name="ce5" table:formula="of:=7.5-11*SIN([.P28])" office:value-type="float" office:value="3.20195758661799" calcext:value-type="float">
            <text:p>3.20</text:p>
          </table:table-cell>
          <table:table-cell table:style-name="ce5" table:formula="of:=-11*COS([.P28])" office:value-type="float" office:value="-10.1255533879768" calcext:value-type="float">
            <text:p>-10.13</text:p>
          </table:table-cell>
          <table:table-cell table:style-name="ce5" table:formula="of:=[.Q28]*COS([.P28])-[.R28]*SIN([.P28])" office:value-type="float" office:value="6.9037864008933" calcext:value-type="float">
            <text:p>6.90</text:p>
          </table:table-cell>
          <table:table-cell table:style-name="ce5" table:formula="of:=[.Q28]*SIN([.P28])+[.R28]*COS([.P28])" office:value-type="float" office:value="-8.06951653633045" calcext:value-type="float">
            <text:p>-8.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table:formula="of:=[.A29]*PI()/180" office:value-type="float" office:value="0.418879020478639" calcext:value-type="float">
            <text:p>0.419</text:p>
          </table:table-cell>
          <table:table-cell table:style-name="ce4" table:formula="of:=(45-[.A29])*PI()/180" office:value-type="float" office:value="0.366519142918809" calcext:value-type="float">
            <text:p>0.367</text:p>
          </table:table-cell>
          <table:table-cell table:style-name="ce5" table:formula="of:=(thigh * COS( [.C29]))" office:value-type="float" office:value="7.00185319872901" calcext:value-type="float">
            <text:p>7.00</text:p>
          </table:table-cell>
          <table:table-cell table:style-name="ce5" table:formula="of:=(thigh * SIN( [.C29]))" office:value-type="float" office:value="2.68775962158975" calcext:value-type="float">
            <text:p>2.69</text:p>
          </table:table-cell>
          <table:table-cell table:style-name="ce5" table:formula="of:=5.3+ shin * SIN([.B29])" office:value-type="float" office:value="9.7741030738338" calcext:value-type="float">
            <text:p>9.77</text:p>
          </table:table-cell>
          <table:table-cell table:style-name="ce5" table:formula="of:=5.3 - shin * COS([.B29])" office:value-type="float" office:value="-4.74900003406861" calcext:value-type="float">
            <text:p>-4.75</text:p>
          </table:table-cell>
          <table:table-cell table:style-name="ce4" table:formula="of:=COS(-[.B29])*[.F29]-SIN(-[.B29])*[.G29]" office:value-type="float" office:value="6.99749513380753" calcext:value-type="float">
            <text:p>6.997</text:p>
          </table:table-cell>
          <table:table-cell table:style-name="ce4" table:formula="of:=SIN(-[.B29])*[.F29] + COS(-[.B29])*[.G29]" office:value-type="float" office:value="-8.31391328279596" calcext:value-type="float">
            <text:p>-8.314</text:p>
          </table:table-cell>
          <table:table-cell table:style-name="ce4" table:formula="of:=[.H29]-[.H28]" office:value-type="float" office:value="0.0479444295164404" calcext:value-type="float">
            <text:p>0.048</text:p>
          </table:table-cell>
          <table:table-cell table:style-name="ce4" table:formula="of:=[.I29]-[.I28]" office:value-type="float" office:value="-0.121714025100738" calcext:value-type="float">
            <text:p>-0.122</text:p>
          </table:table-cell>
          <table:table-cell table:style-name="ce4" table:formula="of:=SQRT([.J29]*[.J29]+[.K29]*[.K29])" office:value-type="float" office:value="0.130816559455904" calcext:value-type="float">
            <text:p>0.131</text:p>
          </table:table-cell>
          <table:table-cell table:formula="of:=DEGREES(ATAN([.K29]/[.J29]))" office:value-type="float" office:value="-68.5000000000001" calcext:value-type="float">
            <text:p>-68.5000000000001</text:p>
          </table:table-cell>
          <table:table-cell table:style-name="ce11"/>
          <table:table-cell table:style-name="ce5" office:value-type="float" office:value="24" calcext:value-type="float">
            <text:p>24.00</text:p>
          </table:table-cell>
          <table:table-cell table:style-name="ce5" table:formula="of:=[.O29]*PI()/180" office:value-type="float" office:value="0.418879020478639" calcext:value-type="float">
            <text:p>0.42</text:p>
          </table:table-cell>
          <table:table-cell table:style-name="ce5" table:formula="of:=7.5-11*SIN([.P29])" office:value-type="float" office:value="3.0258969261662" calcext:value-type="float">
            <text:p>3.03</text:p>
          </table:table-cell>
          <table:table-cell table:style-name="ce5" table:formula="of:=-11*COS([.P29])" office:value-type="float" office:value="-10.0490000340686" calcext:value-type="float">
            <text:p>-10.05</text:p>
          </table:table-cell>
          <table:table-cell table:style-name="ce5" table:formula="of:=[.Q29]*COS([.P29])-[.R29]*SIN([.P29])" office:value-type="float" office:value="6.85159093231951" calcext:value-type="float">
            <text:p>6.85</text:p>
          </table:table-cell>
          <table:table-cell table:style-name="ce5" table:formula="of:=[.Q29]*SIN([.P29])+[.R29]*COS([.P29])" office:value-type="float" office:value="-7.9494751769315" calcext:value-type="float">
            <text:p>-7.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table:formula="of:=[.A30]*PI()/180" office:value-type="float" office:value="0.436332312998582" calcext:value-type="float">
            <text:p>0.436</text:p>
          </table:table-cell>
          <table:table-cell table:style-name="ce4" table:formula="of:=(45-[.A30])*PI()/180" office:value-type="float" office:value="0.349065850398866" calcext:value-type="float">
            <text:p>0.349</text:p>
          </table:table-cell>
          <table:table-cell table:style-name="ce5" table:formula="of:=(thigh * COS( [.C30]))" office:value-type="float" office:value="7.04769465589431" calcext:value-type="float">
            <text:p>7.05</text:p>
          </table:table-cell>
          <table:table-cell table:style-name="ce5" table:formula="of:=(thigh * SIN( [.C30]))" office:value-type="float" office:value="2.56515107494252" calcext:value-type="float">
            <text:p>2.57</text:p>
          </table:table-cell>
          <table:table-cell table:style-name="ce5" table:formula="of:=5.3+ shin * SIN([.B30])" office:value-type="float" office:value="9.94880087914769" calcext:value-type="float">
            <text:p>9.95</text:p>
          </table:table-cell>
          <table:table-cell table:style-name="ce5" table:formula="of:=5.3 - shin * COS([.B30])" office:value-type="float" office:value="-4.66938565740315" calcext:value-type="float">
            <text:p>-4.67</text:p>
          </table:table-cell>
          <table:table-cell table:style-name="ce4" table:formula="of:=COS(-[.B30])*[.F30]-SIN(-[.B30])*[.G30]" office:value-type="float" office:value="7.04330805851995" calcext:value-type="float">
            <text:p>7.043</text:p>
          </table:table-cell>
          <table:table-cell table:style-name="ce4" table:formula="of:=SIN(-[.B30])*[.F30] + COS(-[.B30])*[.G30]" office:value-type="float" office:value="-8.43644551593146" calcext:value-type="float">
            <text:p>-8.436</text:p>
          </table:table-cell>
          <table:table-cell table:style-name="ce4" table:formula="of:=[.H30]-[.H29]" office:value-type="float" office:value="0.0458129247124255" calcext:value-type="float">
            <text:p>0.046</text:p>
          </table:table-cell>
          <table:table-cell table:style-name="ce4" table:formula="of:=[.I30]-[.I29]" office:value-type="float" office:value="-0.122532233135509" calcext:value-type="float">
            <text:p>-0.123</text:p>
          </table:table-cell>
          <table:table-cell table:style-name="ce4" table:formula="of:=SQRT([.J30]*[.J30]+[.K30]*[.K30])" office:value-type="float" office:value="0.130816559455908" calcext:value-type="float">
            <text:p>0.131</text:p>
          </table:table-cell>
          <table:table-cell table:formula="of:=DEGREES(ATAN([.K30]/[.J30]))" office:value-type="float" office:value="-69.5000000000007" calcext:value-type="float">
            <text:p>-69.5000000000007</text:p>
          </table:table-cell>
          <table:table-cell table:style-name="ce11"/>
          <table:table-cell table:style-name="ce5" office:value-type="float" office:value="25" calcext:value-type="float">
            <text:p>25.00</text:p>
          </table:table-cell>
          <table:table-cell table:style-name="ce5" table:formula="of:=[.O30]*PI()/180" office:value-type="float" office:value="0.436332312998582" calcext:value-type="float">
            <text:p>0.44</text:p>
          </table:table-cell>
          <table:table-cell table:style-name="ce5" table:formula="of:=7.5-11*SIN([.P30])" office:value-type="float" office:value="2.85119912085231" calcext:value-type="float">
            <text:p>2.85</text:p>
          </table:table-cell>
          <table:table-cell table:style-name="ce5" table:formula="of:=-11*COS([.P30])" office:value-type="float" office:value="-9.96938565740315" calcext:value-type="float">
            <text:p>-9.97</text:p>
          </table:table-cell>
          <table:table-cell table:style-name="ce5" table:formula="of:=[.Q30]*COS([.P30])-[.R30]*SIN([.P30])" office:value-type="float" office:value="6.79730840277487" calcext:value-type="float">
            <text:p>6.80</text:p>
          </table:table-cell>
          <table:table-cell table:style-name="ce5" table:formula="of:=[.Q30]*SIN([.P30])+[.R30]*COS([.P30])" office:value-type="float" office:value="-7.83036303694476" calcext:value-type="float">
            <text:p>-7.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table:formula="of:=[.A31]*PI()/180" office:value-type="float" office:value="0.453785605518526" calcext:value-type="float">
            <text:p>0.454</text:p>
          </table:table-cell>
          <table:table-cell table:style-name="ce4" table:formula="of:=(45-[.A31])*PI()/180" office:value-type="float" office:value="0.331612557878923" calcext:value-type="float">
            <text:p>0.332</text:p>
          </table:table-cell>
          <table:table-cell table:style-name="ce5" table:formula="of:=(thigh * COS( [.C31]))" office:value-type="float" office:value="7.09138931699488" calcext:value-type="float">
            <text:p>7.09</text:p>
          </table:table-cell>
          <table:table-cell table:style-name="ce5" table:formula="of:=(thigh * SIN( [.C31]))" office:value-type="float" office:value="2.44176115842867" calcext:value-type="float">
            <text:p>2.44</text:p>
          </table:table-cell>
          <table:table-cell table:style-name="ce5" table:formula="of:=5.3+ shin * SIN([.B31])" office:value-type="float" office:value="10.1220826146799" calcext:value-type="float">
            <text:p>10.12</text:p>
          </table:table-cell>
          <table:table-cell table:style-name="ce5" table:formula="of:=5.3 - shin * COS([.B31])" office:value-type="float" office:value="-4.58673450929084" calcext:value-type="float">
            <text:p>-4.59</text:p>
          </table:table-cell>
          <table:table-cell table:style-name="ce4" table:formula="of:=COS(-[.B31])*[.F31]-SIN(-[.B31])*[.G31]" office:value-type="float" office:value="7.08697552336769" calcext:value-type="float">
            <text:p>7.087</text:p>
          </table:table-cell>
          <table:table-cell table:style-name="ce4" table:formula="of:=SIN(-[.B31])*[.F31] + COS(-[.B31])*[.G31]" office:value-type="float" office:value="-8.55975863259653" calcext:value-type="float">
            <text:p>-8.560</text:p>
          </table:table-cell>
          <table:table-cell table:style-name="ce4" table:formula="of:=[.H31]-[.H30]" office:value-type="float" office:value="0.0436674648477426" calcext:value-type="float">
            <text:p>0.044</text:p>
          </table:table-cell>
          <table:table-cell table:style-name="ce4" table:formula="of:=[.I31]-[.I30]" office:value-type="float" office:value="-0.123313116665063" calcext:value-type="float">
            <text:p>-0.123</text:p>
          </table:table-cell>
          <table:table-cell table:style-name="ce4" table:formula="of:=SQRT([.J31]*[.J31]+[.K31]*[.K31])" office:value-type="float" office:value="0.130816559455905" calcext:value-type="float">
            <text:p>0.131</text:p>
          </table:table-cell>
          <table:table-cell table:formula="of:=DEGREES(ATAN([.K31]/[.J31]))" office:value-type="float" office:value="-70.5000000000004" calcext:value-type="float">
            <text:p>-70.5000000000004</text:p>
          </table:table-cell>
          <table:table-cell table:style-name="ce11"/>
          <table:table-cell table:style-name="ce5" office:value-type="float" office:value="26" calcext:value-type="float">
            <text:p>26.00</text:p>
          </table:table-cell>
          <table:table-cell table:style-name="ce5" table:formula="of:=[.O31]*PI()/180" office:value-type="float" office:value="0.453785605518526" calcext:value-type="float">
            <text:p>0.45</text:p>
          </table:table-cell>
          <table:table-cell table:style-name="ce5" table:formula="of:=7.5-11*SIN([.P31])" office:value-type="float" office:value="2.67791738532015" calcext:value-type="float">
            <text:p>2.68</text:p>
          </table:table-cell>
          <table:table-cell table:style-name="ce5" table:formula="of:=-11*COS([.P31])" office:value-type="float" office:value="-9.88673450929084" calcext:value-type="float">
            <text:p>-9.89</text:p>
          </table:table-cell>
          <table:table-cell table:style-name="ce5" table:formula="of:=[.Q31]*COS([.P31])-[.R31]*SIN([.P31])" office:value-type="float" office:value="6.74095534724375" calcext:value-type="float">
            <text:p>6.74</text:p>
          </table:table-cell>
          <table:table-cell table:style-name="ce5" table:formula="of:=[.Q31]*SIN([.P31])+[.R31]*COS([.P31])" office:value-type="float" office:value="-7.71221639908192" calcext:value-type="float">
            <text:p>-7.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table:formula="of:=[.A32]*PI()/180" office:value-type="float" office:value="0.471238898038469" calcext:value-type="float">
            <text:p>0.471</text:p>
          </table:table-cell>
          <table:table-cell table:style-name="ce4" table:formula="of:=(45-[.A32])*PI()/180" office:value-type="float" office:value="0.314159265358979" calcext:value-type="float">
            <text:p>0.314</text:p>
          </table:table-cell>
          <table:table-cell table:style-name="ce5" table:formula="of:=(thigh * COS( [.C32]))" office:value-type="float" office:value="7.13292387221365" calcext:value-type="float">
            <text:p>7.13</text:p>
          </table:table-cell>
          <table:table-cell table:style-name="ce5" table:formula="of:=(thigh * SIN( [.C32]))" office:value-type="float" office:value="2.31762745781211" calcext:value-type="float">
            <text:p>2.32</text:p>
          </table:table-cell>
          <table:table-cell table:style-name="ce5" table:formula="of:=5.3+ shin * SIN([.B32])" office:value-type="float" office:value="10.293895497135" calcext:value-type="float">
            <text:p>10.29</text:p>
          </table:table-cell>
          <table:table-cell table:style-name="ce5" table:formula="of:=5.3 - shin * COS([.B32])" office:value-type="float" office:value="-4.50107176607205" calcext:value-type="float">
            <text:p>-4.50</text:p>
          </table:table-cell>
          <table:table-cell table:style-name="ce4" table:formula="of:=COS(-[.B32])*[.F32]-SIN(-[.B32])*[.G32]" office:value-type="float" office:value="7.12848422681795" calcext:value-type="float">
            <text:p>7.128</text:p>
          </table:table-cell>
          <table:table-cell table:style-name="ce4" table:formula="of:=SIN(-[.B32])*[.F32] + COS(-[.B32])*[.G32]" office:value-type="float" office:value="-8.68381507042125" calcext:value-type="float">
            <text:p>-8.684</text:p>
          </table:table-cell>
          <table:table-cell table:style-name="ce4" table:formula="of:=[.H32]-[.H31]" office:value-type="float" office:value="0.0415087034502539" calcext:value-type="float">
            <text:p>0.042</text:p>
          </table:table-cell>
          <table:table-cell table:style-name="ce4" table:formula="of:=[.I32]-[.I31]" office:value-type="float" office:value="-0.124056437824722" calcext:value-type="float">
            <text:p>-0.124</text:p>
          </table:table-cell>
          <table:table-cell table:style-name="ce4" table:formula="of:=SQRT([.J32]*[.J32]+[.K32]*[.K32])" office:value-type="float" office:value="0.130816559455904" calcext:value-type="float">
            <text:p>0.131</text:p>
          </table:table-cell>
          <table:table-cell table:formula="of:=DEGREES(ATAN([.K32]/[.J32]))" office:value-type="float" office:value="-71.4999999999992" calcext:value-type="float">
            <text:p>-71.4999999999992</text:p>
          </table:table-cell>
          <table:table-cell table:style-name="ce11"/>
          <table:table-cell table:style-name="ce5" office:value-type="float" office:value="27" calcext:value-type="float">
            <text:p>27.00</text:p>
          </table:table-cell>
          <table:table-cell table:style-name="ce5" table:formula="of:=[.O32]*PI()/180" office:value-type="float" office:value="0.471238898038469" calcext:value-type="float">
            <text:p>0.47</text:p>
          </table:table-cell>
          <table:table-cell table:style-name="ce5" table:formula="of:=7.5-11*SIN([.P32])" office:value-type="float" office:value="2.50610450286499" calcext:value-type="float">
            <text:p>2.51</text:p>
          </table:table-cell>
          <table:table-cell table:style-name="ce5" table:formula="of:=-11*COS([.P32])" office:value-type="float" office:value="-9.80107176607205" calcext:value-type="float">
            <text:p>-9.80</text:p>
          </table:table-cell>
          <table:table-cell table:style-name="ce5" table:formula="of:=[.Q32]*COS([.P32])-[.R32]*SIN([.P32])" office:value-type="float" office:value="6.68254893141276" calcext:value-type="float">
            <text:p>6.68</text:p>
          </table:table-cell>
          <table:table-cell table:style-name="ce5" table:formula="of:=[.Q32]*SIN([.P32])+[.R32]*COS([.P32])" office:value-type="float" office:value="-7.5950712519534" calcext:value-type="float">
            <text:p>-7.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table:formula="of:=[.A33]*PI()/180" office:value-type="float" office:value="0.488692190558412" calcext:value-type="float">
            <text:p>0.489</text:p>
          </table:table-cell>
          <table:table-cell table:style-name="ce4" table:formula="of:=(45-[.A33])*PI()/180" office:value-type="float" office:value="0.296705972839036" calcext:value-type="float">
            <text:p>0.297</text:p>
          </table:table-cell>
          <table:table-cell table:style-name="ce5" table:formula="of:=(thigh * COS( [.C33]))" office:value-type="float" office:value="7.17228566972277" calcext:value-type="float">
            <text:p>7.17</text:p>
          </table:table-cell>
          <table:table-cell table:style-name="ce5" table:formula="of:=(thigh * SIN( [.C33]))" office:value-type="float" office:value="2.19278778542053" calcext:value-type="float">
            <text:p>2.19</text:p>
          </table:table-cell>
          <table:table-cell table:style-name="ce5" table:formula="of:=5.3+ shin * SIN([.B33])" office:value-type="float" office:value="10.4641871906448" calcext:value-type="float">
            <text:p>10.46</text:p>
          </table:table-cell>
          <table:table-cell table:style-name="ce5" table:formula="of:=5.3 - shin * COS([.B33])" office:value-type="float" office:value="-4.4124235214482" calcext:value-type="float">
            <text:p>-4.41</text:p>
          </table:table-cell>
          <table:table-cell table:style-name="ce4" table:formula="of:=COS(-[.B33])*[.F33]-SIN(-[.B33])*[.G33]" office:value-type="float" office:value="7.16782152491753" calcext:value-type="float">
            <text:p>7.168</text:p>
          </table:table-cell>
          <table:table-cell table:style-name="ce4" table:formula="of:=SIN(-[.B33])*[.F33] + COS(-[.B33])*[.G33]" office:value-type="float" office:value="-8.80857704061291" calcext:value-type="float">
            <text:p>-8.809</text:p>
          </table:table-cell>
          <table:table-cell table:style-name="ce4" table:formula="of:=[.H33]-[.H32]" office:value-type="float" office:value="0.0393372980995856" calcext:value-type="float">
            <text:p>0.039</text:p>
          </table:table-cell>
          <table:table-cell table:style-name="ce4" table:formula="of:=[.I33]-[.I32]" office:value-type="float" office:value="-0.124761970191662" calcext:value-type="float">
            <text:p>-0.125</text:p>
          </table:table-cell>
          <table:table-cell table:style-name="ce4" table:formula="of:=SQRT([.J33]*[.J33]+[.K33]*[.K33])" office:value-type="float" office:value="0.130816559455906" calcext:value-type="float">
            <text:p>0.131</text:p>
          </table:table-cell>
          <table:table-cell table:formula="of:=DEGREES(ATAN([.K33]/[.J33]))" office:value-type="float" office:value="-72.5000000000005" calcext:value-type="float">
            <text:p>-72.5000000000005</text:p>
          </table:table-cell>
          <table:table-cell table:style-name="ce11"/>
          <table:table-cell table:style-name="ce5" office:value-type="float" office:value="28" calcext:value-type="float">
            <text:p>28.00</text:p>
          </table:table-cell>
          <table:table-cell table:style-name="ce5" table:formula="of:=[.O33]*PI()/180" office:value-type="float" office:value="0.488692190558412" calcext:value-type="float">
            <text:p>0.49</text:p>
          </table:table-cell>
          <table:table-cell table:style-name="ce5" table:formula="of:=7.5-11*SIN([.P33])" office:value-type="float" office:value="2.3358128093552" calcext:value-type="float">
            <text:p>2.34</text:p>
          </table:table-cell>
          <table:table-cell table:style-name="ce5" table:formula="of:=-11*COS([.P33])" office:value-type="float" office:value="-9.7124235214482" calcext:value-type="float">
            <text:p>-9.71</text:p>
          </table:table-cell>
          <table:table-cell table:style-name="ce5" table:formula="of:=[.Q33]*COS([.P33])-[.R33]*SIN([.P33])" office:value-type="float" office:value="6.62210694644195" calcext:value-type="float">
            <text:p>6.62</text:p>
          </table:table-cell>
          <table:table-cell table:style-name="ce5" table:formula="of:=[.Q33]*SIN([.P33])+[.R33]*COS([.P33])" office:value-type="float" office:value="-7.47896327910582" calcext:value-type="float">
            <text:p>-7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table:formula="of:=[.A34]*PI()/180" office:value-type="float" office:value="0.506145483078356" calcext:value-type="float">
            <text:p>0.506</text:p>
          </table:table-cell>
          <table:table-cell table:style-name="ce4" table:formula="of:=(45-[.A34])*PI()/180" office:value-type="float" office:value="0.279252680319093" calcext:value-type="float">
            <text:p>0.279</text:p>
          </table:table-cell>
          <table:table-cell table:style-name="ce5" table:formula="of:=(thigh * COS( [.C34]))" office:value-type="float" office:value="7.20946271953739" calcext:value-type="float">
            <text:p>7.21</text:p>
          </table:table-cell>
          <table:table-cell table:style-name="ce5" table:formula="of:=(thigh * SIN( [.C34]))" office:value-type="float" office:value="2.06728016862749" calcext:value-type="float">
            <text:p>2.07</text:p>
          </table:table-cell>
          <table:table-cell table:style-name="ce5" table:formula="of:=5.3+ shin * SIN([.B34])" office:value-type="float" office:value="10.6329058227097" calcext:value-type="float">
            <text:p>10.63</text:p>
          </table:table-cell>
          <table:table-cell table:style-name="ce5" table:formula="of:=5.3 - shin * COS([.B34])" office:value-type="float" office:value="-4.32081677853335" calcext:value-type="float">
            <text:p>-4.32</text:p>
          </table:table-cell>
          <table:table-cell table:style-name="ce4" table:formula="of:=COS(-[.B34])*[.F34]-SIN(-[.B34])*[.G34]" office:value-type="float" office:value="7.20497543514438" calcext:value-type="float">
            <text:p>7.205</text:p>
          </table:table-cell>
          <table:table-cell table:style-name="ce4" table:formula="of:=SIN(-[.B34])*[.F34] + COS(-[.B34])*[.G34]" office:value-type="float" office:value="-8.93400653946679" calcext:value-type="float">
            <text:p>-8.934</text:p>
          </table:table-cell>
          <table:table-cell table:style-name="ce4" table:formula="of:=[.H34]-[.H33]" office:value-type="float" office:value="0.0371539102268503" calcext:value-type="float">
            <text:p>0.037</text:p>
          </table:table-cell>
          <table:table-cell table:style-name="ce4" table:formula="of:=[.I34]-[.I33]" office:value-type="float" office:value="-0.125429498853878" calcext:value-type="float">
            <text:p>-0.125</text:p>
          </table:table-cell>
          <table:table-cell table:style-name="ce4" table:formula="of:=SQRT([.J34]*[.J34]+[.K34]*[.K34])" office:value-type="float" office:value="0.130816559455903" calcext:value-type="float">
            <text:p>0.131</text:p>
          </table:table-cell>
          <table:table-cell table:formula="of:=DEGREES(ATAN([.K34]/[.J34]))" office:value-type="float" office:value="-73.4999999999996" calcext:value-type="float">
            <text:p>-73.4999999999996</text:p>
          </table:table-cell>
          <table:table-cell table:style-name="ce11"/>
          <table:table-cell table:style-name="ce5" office:value-type="float" office:value="29" calcext:value-type="float">
            <text:p>29.00</text:p>
          </table:table-cell>
          <table:table-cell table:style-name="ce5" table:formula="of:=[.O34]*PI()/180" office:value-type="float" office:value="0.506145483078356" calcext:value-type="float">
            <text:p>0.51</text:p>
          </table:table-cell>
          <table:table-cell table:style-name="ce5" table:formula="of:=7.5-11*SIN([.P34])" office:value-type="float" office:value="2.16709417729029" calcext:value-type="float">
            <text:p>2.17</text:p>
          </table:table-cell>
          <table:table-cell table:style-name="ce5" table:formula="of:=-11*COS([.P34])" office:value-type="float" office:value="-9.62081677853335" calcext:value-type="float">
            <text:p>-9.62</text:p>
          </table:table-cell>
          <table:table-cell table:style-name="ce5" table:formula="of:=[.Q34]*COS([.P34])-[.R34]*SIN([.P34])" office:value-type="float" office:value="6.55964780354547" calcext:value-type="float">
            <text:p>6.56</text:p>
          </table:table-cell>
          <table:table-cell table:style-name="ce5" table:formula="of:=[.Q34]*SIN([.P34])+[.R34]*COS([.P34])" office:value-type="float" office:value="-7.36392784815247" calcext:value-type="float">
            <text:p>-7.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table:formula="of:=[.A35]*PI()/180" office:value-type="float" office:value="0.523598775598299" calcext:value-type="float">
            <text:p>0.524</text:p>
          </table:table-cell>
          <table:table-cell table:style-name="ce4" table:formula="of:=(45-[.A35])*PI()/180" office:value-type="float" office:value="0.261799387799149" calcext:value-type="float">
            <text:p>0.262</text:p>
          </table:table-cell>
          <table:table-cell table:style-name="ce5" table:formula="of:=(thigh * COS( [.C35]))" office:value-type="float" office:value="7.24444369716801" calcext:value-type="float">
            <text:p>7.24</text:p>
          </table:table-cell>
          <table:table-cell table:style-name="ce5" table:formula="of:=(thigh * SIN( [.C35]))" office:value-type="float" office:value="1.94114283826891" calcext:value-type="float">
            <text:p>1.94</text:p>
          </table:table-cell>
          <table:table-cell table:style-name="ce5" table:formula="of:=5.3+ shin * SIN([.B35])" office:value-type="float" office:value="10.8" calcext:value-type="float">
            <text:p>10.80</text:p>
          </table:table-cell>
          <table:table-cell table:style-name="ce5" table:formula="of:=5.3 - shin * COS([.B35])" office:value-type="float" office:value="-4.22627944162883" calcext:value-type="float">
            <text:p>-4.23</text:p>
          </table:table-cell>
          <table:table-cell table:style-name="ce4" table:formula="of:=COS(-[.B35])*[.F35]-SIN(-[.B35])*[.G35]" office:value-type="float" office:value="7.23993464005753" calcext:value-type="float">
            <text:p>7.240</text:p>
          </table:table-cell>
          <table:table-cell table:style-name="ce4" table:formula="of:=SIN(-[.B35])*[.F35] + COS(-[.B35])*[.G35]" office:value-type="float" office:value="-9.06006535994248" calcext:value-type="float">
            <text:p>-9.060</text:p>
          </table:table-cell>
          <table:table-cell table:style-name="ce4" table:formula="of:=[.H35]-[.H34]" office:value-type="float" office:value="0.0349592049131413" calcext:value-type="float">
            <text:p>0.035</text:p>
          </table:table-cell>
          <table:table-cell table:style-name="ce4" table:formula="of:=[.I35]-[.I34]" office:value-type="float" office:value="-0.126058820475688" calcext:value-type="float">
            <text:p>-0.126</text:p>
          </table:table-cell>
          <table:table-cell table:style-name="ce4" table:formula="of:=SQRT([.J35]*[.J35]+[.K35]*[.K35])" office:value-type="float" office:value="0.130816559455906" calcext:value-type="float">
            <text:p>0.131</text:p>
          </table:table-cell>
          <table:table-cell table:formula="of:=DEGREES(ATAN([.K35]/[.J35]))" office:value-type="float" office:value="-74.5" calcext:value-type="float">
            <text:p>-74.5</text:p>
          </table:table-cell>
          <table:table-cell table:style-name="ce11"/>
          <table:table-cell table:style-name="ce5" office:value-type="float" office:value="30" calcext:value-type="float">
            <text:p>30.00</text:p>
          </table:table-cell>
          <table:table-cell table:style-name="ce5" table:formula="of:=[.O35]*PI()/180" office:value-type="float" office:value="0.523598775598299" calcext:value-type="float">
            <text:p>0.52</text:p>
          </table:table-cell>
          <table:table-cell table:style-name="ce5" table:formula="of:=7.5-11*SIN([.P35])" office:value-type="float" office:value="2" calcext:value-type="float">
            <text:p>2.00</text:p>
          </table:table-cell>
          <table:table-cell table:style-name="ce5" table:formula="of:=-11*COS([.P35])" office:value-type="float" office:value="-9.52627944162883" calcext:value-type="float">
            <text:p>-9.53</text:p>
          </table:table-cell>
          <table:table-cell table:style-name="ce5" table:formula="of:=[.Q35]*COS([.P35])-[.R35]*SIN([.P35])" office:value-type="float" office:value="6.49519052838329" calcext:value-type="float">
            <text:p>6.50</text:p>
          </table:table-cell>
          <table:table-cell table:style-name="ce5" table:formula="of:=[.Q35]*SIN([.P35])+[.R35]*COS([.P35])"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table:formula="of:=[.A36]*PI()/180" office:value-type="float" office:value="0.541052068118242" calcext:value-type="float">
            <text:p>0.541</text:p>
          </table:table-cell>
          <table:table-cell table:style-name="ce4" table:formula="of:=(45-[.A36])*PI()/180" office:value-type="float" office:value="0.244346095279206" calcext:value-type="float">
            <text:p>0.244</text:p>
          </table:table-cell>
          <table:table-cell table:style-name="ce5" table:formula="of:=(thigh * COS( [.C36]))" office:value-type="float" office:value="7.27721794706997" calcext:value-type="float">
            <text:p>7.28</text:p>
          </table:table-cell>
          <table:table-cell table:style-name="ce5" table:formula="of:=(thigh * SIN( [.C36]))" office:value-type="float" office:value="1.81441421699751" calcext:value-type="float">
            <text:p>1.81</text:p>
          </table:table-cell>
          <table:table-cell table:style-name="ce5" table:formula="of:=5.3+ shin * SIN([.B36])" office:value-type="float" office:value="10.9654188240106" calcext:value-type="float">
            <text:p>10.97</text:p>
          </table:table-cell>
          <table:table-cell table:style-name="ce5" table:formula="of:=5.3 - shin * COS([.B36])" office:value-type="float" office:value="-4.12884030772324" calcext:value-type="float">
            <text:p>-4.13</text:p>
          </table:table-cell>
          <table:table-cell table:style-name="ce4" table:formula="of:=COS(-[.B36])*[.F36]-SIN(-[.B36])*[.G36]" office:value-type="float" office:value="7.27268849074448" calcext:value-type="float">
            <text:p>7.273</text:p>
          </table:table-cell>
          <table:table-cell table:style-name="ce4" table:formula="of:=SIN(-[.B36])*[.F36] + COS(-[.B36])*[.G36]" office:value-type="float" office:value="-9.18671510330209" calcext:value-type="float">
            <text:p>-9.187</text:p>
          </table:table-cell>
          <table:table-cell table:style-name="ce4" table:formula="of:=[.H36]-[.H35]" office:value-type="float" office:value="0.032753850686956" calcext:value-type="float">
            <text:p>0.033</text:p>
          </table:table-cell>
          <table:table-cell table:style-name="ce4" table:formula="of:=[.I36]-[.I35]" office:value-type="float" office:value="-0.126649743359616" calcext:value-type="float">
            <text:p>-0.127</text:p>
          </table:table-cell>
          <table:table-cell table:style-name="ce4" table:formula="of:=SQRT([.J36]*[.J36]+[.K36]*[.K36])" office:value-type="float" office:value="0.130816559455904" calcext:value-type="float">
            <text:p>0.131</text:p>
          </table:table-cell>
          <table:table-cell table:formula="of:=DEGREES(ATAN([.K36]/[.J36]))" office:value-type="float" office:value="-75.5000000000006" calcext:value-type="float">
            <text:p>-75.5000000000006</text:p>
          </table:table-cell>
          <table:table-cell table:style-name="ce11"/>
          <table:table-cell table:style-name="ce5" office:value-type="float" office:value="31" calcext:value-type="float">
            <text:p>31.00</text:p>
          </table:table-cell>
          <table:table-cell table:style-name="ce5" table:formula="of:=[.O36]*PI()/180" office:value-type="float" office:value="0.541052068118242" calcext:value-type="float">
            <text:p>0.54</text:p>
          </table:table-cell>
          <table:table-cell table:style-name="ce5" table:formula="of:=7.5-11*SIN([.P36])" office:value-type="float" office:value="1.8345811759894" calcext:value-type="float">
            <text:p>1.83</text:p>
          </table:table-cell>
          <table:table-cell table:style-name="ce5" table:formula="of:=-11*COS([.P36])" office:value-type="float" office:value="-9.42884030772324" calcext:value-type="float">
            <text:p>-9.43</text:p>
          </table:table-cell>
          <table:table-cell table:style-name="ce5" table:formula="of:=[.Q36]*COS([.P36])-[.R36]*SIN([.P36])" office:value-type="float" office:value="6.42875475526584" calcext:value-type="float">
            <text:p>6.43</text:p>
          </table:table-cell>
          <table:table-cell table:style-name="ce5" table:formula="of:=[.Q36]*SIN([.P36])+[.R36]*COS([.P36])" office:value-type="float" office:value="-7.1372144381746" calcext:value-type="float">
            <text:p>-7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table:formula="of:=[.A37]*PI()/180" office:value-type="float" office:value="0.558505360638185" calcext:value-type="float">
            <text:p>0.559</text:p>
          </table:table-cell>
          <table:table-cell table:style-name="ce4" table:formula="of:=(45-[.A37])*PI()/180" office:value-type="float" office:value="0.226892802759263" calcext:value-type="float">
            <text:p>0.227</text:p>
          </table:table-cell>
          <table:table-cell table:style-name="ce5" table:formula="of:=(thigh * COS( [.C37]))" office:value-type="float" office:value="7.30777548588926" calcext:value-type="float">
            <text:p>7.31</text:p>
          </table:table-cell>
          <table:table-cell table:style-name="ce5" table:formula="of:=(thigh * SIN( [.C37]))" office:value-type="float" office:value="1.68713290757899" calcext:value-type="float">
            <text:p>1.69</text:p>
          </table:table-cell>
          <table:table-cell table:style-name="ce5" table:formula="of:=5.3+ shin * SIN([.B37])" office:value-type="float" office:value="11.1291119065653" calcext:value-type="float">
            <text:p>11.13</text:p>
          </table:table-cell>
          <table:table-cell table:style-name="ce5" table:formula="of:=5.3 - shin * COS([.B37])" office:value-type="float" office:value="-4.02852905772069" calcext:value-type="float">
            <text:p>-4.03</text:p>
          </table:table-cell>
          <table:table-cell table:style-name="ce4" table:formula="of:=COS(-[.B37])*[.F37]-SIN(-[.B37])*[.G37]" office:value-type="float" office:value="7.30322701006504" calcext:value-type="float">
            <text:p>7.303</text:p>
          </table:table-cell>
          <table:table-cell table:style-name="ce4" table:formula="of:=SIN(-[.B37])*[.F37] + COS(-[.B37])*[.G37]" office:value-type="float" office:value="-9.31391719080693" calcext:value-type="float">
            <text:p>-9.314</text:p>
          </table:table-cell>
          <table:table-cell table:style-name="ce4" table:formula="of:=[.H37]-[.H36]" office:value-type="float" office:value="0.0305385193205625" calcext:value-type="float">
            <text:p>0.031</text:p>
          </table:table-cell>
          <table:table-cell table:style-name="ce4" table:formula="of:=[.I37]-[.I36]" office:value-type="float" office:value="-0.127202087504834" calcext:value-type="float">
            <text:p>-0.127</text:p>
          </table:table-cell>
          <table:table-cell table:style-name="ce4" table:formula="of:=SQRT([.J37]*[.J37]+[.K37]*[.K37])" office:value-type="float" office:value="0.130816559455903" calcext:value-type="float">
            <text:p>0.131</text:p>
          </table:table-cell>
          <table:table-cell table:formula="of:=DEGREES(ATAN([.K37]/[.J37]))" office:value-type="float" office:value="-76.4999999999993" calcext:value-type="float">
            <text:p>-76.4999999999993</text:p>
          </table:table-cell>
          <table:table-cell table:style-name="ce11"/>
          <table:table-cell table:style-name="ce5" office:value-type="float" office:value="32" calcext:value-type="float">
            <text:p>32.00</text:p>
          </table:table-cell>
          <table:table-cell table:style-name="ce5" table:formula="of:=[.O37]*PI()/180" office:value-type="float" office:value="0.558505360638185" calcext:value-type="float">
            <text:p>0.56</text:p>
          </table:table-cell>
          <table:table-cell table:style-name="ce5" table:formula="of:=7.5-11*SIN([.P37])" office:value-type="float" office:value="1.67088809343475" calcext:value-type="float">
            <text:p>1.67</text:p>
          </table:table-cell>
          <table:table-cell table:style-name="ce5" table:formula="of:=-11*COS([.P37])" office:value-type="float" office:value="-9.32852905772069" calcext:value-type="float">
            <text:p>-9.33</text:p>
          </table:table-cell>
          <table:table-cell table:style-name="ce5" table:formula="of:=[.Q37]*COS([.P37])-[.R37]*SIN([.P37])" office:value-type="float" office:value="6.36036072117319" calcext:value-type="float">
            <text:p>6.36</text:p>
          </table:table-cell>
          <table:table-cell table:style-name="ce5" table:formula="of:=[.Q37]*SIN([.P37])+[.R37]*COS([.P37])" office:value-type="float" office:value="-7.02560551825096" calcext:value-type="float">
            <text:p>-7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table:formula="of:=[.A38]*PI()/180" office:value-type="float" office:value="0.575958653158129" calcext:value-type="float">
            <text:p>0.576</text:p>
          </table:table-cell>
          <table:table-cell table:style-name="ce4" table:formula="of:=(45-[.A38])*PI()/180" office:value-type="float" office:value="0.20943951023932" calcext:value-type="float">
            <text:p>0.209</text:p>
          </table:table-cell>
          <table:table-cell table:style-name="ce5" table:formula="of:=(thigh * COS( [.C38]))" office:value-type="float" office:value="7.33610700550354" calcext:value-type="float">
            <text:p>7.34</text:p>
          </table:table-cell>
          <table:table-cell table:style-name="ce5" table:formula="of:=(thigh * SIN( [.C38]))" office:value-type="float" office:value="1.55933768113319" calcext:value-type="float">
            <text:p>1.56</text:p>
          </table:table-cell>
          <table:table-cell table:style-name="ce5" table:formula="of:=5.3+ shin * SIN([.B38])" office:value-type="float" office:value="11.2910293851653" calcext:value-type="float">
            <text:p>11.29</text:p>
          </table:table-cell>
          <table:table-cell table:style-name="ce5" table:formula="of:=5.3 - shin * COS([.B38])" office:value-type="float" office:value="-3.92537624739966" calcext:value-type="float">
            <text:p>-3.93</text:p>
          </table:table-cell>
          <table:table-cell table:style-name="ce4" table:formula="of:=COS(-[.B38])*[.F38]-SIN(-[.B38])*[.G38]" office:value-type="float" office:value="7.33154089569039" calcext:value-type="float">
            <text:p>7.332</text:p>
          </table:table-cell>
          <table:table-cell table:style-name="ce4" table:formula="of:=SIN(-[.B38])*[.F38] + COS(-[.B38])*[.G38]" office:value-type="float" office:value="-9.4416328754689" calcext:value-type="float">
            <text:p>-9.442</text:p>
          </table:table-cell>
          <table:table-cell table:style-name="ce4" table:formula="of:=[.H38]-[.H37]" office:value-type="float" office:value="0.028313885625348" calcext:value-type="float">
            <text:p>0.028</text:p>
          </table:table-cell>
          <table:table-cell table:style-name="ce4" table:formula="of:=[.I38]-[.I37]" office:value-type="float" office:value="-0.127715684661972" calcext:value-type="float">
            <text:p>-0.128</text:p>
          </table:table-cell>
          <table:table-cell table:style-name="ce4" table:formula="of:=SQRT([.J38]*[.J38]+[.K38]*[.K38])" office:value-type="float" office:value="0.130816559455909" calcext:value-type="float">
            <text:p>0.131</text:p>
          </table:table-cell>
          <table:table-cell table:formula="of:=DEGREES(ATAN([.K38]/[.J38]))" office:value-type="float" office:value="-77.5" calcext:value-type="float">
            <text:p>-77.5</text:p>
          </table:table-cell>
          <table:table-cell table:style-name="ce11"/>
          <table:table-cell table:style-name="ce5" office:value-type="float" office:value="33" calcext:value-type="float">
            <text:p>33.00</text:p>
          </table:table-cell>
          <table:table-cell table:style-name="ce5" table:formula="of:=[.O38]*PI()/180" office:value-type="float" office:value="0.575958653158129" calcext:value-type="float">
            <text:p>0.58</text:p>
          </table:table-cell>
          <table:table-cell table:style-name="ce5" table:formula="of:=7.5-11*SIN([.P38])" office:value-type="float" office:value="1.5089706148347" calcext:value-type="float">
            <text:p>1.51</text:p>
          </table:table-cell>
          <table:table-cell table:style-name="ce5" table:formula="of:=-11*COS([.P38])" office:value-type="float" office:value="-9.22537624739966" calcext:value-type="float">
            <text:p>-9.23</text:p>
          </table:table-cell>
          <table:table-cell table:style-name="ce5" table:formula="of:=[.Q38]*COS([.P38])-[.R38]*SIN([.P38])" office:value-type="float" office:value="6.29002925959068" calcext:value-type="float">
            <text:p>6.29</text:p>
          </table:table-cell>
          <table:table-cell table:style-name="ce5" table:formula="of:=[.Q38]*SIN([.P38])+[.R38]*COS([.P38])" office:value-type="float" office:value="-6.9152072373873" calcext:value-type="float">
            <text:p>-6.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table:formula="of:=[.A39]*PI()/180" office:value-type="float" office:value="0.593411945678072" calcext:value-type="float">
            <text:p>0.593</text:p>
          </table:table-cell>
          <table:table-cell table:style-name="ce4" table:formula="of:=(45-[.A39])*PI()/180" office:value-type="float" office:value="0.191986217719376" calcext:value-type="float">
            <text:p>0.192</text:p>
          </table:table-cell>
          <table:table-cell table:style-name="ce5" table:formula="of:=(thigh * COS( [.C39]))" office:value-type="float" office:value="7.36220387585748" calcext:value-type="float">
            <text:p>7.36</text:p>
          </table:table-cell>
          <table:table-cell table:style-name="ce5" table:formula="of:=(thigh * SIN( [.C39]))" office:value-type="float" office:value="1.43106746532409" calcext:value-type="float">
            <text:p>1.43</text:p>
          </table:table-cell>
          <table:table-cell table:style-name="ce5" table:formula="of:=5.3+ shin * SIN([.B39])" office:value-type="float" office:value="11.4511219381782" calcext:value-type="float">
            <text:p>11.45</text:p>
          </table:table-cell>
          <table:table-cell table:style-name="ce5" table:formula="of:=5.3 - shin * COS([.B39])" office:value-type="float" office:value="-3.81941329810546" calcext:value-type="float">
            <text:p>-3.82</text:p>
          </table:table-cell>
          <table:table-cell table:style-name="ce4" table:formula="of:=COS(-[.B39])*[.F39]-SIN(-[.B39])*[.G39]" office:value-type="float" office:value="7.35762152293668" calcext:value-type="float">
            <text:p>7.358</text:p>
          </table:table-cell>
          <table:table-cell table:style-name="ce4" table:formula="of:=SIN(-[.B39])*[.F39] + COS(-[.B39])*[.G39]" office:value-type="float" office:value="-9.56982325385324" calcext:value-type="float">
            <text:p>-9.570</text:p>
          </table:table-cell>
          <table:table-cell table:style-name="ce4" table:formula="of:=[.H39]-[.H38]" office:value-type="float" office:value="0.0260806272462872" calcext:value-type="float">
            <text:p>0.026</text:p>
          </table:table-cell>
          <table:table-cell table:style-name="ce4" table:formula="of:=[.I39]-[.I38]" office:value-type="float" office:value="-0.128190378384341" calcext:value-type="float">
            <text:p>-0.128</text:p>
          </table:table-cell>
          <table:table-cell table:style-name="ce4" table:formula="of:=SQRT([.J39]*[.J39]+[.K39]*[.K39])" office:value-type="float" office:value="0.130816559455905" calcext:value-type="float">
            <text:p>0.131</text:p>
          </table:table-cell>
          <table:table-cell table:formula="of:=DEGREES(ATAN([.K39]/[.J39]))" office:value-type="float" office:value="-78.5000000000005" calcext:value-type="float">
            <text:p>-78.5000000000005</text:p>
          </table:table-cell>
          <table:table-cell table:style-name="ce11"/>
          <table:table-cell table:style-name="ce5" office:value-type="float" office:value="34" calcext:value-type="float">
            <text:p>34.00</text:p>
          </table:table-cell>
          <table:table-cell table:style-name="ce5" table:formula="of:=[.O39]*PI()/180" office:value-type="float" office:value="0.593411945678072" calcext:value-type="float">
            <text:p>0.59</text:p>
          </table:table-cell>
          <table:table-cell table:style-name="ce5" table:formula="of:=7.5-11*SIN([.P39])" office:value-type="float" office:value="1.34887806182178" calcext:value-type="float">
            <text:p>1.35</text:p>
          </table:table-cell>
          <table:table-cell table:style-name="ce5" table:formula="of:=-11*COS([.P39])" office:value-type="float" office:value="-9.11941329810546" calcext:value-type="float">
            <text:p>-9.12</text:p>
          </table:table-cell>
          <table:table-cell table:style-name="ce5" table:formula="of:=[.Q39]*COS([.P39])-[.R39]*SIN([.P39])" office:value-type="float" office:value="6.21778179416281" calcext:value-type="float">
            <text:p>6.22</text:p>
          </table:table-cell>
          <table:table-cell table:style-name="ce5" table:formula="of:=[.Q39]*SIN([.P39])+[.R39]*COS([.P39])" office:value-type="float" office:value="-6.8060532239694" calcext:value-type="float">
            <text:p>-6.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table:formula="of:=[.A40]*PI()/180" office:value-type="float" office:value="0.610865238198015" calcext:value-type="float">
            <text:p>0.611</text:p>
          </table:table-cell>
          <table:table-cell table:style-name="ce4" table:formula="of:=(45-[.A40])*PI()/180" office:value-type="float" office:value="0.174532925199433" calcext:value-type="float">
            <text:p>0.175</text:p>
          </table:table-cell>
          <table:table-cell table:style-name="ce5" table:formula="of:=(thigh * COS( [.C40]))" office:value-type="float" office:value="7.38605814759156" calcext:value-type="float">
            <text:p>7.39</text:p>
          </table:table-cell>
          <table:table-cell table:style-name="ce5" table:formula="of:=(thigh * SIN( [.C40]))" office:value-type="float" office:value="1.30236133250198" calcext:value-type="float">
            <text:p>1.30</text:p>
          </table:table-cell>
          <table:table-cell table:style-name="ce5" table:formula="of:=5.3+ shin * SIN([.B40])" office:value-type="float" office:value="11.6093407998615" calcext:value-type="float">
            <text:p>11.61</text:p>
          </table:table-cell>
          <table:table-cell table:style-name="ce5" table:formula="of:=5.3 - shin * COS([.B40])" office:value-type="float" office:value="-3.71067248717891" calcext:value-type="float">
            <text:p>-3.71</text:p>
          </table:table-cell>
          <table:table-cell table:style-name="ce4" table:formula="of:=COS(-[.B40])*[.F40]-SIN(-[.B40])*[.G40]" office:value-type="float" office:value="7.3814609473922" calcext:value-type="float">
            <text:p>7.381</text:p>
          </table:table-cell>
          <table:table-cell table:style-name="ce4" table:formula="of:=SIN(-[.B40])*[.F40] + COS(-[.B40])*[.G40]" office:value-type="float" office:value="-9.69844927792889" calcext:value-type="float">
            <text:p>-9.698</text:p>
          </table:table-cell>
          <table:table-cell table:style-name="ce4" table:formula="of:=[.H40]-[.H39]" office:value-type="float" office:value="0.023839424455522" calcext:value-type="float">
            <text:p>0.024</text:p>
          </table:table-cell>
          <table:table-cell table:style-name="ce4" table:formula="of:=[.I40]-[.I39]" office:value-type="float" office:value="-0.128626024075649" calcext:value-type="float">
            <text:p>-0.129</text:p>
          </table:table-cell>
          <table:table-cell table:style-name="ce4" table:formula="of:=SQRT([.J40]*[.J40]+[.K40]*[.K40])" office:value-type="float" office:value="0.130816559455903" calcext:value-type="float">
            <text:p>0.131</text:p>
          </table:table-cell>
          <table:table-cell table:formula="of:=DEGREES(ATAN([.K40]/[.J40]))" office:value-type="float" office:value="-79.4999999999997" calcext:value-type="float">
            <text:p>-79.4999999999997</text:p>
          </table:table-cell>
          <table:table-cell table:style-name="ce11"/>
          <table:table-cell table:style-name="ce5" office:value-type="float" office:value="35" calcext:value-type="float">
            <text:p>35.00</text:p>
          </table:table-cell>
          <table:table-cell table:style-name="ce5" table:formula="of:=[.O40]*PI()/180" office:value-type="float" office:value="0.610865238198015" calcext:value-type="float">
            <text:p>0.61</text:p>
          </table:table-cell>
          <table:table-cell table:style-name="ce5" table:formula="of:=7.5-11*SIN([.P40])" office:value-type="float" office:value="1.19065920013849" calcext:value-type="float">
            <text:p>1.19</text:p>
          </table:table-cell>
          <table:table-cell table:style-name="ce5" table:formula="of:=-11*COS([.P40])" office:value-type="float" office:value="-9.01067248717891" calcext:value-type="float">
            <text:p>-9.01</text:p>
          </table:table-cell>
          <table:table-cell table:style-name="ce5" table:formula="of:=[.Q40]*COS([.P40])-[.R40]*SIN([.P40])" office:value-type="float" office:value="6.14364033216744" calcext:value-type="float">
            <text:p>6.14</text:p>
          </table:table-cell>
          <table:table-cell table:style-name="ce5" table:formula="of:=[.Q40]*SIN([.P40])+[.R40]*COS([.P40])" office:value-type="float" office:value="-6.69817672736716" calcext:value-type="float">
            <text:p>-6.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table:formula="of:=[.A41]*PI()/180" office:value-type="float" office:value="0.628318530717959" calcext:value-type="float">
            <text:p>0.628</text:p>
          </table:table-cell>
          <table:table-cell table:style-name="ce4" table:formula="of:=(45-[.A41])*PI()/180" office:value-type="float" office:value="0.15707963267949" calcext:value-type="float">
            <text:p>0.157</text:p>
          </table:table-cell>
          <table:table-cell table:style-name="ce5" table:formula="of:=(thigh * COS( [.C41]))" office:value-type="float" office:value="7.40766255446353" calcext:value-type="float">
            <text:p>7.41</text:p>
          </table:table-cell>
          <table:table-cell table:style-name="ce5" table:formula="of:=(thigh * SIN( [.C41]))" office:value-type="float" office:value="1.17325848780173" calcext:value-type="float">
            <text:p>1.17</text:p>
          </table:table-cell>
          <table:table-cell table:style-name="ce5" table:formula="of:=5.3+ shin * SIN([.B41])" office:value-type="float" office:value="11.7656377752172" calcext:value-type="float">
            <text:p>11.77</text:p>
          </table:table-cell>
          <table:table-cell table:style-name="ce5" table:formula="of:=5.3 - shin * COS([.B41])" office:value-type="float" office:value="-3.59918693812442" calcext:value-type="float">
            <text:p>-3.60</text:p>
          </table:table-cell>
          <table:table-cell table:style-name="ce4" table:formula="of:=COS(-[.B41])*[.F41]-SIN(-[.B41])*[.G41]" office:value-type="float" office:value="7.40305190733733" calcext:value-type="float">
            <text:p>7.403</text:p>
          </table:table-cell>
          <table:table-cell table:style-name="ce4" table:formula="of:=SIN(-[.B41])*[.F41] + COS(-[.B41])*[.G41]" office:value-type="float" office:value="-9.82747176696289" calcext:value-type="float">
            <text:p>-9.827</text:p>
          </table:table-cell>
          <table:table-cell table:style-name="ce4" table:formula="of:=[.H41]-[.H40]" office:value-type="float" office:value="0.0215909599451276" calcext:value-type="float">
            <text:p>0.022</text:p>
          </table:table-cell>
          <table:table-cell table:style-name="ce4" table:formula="of:=[.I41]-[.I40]" office:value-type="float" office:value="-0.129022489034" calcext:value-type="float">
            <text:p>-0.129</text:p>
          </table:table-cell>
          <table:table-cell table:style-name="ce4" table:formula="of:=SQRT([.J41]*[.J41]+[.K41]*[.K41])" office:value-type="float" office:value="0.130816559455907" calcext:value-type="float">
            <text:p>0.131</text:p>
          </table:table-cell>
          <table:table-cell table:formula="of:=DEGREES(ATAN([.K41]/[.J41]))" office:value-type="float" office:value="-80.5000000000004" calcext:value-type="float">
            <text:p>-80.5000000000004</text:p>
          </table:table-cell>
          <table:table-cell table:style-name="ce11"/>
          <table:table-cell table:style-name="ce5" office:value-type="float" office:value="36" calcext:value-type="float">
            <text:p>36.00</text:p>
          </table:table-cell>
          <table:table-cell table:style-name="ce5" table:formula="of:=[.O41]*PI()/180" office:value-type="float" office:value="0.628318530717959" calcext:value-type="float">
            <text:p>0.63</text:p>
          </table:table-cell>
          <table:table-cell table:style-name="ce5" table:formula="of:=7.5-11*SIN([.P41])" office:value-type="float" office:value="1.0343622247828" calcext:value-type="float">
            <text:p>1.03</text:p>
          </table:table-cell>
          <table:table-cell table:style-name="ce5" table:formula="of:=-11*COS([.P41])" office:value-type="float" office:value="-8.89918693812442" calcext:value-type="float">
            <text:p>-8.90</text:p>
          </table:table-cell>
          <table:table-cell table:style-name="ce5" table:formula="of:=[.Q41]*COS([.P41])-[.R41]*SIN([.P41])" office:value-type="float" office:value="6.06762745781211" calcext:value-type="float">
            <text:p>6.07</text:p>
          </table:table-cell>
          <table:table-cell table:style-name="ce5" table:formula="of:=[.Q41]*SIN([.P41])+[.R41]*COS([.P41])" office:value-type="float" office:value="-6.59161060780645" calcext:value-type="float">
            <text:p>-6.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table:formula="of:=[.A42]*PI()/180" office:value-type="float" office:value="0.645771823237902" calcext:value-type="float">
            <text:p>0.646</text:p>
          </table:table-cell>
          <table:table-cell table:style-name="ce4" table:formula="of:=(45-[.A42])*PI()/180" office:value-type="float" office:value="0.139626340159546" calcext:value-type="float">
            <text:p>0.140</text:p>
          </table:table-cell>
          <table:table-cell table:style-name="ce5" table:formula="of:=(thigh * COS( [.C42]))" office:value-type="float" office:value="7.42701051556178" calcext:value-type="float">
            <text:p>7.43</text:p>
          </table:table-cell>
          <table:table-cell table:style-name="ce5" table:formula="of:=(thigh * SIN( [.C42]))" office:value-type="float" office:value="1.04379825720049" calcext:value-type="float">
            <text:p>1.04</text:p>
          </table:table-cell>
          <table:table-cell table:style-name="ce5" table:formula="of:=5.3+ shin * SIN([.B42])" office:value-type="float" office:value="11.9199652546725" calcext:value-type="float">
            <text:p>11.92</text:p>
          </table:table-cell>
          <table:table-cell table:style-name="ce5" table:formula="of:=5.3 - shin * COS([.B42])" office:value-type="float" office:value="-3.48499061052022" calcext:value-type="float">
            <text:p>-3.48</text:p>
          </table:table-cell>
          <table:table-cell table:style-name="ce4" table:formula="of:=COS(-[.B42])*[.F42]-SIN(-[.B42])*[.G42]" office:value-type="float" office:value="7.42238782595651" calcext:value-type="float">
            <text:p>7.422</text:p>
          </table:table-cell>
          <table:table-cell table:style-name="ce4" table:formula="of:=SIN(-[.B42])*[.F42] + COS(-[.B42])*[.G42]" office:value-type="float" office:value="-9.9568514194552" calcext:value-type="float">
            <text:p>-9.957</text:p>
          </table:table-cell>
          <table:table-cell table:style-name="ce4" table:formula="of:=[.H42]-[.H41]" office:value-type="float" office:value="0.0193359186191771" calcext:value-type="float">
            <text:p>0.019</text:p>
          </table:table-cell>
          <table:table-cell table:style-name="ce4" table:formula="of:=[.I42]-[.I41]" office:value-type="float" office:value="-0.129379652492316" calcext:value-type="float">
            <text:p>-0.129</text:p>
          </table:table-cell>
          <table:table-cell table:style-name="ce4" table:formula="of:=SQRT([.J42]*[.J42]+[.K42]*[.K42])" office:value-type="float" office:value="0.130816559455904" calcext:value-type="float">
            <text:p>0.131</text:p>
          </table:table-cell>
          <table:table-cell table:formula="of:=DEGREES(ATAN([.K42]/[.J42]))" office:value-type="float" office:value="-81.5000000000008" calcext:value-type="float">
            <text:p>-81.5000000000008</text:p>
          </table:table-cell>
          <table:table-cell table:style-name="ce11"/>
          <table:table-cell table:style-name="ce5" office:value-type="float" office:value="37" calcext:value-type="float">
            <text:p>37.00</text:p>
          </table:table-cell>
          <table:table-cell table:style-name="ce5" table:formula="of:=[.O42]*PI()/180" office:value-type="float" office:value="0.645771823237902" calcext:value-type="float">
            <text:p>0.65</text:p>
          </table:table-cell>
          <table:table-cell table:style-name="ce5" table:formula="of:=7.5-11*SIN([.P42])" office:value-type="float" office:value="0.880034745327469" calcext:value-type="float">
            <text:p>0.88</text:p>
          </table:table-cell>
          <table:table-cell table:style-name="ce5" table:formula="of:=-11*COS([.P42])" office:value-type="float" office:value="-8.78499061052022" calcext:value-type="float">
            <text:p>-8.78</text:p>
          </table:table-cell>
          <table:table-cell table:style-name="ce5" table:formula="of:=[.Q42]*COS([.P42])-[.R42]*SIN([.P42])" office:value-type="float" office:value="5.9897663253547" calcext:value-type="float">
            <text:p>5.99</text:p>
          </table:table-cell>
          <table:table-cell table:style-name="ce5" table:formula="of:=[.Q42]*SIN([.P42])+[.R42]*COS([.P42])" office:value-type="float" office:value="-6.48638732635964" calcext:value-type="float">
            <text:p>-6.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table:formula="of:=[.A43]*PI()/180" office:value-type="float" office:value="0.663225115757845" calcext:value-type="float">
            <text:p>0.663</text:p>
          </table:table-cell>
          <table:table-cell table:style-name="ce4" table:formula="of:=(45-[.A43])*PI()/180" office:value-type="float" office:value="0.122173047639603" calcext:value-type="float">
            <text:p>0.122</text:p>
          </table:table-cell>
          <table:table-cell table:style-name="ce5" table:formula="of:=(thigh * COS( [.C43]))" office:value-type="float" office:value="7.44409613730991" calcext:value-type="float">
            <text:p>7.44</text:p>
          </table:table-cell>
          <table:table-cell table:style-name="ce5" table:formula="of:=(thigh * SIN( [.C43]))" office:value-type="float" office:value="0.914020075538606" calcext:value-type="float">
            <text:p>0.91</text:p>
          </table:table-cell>
          <table:table-cell table:style-name="ce5" table:formula="of:=5.3+ shin * SIN([.B43])" office:value-type="float" office:value="12.0722762285822" calcext:value-type="float">
            <text:p>12.07</text:p>
          </table:table-cell>
          <table:table-cell table:style-name="ce5" table:formula="of:=5.3 - shin * COS([.B43])" office:value-type="float" office:value="-3.36811828967394" calcext:value-type="float">
            <text:p>-3.37</text:p>
          </table:table-cell>
          <table:table-cell table:style-name="ce4" table:formula="of:=COS(-[.B43])*[.F43]-SIN(-[.B43])*[.G43]" office:value-type="float" office:value="7.43946281334162" calcext:value-type="float">
            <text:p>7.439</text:p>
          </table:table-cell>
          <table:table-cell table:style-name="ce4" table:formula="of:=SIN(-[.B43])*[.F43] + COS(-[.B43])*[.G43]" office:value-type="float" office:value="-10.0865488251104" calcext:value-type="float">
            <text:p>-10.087</text:p>
          </table:table-cell>
          <table:table-cell table:style-name="ce4" table:formula="of:=[.H43]-[.H42]" office:value-type="float" office:value="0.0170749873851097" calcext:value-type="float">
            <text:p>0.017</text:p>
          </table:table-cell>
          <table:table-cell table:style-name="ce4" table:formula="of:=[.I43]-[.I42]" office:value-type="float" office:value="-0.129697405655158" calcext:value-type="float">
            <text:p>-0.130</text:p>
          </table:table-cell>
          <table:table-cell table:style-name="ce4" table:formula="of:=SQRT([.J43]*[.J43]+[.K43]*[.K43])" office:value-type="float" office:value="0.130816559455904" calcext:value-type="float">
            <text:p>0.131</text:p>
          </table:table-cell>
          <table:table-cell table:formula="of:=DEGREES(ATAN([.K43]/[.J43]))" office:value-type="float" office:value="-82.4999999999989" calcext:value-type="float">
            <text:p>-82.4999999999989</text:p>
          </table:table-cell>
          <table:table-cell table:style-name="ce11"/>
          <table:table-cell table:style-name="ce5" office:value-type="float" office:value="38" calcext:value-type="float">
            <text:p>38.00</text:p>
          </table:table-cell>
          <table:table-cell table:style-name="ce5" table:formula="of:=[.O43]*PI()/180" office:value-type="float" office:value="0.663225115757845" calcext:value-type="float">
            <text:p>0.66</text:p>
          </table:table-cell>
          <table:table-cell table:style-name="ce5" table:formula="of:=7.5-11*SIN([.P43])" office:value-type="float" office:value="0.72772377141776" calcext:value-type="float">
            <text:p>0.73</text:p>
          </table:table-cell>
          <table:table-cell table:style-name="ce5" table:formula="of:=-11*COS([.P43])" office:value-type="float" office:value="-8.66811828967394" calcext:value-type="float">
            <text:p>-8.67</text:p>
          </table:table-cell>
          <table:table-cell table:style-name="ce5" table:formula="of:=[.Q43]*COS([.P43])-[.R43]*SIN([.P43])" office:value-type="float" office:value="5.91008065205041" calcext:value-type="float">
            <text:p>5.91</text:p>
          </table:table-cell>
          <table:table-cell table:style-name="ce5" table:formula="of:=[.Q43]*SIN([.P43])+[.R43]*COS([.P43])" office:value-type="float" office:value="-6.38253893505756" calcext:value-type="float">
            <text:p>-6.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table:formula="of:=[.A44]*PI()/180" office:value-type="float" office:value="0.680678408277788" calcext:value-type="float">
            <text:p>0.681</text:p>
          </table:table-cell>
          <table:table-cell table:style-name="ce4" table:formula="of:=(45-[.A44])*PI()/180" office:value-type="float" office:value="0.10471975511966" calcext:value-type="float">
            <text:p>0.105</text:p>
          </table:table-cell>
          <table:table-cell table:style-name="ce5" table:formula="of:=(thigh * COS( [.C44]))" office:value-type="float" office:value="7.45891421526205" calcext:value-type="float">
            <text:p>7.46</text:p>
          </table:table-cell>
          <table:table-cell table:style-name="ce5" table:formula="of:=(thigh * SIN( [.C44]))" office:value-type="float" office:value="0.783963474507401" calcext:value-type="float">
            <text:p>0.78</text:p>
          </table:table-cell>
          <table:table-cell table:style-name="ce5" table:formula="of:=5.3+ shin * SIN([.B44])" office:value-type="float" office:value="12.2225243015482" calcext:value-type="float">
            <text:p>12.22</text:p>
          </table:table-cell>
          <table:table-cell table:style-name="ce5" table:formula="of:=5.3 - shin * COS([.B44])" office:value-type="float" office:value="-3.24860557602668" calcext:value-type="float">
            <text:p>-3.25</text:p>
          </table:table-cell>
          <table:table-cell table:style-name="ce4" table:formula="of:=COS(-[.B44])*[.F44]-SIN(-[.B44])*[.G44]" office:value-type="float" office:value="7.45427166828608" calcext:value-type="float">
            <text:p>7.454</text:p>
          </table:table-cell>
          <table:table-cell table:style-name="ce4" table:formula="of:=SIN(-[.B44])*[.F44] + COS(-[.B44])*[.G44]" office:value-type="float" office:value="-10.2165244768422" calcext:value-type="float">
            <text:p>-10.217</text:p>
          </table:table-cell>
          <table:table-cell table:style-name="ce4" table:formula="of:=[.H44]-[.H43]" office:value-type="float" office:value="0.0148088549444685" calcext:value-type="float">
            <text:p>0.015</text:p>
          </table:table-cell>
          <table:table-cell table:style-name="ce4" table:formula="of:=[.I44]-[.I43]" office:value-type="float" office:value="-0.129975651731831" calcext:value-type="float">
            <text:p>-0.130</text:p>
          </table:table-cell>
          <table:table-cell table:style-name="ce4" table:formula="of:=SQRT([.J44]*[.J44]+[.K44]*[.K44])" office:value-type="float" office:value="0.130816559455906" calcext:value-type="float">
            <text:p>0.131</text:p>
          </table:table-cell>
          <table:table-cell table:formula="of:=DEGREES(ATAN([.K44]/[.J44]))" office:value-type="float" office:value="-83.5000000000002" calcext:value-type="float">
            <text:p>-83.5000000000002</text:p>
          </table:table-cell>
          <table:table-cell table:style-name="ce11"/>
          <table:table-cell table:style-name="ce5" office:value-type="float" office:value="39" calcext:value-type="float">
            <text:p>39.00</text:p>
          </table:table-cell>
          <table:table-cell table:style-name="ce5" table:formula="of:=[.O44]*PI()/180" office:value-type="float" office:value="0.680678408277788" calcext:value-type="float">
            <text:p>0.68</text:p>
          </table:table-cell>
          <table:table-cell table:style-name="ce5" table:formula="of:=7.5-11*SIN([.P44])" office:value-type="float" office:value="0.577475698451789" calcext:value-type="float">
            <text:p>0.58</text:p>
          </table:table-cell>
          <table:table-cell table:style-name="ce5" table:formula="of:=-11*COS([.P44])" office:value-type="float" office:value="-8.54860557602668" calcext:value-type="float">
            <text:p>-8.55</text:p>
          </table:table-cell>
          <table:table-cell table:style-name="ce5" table:formula="of:=[.Q44]*COS([.P44])-[.R44]*SIN([.P44])" office:value-type="float" office:value="5.82859471092728" calcext:value-type="float">
            <text:p>5.83</text:p>
          </table:table-cell>
          <table:table-cell table:style-name="ce5" table:formula="of:=[.Q44]*SIN([.P44])+[.R44]*COS([.P44])" office:value-type="float" office:value="-6.28009706712622" calcext:value-type="float">
            <text:p>-6.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A45]*PI()/180" office:value-type="float" office:value="0.698131700797732" calcext:value-type="float">
            <text:p>0.698</text:p>
          </table:table-cell>
          <table:table-cell table:style-name="ce4" table:formula="of:=(45-[.A45])*PI()/180" office:value-type="float" office:value="0.0872664625997165" calcext:value-type="float">
            <text:p>0.087</text:p>
          </table:table-cell>
          <table:table-cell table:style-name="ce5" table:formula="of:=(thigh * COS( [.C45]))" office:value-type="float" office:value="7.47146023568809" calcext:value-type="float">
            <text:p>7.47</text:p>
          </table:table-cell>
          <table:table-cell table:style-name="ce5" table:formula="of:=(thigh * SIN( [.C45]))" office:value-type="float" office:value="0.653668070607436" calcext:value-type="float">
            <text:p>0.65</text:p>
          </table:table-cell>
          <table:table-cell table:style-name="ce5" table:formula="of:=5.3+ shin * SIN([.B45])" office:value-type="float" office:value="12.3706637065519" calcext:value-type="float">
            <text:p>12.37</text:p>
          </table:table-cell>
          <table:table-cell table:style-name="ce5" table:formula="of:=5.3 - shin * COS([.B45])" office:value-type="float" office:value="-3.12648887430876" calcext:value-type="float">
            <text:p>-3.13</text:p>
          </table:table-cell>
          <table:table-cell table:style-name="ce4" table:formula="of:=COS(-[.B45])*[.F45]-SIN(-[.B45])*[.G45]" office:value-type="float" office:value="7.46680987986924" calcext:value-type="float">
            <text:p>7.467</text:p>
          </table:table-cell>
          <table:table-cell table:style-name="ce4" table:formula="of:=SIN(-[.B45])*[.F45] + COS(-[.B45])*[.G45]" office:value-type="float" office:value="-10.3467387828081" calcext:value-type="float">
            <text:p>-10.347</text:p>
          </table:table-cell>
          <table:table-cell table:style-name="ce4" table:formula="of:=[.H45]-[.H44]" office:value-type="float" office:value="0.0125382115831565" calcext:value-type="float">
            <text:p>0.013</text:p>
          </table:table-cell>
          <table:table-cell table:style-name="ce4" table:formula="of:=[.I45]-[.I44]" office:value-type="float" office:value="-0.130214305965881" calcext:value-type="float">
            <text:p>-0.130</text:p>
          </table:table-cell>
          <table:table-cell table:style-name="ce4" table:formula="of:=SQRT([.J45]*[.J45]+[.K45]*[.K45])" office:value-type="float" office:value="0.130816559455904" calcext:value-type="float">
            <text:p>0.131</text:p>
          </table:table-cell>
          <table:table-cell table:formula="of:=DEGREES(ATAN([.K45]/[.J45]))" office:value-type="float" office:value="-84.5000000000006" calcext:value-type="float">
            <text:p>-84.5000000000006</text:p>
          </table:table-cell>
          <table:table-cell table:style-name="ce11"/>
          <table:table-cell table:style-name="ce5" office:value-type="float" office:value="40" calcext:value-type="float">
            <text:p>40.00</text:p>
          </table:table-cell>
          <table:table-cell table:style-name="ce5" table:formula="of:=[.O45]*PI()/180" office:value-type="float" office:value="0.698131700797732" calcext:value-type="float">
            <text:p>0.70</text:p>
          </table:table-cell>
          <table:table-cell table:style-name="ce5" table:formula="of:=7.5-11*SIN([.P45])" office:value-type="float" office:value="0.429336293448069" calcext:value-type="float">
            <text:p>0.43</text:p>
          </table:table-cell>
          <table:table-cell table:style-name="ce5" table:formula="of:=-11*COS([.P45])" office:value-type="float" office:value="-8.42648887430876" calcext:value-type="float">
            <text:p>-8.43</text:p>
          </table:table-cell>
          <table:table-cell table:style-name="ce5" table:formula="of:=[.Q45]*COS([.P45])-[.R45]*SIN([.P45])" office:value-type="float" office:value="5.74533332339234" calcext:value-type="float">
            <text:p>5.75</text:p>
          </table:table-cell>
          <table:table-cell table:style-name="ce5" table:formula="of:=[.Q45]*SIN([.P45])+[.R45]*COS([.P45])" office:value-type="float" office:value="-6.17909292735095" calcext:value-type="float">
            <text:p>-6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table:formula="of:=[.A46]*PI()/180" office:value-type="float" office:value="0.715584993317675" calcext:value-type="float">
            <text:p>0.716</text:p>
          </table:table-cell>
          <table:table-cell table:style-name="ce4" table:formula="of:=(45-[.A46])*PI()/180" office:value-type="float" office:value="0.0698131700797732" calcext:value-type="float">
            <text:p>0.070</text:p>
          </table:table-cell>
          <table:table-cell table:style-name="ce5" table:formula="of:=(thigh * COS( [.C46]))" office:value-type="float" office:value="7.48173037694868" calcext:value-type="float">
            <text:p>7.48</text:p>
          </table:table-cell>
          <table:table-cell table:style-name="ce5" table:formula="of:=(thigh * SIN( [.C46]))" office:value-type="float" office:value="0.52317355308094" calcext:value-type="float">
            <text:p>0.52</text:p>
          </table:table-cell>
          <table:table-cell table:style-name="ce5" table:formula="of:=5.3+ shin * SIN([.B46])" office:value-type="float" office:value="12.5166493188956" calcext:value-type="float">
            <text:p>12.52</text:p>
          </table:table-cell>
          <table:table-cell table:style-name="ce5" table:formula="of:=5.3 - shin * COS([.B46])" office:value-type="float" office:value="-3.00180538245049" calcext:value-type="float">
            <text:p>-3.00</text:p>
          </table:table-cell>
          <table:table-cell table:style-name="ce4" table:formula="of:=COS(-[.B46])*[.F46]-SIN(-[.B46])*[.G46]" office:value-type="float" office:value="7.47707362883038" calcext:value-type="float">
            <text:p>7.477</text:p>
          </table:table-cell>
          <table:table-cell table:style-name="ce4" table:formula="of:=SIN(-[.B46])*[.F46] + COS(-[.B46])*[.G46]" office:value-type="float" office:value="-10.477152078469" calcext:value-type="float">
            <text:p>-10.477</text:p>
          </table:table-cell>
          <table:table-cell table:style-name="ce4" table:formula="of:=[.H46]-[.H45]" office:value-type="float" office:value="0.0102637489611377" calcext:value-type="float">
            <text:p>0.010</text:p>
          </table:table-cell>
          <table:table-cell table:style-name="ce4" table:formula="of:=[.I46]-[.I45]" office:value-type="float" office:value="-0.130413295660922" calcext:value-type="float">
            <text:p>-0.130</text:p>
          </table:table-cell>
          <table:table-cell table:style-name="ce4" table:formula="of:=SQRT([.J46]*[.J46]+[.K46]*[.K46])" office:value-type="float" office:value="0.130816559455905" calcext:value-type="float">
            <text:p>0.131</text:p>
          </table:table-cell>
          <table:table-cell table:formula="of:=DEGREES(ATAN([.K46]/[.J46]))" office:value-type="float" office:value="-85.5000000000002" calcext:value-type="float">
            <text:p>-85.5000000000002</text:p>
          </table:table-cell>
          <table:table-cell table:style-name="ce11"/>
          <table:table-cell table:style-name="ce5" office:value-type="float" office:value="41" calcext:value-type="float">
            <text:p>41.00</text:p>
          </table:table-cell>
          <table:table-cell table:style-name="ce5" table:formula="of:=[.O46]*PI()/180" office:value-type="float" office:value="0.715584993317675" calcext:value-type="float">
            <text:p>0.72</text:p>
          </table:table-cell>
          <table:table-cell table:style-name="ce5" table:formula="of:=7.5-11*SIN([.P46])" office:value-type="float" office:value="0.283350681104421" calcext:value-type="float">
            <text:p>0.28</text:p>
          </table:table-cell>
          <table:table-cell table:style-name="ce5" table:formula="of:=-11*COS([.P46])" office:value-type="float" office:value="-8.30180538245049" calcext:value-type="float">
            <text:p>-8.30</text:p>
          </table:table-cell>
          <table:table-cell table:style-name="ce5" table:formula="of:=[.Q46]*COS([.P46])-[.R46]*SIN([.P46])" office:value-type="float" office:value="5.66032185167079" calcext:value-type="float">
            <text:p>5.66</text:p>
          </table:table-cell>
          <table:table-cell table:style-name="ce5" table:formula="of:=[.Q46]*SIN([.P46])+[.R46]*COS([.P46])" office:value-type="float" office:value="-6.0795572825712" calcext:value-type="float">
            <text:p>-6.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table:formula="of:=[.A47]*PI()/180" office:value-type="float" office:value="0.733038285837618" calcext:value-type="float">
            <text:p>0.733</text:p>
          </table:table-cell>
          <table:table-cell table:style-name="ce4" table:formula="of:=(45-[.A47])*PI()/180" office:value-type="float" office:value="0.0523598775598299" calcext:value-type="float">
            <text:p>0.052</text:p>
          </table:table-cell>
          <table:table-cell table:style-name="ce5" table:formula="of:=(thigh * COS( [.C47]))" office:value-type="float" office:value="7.4897215106593" calcext:value-type="float">
            <text:p>7.49</text:p>
          </table:table-cell>
          <table:table-cell table:style-name="ce5" table:formula="of:=(thigh * SIN( [.C47]))" office:value-type="float" office:value="0.392519671822079" calcext:value-type="float">
            <text:p>0.39</text:p>
          </table:table-cell>
          <table:table-cell table:style-name="ce5" table:formula="of:=5.3+ shin * SIN([.B47])" office:value-type="float" office:value="12.6604366699474" calcext:value-type="float">
            <text:p>12.66</text:p>
          </table:table-cell>
          <table:table-cell table:style-name="ce5" table:formula="of:=5.3 - shin * COS([.B47])" office:value-type="float" office:value="-2.87459308025134" calcext:value-type="float">
            <text:p>-2.87</text:p>
          </table:table-cell>
          <table:table-cell table:style-name="ce4" table:formula="of:=COS(-[.B47])*[.F47]-SIN(-[.B47])*[.G47]" office:value-type="float" office:value="7.48505978873214" calcext:value-type="float">
            <text:p>7.485</text:p>
          </table:table-cell>
          <table:table-cell table:style-name="ce4" table:formula="of:=SIN(-[.B47])*[.F47] + COS(-[.B47])*[.G47]" office:value-type="float" office:value="-10.6077246386718" calcext:value-type="float">
            <text:p>-10.608</text:p>
          </table:table-cell>
          <table:table-cell table:style-name="ce4" table:formula="of:=[.H47]-[.H46]" office:value-type="float" office:value="0.0079861599017601" calcext:value-type="float">
            <text:p>0.008</text:p>
          </table:table-cell>
          <table:table-cell table:style-name="ce4" table:formula="of:=[.I47]-[.I46]" office:value-type="float" office:value="-0.130572560202763" calcext:value-type="float">
            <text:p>-0.131</text:p>
          </table:table-cell>
          <table:table-cell table:style-name="ce4" table:formula="of:=SQRT([.J47]*[.J47]+[.K47]*[.K47])" office:value-type="float" office:value="0.130816559455906" calcext:value-type="float">
            <text:p>0.131</text:p>
          </table:table-cell>
          <table:table-cell table:formula="of:=DEGREES(ATAN([.K47]/[.J47]))" office:value-type="float" office:value="-86.499999999999" calcext:value-type="float">
            <text:p>-86.499999999999</text:p>
          </table:table-cell>
          <table:table-cell table:style-name="ce11"/>
          <table:table-cell table:style-name="ce5" office:value-type="float" office:value="42" calcext:value-type="float">
            <text:p>42.00</text:p>
          </table:table-cell>
          <table:table-cell table:style-name="ce5" table:formula="of:=[.O47]*PI()/180" office:value-type="float" office:value="0.733038285837618" calcext:value-type="float">
            <text:p>0.73</text:p>
          </table:table-cell>
          <table:table-cell table:style-name="ce5" table:formula="of:=7.5-11*SIN([.P47])" office:value-type="float" office:value="0.139563330052559" calcext:value-type="float">
            <text:p>0.14</text:p>
          </table:table-cell>
          <table:table-cell table:style-name="ce5" table:formula="of:=-11*COS([.P47])" office:value-type="float" office:value="-8.17459308025134" calcext:value-type="float">
            <text:p>-8.17</text:p>
          </table:table-cell>
          <table:table-cell table:style-name="ce5" table:formula="of:=[.Q47]*COS([.P47])-[.R47]*SIN([.P47])" office:value-type="float" office:value="5.57358619108046" calcext:value-type="float">
            <text:p>5.57</text:p>
          </table:table-cell>
          <table:table-cell table:style-name="ce5" table:formula="of:=[.Q47]*SIN([.P47])+[.R47]*COS([.P47])" office:value-type="float" office:value="-5.98152045230856" calcext:value-type="float">
            <text:p>-5.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table:formula="of:=[.A48]*PI()/180" office:value-type="float" office:value="0.750491578357562" calcext:value-type="float">
            <text:p>0.750</text:p>
          </table:table-cell>
          <table:table-cell table:style-name="ce4" table:formula="of:=(45-[.A48])*PI()/180" office:value-type="float" office:value="0.0349065850398866" calcext:value-type="float">
            <text:p>0.035</text:p>
          </table:table-cell>
          <table:table-cell table:style-name="ce5" table:formula="of:=(thigh * COS( [.C48]))" office:value-type="float" office:value="7.49543120264322" calcext:value-type="float">
            <text:p>7.50</text:p>
          </table:table-cell>
          <table:table-cell table:style-name="ce5" table:formula="of:=(thigh * SIN( [.C48]))" office:value-type="float" office:value="0.261746225268757" calcext:value-type="float">
            <text:p>0.26</text:p>
          </table:table-cell>
          <table:table-cell table:style-name="ce5" table:formula="of:=5.3+ shin * SIN([.B48])" office:value-type="float" office:value="12.8019819606875" calcext:value-type="float">
            <text:p>12.80</text:p>
          </table:table-cell>
          <table:table-cell table:style-name="ce5" table:formula="of:=5.3 - shin * COS([.B48])" office:value-type="float" office:value="-2.74489071781088" calcext:value-type="float">
            <text:p>-2.74</text:p>
          </table:table-cell>
          <table:table-cell table:style-name="ce4" table:formula="of:=COS(-[.B48])*[.F48]-SIN(-[.B48])*[.G48]" office:value-type="float" office:value="7.49076592691285" calcext:value-type="float">
            <text:p>7.491</text:p>
          </table:table-cell>
          <table:table-cell table:style-name="ce4" table:formula="of:=SIN(-[.B48])*[.F48] + COS(-[.B48])*[.G48]" office:value-type="float" office:value="-10.7384166897496" calcext:value-type="float">
            <text:p>-10.738</text:p>
          </table:table-cell>
          <table:table-cell table:style-name="ce4" table:formula="of:=[.H48]-[.H47]" office:value-type="float" office:value="0.00570613818070864" calcext:value-type="float">
            <text:p>0.006</text:p>
          </table:table-cell>
          <table:table-cell table:style-name="ce4" table:formula="of:=[.I48]-[.I47]" office:value-type="float" office:value="-0.130692051077881" calcext:value-type="float">
            <text:p>-0.131</text:p>
          </table:table-cell>
          <table:table-cell table:style-name="ce4" table:formula="of:=SQRT([.J48]*[.J48]+[.K48]*[.K48])" office:value-type="float" office:value="0.130816559455907" calcext:value-type="float">
            <text:p>0.131</text:p>
          </table:table-cell>
          <table:table-cell table:formula="of:=DEGREES(ATAN([.K48]/[.J48]))" office:value-type="float" office:value="-87.4999999999996" calcext:value-type="float">
            <text:p>-87.4999999999996</text:p>
          </table:table-cell>
          <table:table-cell table:style-name="ce11"/>
          <table:table-cell table:style-name="ce5" office:value-type="float" office:value="43" calcext:value-type="float">
            <text:p>43.00</text:p>
          </table:table-cell>
          <table:table-cell table:style-name="ce5" table:formula="of:=[.O48]*PI()/180" office:value-type="float" office:value="0.750491578357562" calcext:value-type="float">
            <text:p>0.75</text:p>
          </table:table-cell>
          <table:table-cell table:style-name="ce5" table:formula="of:=7.5-11*SIN([.P48])" office:value-type="float" office:value="-0.00198196068748313" calcext:value-type="float">
            <text:p>0.00</text:p>
          </table:table-cell>
          <table:table-cell table:style-name="ce5" table:formula="of:=-11*COS([.P48])" office:value-type="float" office:value="-8.04489071781088" calcext:value-type="float">
            <text:p>-8.04</text:p>
          </table:table-cell>
          <table:table-cell table:style-name="ce5" table:formula="of:=[.Q48]*COS([.P48])-[.R48]*SIN([.P48])" office:value-type="float" office:value="5.48515276214378" calcext:value-type="float">
            <text:p>5.49</text:p>
          </table:table-cell>
          <table:table-cell table:style-name="ce5" table:formula="of:=[.Q48]*SIN([.P48])+[.R48]*COS([.P48])" office:value-type="float" office:value="-5.88501229953126" calcext:value-type="float">
            <text:p>-5.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table:formula="of:=[.A49]*PI()/180" office:value-type="float" office:value="0.767944870877505" calcext:value-type="float">
            <text:p>0.768</text:p>
          </table:table-cell>
          <table:table-cell table:style-name="ce4" table:formula="of:=(45-[.A49])*PI()/180" office:value-type="float" office:value="0.0174532925199433" calcext:value-type="float">
            <text:p>0.017</text:p>
          </table:table-cell>
          <table:table-cell table:style-name="ce5" table:formula="of:=(thigh * COS( [.C49]))" office:value-type="float" office:value="7.49885771367293" calcext:value-type="float">
            <text:p>7.50</text:p>
          </table:table-cell>
          <table:table-cell table:style-name="ce5" table:formula="of:=(thigh * SIN( [.C49]))" office:value-type="float" office:value="0.130893048279626" calcext:value-type="float">
            <text:p>0.13</text:p>
          </table:table-cell>
          <table:table-cell table:style-name="ce5" table:formula="of:=5.3+ shin * SIN([.B49])" office:value-type="float" office:value="12.941242075049" calcext:value-type="float">
            <text:p>12.94</text:p>
          </table:table-cell>
          <table:table-cell table:style-name="ce5" table:formula="of:=5.3 - shin * COS([.B49])" office:value-type="float" office:value="-2.61273780372516" calcext:value-type="float">
            <text:p>-2.61</text:p>
          </table:table-cell>
          <table:table-cell table:style-name="ce4" table:formula="of:=COS(-[.B49])*[.F49]-SIN(-[.B49])*[.G49]" office:value-type="float" office:value="7.49419030522754" calcext:value-type="float">
            <text:p>7.494</text:p>
          </table:table-cell>
          <table:table-cell table:style-name="ce4" table:formula="of:=SIN(-[.B49])*[.F49] + COS(-[.B49])*[.G49]" office:value-type="float" office:value="-10.8691884216378" calcext:value-type="float">
            <text:p>-10.869</text:p>
          </table:table-cell>
          <table:table-cell table:style-name="ce4" table:formula="of:=[.H49]-[.H48]" office:value-type="float" office:value="0.00342437831469056" calcext:value-type="float">
            <text:p>0.003</text:p>
          </table:table-cell>
          <table:table-cell table:style-name="ce4" table:formula="of:=[.I49]-[.I48]" office:value-type="float" office:value="-0.130771731888196" calcext:value-type="float">
            <text:p>-0.131</text:p>
          </table:table-cell>
          <table:table-cell table:style-name="ce4" table:formula="of:=SQRT([.J49]*[.J49]+[.K49]*[.K49])" office:value-type="float" office:value="0.130816559455905" calcext:value-type="float">
            <text:p>0.131</text:p>
          </table:table-cell>
          <table:table-cell table:formula="of:=DEGREES(ATAN([.K49]/[.J49]))" office:value-type="float" office:value="-88.5000000000002" calcext:value-type="float">
            <text:p>-88.5000000000002</text:p>
          </table:table-cell>
          <table:table-cell table:style-name="ce11"/>
          <table:table-cell table:style-name="ce5" office:value-type="float" office:value="44" calcext:value-type="float">
            <text:p>44.00</text:p>
          </table:table-cell>
          <table:table-cell table:style-name="ce5" table:formula="of:=[.O49]*PI()/180" office:value-type="float" office:value="0.767944870877505" calcext:value-type="float">
            <text:p>0.77</text:p>
          </table:table-cell>
          <table:table-cell table:style-name="ce5" table:formula="of:=7.5-11*SIN([.P49])" office:value-type="float" office:value="-0.14124207504897" calcext:value-type="float">
            <text:p>-0.14</text:p>
          </table:table-cell>
          <table:table-cell table:style-name="ce5" table:formula="of:=-11*COS([.P49])" office:value-type="float" office:value="-7.91273780372516" calcext:value-type="float">
            <text:p>-7.91</text:p>
          </table:table-cell>
          <table:table-cell table:style-name="ce5" table:formula="of:=[.Q49]*COS([.P49])-[.R49]*SIN([.P49])" office:value-type="float" office:value="5.39504850253988" calcext:value-type="float">
            <text:p>5.40</text:p>
          </table:table-cell>
          <table:table-cell table:style-name="ce5" table:formula="of:=[.Q49]*SIN([.P49])+[.R49]*COS([.P49])" office:value-type="float" office:value="-5.79006222155752" calcext:value-type="float">
            <text:p>-5.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table:formula="of:=[.A50]*PI()/180" office:value-type="float" office:value="0.785398163397448" calcext:value-type="float">
            <text:p>0.785</text:p>
          </table:table-cell>
          <table:table-cell table:style-name="ce4" table:formula="of:=(45-[.A50])*PI()/180" office:value-type="float" office:value="0" calcext:value-type="float">
            <text:p>0.000</text:p>
          </table:table-cell>
          <table:table-cell table:style-name="ce5" table:formula="of:=(thigh * COS( [.C50]))" office:value-type="float" office:value="7.5" calcext:value-type="float">
            <text:p>7.50</text:p>
          </table:table-cell>
          <table:table-cell table:style-name="ce5" table:formula="of:=(thigh * SIN( [.C50]))" office:value-type="float" office:value="0" calcext:value-type="float">
            <text:p>0.00</text:p>
          </table:table-cell>
          <table:table-cell table:style-name="ce5" table:formula="of:=5.3+ shin * SIN([.B50])" office:value-type="float" office:value="13.078174593052" calcext:value-type="float">
            <text:p>13.08</text:p>
          </table:table-cell>
          <table:table-cell table:style-name="ce5" table:formula="of:=5.3 - shin * COS([.B50])" office:value-type="float" office:value="-2.47817459305202" calcext:value-type="float">
            <text:p>-2.48</text:p>
          </table:table-cell>
          <table:table-cell table:style-name="ce4" table:formula="of:=COS(-[.B50])*[.F50]-SIN(-[.B50])*[.G50]" office:value-type="float" office:value="7.4953318805774" calcext:value-type="float">
            <text:p>7.495</text:p>
          </table:table-cell>
          <table:table-cell table:style-name="ce4" table:formula="of:=SIN(-[.B50])*[.F50] + COS(-[.B50])*[.G50]" office:value-type="float" office:value="-11" calcext:value-type="float">
            <text:p>-11.000</text:p>
          </table:table-cell>
          <table:table-cell table:style-name="ce4" table:formula="of:=[.H50]-[.H49]" office:value-type="float" office:value="0.00114157534986603" calcext:value-type="float">
            <text:p>0.001</text:p>
          </table:table-cell>
          <table:table-cell table:style-name="ce4" table:formula="of:=[.I50]-[.I49]" office:value-type="float" office:value="-0.130811578362165" calcext:value-type="float">
            <text:p>-0.131</text:p>
          </table:table-cell>
          <table:table-cell table:style-name="ce4" table:formula="of:=SQRT([.J50]*[.J50]+[.K50]*[.K50])" office:value-type="float" office:value="0.130816559455905" calcext:value-type="float">
            <text:p>0.131</text:p>
          </table:table-cell>
          <table:table-cell table:formula="of:=DEGREES(ATAN([.K50]/[.J50]))" office:value-type="float" office:value="-89.5000000000005" calcext:value-type="float">
            <text:p>-89.5000000000005</text:p>
          </table:table-cell>
          <table:table-cell table:style-name="ce11"/>
          <table:table-cell table:style-name="ce5" office:value-type="float" office:value="45" calcext:value-type="float">
            <text:p>45.00</text:p>
          </table:table-cell>
          <table:table-cell table:style-name="ce5" table:formula="of:=[.O50]*PI()/180" office:value-type="float" office:value="0.785398163397448" calcext:value-type="float">
            <text:p>0.79</text:p>
          </table:table-cell>
          <table:table-cell table:style-name="ce5" table:formula="of:=7.5-11*SIN([.P50])" office:value-type="float" office:value="-0.278174593052023" calcext:value-type="float">
            <text:p>-0.28</text:p>
          </table:table-cell>
          <table:table-cell table:style-name="ce5" table:formula="of:=-11*COS([.P50])" office:value-type="float" office:value="-7.77817459305202" calcext:value-type="float">
            <text:p>-7.78</text:p>
          </table:table-cell>
          <table:table-cell table:style-name="ce5" table:formula="of:=[.Q50]*COS([.P50])-[.R50]*SIN([.P50])" office:value-type="float" office:value="5.30330085889911" calcext:value-type="float">
            <text:p>5.30</text:p>
          </table:table-cell>
          <table:table-cell table:style-name="ce5" table:formula="of:=[.Q50]*SIN([.P50])+[.R50]*COS([.P50])" office:value-type="float" office:value="-5.6966991411009" calcext:value-type="float">
            <text:p>-5.70</text:p>
          </table:table-cell>
        </table:table-row>
        <table:table-row table:style-name="ro1">
          <table:table-cell table:number-columns-repeated="13"/>
          <table:table-cell table:style-name="ce11"/>
          <table:table-cell table:number-columns-repeated="6"/>
        </table:table-row>
        <table:table-row table:style-name="ro2">
          <table:table-cell table:style-name="ce3" office:value-type="string" calcext:value-type="string">
            <text:p>Angle change</text:p>
          </table:table-cell>
          <table:table-cell table:style-name="ce3" office:value-type="string" calcext:value-type="string">
            <text:p>Angle radians</text:p>
          </table:table-cell>
          <table:table-cell table:style-name="ce3" office:value-type="string" calcext:value-type="string">
            <text:p>45 deg - angle</text:p>
          </table:table-cell>
          <table:table-cell office:value-type="string" calcext:value-type="string">
            <text:p>ankle X</text:p>
          </table:table-cell>
          <table:table-cell office:value-type="string" calcext:value-type="string">
            <text:p>ankle Y</text:p>
          </table:table-cell>
          <table:table-cell office:value-type="string" calcext:value-type="string">
            <text:p>toe X1</text:p>
          </table:table-cell>
          <table:table-cell office:value-type="string" calcext:value-type="string">
            <text:p>toe Y1</text:p>
          </table:table-cell>
          <table:table-cell office:value-type="string" calcext:value-type="string">
            <text:p>toe X2</text:p>
          </table:table-cell>
          <table:table-cell office:value-type="string" calcext:value-type="string">
            <text:p>toe Y2</text:p>
          </table:table-cell>
          <table:table-cell office:value-type="string" calcext:value-type="string">
            <text:p>X offset</text:p>
          </table:table-cell>
          <table:table-cell office:value-type="string" calcext:value-type="string">
            <text:p>Y offset</text:p>
          </table:table-cell>
          <table:table-cell table:style-name="ce3" office:value-type="string" calcext:value-type="string">
            <text:p>offset vector len</text:p>
          </table:table-cell>
          <table:table-cell table:style-name="ce3" office:value-type="string" calcext:value-type="string">
            <text:p>offset vector ang</text:p>
          </table:table-cell>
          <table:table-cell table:style-name="ce11"/>
          <table:table-cell table:style-name="ce3" office:value-type="string" calcext:value-type="string">
            <text:p>angle - degrees</text:p>
          </table:table-cell>
          <table:table-cell table:style-name="ce3" office:value-type="string" calcext:value-type="string">
            <text:p>angle - radians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ngles vs Coords" table:style-name="ta1">
        <table:table-column table:style-name="co20" table:default-cell-style-name="Default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Default"/>
        <table:table-column table:style-name="co31" table:default-cell-style-name="Default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2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5" table:default-cell-style-name="ce2"/>
        <table:table-column table:style-name="co28" table:number-columns-repeated="2" table:default-cell-style-name="ce2"/>
        <table:table-column table:style-name="co43" table:default-cell-style-name="ce2"/>
        <table:table-column table:style-name="co36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Default"/>
        <table:table-column table:style-name="co48" table:default-cell-style-name="Default"/>
        <table:table-column table:style-name="co49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visibility="collapse" table:default-cell-style-name="Default"/>
        <table:table-column table:style-name="co51" table:number-columns-repeated="2" table:default-cell-style-name="Default"/>
        <table:table-column table:style-name="co53" table:visibility="collapse" table:default-cell-style-name="Default"/>
        <table:table-column table:style-name="co54" table:default-cell-style-name="Default"/>
        <table:table-column table:style-name="co25" table:number-columns-repeated="2" table:default-cell-style-name="Default"/>
        <table:table-column table:style-name="co55" table:default-cell-style-name="Default"/>
        <table:table-column table:style-name="co54" table:number-columns-repeated="2" table:default-cell-style-name="ce2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2"/>
        <table:table-column table:style-name="co60" table:default-cell-style-name="Default"/>
        <table:table-column table:style-name="co61" table:number-columns-repeated="4" table:default-cell-style-name="ce2"/>
        <table:table-column table:style-name="co50" table:number-columns-repeated="2" table:default-cell-style-name="Default"/>
        <table:table-column table:style-name="co18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Angles vs Coords</text:p>
          </table:table-cell>
          <table:table-cell table:style-name="ce19"/>
          <table:table-cell table:number-columns-repeated="74"/>
        </table:table-row>
        <table:table-row table:style-name="ro1">
          <table:table-cell table:number-columns-repeated="7"/>
          <table:table-cell table:style-name="ce29"/>
          <table:table-cell table:style-name="Default" table:number-columns-repeated="3"/>
          <table:table-cell table:number-columns-repeated="2"/>
          <table:table-cell table:style-name="Default" table:number-columns-repeated="4"/>
          <table:table-cell/>
          <table:table-cell table:style-name="ce2" table:number-columns-repeated="2"/>
          <table:table-cell/>
          <table:table-cell table:style-name="ce2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if toe =(Tx,Ty,Tz),</text:p>
          </table:table-cell>
          <table:table-cell table:number-columns-repeated="6"/>
          <table:table-cell table:style-name="ce29"/>
          <table:table-cell table:number-columns-repeated="10"/>
          <table:table-cell table:style-name="ce2" table:number-columns-repeated="2"/>
          <table:table-cell/>
          <table:table-cell table:style-name="ce2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and servo rotations angles at Rh, Rk, Ra</text:p>
          </table:table-cell>
          <table:table-cell table:number-columns-repeated="6"/>
          <table:table-cell table:style-name="ce29"/>
          <table:table-cell/>
          <table:table-cell office:value-type="string" calcext:value-type="string">
            <text:p><text:s text:c="8"/></text:p>
          </table:table-cell>
          <table:table-cell table:number-columns-repeated="55"/>
          <table:table-cell table:formula="of:=-17/180*PI()" office:value-type="float" office:value="-0.296705972839036" calcext:value-type="float">
            <text:p>-0.29670597283903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table:style-name="ce34" office:value-type="string" calcext:value-type="string">
            <text:p>T - K Dist</text:p>
          </table:table-cell>
          <table:table-cell table:style-name="ce34" office:value-type="string" calcext:value-type="string">
            <text:p>k - a dist</text:p>
          </table:table-cell>
          <table:table-cell office:value-type="string" calcext:value-type="string">
            <text:p>ax+</text:p>
          </table:table-cell>
          <table:table-cell office:value-type="string" calcext:value-type="string">
            <text:p>ax-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ax13d</text:p>
          </table:table-cell>
          <table:table-cell table:style-name="ce94" office:value-type="string" calcext:value-type="string">
            <text:p>ay13d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ax23d</text:p>
          </table:table-cell>
          <table:table-cell table:style-name="ce94" office:value-type="string" calcext:value-type="string">
            <text:p>ay23d</text:p>
          </table:table-cell>
          <table:table-cell office:value-type="string" calcext:value-type="string">
            <text:p>LEN</text:p>
          </table:table-cell>
          <table:table-cell table:style-name="ce2" office:value-type="string" calcext:value-type="string">
            <text:p>real</text:p>
            <text:p> Ax</text:p>
          </table:table-cell>
          <table:table-cell table:style-name="ce2" office:value-type="string" calcext:value-type="string">
            <text:p>real</text:p>
            <text:p> Ay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A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A2</text:p>
          </table:table-cell>
          <table:table-cell table:number-columns-repeated="2"/>
          <table:table-cell table:style-name="ce108"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table:number-columns-repeated="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9"/>
          <table:table-cell table:number-columns-repeated="8"/>
          <table:table-cell office:value-type="string" calcext:value-type="string">
            <text:p>g</text:p>
          </table:table-cell>
          <table:table-cell/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g</text:p>
          </table:table-cell>
          <table:table-cell table:number-columns-repeated="34"/>
          <table:table-cell table:style-name="ce108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number-columns-repeated="6"/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style-name="ce5" table:formula="of:=(2.5 + 7.5*COS([.C7]/180*PI())+11*SIN(([.D7]-[.C7]+17)/180*PI()))*COS([.B7]/180*PI())" office:value-type="float" office:value="13.2160887519501" calcext:value-type="float">
            <text:p>13.22</text:p>
          </table:table-cell>
          <table:table-cell table:style-name="ce5" table:formula="of:=-7.5*SIN([.C7]/180*PI())-11*COS(([.D7]-[.C7]+17)/180*PI() )" office:value-type="float" office:value="-10.5193523155934" calcext:value-type="float">
            <text:p>-10.52</text:p>
          </table:table-cell>
          <table:table-cell table:style-name="ce5" table:formula="of:=SIN([.B7]/180*PI())*(2.5+7.5*COS([.C7]/180*PI())+11*SIN(([.D7]-[.C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7]/[.E7])/PI()*180" office:value-type="float" office:value="0" calcext:value-type="float">
            <text:p>0.00</text:p>
          </table:table-cell>
          <table:table-cell table:style-name="ce5" table:number-columns-repeated="2"/>
          <table:table-cell table:style-name="ce17" table:formula="of:=([.E7]*COS(-[.I7]/180*PI()) - [.G7]*SIN(-[.I7]/180*PI()))" office:value-type="float" office:value="13.2160887519501" calcext:value-type="float">
            <text:p>13.22</text:p>
          </table:table-cell>
          <table:table-cell table:style-name="ce17" table:formula="of:=[.F7]" office:value-type="float" office:value="-10.5193523155934" calcext:value-type="float">
            <text:p>-10.52</text:p>
          </table:table-cell>
          <table:table-cell table:style-name="ce5" table:formula="of:=1+(25-20*[.L7]+4*[.L7]*[.L7])/(4*[.M7]*[.M7])" office:value-type="float" office:value="2.0377544445004" calcext:value-type="float">
            <text:p>2.04</text:p>
          </table:table-cell>
          <table:table-cell table:style-name="ce5" table:formula="of:=-5+(10*(-71+[.L7]*[.L7]+[.M7]*[.M7]) -4*((-71+[.L7]*[.L7]+[.M7]*[.M7])*[.L7]))/(4*[.M7]*[.M7])" office:value-type="float" office:value="-25.755088890008" calcext:value-type="float">
            <text:p>-25.76</text:p>
          </table:table-cell>
          <table:table-cell table:style-name="ce5" table:formula="of:=-50+((-71+[.L7]*[.L7]+[.M7]*[.M7])^2)/(4*[.M7]*[.M7])" office:value-type="float" office:value="53.7754444500399" calcext:value-type="float">
            <text:p>53.78</text:p>
          </table:table-cell>
          <table:table-cell table:style-name="ce31" table:formula="of:=IF([.M7]&lt;0;(-1*[.O7]+SQRT([.O7]*[.O7]-4*[.N7]*[.P7]))/(2*[.N7]);(-1*[.O7]-SQRT([.O7]*[.O7]-4*[.N7]*[.P7]))/(2*[.N7]))" office:value-type="float" office:value="10" calcext:value-type="float">
            <text:p>10.000</text:p>
          </table:table-cell>
          <table:table-cell table:style-name="ce4" table:formula="of:=(-1*[.O7]-SQRT([.O7]*[.O7]-4*[.N7]*[.P7]))/(2*[.N7])" office:value-type="float" office:value="2.63895606240349" calcext:value-type="float">
            <text:p>2.639</text:p>
          </table:table-cell>
          <table:table-cell table:style-name="ce35" table:formula="of:=IF([.M7]&gt;0;-1*((-71+[.L7]*[.L7]+[.M7]*[.M7])-[.Q7]*(-5+2*[.L7]))/(2*[.M7]);((-71+[.L7]*[.L7]+[.M7]*[.M7])-[.Q7]*(-5+2*[.L7]))/(2*[.M7]))" office:value-type="float" office:value="-0" calcext:value-type="float">
            <text:p>0.00</text:p>
          </table:table-cell>
          <table:table-cell table:style-name="ce17" table:formula="of:= - SQRT(ABS(50 +5*[.Q7]-[.Q7]*[.Q7]))" office:value-type="float" office:value="-0" calcext:value-type="float">
            <text:p>0.00</text:p>
          </table:table-cell>
          <table:table-cell table:style-name="ce17" table:formula="of:=SQRT(([.Q7]-2.5)^2+[.S7]^2)" office:value-type="float" office:value="7.50000000000001" calcext:value-type="float">
            <text:p>7.50</text:p>
          </table:table-cell>
          <table:table-cell table:style-name="ce17" table:formula="of:=[.Q7]*COS([.I7]/180*PI())" office:value-type="float" office:value="10" calcext:value-type="float">
            <text:p>10.00</text:p>
          </table:table-cell>
          <table:table-cell table:style-name="ce17" table:formula="of:=[.S7]" office:value-type="float" office:value="-0" calcext:value-type="float">
            <text:p>0.00</text:p>
          </table:table-cell>
          <table:table-cell table:style-name="ce17" table:formula="of:=SQRT(ABS(7.5^2-([.V7]-2.5)^2-[.W7]^2)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7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7]-[.Q7])/11)) +[.AA7]-17" office:value-type="float" office:value="0" calcext:value-type="float">
            <text:p>0.00</text:p>
          </table:table-cell>
          <table:table-cell table:style-name="ce5" table:formula="of:=IF(AND([.L7]&gt;0;[.M7]&gt;0);DEGREES(ASIN(([.L7]-[.Q7])/11))-17+[.AA7];DEGREES(ASIN(([.L7]-[.Q7])/11))-17+[.AA7])" office:value-type="float" office:value="0" calcext:value-type="float">
            <text:p>0.00</text:p>
          </table:table-cell>
          <table:table-cell table:style-name="ce5" table:formula="of:=[.R7]*COS([.I7]/180*PI())" office:value-type="float" office:value="2.63895606240349" calcext:value-type="float">
            <text:p>2.64</text:p>
          </table:table-cell>
          <table:table-cell table:style-name="ce5" table:formula="of:=[.T7]" office:value-type="float" office:value="-0" calcext:value-type="float">
            <text:p>0.00</text:p>
          </table:table-cell>
          <table:table-cell table:style-name="ce5" table:formula="of:=SQRT(7.5^2-([.AE7]-2.5)^2-[.AF7]^2)*SIGN([.I7])" office:value-type="float" office:value="0" calcext:value-type="float">
            <text:p>0.00</text:p>
          </table:table-cell>
          <table:table-cell table:style-name="ce15" table:formula="of:=[.I7]" office:value-type="float" office:value="0" calcext:value-type="float">
            <text:p>0.0</text:p>
          </table:table-cell>
          <table:table-cell table:style-name="ce15" table:formula="of:= - DEGREES(ASIN(-[.T7]/7.5))" office:value-type="float" office:value="-0" calcext:value-type="float">
            <text:p>0.0</text:p>
          </table:table-cell>
          <table:table-cell table:style-name="ce5" table:formula="of:=DEGREES(ASIN(([.L7]-[.R7])/11)+[.AI7]/180*PI())-17" office:value-type="float" office:value="57.0616068635305" calcext:value-type="float">
            <text:p>57.06</text:p>
          </table:table-cell>
          <table:table-cell table:style-name="ce17" table:formula="of:=SQRT(([.E7]-2.5)^2+[.F7]^2+[.G7]^2)" office:value-type="float" office:value="15.0163687780785" calcext:value-type="float">
            <text:p>15.02</text:p>
          </table:table-cell>
          <table:table-cell table:style-name="ce17" table:formula="of:=SQRT(([.V7]-2.5)^2+([.W7])^2 +[.X7]^2)" office:value-type="float" office:value="7.5" calcext:value-type="float">
            <text:p>7.50</text:p>
          </table:table-cell>
          <table:table-cell table:style-name="ce17" table:formula="of:=(-1*[.O7]+SQRT([.O7]*[.O7]-4*[.N7]*[.P7]))/(2*[.N7])" office:value-type="float" office:value="10" calcext:value-type="float">
            <text:p>10.00</text:p>
          </table:table-cell>
          <table:table-cell table:style-name="ce17" table:formula="of:=(-1*[.O7]-SQRT([.O7]*[.O7]-4*[.N7]*[.P7]))/(2*[.N7])" office:value-type="float" office:value="2.63895606240349" calcext:value-type="float">
            <text:p>2.64</text:p>
          </table:table-cell>
          <table:table-cell table:style-name="ce17" table:formula="of:=((-71+[.L7]*[.L7]+[.M7]*[.M7])-[.AM7]*(-5+2*[.L7]))/(2*[.M7])" office:value-type="float" office:value="-0" calcext:value-type="float">
            <text:p>0.00</text:p>
          </table:table-cell>
          <table:table-cell table:style-name="ce17" table:formula="of:=((-71+[.L7]*[.L7]+[.M7]*[.M7])-[.AN7]*(-5+2*[.L7]))/(2*[.M7])" office:value-type="float" office:value="-7.49871263702786" calcext:value-type="float">
            <text:p>-7.50</text:p>
          </table:table-cell>
          <table:table-cell table:style-name="ce96" table:formula="of:=[.AM7]" office:value-type="float" office:value="10" calcext:value-type="float">
            <text:p>10.00</text:p>
          </table:table-cell>
          <table:table-cell table:style-name="ce96" table:formula="of:=[.AO7]" office:value-type="float" office:value="-0" calcext:value-type="float">
            <text:p>0.00</text:p>
          </table:table-cell>
          <table:table-cell table:style-name="ce97" table:formula="of:=SQRT(([.AQ7]-2.5)^2+[.AR7]^2)" office:value-type="float" office:value="7.5" calcext:value-type="float">
            <text:p>7.5</text:p>
          </table:table-cell>
          <table:table-cell table:style-name="ce96" table:formula="of:=(-1*[.O7]-SQRT([.O7]*[.O7]-4*[.N7]*[.P7]))/(2*[.N7])" office:value-type="float" office:value="2.63895606240349" calcext:value-type="float">
            <text:p>2.64</text:p>
          </table:table-cell>
          <table:table-cell table:style-name="ce96" table:formula="of:=((-71+[.L7]*[.L7]+[.M7]*[.M7])-[.AT7]*(-5+2*[.L7]))/(2*[.M7])" office:value-type="float" office:value="-7.49871263702786" calcext:value-type="float">
            <text:p>-7.50</text:p>
          </table:table-cell>
          <table:table-cell table:formula="of:=SQRT(([.AT7]-2.5)^2+[.AU7]^2)" office:value-type="float" office:value="7.5" calcext:value-type="float">
            <text:p>7.5</text:p>
          </table:table-cell>
          <table:table-cell table:style-name="ce99" table:formula="of:=IF([.AR7]&gt;[.AU7];[.AQ7];[.AT7])" office:value-type="float" office:value="10" calcext:value-type="float">
            <text:p>10.00</text:p>
          </table:table-cell>
          <table:table-cell table:style-name="ce99" table:formula="of:=IF([.AR7]&gt;[.AU7];[.AR7];[.AU7])" office:value-type="float" office:value="-0" calcext:value-type="float">
            <text:p>0.00</text:p>
          </table:table-cell>
          <table:table-cell table:style-name="ce17" table:formula="of:=DEGREES(ASIN(-[.AX7]/7.5))" office:value-type="float" office:value="0" calcext:value-type="float">
            <text:p>0.00</text:p>
          </table:table-cell>
          <table:table-cell table:style-name="ce17" table:formula="of:=DEGREES( ASIN( ([.L7]-[.AQ7])/11)) +[.AY7]-17" office:value-type="float" office:value="0" calcext:value-type="float">
            <text:p>0.00</text:p>
          </table:table-cell>
          <table:table-cell table:style-name="ce100" table:formula="of:=[.C7]" office:value-type="float" office:value="0" calcext:value-type="float">
            <text:p>0</text:p>
          </table:table-cell>
          <table:table-cell table:style-name="ce100" table:formula="of:=[.D7]" office:value-type="float" office:value="0" calcext:value-type="float">
            <text:p>0</text:p>
          </table:table-cell>
          <table:table-cell table:style-name="ce17" table:formula="of:=DEGREES(ASIN(-[.AU7]/7.5))" office:value-type="float" office:value="88.9383931364709" calcext:value-type="float">
            <text:p>88.94</text:p>
          </table:table-cell>
          <table:table-cell table:style-name="ce17" table:formula="of:=DEGREES( ASIN( ([.L7]-[.AT7])/11)) +[.BC7]-17" office:value-type="float" office:value="146.000000000001" calcext:value-type="float">
            <text:p>146.00</text:p>
          </table:table-cell>
          <table:table-cell/>
          <table:table-cell table:formula="of:=IF(AND(ROUND([.AR7];5)&lt;0;ROUND([.AU7];5)&gt;0;[.AU7]&gt;-[.AR7]);1;0)" office:value-type="float" office:value="0" calcext:value-type="float">
            <text:p>0</text:p>
          </table:table-cell>
          <table:table-cell table:style-name="ce108"/>
          <table:table-cell table:formula="of:=IF(AND([.BN7]&gt;2.5;[.BO7]&lt;0);1;0)" office:value-type="float" office:value="1" calcext:value-type="float">
            <text:p>1</text:p>
          </table:table-cell>
          <table:table-cell table:formula="of:=IF([.BH7]=1;ROUND(DEGREES(-ASIN(([.AR7])/7.5));4);0)" office:value-type="float" office:value="0" calcext:value-type="float">
            <text:p>0</text:p>
          </table:table-cell>
          <table:table-cell table:style-name="ce109" table:formula="of:=IF([.BH7]=1;ROUND(DEGREES(ASIN(([.L7]-[.Q7])/11))+[.BI7]-17;0))" office:value-type="float" office:value="0" calcext:value-type="float">
            <text:p>0</text:p>
          </table:table-cell>
          <table:table-cell table:formula="of:=IF(AND([.L7]&gt;2.5;[.M7]&gt;0);1;0)" office:value-type="float" office:value="0" calcext:value-type="float">
            <text:p>0</text:p>
          </table:table-cell>
          <table:table-cell table:formula="of:=IF([.BK7]=1;ROUND(DEGREES(-ASIN(([.AU7])/7.5));4);0)" office:value-type="float" office:value="0" calcext:value-type="float">
            <text:p>0</text:p>
          </table:table-cell>
          <table:table-cell/>
          <table:table-cell table:formula="of:=([.L7]-[.AW7])*COS(-[.$BN$4])-([.M7]-[.AX7])*SIN([.$BN$4])+[.AW7]" office:value-type="float" office:value="10" calcext:value-type="float">
            <text:p>10</text:p>
          </table:table-cell>
          <table:table-cell table:formula="of:=([.L7]-[.AW7])*SIN([.$BN$4])+([.M7]-[.AX7])*COS([.$BN$4]) +[.AX7]" office:value-type="float" office:value="-11" calcext:value-type="float">
            <text:p>-11</text:p>
          </table:table-cell>
          <table:table-cell table:formula="of:=IF(AND([.BN7]&gt;0;[.BO7]&lt;0);1;0)" office:value-type="float" office:value="1" calcext:value-type="float">
            <text:p>1</text:p>
          </table:table-cell>
          <table:table-cell table:formula="of:=IF(AND([.BN7]&gt;2.5;[.BO7]&gt;0);1;0)" office:value-type="float" office:value="0" calcext:value-type="float">
            <text:p>0</text:p>
          </table:table-cell>
          <table:table-cell table:formula="of:=IF([.BP7]=1;ROUND(DEGREES(-ASIN(([.AX7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8]/180*PI())+11*SIN(([.D8]-[.C8]+17)/180*PI()))*COS([.B8]/180*PI())" office:value-type="float" office:value="12.2537441113299" calcext:value-type="float">
            <text:p>12.25</text:p>
          </table:table-cell>
          <table:table-cell table:style-name="ce5" table:formula="of:=-7.5*SIN([.C8]/180*PI())-11*COS(([.D8]-[.C8]+17)/180*PI() )" office:value-type="float" office:value="-10.5193523155934" calcext:value-type="float">
            <text:p>-10.52</text:p>
          </table:table-cell>
          <table:table-cell table:style-name="ce38" table:formula="of:=SIN([.B8]/180*PI())*(2.5+7.5*COS([.C8]/180*PI())+11*SIN(([.D8]-[.C8]+17)/180*PI()))" office:value-type="float" office:value="4.95083398565038" calcext:value-type="float">
            <text:p>4.95</text:p>
          </table:table-cell>
          <table:table-cell table:style-name="ce29"/>
          <table:table-cell table:style-name="ce5" table:formula="of:=ATAN([.G8]/[.E8])/PI()*180" office:value-type="float" office:value="22" calcext:value-type="float">
            <text:p>22.00</text:p>
          </table:table-cell>
          <table:table-cell table:style-name="ce38" table:number-columns-repeated="2"/>
          <table:table-cell table:style-name="ce17" table:formula="of:=([.E8]*COS(-[.I8]/180*PI()) - [.G8]*SIN(-[.I8]/180*PI()))" office:value-type="float" office:value="13.2160887519501" calcext:value-type="float">
            <text:p>13.22</text:p>
          </table:table-cell>
          <table:table-cell table:style-name="ce17" table:formula="of:=[.F8]" office:value-type="float" office:value="-10.5193523155934" calcext:value-type="float">
            <text:p>-10.52</text:p>
          </table:table-cell>
          <table:table-cell table:style-name="ce5" table:formula="of:=1+(25-20*[.L8]+4*[.L8]*[.L8])/(4*[.M8]*[.M8])" office:value-type="float" office:value="2.0377544445004" calcext:value-type="float">
            <text:p>2.04</text:p>
          </table:table-cell>
          <table:table-cell table:style-name="ce5" table:formula="of:=-5+(10*(-71+[.L8]*[.L8]+[.M8]*[.M8]) -4*((-71+[.L8]*[.L8]+[.M8]*[.M8])*[.L8]))/(4*[.M8]*[.M8])" office:value-type="float" office:value="-25.7550888900079" calcext:value-type="float">
            <text:p>-25.76</text:p>
          </table:table-cell>
          <table:table-cell table:style-name="ce5" table:formula="of:=-50+((-71+[.L8]*[.L8]+[.M8]*[.M8])^2)/(4*[.M8]*[.M8])" office:value-type="float" office:value="53.7754444500398" calcext:value-type="float">
            <text:p>53.78</text:p>
          </table:table-cell>
          <table:table-cell table:style-name="ce31" table:formula="of:=IF([.M8]&lt;0;(-1*[.O8]+SQRT([.O8]*[.O8]-4*[.N8]*[.P8]))/(2*[.N8]);(-1*[.O8]-SQRT([.O8]*[.O8]-4*[.N8]*[.P8]))/(2*[.N8]))" office:value-type="float" office:value="9.99999999999995" calcext:value-type="float">
            <text:p>10.000</text:p>
          </table:table-cell>
          <table:table-cell table:style-name="ce4" table:formula="of:=(-1*[.O8]-SQRT([.O8]*[.O8]-4*[.N8]*[.P8]))/(2*[.N8])" office:value-type="float" office:value="2.63895606240349" calcext:value-type="float">
            <text:p>2.639</text:p>
          </table:table-cell>
          <table:table-cell table:style-name="ce35" table:formula="of:=IF([.M8]&gt;0;-1*((-71+[.L8]*[.L8]+[.M8]*[.M8])-[.Q8]*(-5+2*[.L8]))/(2*[.M8]);((-71+[.L8]*[.L8]+[.M8]*[.M8])-[.Q8]*(-5+2*[.L8]))/(2*[.M8]))" office:value-type="float" office:value="-0.00000000000006349347" calcext:value-type="float">
            <text:p>0.00</text:p>
          </table:table-cell>
          <table:table-cell table:style-name="ce17" table:formula="of:= - SQRT(ABS(50 +5*[.Q8]-[.Q8]*[.Q8]))" office:value-type="float" office:value="-0.00000089208063763951" calcext:value-type="float">
            <text:p>0.00</text:p>
          </table:table-cell>
          <table:table-cell table:style-name="ce17" table:formula="of:=SQRT(([.Q8]-2.5)^2+[.S8]^2)" office:value-type="float" office:value="7.49999999999995" calcext:value-type="float">
            <text:p>7.50</text:p>
          </table:table-cell>
          <table:table-cell table:style-name="ce17" table:formula="of:=[.Q8]*COS([.I8]/180*PI())" office:value-type="float" office:value="9.27183854566782" calcext:value-type="float">
            <text:p>9.27</text:p>
          </table:table-cell>
          <table:table-cell table:style-name="ce17" table:formula="of:=[.S8]" office:value-type="float" office:value="-0.00000000000006349347" calcext:value-type="float">
            <text:p>0.00</text:p>
          </table:table-cell>
          <table:table-cell table:style-name="ce17" table:formula="of:=SQRT(ABS(7.5^2-([.V8]-2.5)^2-[.W8]^2))*SIGN([.I8])" office:value-type="float" office:value="3.2236939543647" calcext:value-type="float">
            <text:p>3.22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/>
          <table:table-cell table:style-name="ce15" table:formula="of:= - DEGREES(ASIN([.S8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8]-[.Q8])/11)) +[.AA8]-17" office:value-type="float" office:value="0.00000000000073185902" calcext:value-type="float">
            <text:p>0.00</text:p>
          </table:table-cell>
          <table:table-cell table:style-name="ce5" table:formula="of:=IF(AND([.L8]&gt;0;[.M8]&gt;0);DEGREES(ASIN(([.L8]-[.Q8])/11))-17+[.AA8];DEGREES(ASIN(([.L8]-[.Q8])/11))-17+[.AA8])" office:value-type="float" office:value="0.0000000000007515079" calcext:value-type="float">
            <text:p>0.00</text:p>
          </table:table-cell>
          <table:table-cell table:style-name="ce5" table:formula="of:=[.R8]*COS([.I8]/180*PI())" office:value-type="float" office:value="2.44679745397166" calcext:value-type="float">
            <text:p>2.45</text:p>
          </table:table-cell>
          <table:table-cell table:style-name="ce5" table:formula="of:=[.T8]" office:value-type="float" office:value="-0.00000089208063763951" calcext:value-type="float">
            <text:p>0.00</text:p>
          </table:table-cell>
          <table:table-cell table:style-name="ce5" table:formula="of:=SQRT(7.5^2-([.AE8]-2.5)^2-[.AF8]^2)*SIGN([.I8])" office:value-type="float" office:value="7.4998112968991" calcext:value-type="float">
            <text:p>7.50</text:p>
          </table:table-cell>
          <table:table-cell table:style-name="ce15" table:formula="of:=[.I8]" office:value-type="float" office:value="22" calcext:value-type="float">
            <text:p>22.0</text:p>
          </table:table-cell>
          <table:table-cell table:style-name="ce15" table:formula="of:= - DEGREES(ASIN(-[.T8]/7.5))" office:value-type="float" office:value="-0.00000681499406961111" calcext:value-type="float">
            <text:p>0.0</text:p>
          </table:table-cell>
          <table:table-cell table:style-name="ce5" table:formula="of:=DEGREES(ASIN(([.L8]-[.R8])/11)+[.AI8]/180*PI())-17" office:value-type="float" office:value="57.0616000485364" calcext:value-type="float">
            <text:p>57.06</text:p>
          </table:table-cell>
          <table:table-cell table:style-name="ce17" table:formula="of:=SQRT(([.E8]-2.5)^2+[.F8]^2+[.G8]^2)" office:value-type="float" office:value="15.1757390094306" calcext:value-type="float">
            <text:p>15.18</text:p>
          </table:table-cell>
          <table:table-cell table:style-name="ce17" table:formula="of:=SQRT(([.V8]-2.5)^2+([.W8])^2 +[.X8]^2)" office:value-type="float" office:value="7.5" calcext:value-type="float">
            <text:p>7.50</text:p>
          </table:table-cell>
          <table:table-cell table:style-name="ce17" table:formula="of:=(-1*[.O8]+SQRT([.O8]*[.O8]-4*[.N8]*[.P8]))/(2*[.N8])" office:value-type="float" office:value="9.99999999999995" calcext:value-type="float">
            <text:p>10.00</text:p>
          </table:table-cell>
          <table:table-cell table:style-name="ce17" table:formula="of:=(-1*[.O8]-SQRT([.O8]*[.O8]-4*[.N8]*[.P8]))/(2*[.N8])" office:value-type="float" office:value="2.6389560624035" calcext:value-type="float">
            <text:p>2.64</text:p>
          </table:table-cell>
          <table:table-cell table:style-name="ce17" table:formula="of:=((-71+[.L8]*[.L8]+[.M8]*[.M8])-[.AM8]*(-5+2*[.L8]))/(2*[.M8])" office:value-type="float" office:value="-0.00000000000005944069" calcext:value-type="float">
            <text:p>0.00</text:p>
          </table:table-cell>
          <table:table-cell table:style-name="ce17" table:formula="of:=((-71+[.L8]*[.L8]+[.M8]*[.M8])-[.AN8]*(-5+2*[.L8]))/(2*[.M8])" office:value-type="float" office:value="-7.49871263702785" calcext:value-type="float">
            <text:p>-7.50</text:p>
          </table:table-cell>
          <table:table-cell table:style-name="ce96" table:formula="of:=[.AM8]" office:value-type="float" office:value="9.99999999999995" calcext:value-type="float">
            <text:p>10.00</text:p>
          </table:table-cell>
          <table:table-cell table:style-name="ce96" table:formula="of:=[.AO8]" office:value-type="float" office:value="-0.00000000000005944069" calcext:value-type="float">
            <text:p>0.00</text:p>
          </table:table-cell>
          <table:table-cell table:style-name="ce97" table:formula="of:=SQRT(([.AQ8]-2.5)^2+[.AR8]^2)" office:value-type="float" office:value="7.49999999999995" calcext:value-type="float">
            <text:p>7.5</text:p>
          </table:table-cell>
          <table:table-cell table:style-name="ce96" table:formula="of:=(-1*[.O8]-SQRT([.O8]*[.O8]-4*[.N8]*[.P8]))/(2*[.N8])" office:value-type="float" office:value="2.6389560624035" calcext:value-type="float">
            <text:p>2.64</text:p>
          </table:table-cell>
          <table:table-cell table:style-name="ce96" table:formula="of:=((-71+[.L8]*[.L8]+[.M8]*[.M8])-[.AT8]*(-5+2*[.L8]))/(2*[.M8])" office:value-type="float" office:value="-7.49871263702785" calcext:value-type="float">
            <text:p>-7.50</text:p>
          </table:table-cell>
          <table:table-cell table:formula="of:=SQRT(([.AT8]-2.5)^2+[.AU8]^2)" office:value-type="float" office:value="7.49999999999999" calcext:value-type="float">
            <text:p>7.49999999999999</text:p>
          </table:table-cell>
          <table:table-cell table:style-name="ce99" table:formula="of:=IF([.AR8]&gt;[.AU8];[.AQ8];[.AT8])" office:value-type="float" office:value="9.99999999999995" calcext:value-type="float">
            <text:p>10.00</text:p>
          </table:table-cell>
          <table:table-cell table:style-name="ce99" table:formula="of:=IF([.AR8]&gt;[.AU8];[.AR8];[.AU8])" office:value-type="float" office:value="-0.00000000000005944069" calcext:value-type="float">
            <text:p>0.00</text:p>
          </table:table-cell>
          <table:table-cell table:style-name="ce17" table:formula="of:=DEGREES(ASIN(-[.AX8]/7.5))" office:value-type="float" office:value="0.00000000000045409342" calcext:value-type="float">
            <text:p>0.00</text:p>
          </table:table-cell>
          <table:table-cell table:style-name="ce17" table:formula="of:=DEGREES( ASIN( ([.L8]-[.AQ8])/11)) +[.AY8]-17" office:value-type="float" office:value="0.00000000000069988459" calcext:value-type="float">
            <text:p>0.00</text:p>
          </table:table-cell>
          <table:table-cell table:style-name="ce100" table:formula="of:=[.C8]" office:value-type="float" office:value="0" calcext:value-type="float">
            <text:p>0</text:p>
          </table:table-cell>
          <table:table-cell table:style-name="ce100" table:formula="of:=[.D8]" office:value-type="float" office:value="0" calcext:value-type="float">
            <text:p>0</text:p>
          </table:table-cell>
          <table:table-cell table:style-name="ce17" table:formula="of:=DEGREES(ASIN(-[.AU8]/7.5))" office:value-type="float" office:value="88.9383931364658" calcext:value-type="float">
            <text:p>88.94</text:p>
          </table:table-cell>
          <table:table-cell table:style-name="ce17" table:formula="of:=DEGREES( ASIN( ([.L8]-[.AT8])/11)) +[.BC8]-17" office:value-type="float" office:value="145.999999999996" calcext:value-type="float">
            <text:p>146.00</text:p>
          </table:table-cell>
          <table:table-cell/>
          <table:table-cell table:formula="of:=IF(AND(ROUND([.AR8];5)&lt;0;ROUND([.AU8];5)&gt;0;[.AU8]&gt;-[.AR8]);1;0)" office:value-type="float" office:value="0" calcext:value-type="float">
            <text:p>0</text:p>
          </table:table-cell>
          <table:table-cell table:style-name="ce108"/>
          <table:table-cell table:formula="of:=IF(AND([.L8]&gt;2.5;[.M8]&lt;0);1;0)" office:value-type="float" office:value="1" calcext:value-type="float">
            <text:p>1</text:p>
          </table:table-cell>
          <table:table-cell table:formula="of:=IF([.BH8]=1;ROUND(DEGREES(-ASIN(([.AR8])/7.5));4);0)" office:value-type="float" office:value="0" calcext:value-type="float">
            <text:p>0</text:p>
          </table:table-cell>
          <table:table-cell table:formula="of:=IF([.BH8]=1;ROUND(DEGREES(ASIN(([.L8]-[.Q8])/11))+[.BI8]-17;0))" office:value-type="float" office:value="0" calcext:value-type="float">
            <text:p>0</text:p>
          </table:table-cell>
          <table:table-cell table:formula="of:=IF(AND([.L8]&gt;2.5;[.M8]&gt;0);1;0)" office:value-type="float" office:value="0" calcext:value-type="float">
            <text:p>0</text:p>
          </table:table-cell>
          <table:table-cell table:formula="of:=IF([.BK8]=1;ROUND(DEGREES(-ASIN(([.AU8])/7.5));4);0)" office:value-type="float" office:value="0" calcext:value-type="float">
            <text:p>0</text:p>
          </table:table-cell>
          <table:table-cell/>
          <table:table-cell table:formula="of:=([.L8]-[.AW8])*COS(-[.$BN$4])-([.M8]-[.AX8])*SIN([.$BN$4])+[.AW8]" office:value-type="float" office:value="10" calcext:value-type="float">
            <text:p>10</text:p>
          </table:table-cell>
          <table:table-cell table:formula="of:=([.L8]-[.AW8])*SIN([.$BN$4])+([.M8]-[.AX8])*COS([.$BN$4]) +[.AX8]" office:value-type="float" office:value="-11" calcext:value-type="float">
            <text:p>-11</text:p>
          </table:table-cell>
          <table:table-cell table:formula="of:=IF(AND([.BN8]&gt;0;[.BO8]&lt;0);1;0)" office:value-type="float" office:value="1" calcext:value-type="float">
            <text:p>1</text:p>
          </table:table-cell>
          <table:table-cell table:formula="of:=IF(AND([.BN8]&gt;2.5;[.BO8]&gt;0);1;0)" office:value-type="float" office:value="0" calcext:value-type="float">
            <text:p>0</text:p>
          </table:table-cell>
          <table:table-cell table:formula="of:=IF([.BP8]=1;ROUND(DEGREES(-ASIN(([.AX8])/7.5));4);0)" office:value-type="float" office:value="0" calcext:value-type="float">
            <text:p>0</text:p>
          </table:table-cell>
          <table:table-cell/>
          <table:table-cell table:style-name="ce112" office:value-type="float" office:value="22" calcext:value-type="float">
            <text:p>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45" calcext:value-type="float">
            <text:p>4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9]/180*PI())+11*SIN(([.D9]-[.C9]+17)/180*PI()))*COS([.B9]/180*PI())" office:value-type="float" office:value="9.34518597726717" calcext:value-type="float">
            <text:p>9.35</text:p>
          </table:table-cell>
          <table:table-cell table:style-name="ce5" table:formula="of:=-7.5*SIN([.C9]/180*PI())-11*COS(([.D9]-[.C9]+17)/180*PI() )" office:value-type="float" office:value="-10.5193523155934" calcext:value-type="float">
            <text:p>-10.52</text:p>
          </table:table-cell>
          <table:table-cell table:style-name="ce38" table:formula="of:=SIN([.B9]/180*PI())*(2.5+7.5*COS([.C9]/180*PI())+11*SIN(([.D9]-[.C9]+17)/180*PI()))" office:value-type="float" office:value="9.34518597726717" calcext:value-type="float">
            <text:p>9.35</text:p>
          </table:table-cell>
          <table:table-cell table:style-name="ce29"/>
          <table:table-cell table:style-name="ce5" table:formula="of:=ATAN([.G9]/[.E9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9]*COS(-[.I9]/180*PI()) - [.G9]*SIN(-[.I9]/180*PI()))" office:value-type="float" office:value="13.2160887519501" calcext:value-type="float">
            <text:p>13.22</text:p>
          </table:table-cell>
          <table:table-cell table:style-name="ce17" table:formula="of:=[.F9]" office:value-type="float" office:value="-10.5193523155934" calcext:value-type="float">
            <text:p>-10.52</text:p>
          </table:table-cell>
          <table:table-cell table:style-name="ce5" table:formula="of:=1+(25-20*[.L9]+4*[.L9]*[.L9])/(4*[.M9]*[.M9])" office:value-type="float" office:value="2.0377544445004" calcext:value-type="float">
            <text:p>2.04</text:p>
          </table:table-cell>
          <table:table-cell table:style-name="ce5" table:formula="of:=-5+(10*(-71+[.L9]*[.L9]+[.M9]*[.M9]) -4*((-71+[.L9]*[.L9]+[.M9]*[.M9])*[.L9]))/(4*[.M9]*[.M9])" office:value-type="float" office:value="-25.7550888900079" calcext:value-type="float">
            <text:p>-25.76</text:p>
          </table:table-cell>
          <table:table-cell table:style-name="ce5" table:formula="of:=-50+((-71+[.L9]*[.L9]+[.M9]*[.M9])^2)/(4*[.M9]*[.M9])" office:value-type="float" office:value="53.7754444500398" calcext:value-type="float">
            <text:p>53.78</text:p>
          </table:table-cell>
          <table:table-cell table:style-name="ce31" table:formula="of:=IF([.M9]&lt;0;(-1*[.O9]+SQRT([.O9]*[.O9]-4*[.N9]*[.P9]))/(2*[.N9]);(-1*[.O9]-SQRT([.O9]*[.O9]-4*[.N9]*[.P9]))/(2*[.N9]))" office:value-type="float" office:value="9.99999999999995" calcext:value-type="float">
            <text:p>10.000</text:p>
          </table:table-cell>
          <table:table-cell table:style-name="ce4" table:formula="of:=(-1*[.O9]-SQRT([.O9]*[.O9]-4*[.N9]*[.P9]))/(2*[.N9])" office:value-type="float" office:value="2.63895606240349" calcext:value-type="float">
            <text:p>2.639</text:p>
          </table:table-cell>
          <table:table-cell table:style-name="ce35" table:formula="of:=IF([.M9]&gt;0;-1*((-71+[.L9]*[.L9]+[.M9]*[.M9])-[.Q9]*(-5+2*[.L9]))/(2*[.M9]);((-71+[.L9]*[.L9]+[.M9]*[.M9])-[.Q9]*(-5+2*[.L9]))/(2*[.M9]))" office:value-type="float" office:value="-0.00000000000006349347" calcext:value-type="float">
            <text:p>0.00</text:p>
          </table:table-cell>
          <table:table-cell table:style-name="ce17" table:formula="of:= - SQRT(ABS(50 +5*[.Q9]-[.Q9]*[.Q9]))" office:value-type="float" office:value="-0.00000089208063763951" calcext:value-type="float">
            <text:p>0.00</text:p>
          </table:table-cell>
          <table:table-cell table:style-name="ce17" table:formula="of:=SQRT(([.Q9]-2.5)^2+[.S9]^2)" office:value-type="float" office:value="7.49999999999995" calcext:value-type="float">
            <text:p>7.50</text:p>
          </table:table-cell>
          <table:table-cell table:style-name="ce17" table:formula="of:=[.Q9]*COS([.I9]/180*PI())" office:value-type="float" office:value="7.07106781186544" calcext:value-type="float">
            <text:p>7.07</text:p>
          </table:table-cell>
          <table:table-cell table:style-name="ce17" table:formula="of:=[.S9]" office:value-type="float" office:value="-0.00000000000006349347" calcext:value-type="float">
            <text:p>0.00</text:p>
          </table:table-cell>
          <table:table-cell table:style-name="ce17" table:formula="of:=SQRT(ABS(7.5^2-([.V9]-2.5)^2-[.W9]^2))*SIGN([.I9])" office:value-type="float" office:value="5.94603557501363" calcext:value-type="float">
            <text:p>5.95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/>
          <table:table-cell table:style-name="ce15" table:formula="of:= - DEGREES(ASIN([.S9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9]-[.Q9])/11)) +[.AA9]-17" office:value-type="float" office:value="0.00000000000073185902" calcext:value-type="float">
            <text:p>0.00</text:p>
          </table:table-cell>
          <table:table-cell table:style-name="ce5" table:formula="of:=IF(AND([.L9]&gt;0;[.M9]&gt;0);DEGREES(ASIN(([.L9]-[.Q9])/11))-17+[.AA9];DEGREES(ASIN(([.L9]-[.Q9])/11))-17+[.AA9])" office:value-type="float" office:value="0.0000000000007515079" calcext:value-type="float">
            <text:p>0.00</text:p>
          </table:table-cell>
          <table:table-cell table:style-name="ce5" table:formula="of:=[.R9]*COS([.I9]/180*PI())" office:value-type="float" office:value="1.86602372697886" calcext:value-type="float">
            <text:p>1.87</text:p>
          </table:table-cell>
          <table:table-cell table:style-name="ce5" table:formula="of:=[.T9]" office:value-type="float" office:value="-0.00000089208063763951" calcext:value-type="float">
            <text:p>0.00</text:p>
          </table:table-cell>
          <table:table-cell table:style-name="ce5" table:formula="of:=SQRT(7.5^2-([.AE9]-2.5)^2-[.AF9]^2)*SIGN([.I9])" office:value-type="float" office:value="7.47315690222314" calcext:value-type="float">
            <text:p>7.47</text:p>
          </table:table-cell>
          <table:table-cell table:style-name="ce15" table:formula="of:=[.I9]" office:value-type="float" office:value="45" calcext:value-type="float">
            <text:p>45.0</text:p>
          </table:table-cell>
          <table:table-cell table:style-name="ce15" table:formula="of:= - DEGREES(ASIN(-[.T9]/7.5))" office:value-type="float" office:value="-0.00000681499406961111" calcext:value-type="float">
            <text:p>0.0</text:p>
          </table:table-cell>
          <table:table-cell table:style-name="ce5" table:formula="of:=DEGREES(ASIN(([.L9]-[.R9])/11)+[.AI9]/180*PI())-17" office:value-type="float" office:value="57.0616000485364" calcext:value-type="float">
            <text:p>57.06</text:p>
          </table:table-cell>
          <table:table-cell table:style-name="ce17" table:formula="of:=SQRT(([.E9]-2.5)^2+[.F9]^2+[.G9]^2)" office:value-type="float" office:value="15.6475507716916" calcext:value-type="float">
            <text:p>15.65</text:p>
          </table:table-cell>
          <table:table-cell table:style-name="ce17" table:formula="of:=SQRT(([.V9]-2.5)^2+([.W9])^2 +[.X9]^2)" office:value-type="float" office:value="7.5" calcext:value-type="float">
            <text:p>7.50</text:p>
          </table:table-cell>
          <table:table-cell table:style-name="ce17" table:formula="of:=(-1*[.O9]+SQRT([.O9]*[.O9]-4*[.N9]*[.P9]))/(2*[.N9])" office:value-type="float" office:value="9.99999999999995" calcext:value-type="float">
            <text:p>10.00</text:p>
          </table:table-cell>
          <table:table-cell table:style-name="ce17" table:formula="of:=(-1*[.O9]-SQRT([.O9]*[.O9]-4*[.N9]*[.P9]))/(2*[.N9])" office:value-type="float" office:value="2.6389560624035" calcext:value-type="float">
            <text:p>2.64</text:p>
          </table:table-cell>
          <table:table-cell table:style-name="ce17" table:formula="of:=((-71+[.L9]*[.L9]+[.M9]*[.M9])-[.AM9]*(-5+2*[.L9]))/(2*[.M9])" office:value-type="float" office:value="-0.00000000000005944069" calcext:value-type="float">
            <text:p>0.00</text:p>
          </table:table-cell>
          <table:table-cell table:style-name="ce17" table:formula="of:=((-71+[.L9]*[.L9]+[.M9]*[.M9])-[.AN9]*(-5+2*[.L9]))/(2*[.M9])" office:value-type="float" office:value="-7.49871263702785" calcext:value-type="float">
            <text:p>-7.50</text:p>
          </table:table-cell>
          <table:table-cell table:style-name="ce96" table:formula="of:=[.AM9]" office:value-type="float" office:value="9.99999999999995" calcext:value-type="float">
            <text:p>10.00</text:p>
          </table:table-cell>
          <table:table-cell table:style-name="ce96" table:formula="of:=[.AO9]" office:value-type="float" office:value="-0.00000000000005944069" calcext:value-type="float">
            <text:p>0.00</text:p>
          </table:table-cell>
          <table:table-cell table:style-name="ce97" table:formula="of:=SQRT(([.AQ9]-2.5)^2+[.AR9]^2)" office:value-type="float" office:value="7.49999999999995" calcext:value-type="float">
            <text:p>7.5</text:p>
          </table:table-cell>
          <table:table-cell table:style-name="ce96" table:formula="of:=(-1*[.O9]-SQRT([.O9]*[.O9]-4*[.N9]*[.P9]))/(2*[.N9])" office:value-type="float" office:value="2.6389560624035" calcext:value-type="float">
            <text:p>2.64</text:p>
          </table:table-cell>
          <table:table-cell table:style-name="ce96" table:formula="of:=((-71+[.L9]*[.L9]+[.M9]*[.M9])-[.AT9]*(-5+2*[.L9]))/(2*[.M9])" office:value-type="float" office:value="-7.49871263702785" calcext:value-type="float">
            <text:p>-7.50</text:p>
          </table:table-cell>
          <table:table-cell table:formula="of:=SQRT(([.AT9]-2.5)^2+[.AU9]^2)" office:value-type="float" office:value="7.49999999999999" calcext:value-type="float">
            <text:p>7.49999999999999</text:p>
          </table:table-cell>
          <table:table-cell table:style-name="ce99" table:formula="of:=IF([.AR9]&gt;[.AU9];[.AQ9];[.AT9])" office:value-type="float" office:value="9.99999999999995" calcext:value-type="float">
            <text:p>10.00</text:p>
          </table:table-cell>
          <table:table-cell table:style-name="ce99" table:formula="of:=IF([.AR9]&gt;[.AU9];[.AR9];[.AU9])" office:value-type="float" office:value="-0.00000000000005944069" calcext:value-type="float">
            <text:p>0.00</text:p>
          </table:table-cell>
          <table:table-cell table:style-name="ce17" table:formula="of:=DEGREES(ASIN(-[.AX9]/7.5))" office:value-type="float" office:value="0.00000000000045409342" calcext:value-type="float">
            <text:p>0.00</text:p>
          </table:table-cell>
          <table:table-cell table:style-name="ce17" table:formula="of:=DEGREES( ASIN( ([.L9]-[.AQ9])/11)) +[.AY9]-17" office:value-type="float" office:value="0.00000000000069988459" calcext:value-type="float">
            <text:p>0.00</text:p>
          </table:table-cell>
          <table:table-cell table:style-name="ce100" table:formula="of:=[.C9]" office:value-type="float" office:value="0" calcext:value-type="float">
            <text:p>0</text:p>
          </table:table-cell>
          <table:table-cell table:style-name="ce100" table:formula="of:=[.D9]" office:value-type="float" office:value="0" calcext:value-type="float">
            <text:p>0</text:p>
          </table:table-cell>
          <table:table-cell table:style-name="ce17" table:formula="of:=DEGREES(ASIN(-[.AU9]/7.5))" office:value-type="float" office:value="88.9383931364658" calcext:value-type="float">
            <text:p>88.94</text:p>
          </table:table-cell>
          <table:table-cell table:style-name="ce17" table:formula="of:=DEGREES( ASIN( ([.L9]-[.AT9])/11)) +[.BC9]-17" office:value-type="float" office:value="145.999999999996" calcext:value-type="float">
            <text:p>146.00</text:p>
          </table:table-cell>
          <table:table-cell/>
          <table:table-cell table:formula="of:=IF(AND(ROUND([.AR9];5)&lt;0;ROUND([.AU9];5)&gt;0;[.AU9]&gt;-[.AR9]);1;0)" office:value-type="float" office:value="0" calcext:value-type="float">
            <text:p>0</text:p>
          </table:table-cell>
          <table:table-cell table:style-name="ce108"/>
          <table:table-cell table:formula="of:=IF(AND([.L9]&gt;2.5;[.M9]&lt;0);1;0)" office:value-type="float" office:value="1" calcext:value-type="float">
            <text:p>1</text:p>
          </table:table-cell>
          <table:table-cell table:formula="of:=IF([.BH9]=1;ROUND(DEGREES(-ASIN(([.AR9])/7.5));4);0)" office:value-type="float" office:value="0" calcext:value-type="float">
            <text:p>0</text:p>
          </table:table-cell>
          <table:table-cell table:formula="of:=IF([.BH9]=1;ROUND(DEGREES(ASIN(([.L9]-[.Q9])/11))+[.BI9]-17;0))" office:value-type="float" office:value="0" calcext:value-type="float">
            <text:p>0</text:p>
          </table:table-cell>
          <table:table-cell table:formula="of:=IF(AND([.L9]&gt;2.5;[.M9]&gt;0);1;0)" office:value-type="float" office:value="0" calcext:value-type="float">
            <text:p>0</text:p>
          </table:table-cell>
          <table:table-cell table:formula="of:=IF([.BK9]=1;ROUND(DEGREES(-ASIN(([.AU9])/7.5));4);0)" office:value-type="float" office:value="0" calcext:value-type="float">
            <text:p>0</text:p>
          </table:table-cell>
          <table:table-cell/>
          <table:table-cell table:formula="of:=([.L9]-[.AW9])*COS(-[.$BN$4])-([.M9]-[.AX9])*SIN([.$BN$4])+[.AW9]" office:value-type="float" office:value="10" calcext:value-type="float">
            <text:p>10</text:p>
          </table:table-cell>
          <table:table-cell table:formula="of:=([.L9]-[.AW9])*SIN([.$BN$4])+([.M9]-[.AX9])*COS([.$BN$4]) +[.AX9]" office:value-type="float" office:value="-11" calcext:value-type="float">
            <text:p>-11</text:p>
          </table:table-cell>
          <table:table-cell table:formula="of:=IF(AND([.BN9]&gt;0;[.BO9]&lt;0);1;0)" office:value-type="float" office:value="1" calcext:value-type="float">
            <text:p>1</text:p>
          </table:table-cell>
          <table:table-cell table:formula="of:=IF(AND([.BN9]&gt;2.5;[.BO9]&gt;0);1;0)" office:value-type="float" office:value="0" calcext:value-type="float">
            <text:p>0</text:p>
          </table:table-cell>
          <table:table-cell table:formula="of:=IF([.BP9]=1;ROUND(DEGREES(-ASIN(([.AX9])/7.5));4);0)" office:value-type="float" office:value="0" calcext:value-type="float">
            <text:p>0</text:p>
          </table:table-cell>
          <table:table-cell/>
          <table:table-cell table:style-name="ce112" office:value-type="float" office:value="45" calcext:value-type="float">
            <text:p>4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0]/180*PI())+11*SIN(([.D10]-[.C10]+17)/180*PI()))*COS([.B10]/180*PI())" office:value-type="float" office:value="8.97199913722193" calcext:value-type="float">
            <text:p>8.97</text:p>
          </table:table-cell>
          <table:table-cell table:style-name="ce5" table:formula="of:=-7.5*SIN([.C10]/180*PI())-11*COS(([.D10]-[.C10]+17)/180*PI() )" office:value-type="float" office:value="-13.5500759572428" calcext:value-type="float">
            <text:p>-13.55</text:p>
          </table:table-cell>
          <table:table-cell table:style-name="ce38" table:formula="of:=SIN([.B10]/180*PI())*(2.5+7.5*COS([.C10]/180*PI())+11*SIN(([.D10]-[.C1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0]/[.E1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0]*COS(-[.I10]/180*PI()) - [.G10]*SIN(-[.I10]/180*PI()))" office:value-type="float" office:value="8.97199913722193" calcext:value-type="float">
            <text:p>8.97</text:p>
          </table:table-cell>
          <table:table-cell table:style-name="ce17" table:formula="of:=[.F10]" office:value-type="float" office:value="-13.5500759572428" calcext:value-type="float">
            <text:p>-13.55</text:p>
          </table:table-cell>
          <table:table-cell table:style-name="ce5" table:formula="of:=1+(25-20*[.L10]+4*[.L10]*[.L10])/(4*[.M10]*[.M10])" office:value-type="float" office:value="1.22813580003942" calcext:value-type="float">
            <text:p>1.23</text:p>
          </table:table-cell>
          <table:table-cell table:style-name="ce5" table:formula="of:=-5+(10*(-71+[.L10]*[.L10]+[.M10]*[.M10]) -4*((-71+[.L10]*[.L10]+[.M10]*[.M10])*[.L10]))/(4*[.M10]*[.M10])" office:value-type="float" office:value="-11.8067570439796" calcext:value-type="float">
            <text:p>-11.81</text:p>
          </table:table-cell>
          <table:table-cell table:style-name="ce5" table:formula="of:=-50+((-71+[.L10]*[.L10]+[.M10]*[.M10])^2)/(4*[.M10]*[.M10])" office:value-type="float" office:value="0.772326666574493" calcext:value-type="float">
            <text:p>0.77</text:p>
          </table:table-cell>
          <table:table-cell table:style-name="ce31" table:formula="of:=IF([.M10]&lt;0;(-1*[.O10]+SQRT([.O10]*[.O10]-4*[.N10]*[.P10]))/(2*[.N10]);(-1*[.O10]-SQRT([.O10]*[.O10]-4*[.N10]*[.P10]))/(2*[.N10]))" office:value-type="float" office:value="9.54769465589427" calcext:value-type="float">
            <text:p>9.548</text:p>
          </table:table-cell>
          <table:table-cell table:style-name="ce4" table:formula="of:=(-1*[.O10]-SQRT([.O10]*[.O10]-4*[.N10]*[.P10]))/(2*[.N10])" office:value-type="float" office:value="0.0658652155797397" calcext:value-type="float">
            <text:p>0.066</text:p>
          </table:table-cell>
          <table:table-cell table:style-name="ce35" table:formula="of:=IF([.M10]&gt;0;-1*((-71+[.L10]*[.L10]+[.M10]*[.M10])-[.Q10]*(-5+2*[.L10]))/(2*[.M10]);((-71+[.L10]*[.L10]+[.M10]*[.M10])-[.Q10]*(-5+2*[.L10]))/(2*[.M10]))" office:value-type="float" office:value="-2.56515107494251" calcext:value-type="float">
            <text:p>-2.57</text:p>
          </table:table-cell>
          <table:table-cell table:style-name="ce17" table:formula="of:= - SQRT(ABS(50 +5*[.Q10]-[.Q10]*[.Q10]))" office:value-type="float" office:value="-2.56515107494263" calcext:value-type="float">
            <text:p>-2.57</text:p>
          </table:table-cell>
          <table:table-cell table:style-name="ce17" table:formula="of:=SQRT(([.Q10]-2.5)^2+[.S10]^2)" office:value-type="float" office:value="7.49999999999996" calcext:value-type="float">
            <text:p>7.50</text:p>
          </table:table-cell>
          <table:table-cell table:style-name="ce17" table:formula="of:=[.Q10]*COS([.I10]/180*PI())" office:value-type="float" office:value="9.54769465589427" calcext:value-type="float">
            <text:p>9.55</text:p>
          </table:table-cell>
          <table:table-cell table:style-name="ce17" table:formula="of:=[.S10]" office:value-type="float" office:value="-2.56515107494251" calcext:value-type="float">
            <text:p>-2.57</text:p>
          </table:table-cell>
          <table:table-cell table:style-name="ce17" table:formula="of:=SQRT(ABS(7.5^2-([.V10]-2.5)^2-[.W10]^2)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0]/7.5))" office:value-type="float" office:value="20" calcext:value-type="float">
            <text:p>20.0</text:p>
          </table:table-cell>
          <table:table-cell table:style-name="ce15"/>
          <table:table-cell table:style-name="ce5" table:formula="of:=DEGREES(ASIN(([.L10]-[.Q10])/11)) +[.AA10]-17" office:value-type="float" office:value="0.00000000000022026825" calcext:value-type="float">
            <text:p>0.00</text:p>
          </table:table-cell>
          <table:table-cell table:style-name="ce5" table:formula="of:=IF(AND([.L10]&gt;0;[.M10]&gt;0);DEGREES(ASIN(([.L10]-[.Q10])/11))-17+[.AA10];DEGREES(ASIN(([.L10]-[.Q10])/11))-17+[.AA10])" office:value-type="float" office:value="0.00000000000020250468" calcext:value-type="float">
            <text:p>0.00</text:p>
          </table:table-cell>
          <table:table-cell table:style-name="ce5" table:formula="of:=[.R10]*COS([.I10]/180*PI())" office:value-type="float" office:value="0.0658652155797397" calcext:value-type="float">
            <text:p>0.07</text:p>
          </table:table-cell>
          <table:table-cell table:style-name="ce5" table:formula="of:=[.T10]" office:value-type="float" office:value="-2.56515107494263" calcext:value-type="float">
            <text:p>-2.57</text:p>
          </table:table-cell>
          <table:table-cell table:style-name="ce5" table:formula="of:=SQRT(7.5^2-([.AE10]-2.5)^2-[.AF10]^2)*SIGN([.I10])" office:value-type="float" office:value="0" calcext:value-type="float">
            <text:p>0.00</text:p>
          </table:table-cell>
          <table:table-cell table:style-name="ce15" table:formula="of:=[.I10]" office:value-type="float" office:value="0" calcext:value-type="float">
            <text:p>0.0</text:p>
          </table:table-cell>
          <table:table-cell table:style-name="ce15" table:formula="of:= - DEGREES(ASIN(-[.T10]/7.5))" office:value-type="float" office:value="-20.0000000000009" calcext:value-type="float">
            <text:p>-20.0</text:p>
          </table:table-cell>
          <table:table-cell table:style-name="ce5" table:formula="of:=DEGREES(ASIN(([.L10]-[.R10])/11)+[.AI10]/180*PI())-17" office:value-type="float" office:value="17.0616068635297" calcext:value-type="float">
            <text:p>17.06</text:p>
          </table:table-cell>
          <table:table-cell table:style-name="ce17" table:formula="of:=SQRT(([.E10]-2.5)^2+[.F10]^2+[.G10]^2)" office:value-type="float" office:value="15.0163687780785" calcext:value-type="float">
            <text:p>15.02</text:p>
          </table:table-cell>
          <table:table-cell table:style-name="ce17" table:formula="of:=SQRT(([.V10]-2.5)^2+([.W10])^2 +[.X10]^2)" office:value-type="float" office:value="7.49999999999996" calcext:value-type="float">
            <text:p>7.50</text:p>
          </table:table-cell>
          <table:table-cell table:style-name="ce17" table:formula="of:=(-1*[.O10]+SQRT([.O10]*[.O10]-4*[.N10]*[.P10]))/(2*[.N10])" office:value-type="float" office:value="9.54769465589427" calcext:value-type="float">
            <text:p>9.55</text:p>
          </table:table-cell>
          <table:table-cell table:style-name="ce17" table:formula="of:=(-1*[.O10]-SQRT([.O10]*[.O10]-4*[.N10]*[.P10]))/(2*[.N10])" office:value-type="float" office:value="0.0658652155797404" calcext:value-type="float">
            <text:p>0.07</text:p>
          </table:table-cell>
          <table:table-cell table:style-name="ce17" table:formula="of:=((-71+[.L10]*[.L10]+[.M10]*[.M10])-[.AM10]*(-5+2*[.L10]))/(2*[.M10])" office:value-type="float" office:value="-2.56515107494251" calcext:value-type="float">
            <text:p>-2.57</text:p>
          </table:table-cell>
          <table:table-cell table:style-name="ce17" table:formula="of:=((-71+[.L10]*[.L10]+[.M10]*[.M10])-[.AN10]*(-5+2*[.L10]))/(2*[.M10])" office:value-type="float" office:value="-7.09401070278833" calcext:value-type="float">
            <text:p>-7.09</text:p>
          </table:table-cell>
          <table:table-cell table:style-name="ce96" table:formula="of:=[.AM10]" office:value-type="float" office:value="9.54769465589427" calcext:value-type="float">
            <text:p>9.55</text:p>
          </table:table-cell>
          <table:table-cell table:style-name="ce96" table:formula="of:=[.AO10]" office:value-type="float" office:value="-2.56515107494251" calcext:value-type="float">
            <text:p>-2.57</text:p>
          </table:table-cell>
          <table:table-cell table:style-name="ce97" table:formula="of:=SQRT(([.AQ10]-2.5)^2+[.AR10]^2)" office:value-type="float" office:value="7.49999999999996" calcext:value-type="float">
            <text:p>7.5</text:p>
          </table:table-cell>
          <table:table-cell table:style-name="ce96" table:formula="of:=(-1*[.O10]-SQRT([.O10]*[.O10]-4*[.N10]*[.P10]))/(2*[.N10])" office:value-type="float" office:value="0.0658652155797404" calcext:value-type="float">
            <text:p>0.07</text:p>
          </table:table-cell>
          <table:table-cell table:style-name="ce96" table:formula="of:=((-71+[.L10]*[.L10]+[.M10]*[.M10])-[.AT10]*(-5+2*[.L10]))/(2*[.M10])" office:value-type="float" office:value="-7.09401070278833" calcext:value-type="float">
            <text:p>-7.09</text:p>
          </table:table-cell>
          <table:table-cell table:formula="of:=SQRT(([.AT10]-2.5)^2+[.AU10]^2)" office:value-type="float" office:value="7.5" calcext:value-type="float">
            <text:p>7.5</text:p>
          </table:table-cell>
          <table:table-cell table:style-name="ce99" table:formula="of:=IF([.AR10]&gt;[.AU10];[.AQ10];[.AT10])" office:value-type="float" office:value="9.54769465589427" calcext:value-type="float">
            <text:p>9.55</text:p>
          </table:table-cell>
          <table:table-cell table:style-name="ce99" table:formula="of:=IF([.AR10]&gt;[.AU10];[.AR10];[.AU10])" office:value-type="float" office:value="-2.56515107494251" calcext:value-type="float">
            <text:p>-2.57</text:p>
          </table:table-cell>
          <table:table-cell table:style-name="ce17" table:formula="of:=DEGREES(ASIN(-[.AX10]/7.5))" office:value-type="float" office:value="20" calcext:value-type="float">
            <text:p>20.00</text:p>
          </table:table-cell>
          <table:table-cell table:style-name="ce17" table:formula="of:=DEGREES( ASIN( ([.L10]-[.AQ10])/11)) +[.AY10]-17" office:value-type="float" office:value="0.00000000000017763568" calcext:value-type="float">
            <text:p>0.00</text:p>
          </table:table-cell>
          <table:table-cell table:style-name="ce100" table:formula="of:=[.C10]" office:value-type="float" office:value="20" calcext:value-type="float">
            <text:p>20</text:p>
          </table:table-cell>
          <table:table-cell table:style-name="ce100" table:formula="of:=[.D10]" office:value-type="float" office:value="0" calcext:value-type="float">
            <text:p>0</text:p>
          </table:table-cell>
          <table:table-cell table:style-name="ce17" table:formula="of:=DEGREES(ASIN(-[.AU10]/7.5))" office:value-type="float" office:value="71.0616068635304" calcext:value-type="float">
            <text:p>71.06</text:p>
          </table:table-cell>
          <table:table-cell table:style-name="ce17" table:formula="of:=DEGREES( ASIN( ([.L10]-[.AT10])/11)) +[.BC10]-17" office:value-type="float" office:value="108.123213727061" calcext:value-type="float">
            <text:p>108.12</text:p>
          </table:table-cell>
          <table:table-cell/>
          <table:table-cell table:formula="of:=IF(AND(ROUND([.AR10];5)&lt;0;ROUND([.AU10];5)&gt;0;[.AU10]&gt;-[.AR10]);1;0)" office:value-type="float" office:value="0" calcext:value-type="float">
            <text:p>0</text:p>
          </table:table-cell>
          <table:table-cell table:style-name="ce108"/>
          <table:table-cell table:formula="of:=IF(AND([.L10]&gt;2.5;[.M10]&lt;0);1;0)" office:value-type="float" office:value="1" calcext:value-type="float">
            <text:p>1</text:p>
          </table:table-cell>
          <table:table-cell table:formula="of:=IF([.BH10]=1;ROUND(DEGREES(-ASIN(([.AR10])/7.5));4);0)" office:value-type="float" office:value="20" calcext:value-type="float">
            <text:p>20</text:p>
          </table:table-cell>
          <table:table-cell table:formula="of:=IF([.BH10]=1;ROUND(DEGREES(ASIN(([.L10]-[.Q10])/11))+[.BI10]-17;0))" office:value-type="float" office:value="0" calcext:value-type="float">
            <text:p>0</text:p>
          </table:table-cell>
          <table:table-cell table:formula="of:=IF(AND([.L10]&gt;2.5;[.M10]&gt;0);1;0)" office:value-type="float" office:value="0" calcext:value-type="float">
            <text:p>0</text:p>
          </table:table-cell>
          <table:table-cell table:formula="of:=IF([.BK10]=1;ROUND(DEGREES(-ASIN(([.AU10])/7.5));4);0)" office:value-type="float" office:value="0" calcext:value-type="float">
            <text:p>0</text:p>
          </table:table-cell>
          <table:table-cell/>
          <table:table-cell table:formula="of:=([.L10]-[.AW10])*COS(-[.$BN$4])-([.M10]-[.AX10])*SIN([.$BN$4])+[.AW10]" office:value-type="float" office:value="5.78547307931196" calcext:value-type="float">
            <text:p>5.78547307931196</text:p>
          </table:table-cell>
          <table:table-cell table:formula="of:=([.L10]-[.AW10])*SIN([.$BN$4])+([.M10]-[.AX10])*COS([.$BN$4]) +[.AX10]" office:value-type="float" office:value="-12.9017699035875" calcext:value-type="float">
            <text:p>-12.9017699035875</text:p>
          </table:table-cell>
          <table:table-cell table:formula="of:=IF(AND([.BN10]&gt;0;[.BO10]&lt;0);1;0)" office:value-type="float" office:value="1" calcext:value-type="float">
            <text:p>1</text:p>
          </table:table-cell>
          <table:table-cell table:formula="of:=IF(AND([.BN10]&gt;2.5;[.BO10]&gt;0);1;0)" office:value-type="float" office:value="0" calcext:value-type="float">
            <text:p>0</text:p>
          </table:table-cell>
          <table:table-cell table:formula="of:=IF([.BP10]=1;ROUND(DEGREES(-ASIN(([.AX10])/7.5));4);0)" office:value-type="float" office:value="20" calcext:value-type="float">
            <text:p>2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1]/180*PI())+11*SIN(([.D11]-[.C11]+17)/180*PI()))*COS([.B11]/180*PI())" office:value-type="float" office:value="16.1676599105668" calcext:value-type="float">
            <text:p>16.17</text:p>
          </table:table-cell>
          <table:table-cell table:style-name="ce5" table:formula="of:=-7.5*SIN([.C11]/180*PI())-11*COS(([.D11]-[.C11]+17)/180*PI() )" office:value-type="float" office:value="-6.21983953557771" calcext:value-type="float">
            <text:p>-6.22</text:p>
          </table:table-cell>
          <table:table-cell table:style-name="ce38" table:formula="of:=SIN([.B11]/180*PI())*(2.5+7.5*COS([.C11]/180*PI())+11*SIN(([.D11]-[.C11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1]/[.E1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1]*COS(-[.I11]/180*PI()) - [.G11]*SIN(-[.I11]/180*PI()))" office:value-type="float" office:value="16.1676599105668" calcext:value-type="float">
            <text:p>16.17</text:p>
          </table:table-cell>
          <table:table-cell table:style-name="ce17" table:formula="of:=[.F11]" office:value-type="float" office:value="-6.21983953557771" calcext:value-type="float">
            <text:p>-6.22</text:p>
          </table:table-cell>
          <table:table-cell table:style-name="ce5" table:formula="of:=1+(25-20*[.L11]+4*[.L11]*[.L11])/(4*[.M11]*[.M11])" office:value-type="float" office:value="5.82869713512935" calcext:value-type="float">
            <text:p>5.83</text:p>
          </table:table-cell>
          <table:table-cell table:style-name="ce5" table:formula="of:=-5+(10*(-71+[.L11]*[.L11]+[.M11]*[.M11]) -4*((-71+[.L11]*[.L11]+[.M11]*[.M11])*[.L11]))/(4*[.M11]*[.M11])" office:value-type="float" office:value="-85.9323735265156" calcext:value-type="float">
            <text:p>-85.93</text:p>
          </table:table-cell>
          <table:table-cell table:style-name="ce5" table:formula="of:=-50+((-71+[.L11]*[.L11]+[.M11]*[.M11])^2)/(4*[.M11]*[.M11])" office:value-type="float" office:value="289.120931657892" calcext:value-type="float">
            <text:p>289.12</text:p>
          </table:table-cell>
          <table:table-cell table:style-name="ce31" table:formula="of:=IF([.M11]&lt;0;(-1*[.O11]+SQRT([.O11]*[.O11]-4*[.N11]*[.P11]))/(2*[.N11]);(-1*[.O11]-SQRT([.O11]*[.O11]-4*[.N11]*[.P11]))/(2*[.N11]))" office:value-type="float" office:value="9.54769465589432" calcext:value-type="float">
            <text:p>9.548</text:p>
          </table:table-cell>
          <table:table-cell table:style-name="ce4" table:formula="of:=(-1*[.O11]-SQRT([.O11]*[.O11]-4*[.N11]*[.P11]))/(2*[.N11])" office:value-type="float" office:value="5.19528675732824" calcext:value-type="float">
            <text:p>5.195</text:p>
          </table:table-cell>
          <table:table-cell table:style-name="ce35" table:formula="of:=IF([.M11]&gt;0;-1*((-71+[.L11]*[.L11]+[.M11]*[.M11])-[.Q11]*(-5+2*[.L11]))/(2*[.M11]);((-71+[.L11]*[.L11]+[.M11]*[.M11])-[.Q11]*(-5+2*[.L11]))/(2*[.M11]))" office:value-type="float" office:value="2.56515107494256" calcext:value-type="float">
            <text:p>2.57</text:p>
          </table:table-cell>
          <table:table-cell table:style-name="ce61" table:formula="of:= - SQRT(ABS(50 +5*[.Q11]-[.Q11]*[.Q11]))" office:value-type="float" office:value="-2.5651510749425" calcext:value-type="float">
            <text:p>-2.57</text:p>
          </table:table-cell>
          <table:table-cell table:style-name="ce17" table:formula="of:=SQRT(([.Q11]-2.5)^2+[.S11]^2)" office:value-type="float" office:value="7.50000000000002" calcext:value-type="float">
            <text:p>7.50</text:p>
          </table:table-cell>
          <table:table-cell table:style-name="ce17" table:formula="of:=[.Q11]*COS([.I11]/180*PI())" office:value-type="float" office:value="9.54769465589432" calcext:value-type="float">
            <text:p>9.55</text:p>
          </table:table-cell>
          <table:table-cell table:style-name="ce17" table:formula="of:=[.S11]" office:value-type="float" office:value="2.56515107494256" calcext:value-type="float">
            <text:p>2.57</text:p>
          </table:table-cell>
          <table:table-cell table:style-name="ce17" table:formula="of:=SQRT(ABS(7.5^2-([.V11]-2.5)^2-[.W11]^2)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/>
          <table:table-cell table:style-name="ce15" table:formula="of:= - DEGREES(ASIN([.S11]/7.5))" office:value-type="float" office:value="-20.0000000000004" calcext:value-type="float">
            <text:p>-20.0</text:p>
          </table:table-cell>
          <table:table-cell table:style-name="ce15"/>
          <table:table-cell table:style-name="ce5" table:formula="of:=DEGREES(ASIN(([.L11]-[.Q11])/11)) +[.AA11]-17" office:value-type="float" office:value="-0.00000000000073541173" calcext:value-type="float">
            <text:p>0.00</text:p>
          </table:table-cell>
          <table:table-cell table:style-name="ce5" table:formula="of:=IF(AND([.L11]&gt;0;[.M11]&gt;0);DEGREES(ASIN(([.L11]-[.Q11])/11))-17+[.AA11];DEGREES(ASIN(([.L11]-[.Q11])/11))-17+[.AA11])" office:value-type="float" office:value="-0.00000000000068922645" calcext:value-type="float">
            <text:p>0.00</text:p>
          </table:table-cell>
          <table:table-cell table:style-name="ce5" table:formula="of:=[.R11]*COS([.I11]/180*PI())" office:value-type="float" office:value="5.19528675732824" calcext:value-type="float">
            <text:p>5.20</text:p>
          </table:table-cell>
          <table:table-cell table:style-name="ce5" table:formula="of:=[.T11]" office:value-type="float" office:value="-2.5651510749425" calcext:value-type="float">
            <text:p>-2.57</text:p>
          </table:table-cell>
          <table:table-cell table:style-name="ce5" table:formula="of:=SQRT(7.5^2-([.AE11]-2.5)^2-[.AF11]^2)*SIGN([.I11])" office:value-type="float" office:value="0" calcext:value-type="float">
            <text:p>0.00</text:p>
          </table:table-cell>
          <table:table-cell table:style-name="ce15" table:formula="of:=[.I11]" office:value-type="float" office:value="0" calcext:value-type="float">
            <text:p>0.0</text:p>
          </table:table-cell>
          <table:table-cell table:style-name="ce15" table:formula="of:= - DEGREES(ASIN(-[.T11]/7.5))" office:value-type="float" office:value="-19.9999999999999" calcext:value-type="float">
            <text:p>-20.0</text:p>
          </table:table-cell>
          <table:table-cell table:style-name="ce39" table:formula="of:=DEGREES(ASIN(([.L11]-[.R11])/11)+[.AI11]/180*PI())-17" office:value-type="float" office:value="48.9383931364706" calcext:value-type="float">
            <text:p>48.94</text:p>
          </table:table-cell>
          <table:table-cell table:style-name="ce17" table:formula="of:=SQRT(([.E11]-2.5)^2+[.F11]^2+[.G11]^2)" office:value-type="float" office:value="15.0163687780785" calcext:value-type="float">
            <text:p>15.02</text:p>
          </table:table-cell>
          <table:table-cell table:style-name="ce17" table:formula="of:=SQRT(([.V11]-2.5)^2+([.W11])^2 +[.X11]^2)" office:value-type="float" office:value="7.50000000000002" calcext:value-type="float">
            <text:p>7.50</text:p>
          </table:table-cell>
          <table:table-cell table:style-name="ce17" table:formula="of:=(-1*[.O11]+SQRT([.O11]*[.O11]-4*[.N11]*[.P11]))/(2*[.N11])" office:value-type="float" office:value="9.54769465589432" calcext:value-type="float">
            <text:p>9.55</text:p>
          </table:table-cell>
          <table:table-cell table:style-name="ce17" table:formula="of:=(-1*[.O11]-SQRT([.O11]*[.O11]-4*[.N11]*[.P11]))/(2*[.N11])" office:value-type="float" office:value="5.19528675732824" calcext:value-type="float">
            <text:p>5.20</text:p>
          </table:table-cell>
          <table:table-cell table:style-name="ce17" table:formula="of:=((-71+[.L11]*[.L11]+[.M11]*[.M11])-[.AM11]*(-5+2*[.L11]))/(2*[.M11])" office:value-type="float" office:value="2.56515107494257" calcext:value-type="float">
            <text:p>2.57</text:p>
          </table:table-cell>
          <table:table-cell table:style-name="ce17" table:formula="of:=((-71+[.L11]*[.L11]+[.M11]*[.M11])-[.AN11]*(-5+2*[.L11]))/(2*[.M11])" office:value-type="float" office:value="-6.99895915802995" calcext:value-type="float">
            <text:p>-7.00</text:p>
          </table:table-cell>
          <table:table-cell table:style-name="ce96" table:formula="of:=[.AM11]" office:value-type="float" office:value="9.54769465589432" calcext:value-type="float">
            <text:p>9.55</text:p>
          </table:table-cell>
          <table:table-cell table:style-name="ce96" table:formula="of:=[.AO11]" office:value-type="float" office:value="2.56515107494257" calcext:value-type="float">
            <text:p>2.57</text:p>
          </table:table-cell>
          <table:table-cell table:style-name="ce97" table:formula="of:=SQRT(([.AQ11]-2.5)^2+[.AR11]^2)" office:value-type="float" office:value="7.50000000000003" calcext:value-type="float">
            <text:p>7.5</text:p>
          </table:table-cell>
          <table:table-cell table:style-name="ce96" table:formula="of:=(-1*[.O11]-SQRT([.O11]*[.O11]-4*[.N11]*[.P11]))/(2*[.N11])" office:value-type="float" office:value="5.19528675732824" calcext:value-type="float">
            <text:p>5.20</text:p>
          </table:table-cell>
          <table:table-cell table:style-name="ce96" table:formula="of:=((-71+[.L11]*[.L11]+[.M11]*[.M11])-[.AT11]*(-5+2*[.L11]))/(2*[.M11])" office:value-type="float" office:value="-6.99895915802995" calcext:value-type="float">
            <text:p>-7.00</text:p>
          </table:table-cell>
          <table:table-cell table:formula="of:=SQRT(([.AT11]-2.5)^2+[.AU11]^2)" office:value-type="float" office:value="7.50000000000002" calcext:value-type="float">
            <text:p>7.50000000000002</text:p>
          </table:table-cell>
          <table:table-cell table:style-name="ce99" table:formula="of:=IF([.AR11]&gt;[.AU11];[.AQ11];[.AT11])" office:value-type="float" office:value="9.54769465589432" calcext:value-type="float">
            <text:p>9.55</text:p>
          </table:table-cell>
          <table:table-cell table:style-name="ce99" table:formula="of:=IF([.AR11]&gt;[.AU11];[.AR11];[.AU11])" office:value-type="float" office:value="2.56515107494257" calcext:value-type="float">
            <text:p>2.57</text:p>
          </table:table-cell>
          <table:table-cell table:style-name="ce17" table:formula="of:=DEGREES(ASIN(-[.AX11]/7.5))" office:value-type="float" office:value="-20.0000000000004" calcext:value-type="float">
            <text:p>-20.00</text:p>
          </table:table-cell>
          <table:table-cell table:style-name="ce17" table:formula="of:=DEGREES( ASIN( ([.L11]-[.AQ11])/11)) +[.AY11]-17" office:value-type="float" office:value="-0.00000000000078159701" calcext:value-type="float">
            <text:p>0.00</text:p>
          </table:table-cell>
          <table:table-cell table:style-name="ce100" table:formula="of:=[.C11]" office:value-type="float" office:value="-20" calcext:value-type="float">
            <text:p>-20</text:p>
          </table:table-cell>
          <table:table-cell table:style-name="ce100" table:formula="of:=[.D11]" office:value-type="float" office:value="0" calcext:value-type="float">
            <text:p>0</text:p>
          </table:table-cell>
          <table:table-cell table:style-name="ce17" table:formula="of:=DEGREES(ASIN(-[.AU11]/7.5))" office:value-type="float" office:value="68.9383931364705" calcext:value-type="float">
            <text:p>68.94</text:p>
          </table:table-cell>
          <table:table-cell table:style-name="ce17" table:formula="of:=DEGREES( ASIN( ([.L11]-[.AT11])/11)) +[.BC11]-17" office:value-type="float" office:value="137.876786272941" calcext:value-type="float">
            <text:p>137.88</text:p>
          </table:table-cell>
          <table:table-cell/>
          <table:table-cell table:formula="of:=IF(AND(ROUND([.AR11];5)&lt;0;ROUND([.AU11];5)&gt;0;[.AU11]&gt;-[.AR11]);1;0)" office:value-type="float" office:value="0" calcext:value-type="float">
            <text:p>0</text:p>
          </table:table-cell>
          <table:table-cell table:style-name="ce108"/>
          <table:table-cell table:formula="of:=IF(AND([.L11]&gt;2.5;[.M11]&lt;0);1;0)" office:value-type="float" office:value="1" calcext:value-type="float">
            <text:p>1</text:p>
          </table:table-cell>
          <table:table-cell table:formula="of:=IF([.BH11]=1;ROUND(DEGREES(-ASIN(([.AR11])/7.5));4);0)" office:value-type="float" office:value="-20" calcext:value-type="float">
            <text:p>-20</text:p>
          </table:table-cell>
          <table:table-cell table:formula="of:=IF([.BH11]=1;ROUND(DEGREES(ASIN(([.L11]-[.Q11])/11))+[.BI11]-17;0))" office:value-type="float" office:value="-0" calcext:value-type="float">
            <text:p>0</text:p>
          </table:table-cell>
          <table:table-cell table:formula="of:=IF(AND([.L11]&gt;2.5;[.M11]&gt;0);1;0)" office:value-type="float" office:value="0" calcext:value-type="float">
            <text:p>0</text:p>
          </table:table-cell>
          <table:table-cell table:formula="of:=IF([.BK11]=1;ROUND(DEGREES(-ASIN(([.AU11])/7.5));4);0)" office:value-type="float" office:value="0" calcext:value-type="float">
            <text:p>0</text:p>
          </table:table-cell>
          <table:table-cell/>
          <table:table-cell table:formula="of:=([.L11]-[.AW11])*COS(-[.$BN$4])-([.M11]-[.AX11])*SIN([.$BN$4])+[.AW11]" office:value-type="float" office:value="13.3099162324766" calcext:value-type="float">
            <text:p>13.3099162324766</text:p>
          </table:table-cell>
          <table:table-cell table:formula="of:=([.L11]-[.AW11])*SIN([.$BN$4])+([.M11]-[.AX11])*COS([.$BN$4]) +[.AX11]" office:value-type="float" office:value="-7.77146775370247" calcext:value-type="float">
            <text:p>-7.77146775370247</text:p>
          </table:table-cell>
          <table:table-cell table:formula="of:=IF(AND([.BN11]&gt;0;[.BO11]&lt;0);1;0)" office:value-type="float" office:value="1" calcext:value-type="float">
            <text:p>1</text:p>
          </table:table-cell>
          <table:table-cell table:formula="of:=IF(AND([.BN11]&gt;2.5;[.BO11]&gt;0);1;0)" office:value-type="float" office:value="0" calcext:value-type="float">
            <text:p>0</text:p>
          </table:table-cell>
          <table:table-cell table:formula="of:=IF([.BP11]=1;ROUND(DEGREES(-ASIN(([.AX11])/7.5));4);0)" office:value-type="float" office:value="-20" calcext:value-type="float">
            <text:p>-2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2]/180*PI())+11*SIN(([.D12]-[.C12]+17)/180*PI()))*COS([.B12]/180*PI())" office:value-type="float" office:value="2.90115300540487" calcext:value-type="float">
            <text:p>2.90</text:p>
          </table:table-cell>
          <table:table-cell table:style-name="ce5" table:formula="of:=-7.5*SIN([.C12]/180*PI())-11*COS(([.D12]-[.C12]+17)/180*PI() )" office:value-type="float" office:value="-15.0110095445145" calcext:value-type="float">
            <text:p>-15.01</text:p>
          </table:table-cell>
          <table:table-cell table:style-name="ce38" table:formula="of:=SIN([.B12]/180*PI())*(2.5+7.5*COS([.C12]/180*PI())+11*SIN(([.D12]-[.C1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2]/[.E1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2]*COS(-[.I12]/180*PI()) - [.G12]*SIN(-[.I12]/180*PI()))" office:value-type="float" office:value="2.90115300540487" calcext:value-type="float">
            <text:p>2.90</text:p>
          </table:table-cell>
          <table:table-cell table:style-name="ce17" table:formula="of:=[.F12]" office:value-type="float" office:value="-15.0110095445145" calcext:value-type="float">
            <text:p>-15.01</text:p>
          </table:table-cell>
          <table:table-cell table:style-name="ce5" table:formula="of:=1+(25-20*[.L12]+4*[.L12]*[.L12])/(4*[.M12]*[.M12])" office:value-type="float" office:value="1.00071416785466" calcext:value-type="float">
            <text:p>1.00</text:p>
          </table:table-cell>
          <table:table-cell table:style-name="ce5" table:formula="of:=-5+(10*(-71+[.L12]*[.L12]+[.M12]*[.M12]) -4*((-71+[.L12]*[.L12]+[.M12]*[.M12])*[.L12]))/(4*[.M12]*[.M12])" office:value-type="float" office:value="-5.28973669162247" calcext:value-type="float">
            <text:p>-5.29</text:p>
          </table:table-cell>
          <table:table-cell table:style-name="ce5" table:formula="of:=-50+((-71+[.L12]*[.L12]+[.M12]*[.M12])^2)/(4*[.M12]*[.M12])" office:value-type="float" office:value="-20.6135784727865" calcext:value-type="float">
            <text:p>-20.61</text:p>
          </table:table-cell>
          <table:table-cell table:style-name="ce31" table:formula="of:=IF([.M12]&lt;0;(-1*[.O12]+SQRT([.O12]*[.O12]-4*[.N12]*[.P12]))/(2*[.N12]);(-1*[.O12]-SQRT([.O12]*[.O12]-4*[.N12]*[.P12]))/(2*[.N12]))" office:value-type="float" office:value="7.89504850253986" calcext:value-type="float">
            <text:p>7.895</text:p>
          </table:table-cell>
          <table:table-cell table:style-name="ce4" table:formula="of:=(-1*[.O12]-SQRT([.O12]*[.O12]-4*[.N12]*[.P12]))/(2*[.N12])" office:value-type="float" office:value="-2.60908687479289" calcext:value-type="float">
            <text:p>-2.609</text:p>
          </table:table-cell>
          <table:table-cell table:style-name="ce35" table:formula="of:=IF([.M12]&gt;0;-1*((-71+[.L12]*[.L12]+[.M12]*[.M12])-[.Q12]*(-5+2*[.L12]))/(2*[.M12]);((-71+[.L12]*[.L12]+[.M12]*[.M12])-[.Q12]*(-5+2*[.L12]))/(2*[.M12]))" office:value-type="float" office:value="-5.20993777844246" calcext:value-type="float">
            <text:p>-5.21</text:p>
          </table:table-cell>
          <table:table-cell table:style-name="ce17" table:formula="of:= - SQRT(ABS(50 +5*[.Q12]-[.Q12]*[.Q12]))" office:value-type="float" office:value="-5.20993777844251" calcext:value-type="float">
            <text:p>-5.21</text:p>
          </table:table-cell>
          <table:table-cell table:style-name="ce17" table:formula="of:=SQRT(([.Q12]-2.5)^2+[.S12]^2)" office:value-type="float" office:value="7.49999999999997" calcext:value-type="float">
            <text:p>7.50</text:p>
          </table:table-cell>
          <table:table-cell table:style-name="ce17" table:formula="of:=[.Q12]*COS([.I12]/180*PI())" office:value-type="float" office:value="7.89504850253986" calcext:value-type="float">
            <text:p>7.90</text:p>
          </table:table-cell>
          <table:table-cell table:style-name="ce17" table:formula="of:=[.S12]" office:value-type="float" office:value="-5.20993777844246" calcext:value-type="float">
            <text:p>-5.21</text:p>
          </table:table-cell>
          <table:table-cell table:style-name="ce17" table:formula="of:=SQRT(ABS(7.5^2-([.V12]-2.5)^2-[.W12]^2)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2]/7.5))" office:value-type="float" office:value="43.9999999999998" calcext:value-type="float">
            <text:p>44.0</text:p>
          </table:table-cell>
          <table:table-cell table:style-name="ce15"/>
          <table:table-cell table:style-name="ce5" table:formula="of:=DEGREES(ASIN(([.L12]-[.Q12])/11)) +[.AA12]-17" office:value-type="float" office:value="0" calcext:value-type="float">
            <text:p>0.00</text:p>
          </table:table-cell>
          <table:table-cell table:style-name="ce5" table:formula="of:=IF(AND([.L12]&gt;0;[.M12]&gt;0);DEGREES(ASIN(([.L12]-[.Q12])/11))-17+[.AA12];DEGREES(ASIN(([.L12]-[.Q12])/11))-17+[.AA12])" office:value-type="float" office:value="0" calcext:value-type="float">
            <text:p>0.00</text:p>
          </table:table-cell>
          <table:table-cell table:style-name="ce5" table:formula="of:=[.R12]*COS([.I12]/180*PI())" office:value-type="float" office:value="-2.60908687479289" calcext:value-type="float">
            <text:p>-2.61</text:p>
          </table:table-cell>
          <table:table-cell table:style-name="ce5" table:formula="of:=[.T12]" office:value-type="float" office:value="-5.20993777844251" calcext:value-type="float">
            <text:p>-5.21</text:p>
          </table:table-cell>
          <table:table-cell table:style-name="ce5" table:formula="of:=SQRT(7.5^2-([.AE12]-2.5)^2-[.AF12]^2)*SIGN([.I12])" office:value-type="float" office:value="0" calcext:value-type="float">
            <text:p>0.00</text:p>
          </table:table-cell>
          <table:table-cell table:style-name="ce15" table:formula="of:=[.I12]" office:value-type="float" office:value="0" calcext:value-type="float">
            <text:p>0.0</text:p>
          </table:table-cell>
          <table:table-cell table:style-name="ce15" table:formula="of:= - DEGREES(ASIN(-[.T12]/7.5))" office:value-type="float" office:value="-44.0000000000003" calcext:value-type="float">
            <text:p>-44.0</text:p>
          </table:table-cell>
          <table:table-cell table:style-name="ce5" table:formula="of:=DEGREES(ASIN(([.L12]-[.R12])/11)+[.AI12]/180*PI())-17" office:value-type="float" office:value="-30.9383931364698" calcext:value-type="float">
            <text:p>-30.94</text:p>
          </table:table-cell>
          <table:table-cell table:style-name="ce17" table:formula="of:=SQRT(([.E12]-2.5)^2+[.F12]^2+[.G12]^2)" office:value-type="float" office:value="15.0163687780785" calcext:value-type="float">
            <text:p>15.02</text:p>
          </table:table-cell>
          <table:table-cell table:style-name="ce17" table:formula="of:=SQRT(([.V12]-2.5)^2+([.W12])^2 +[.X12]^2)" office:value-type="float" office:value="7.49999999999997" calcext:value-type="float">
            <text:p>7.50</text:p>
          </table:table-cell>
          <table:table-cell table:style-name="ce17" table:formula="of:=(-1*[.O12]+SQRT([.O12]*[.O12]-4*[.N12]*[.P12]))/(2*[.N12])" office:value-type="float" office:value="7.89504850253986" calcext:value-type="float">
            <text:p>7.90</text:p>
          </table:table-cell>
          <table:table-cell table:style-name="ce17" table:formula="of:=(-1*[.O12]-SQRT([.O12]*[.O12]-4*[.N12]*[.P12]))/(2*[.N12])" office:value-type="float" office:value="-2.60908687479289" calcext:value-type="float">
            <text:p>-2.61</text:p>
          </table:table-cell>
          <table:table-cell table:style-name="ce17" table:formula="of:=((-71+[.L12]*[.L12]+[.M12]*[.M12])-[.AM12]*(-5+2*[.L12]))/(2*[.M12])" office:value-type="float" office:value="-5.20993777844246" calcext:value-type="float">
            <text:p>-5.21</text:p>
          </table:table-cell>
          <table:table-cell table:style-name="ce17" table:formula="of:=((-71+[.L12]*[.L12]+[.M12]*[.M12])-[.AN12]*(-5+2*[.L12]))/(2*[.M12])" office:value-type="float" office:value="-5.49064944299113" calcext:value-type="float">
            <text:p>-5.49</text:p>
          </table:table-cell>
          <table:table-cell table:style-name="ce96" table:formula="of:=[.AM12]" office:value-type="float" office:value="7.89504850253986" calcext:value-type="float">
            <text:p>7.90</text:p>
          </table:table-cell>
          <table:table-cell table:style-name="ce96" table:formula="of:=[.AO12]" office:value-type="float" office:value="-5.20993777844246" calcext:value-type="float">
            <text:p>-5.21</text:p>
          </table:table-cell>
          <table:table-cell table:style-name="ce97" table:formula="of:=SQRT(([.AQ12]-2.5)^2+[.AR12]^2)" office:value-type="float" office:value="7.49999999999997" calcext:value-type="float">
            <text:p>7.5</text:p>
          </table:table-cell>
          <table:table-cell table:style-name="ce96" table:formula="of:=(-1*[.O12]-SQRT([.O12]*[.O12]-4*[.N12]*[.P12]))/(2*[.N12])" office:value-type="float" office:value="-2.60908687479289" calcext:value-type="float">
            <text:p>-2.61</text:p>
          </table:table-cell>
          <table:table-cell table:style-name="ce96" table:formula="of:=((-71+[.L12]*[.L12]+[.M12]*[.M12])-[.AT12]*(-5+2*[.L12]))/(2*[.M12])" office:value-type="float" office:value="-5.49064944299113" calcext:value-type="float">
            <text:p>-5.49</text:p>
          </table:table-cell>
          <table:table-cell table:formula="of:=SQRT(([.AT12]-2.5)^2+[.AU12]^2)" office:value-type="float" office:value="7.49999999999999" calcext:value-type="float">
            <text:p>7.49999999999999</text:p>
          </table:table-cell>
          <table:table-cell table:style-name="ce99" table:formula="of:=IF([.AR12]&gt;[.AU12];[.AQ12];[.AT12])" office:value-type="float" office:value="7.89504850253986" calcext:value-type="float">
            <text:p>7.90</text:p>
          </table:table-cell>
          <table:table-cell table:style-name="ce99" table:formula="of:=IF([.AR12]&gt;[.AU12];[.AR12];[.AU12])" office:value-type="float" office:value="-5.20993777844246" calcext:value-type="float">
            <text:p>-5.21</text:p>
          </table:table-cell>
          <table:table-cell table:style-name="ce17" table:formula="of:=DEGREES(ASIN(-[.AX12]/7.5))" office:value-type="float" office:value="43.9999999999998" calcext:value-type="float">
            <text:p>44.00</text:p>
          </table:table-cell>
          <table:table-cell table:style-name="ce17" table:formula="of:=DEGREES( ASIN( ([.L12]-[.AQ12])/11)) +[.AY12]-17" office:value-type="float" office:value="-0.00000000000006039613" calcext:value-type="float">
            <text:p>0.00</text:p>
          </table:table-cell>
          <table:table-cell table:style-name="ce100" table:formula="of:=[.C12]" office:value-type="float" office:value="44" calcext:value-type="float">
            <text:p>44</text:p>
          </table:table-cell>
          <table:table-cell table:style-name="ce100" table:formula="of:=[.D12]" office:value-type="float" office:value="0" calcext:value-type="float">
            <text:p>0</text:p>
          </table:table-cell>
          <table:table-cell table:style-name="ce17" table:formula="of:=DEGREES(ASIN(-[.AU12]/7.5))" office:value-type="float" office:value="47.0616068635304" calcext:value-type="float">
            <text:p>47.06</text:p>
          </table:table-cell>
          <table:table-cell table:style-name="ce17" table:formula="of:=DEGREES( ASIN( ([.L12]-[.AT12])/11)) +[.BC12]-17" office:value-type="float" office:value="60.1232137270609" calcext:value-type="float">
            <text:p>60.12</text:p>
          </table:table-cell>
          <table:table-cell/>
          <table:table-cell table:formula="of:=IF(AND(ROUND([.AR12];5)&lt;0;ROUND([.AU12];5)&gt;0;[.AU12]&gt;-[.AR12]);1;0)" office:value-type="float" office:value="0" calcext:value-type="float">
            <text:p>0</text:p>
          </table:table-cell>
          <table:table-cell table:style-name="ce108"/>
          <table:table-cell table:formula="of:=IF(AND([.L12]&gt;2.5;[.M12]&lt;0);1;0)" office:value-type="float" office:value="1" calcext:value-type="float">
            <text:p>1</text:p>
          </table:table-cell>
          <table:table-cell table:formula="of:=IF([.BH12]=1;ROUND(DEGREES(-ASIN(([.AR12])/7.5));4);0)" office:value-type="float" office:value="44" calcext:value-type="float">
            <text:p>44</text:p>
          </table:table-cell>
          <table:table-cell table:formula="of:=IF([.BH12]=1;ROUND(DEGREES(ASIN(([.L12]-[.Q12])/11))+[.BI12]-17;0))" office:value-type="float" office:value="0" calcext:value-type="float">
            <text:p>0</text:p>
          </table:table-cell>
          <table:table-cell table:formula="of:=IF(AND([.L12]&gt;2.5;[.M12]&gt;0);1;0)" office:value-type="float" office:value="0" calcext:value-type="float">
            <text:p>0</text:p>
          </table:table-cell>
          <table:table-cell table:formula="of:=IF([.BK12]=1;ROUND(DEGREES(-ASIN(([.AU12])/7.5));4);0)" office:value-type="float" office:value="0" calcext:value-type="float">
            <text:p>0</text:p>
          </table:table-cell>
          <table:table-cell/>
          <table:table-cell table:formula="of:=([.L12]-[.AW12])*COS(-[.$BN$4])-([.M12]-[.AX12])*SIN([.$BN$4])+[.AW12]" office:value-type="float" office:value="0.253806427490915" calcext:value-type="float">
            <text:p>0.253806427490915</text:p>
          </table:table-cell>
          <table:table-cell table:formula="of:=([.L12]-[.AW12])*SIN([.$BN$4])+([.M12]-[.AX12])*COS([.$BN$4]) +[.AX12]" office:value-type="float" office:value="-13.1226755821676" calcext:value-type="float">
            <text:p>-13.1226755821676</text:p>
          </table:table-cell>
          <table:table-cell table:formula="of:=IF(AND([.BN12]&gt;0;[.BO12]&lt;0);1;0)" office:value-type="float" office:value="1" calcext:value-type="float">
            <text:p>1</text:p>
          </table:table-cell>
          <table:table-cell table:formula="of:=IF(AND([.BN12]&gt;2.5;[.BO12]&gt;0);1;0)" office:value-type="float" office:value="0" calcext:value-type="float">
            <text:p>0</text:p>
          </table:table-cell>
          <table:table-cell table:formula="of:=IF([.BP12]=1;ROUND(DEGREES(-ASIN(([.AX12])/7.5));4);0)" office:value-type="float" office:value="44" calcext:value-type="float">
            <text:p>44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table:formula="of:=-48" office:value-type="float" office:value="-48" calcext:value-type="float">
            <text:p>-48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3]/180*PI())+11*SIN(([.D13]-[.C13]+17)/180*PI()))*COS([.B13]/180*PI())" office:value-type="float" office:value="17.4878652050946" calcext:value-type="float">
            <text:p>17.49</text:p>
          </table:table-cell>
          <table:table-cell table:style-name="ce24" table:formula="of:=-7.5*SIN([.C13]/180*PI())-11*COS(([.D13]-[.C13]+17)/180*PI() )" office:value-type="float" office:value="0.924785311932762" calcext:value-type="float">
            <text:p>0.92</text:p>
          </table:table-cell>
          <table:table-cell table:style-name="ce38" table:formula="of:=SIN([.B13]/180*PI())*(2.5+7.5*COS([.C13]/180*PI())+11*SIN(([.D13]-[.C13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3]/[.E13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3]*COS(-[.I13]/180*PI()) - [.G13]*SIN(-[.I13]/180*PI()))" office:value-type="float" office:value="17.4878652050946" calcext:value-type="float">
            <text:p>17.49</text:p>
          </table:table-cell>
          <table:table-cell table:style-name="ce17" table:formula="of:=[.F13]" office:value-type="float" office:value="0.924785311932762" calcext:value-type="float">
            <text:p>0.92</text:p>
          </table:table-cell>
          <table:table-cell table:style-name="ce44" table:formula="of:=1+(25-20*[.L13]+4*[.L13]*[.L13])/(4*[.M13]*[.M13])" office:value-type="float" office:value="263.662280374872" calcext:value-type="float">
            <text:p>264</text:p>
          </table:table-cell>
          <table:table-cell table:style-name="ce44" table:formula="of:=-5+(10*(-71+[.L13]*[.L13]+[.M13]*[.M13]) -4*((-71+[.L13]*[.L13]+[.M13]*[.M13])*[.L13]))/(4*[.M13]*[.M13])" office:value-type="float" office:value="-4135.30261753792" calcext:value-type="float">
            <text:p>-4135</text:p>
          </table:table-cell>
          <table:table-cell table:style-name="ce44" table:formula="of:=-50+((-71+[.L13]*[.L13]+[.M13]*[.M13])^2)/(4*[.M13]*[.M13])" office:value-type="float" office:value="16187.0094481147" calcext:value-type="float">
            <text:p>16187</text:p>
          </table:table-cell>
          <table:table-cell table:style-name="ce31" table:formula="of:=IF([.M13]&lt;0;(-1*[.O13]+SQRT([.O13]*[.O13]-4*[.N13]*[.P13]))/(2*[.N13]);(-1*[.O13]-SQRT([.O13]*[.O13]-4*[.N13]*[.P13]))/(2*[.N13]))" office:value-type="float" office:value="7.51847954769147" calcext:value-type="float">
            <text:p>7.518</text:p>
          </table:table-cell>
          <table:table-cell table:style-name="ce31" table:formula="of:=(-1*[.O13]-SQRT([.O13]*[.O13]-4*[.N13]*[.P13]))/(2*[.N13])" office:value-type="float" office:value="7.51847954769143" calcext:value-type="float">
            <text:p>7.518</text:p>
          </table:table-cell>
          <table:table-cell table:style-name="ce35" table:formula="of:=IF([.M13]&gt;0;-1*((-71+[.L13]*[.L13]+[.M13]*[.M13])-[.Q13]*(-5+2*[.L13]))/(2*[.M13]);((-71+[.L13]*[.L13]+[.M13]*[.M13])-[.Q13]*(-5+2*[.L13]))/(2*[.M13]))" office:value-type="float" office:value="-5.57358619108003" calcext:value-type="float">
            <text:p>-5.57</text:p>
          </table:table-cell>
          <table:table-cell table:style-name="ce17" table:formula="of:= - SQRT(ABS(50 +5*[.Q13]-[.Q13]*[.Q13]))" office:value-type="float" office:value="-5.57358619108042" calcext:value-type="float">
            <text:p>-5.57</text:p>
          </table:table-cell>
          <table:table-cell table:style-name="ce17" table:formula="of:=SQRT(([.Q13]-2.5)^2+[.S13]^2)" office:value-type="float" office:value="7.4999999999997" calcext:value-type="float">
            <text:p>7.50</text:p>
          </table:table-cell>
          <table:table-cell table:style-name="ce53" table:formula="of:=[.Q13]*COS([.I13]/180*PI())" office:value-type="float" office:value="7.51847954769147" calcext:value-type="float">
            <text:p>7.518</text:p>
          </table:table-cell>
          <table:table-cell table:style-name="ce17" table:formula="of:=[.S13]" office:value-type="float" office:value="-5.57358619108003" calcext:value-type="float">
            <text:p>-5.57</text:p>
          </table:table-cell>
          <table:table-cell table:style-name="ce17" table:formula="of:=SQRT(ABS(7.5^2-([.V13]-2.5)^2-[.W13]^2)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3]/7.5))" office:value-type="float" office:value="47.9999999999951" calcext:value-type="float">
            <text:p>48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3]-[.Q13])/11)) +[.AA13]-17" office:value-type="float" office:value="95.9999999999949" calcext:value-type="float">
            <text:p>96.00</text:p>
          </table:table-cell>
          <table:table-cell table:style-name="ce5" table:formula="of:=IF(AND([.L13]&gt;0;[.M13]&gt;0);DEGREES(ASIN(([.L13]-[.Q13])/11))-17+[.AA13];DEGREES(ASIN(([.L13]-[.Q13])/11))-17+[.AA13])" office:value-type="float" office:value="95.9999999999948" calcext:value-type="float">
            <text:p>96.00</text:p>
          </table:table-cell>
          <table:table-cell table:style-name="ce5" table:formula="of:=[.R13]*COS([.I13]/180*PI())" office:value-type="float" office:value="7.51847954769143" calcext:value-type="float">
            <text:p>7.52</text:p>
          </table:table-cell>
          <table:table-cell table:style-name="ce5" table:formula="of:=[.T13]" office:value-type="float" office:value="-5.57358619108042" calcext:value-type="float">
            <text:p>-5.57</text:p>
          </table:table-cell>
          <table:table-cell table:style-name="ce5" table:formula="of:=SQRT(7.5^2-([.AE13]-2.5)^2-[.AF13]^2)*SIGN([.I13])" office:value-type="float" office:value="0" calcext:value-type="float">
            <text:p>0.00</text:p>
          </table:table-cell>
          <table:table-cell table:style-name="ce15" table:formula="of:=[.I13]" office:value-type="float" office:value="0" calcext:value-type="float">
            <text:p>0.0</text:p>
          </table:table-cell>
          <table:table-cell table:style-name="ce15" table:formula="of:= - DEGREES(ASIN(-[.T13]/7.5))" office:value-type="float" office:value="-47.9999999999996" calcext:value-type="float">
            <text:p>-48.0</text:p>
          </table:table-cell>
          <table:table-cell table:style-name="ce39" table:formula="of:=DEGREES(ASIN(([.L13]-[.R13])/11)+[.AI13]/180*PI())-17" office:value-type="float" office:value="0.00000000000060396133" calcext:value-type="float">
            <text:p>0.00</text:p>
          </table:table-cell>
          <table:table-cell table:style-name="ce17" table:formula="of:=SQRT(([.E13]-2.5)^2+[.F13]^2+[.G13]^2)" office:value-type="float" office:value="15.0163687780785" calcext:value-type="float">
            <text:p>15.02</text:p>
          </table:table-cell>
          <table:table-cell table:style-name="ce17" table:formula="of:=SQRT(([.V13]-2.5)^2+([.W13])^2 +[.X13]^2)" office:value-type="float" office:value="7.49999999999971" calcext:value-type="float">
            <text:p>7.50</text:p>
          </table:table-cell>
          <table:table-cell table:style-name="ce17" table:formula="of:=(-1*[.O13]+SQRT([.O13]*[.O13]-4*[.N13]*[.P13]))/(2*[.N13])" office:value-type="float" office:value="8.16560924824245" calcext:value-type="float">
            <text:p>8.17</text:p>
          </table:table-cell>
          <table:table-cell table:style-name="ce17" table:formula="of:=(-1*[.O13]-SQRT([.O13]*[.O13]-4*[.N13]*[.P13]))/(2*[.N13])" office:value-type="float" office:value="7.51847954769147" calcext:value-type="float">
            <text:p>7.52</text:p>
          </table:table-cell>
          <table:table-cell table:style-name="ce17" table:formula="of:=((-71+[.L13]*[.L13]+[.M13]*[.M13])-[.AM13]*(-5+2*[.L13]))/(2*[.M13])" office:value-type="float" office:value="-4.91435365498067" calcext:value-type="float">
            <text:p>-4.91</text:p>
          </table:table-cell>
          <table:table-cell table:style-name="ce17" table:formula="of:=((-71+[.L13]*[.L13]+[.M13]*[.M13])-[.AN13]*(-5+2*[.L13]))/(2*[.M13])" office:value-type="float" office:value="5.57358619108003" calcext:value-type="float">
            <text:p>5.57</text:p>
          </table:table-cell>
          <table:table-cell table:style-name="ce96" table:formula="of:=[.AM13]" office:value-type="float" office:value="8.16560924824245" calcext:value-type="float">
            <text:p>8.17</text:p>
          </table:table-cell>
          <table:table-cell table:style-name="ce96" table:formula="of:=[.AO13]" office:value-type="float" office:value="-4.91435365498067" calcext:value-type="float">
            <text:p>-4.91</text:p>
          </table:table-cell>
          <table:table-cell table:style-name="ce97" table:formula="of:=SQRT(([.AQ13]-2.5)^2+[.AR13]^2)" office:value-type="float" office:value="7.49999999999948" calcext:value-type="float">
            <text:p>7.5</text:p>
          </table:table-cell>
          <table:table-cell table:style-name="ce96" table:formula="of:=(-1*[.O13]-SQRT([.O13]*[.O13]-4*[.N13]*[.P13]))/(2*[.N13])" office:value-type="float" office:value="7.51847954769147" calcext:value-type="float">
            <text:p>7.52</text:p>
          </table:table-cell>
          <table:table-cell table:style-name="ce96" table:formula="of:=((-71+[.L13]*[.L13]+[.M13]*[.M13])-[.AT13]*(-5+2*[.L13]))/(2*[.M13])" office:value-type="float" office:value="5.57358619108003" calcext:value-type="float">
            <text:p>5.57</text:p>
          </table:table-cell>
          <table:table-cell table:formula="of:=SQRT(([.AT13]-2.5)^2+[.AU13]^2)" office:value-type="float" office:value="7.49999999999971" calcext:value-type="float">
            <text:p>7.49999999999971</text:p>
          </table:table-cell>
          <table:table-cell table:style-name="ce103" table:formula="of:=IF([.AR13]&gt;[.AU13];[.AQ13];[.AT13])" office:value-type="float" office:value="7.51847954769147" calcext:value-type="float">
            <text:p>7.52</text:p>
          </table:table-cell>
          <table:table-cell table:style-name="ce103" table:formula="of:=IF([.AR13]&gt;[.AU13];[.AR13];[.AU13])" office:value-type="float" office:value="5.57358619108003" calcext:value-type="float">
            <text:p>5.57</text:p>
          </table:table-cell>
          <table:table-cell table:style-name="ce17" table:formula="of:=DEGREES(ASIN(-[.AX13]/7.5))" office:value-type="float" office:value="-47.9999999999951" calcext:value-type="float">
            <text:p>-48.00</text:p>
          </table:table-cell>
          <table:table-cell table:style-name="ce17" table:formula="of:=DEGREES( ASIN( ([.L13]-[.AQ13])/11)) +[.AY13]-17" office:value-type="float" office:value="-7.06160686352514" calcext:value-type="float">
            <text:p>-7.06</text:p>
          </table:table-cell>
          <table:table-cell table:style-name="ce100" table:formula="of:=[.C13]" office:value-type="float" office:value="-48" calcext:value-type="float">
            <text:p>-48</text:p>
          </table:table-cell>
          <table:table-cell table:style-name="ce100" table:formula="of:=[.D13]" office:value-type="float" office:value="0" calcext:value-type="float">
            <text:p>0</text:p>
          </table:table-cell>
          <table:table-cell table:style-name="ce101" table:formula="of:=DEGREES(ASIN(-[.AU13]/7.5))" office:value-type="float" office:value="-47.9999999999951" calcext:value-type="float">
            <text:p>-48.00</text:p>
          </table:table-cell>
          <table:table-cell table:style-name="ce17" table:formula="of:=DEGREES( ASIN( ([.L13]-[.AT13])/11)) +[.BC13]-17" office:value-type="float" office:value="0.00000000000466116035" calcext:value-type="float">
            <text:p>0.00</text:p>
          </table:table-cell>
          <table:table-cell table:style-name="ce102"/>
          <table:table-cell table:formula="of:=IF(AND(ROUND([.AR13];5)&lt;0;ROUND([.AU13];5)&gt;0;[.AU13]&gt;-[.AR13]);1;0)" office:value-type="float" office:value="1" calcext:value-type="float">
            <text:p>1</text:p>
          </table:table-cell>
          <table:table-cell table:style-name="ce108"/>
          <table:table-cell table:formula="of:=IF(AND([.L13]&gt;2.5;[.M13]&lt;0);1;0)" office:value-type="float" office:value="0" calcext:value-type="float">
            <text:p>0</text:p>
          </table:table-cell>
          <table:table-cell table:formula="of:=IF([.BH13]=1;ROUND(DEGREES(-ASIN(([.AR13])/7.5));4);0)" office:value-type="float" office:value="0" calcext:value-type="float">
            <text:p>0</text:p>
          </table:table-cell>
          <table:table-cell table:style-name="ce118" table:formula="of:=IF([.BH13]=1;ROUND(DEGREES(ASIN(([.L13]-[.Q13])/11))+[.BI13]-17;0))" office:value-type="boolean" office:boolean-value="false" calcext:value-type="boolean">
            <text:p>FALSE</text:p>
          </table:table-cell>
          <table:table-cell table:formula="of:=IF(AND([.L13]&gt;2.5;[.M13]&gt;0);1;0)" office:value-type="float" office:value="1" calcext:value-type="float">
            <text:p>1</text:p>
          </table:table-cell>
          <table:table-cell table:formula="of:=IF([.BK13]=1;ROUND(DEGREES(-ASIN(([.AU13])/7.5));4);0)" office:value-type="float" office:value="-48" calcext:value-type="float">
            <text:p>-48</text:p>
          </table:table-cell>
          <table:table-cell/>
          <table:table-cell table:formula="of:=([.L13]-[.AW13])*COS(-[.$BN$4])-([.M13]-[.AX13])*SIN([.$BN$4])+[.AW13]" office:value-type="float" office:value="15.6930726279429" calcext:value-type="float">
            <text:p>15.6930726279429</text:p>
          </table:table-cell>
          <table:table-cell table:formula="of:=([.L13]-[.AW13])*SIN([.$BN$4])+([.M13]-[.AX13])*COS([.$BN$4]) +[.AX13]" office:value-type="float" office:value="-1.786850478867" calcext:value-type="float">
            <text:p>-1.786850478867</text:p>
          </table:table-cell>
          <table:table-cell table:formula="of:=IF(AND([.BN13]&gt;0;[.BO13]&lt;0);1;0)" office:value-type="float" office:value="1" calcext:value-type="float">
            <text:p>1</text:p>
          </table:table-cell>
          <table:table-cell table:formula="of:=IF(AND([.BN13]&gt;2.5;[.BO13]&gt;0);1;0)" office:value-type="float" office:value="0" calcext:value-type="float">
            <text:p>0</text:p>
          </table:table-cell>
          <table:table-cell table:formula="of:=IF([.BP13]=1;ROUND(DEGREES(-ASIN(([.AX13])/7.5));4);0)" office:value-type="float" office:value="-48" calcext:value-type="float">
            <text:p>-48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2" table:formula="of:=-48" office:value-type="float" office:value="-48" calcext:value-type="float">
            <text:p>-48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IF([.BP13]=1;ROUND(DEGREES(-ASIN(([.AU13])/7.5));4);0)" office:value-type="float" office:value="-48" calcext:value-type="float">
            <text:p>-48</text:p>
          </table:table-cell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4]/180*PI())+11*SIN(([.D14]-[.C14]+17)/180*PI()))*COS([.B14]/180*PI())" office:value-type="float" office:value="-8.01935231559339" calcext:value-type="float">
            <text:p>-8.02</text:p>
          </table:table-cell>
          <table:table-cell table:style-name="ce5" table:formula="of:=-7.5*SIN([.C14]/180*PI())-11*COS(([.D14]-[.C14]+17)/180*PI() )" office:value-type="float" office:value="-10.7160887519501" calcext:value-type="float">
            <text:p>-10.72</text:p>
          </table:table-cell>
          <table:table-cell table:style-name="ce38" table:formula="of:=SIN([.B14]/180*PI())*(2.5+7.5*COS([.C14]/180*PI())+11*SIN(([.D14]-[.C14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14]/[.E14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4]*COS(-[.I14]/180*PI()) - [.G14]*SIN(-[.I14]/180*PI()))" office:value-type="float" office:value="-8.01935231559339" calcext:value-type="float">
            <text:p>-8.02</text:p>
          </table:table-cell>
          <table:table-cell table:style-name="ce17" table:formula="of:=[.F14]" office:value-type="float" office:value="-10.7160887519501" calcext:value-type="float">
            <text:p>-10.72</text:p>
          </table:table-cell>
          <table:table-cell table:style-name="ce5" table:formula="of:=1+(25-20*[.L14]+4*[.L14]*[.L14])/(4*[.M14]*[.M14])" office:value-type="float" office:value="1.96361909630888" calcext:value-type="float">
            <text:p>1.96</text:p>
          </table:table-cell>
          <table:table-cell table:style-name="ce5" table:formula="of:=-5+(10*(-71+[.L14]*[.L14]+[.M14]*[.M14]) -4*((-71+[.L14]*[.L14]+[.M14]*[.M14])*[.L14]))/(4*[.M14]*[.M14])" office:value-type="float" office:value="4.90651985025623" calcext:value-type="float">
            <text:p>4.91</text:p>
          </table:table-cell>
          <table:table-cell table:style-name="ce5" table:formula="of:=-50+((-71+[.L14]*[.L14]+[.M14]*[.M14])^2)/(4*[.M14]*[.M14])" office:value-type="float" office:value="-24.5389189775711" calcext:value-type="float">
            <text:p>-24.54</text:p>
          </table:table-cell>
          <table:table-cell table:style-name="ce31" table:formula="of:=IF([.M14]&lt;0;(-1*[.O14]+SQRT([.O14]*[.O14]-4*[.N14]*[.P14]))/(2*[.N14]);(-1*[.O14]-SQRT([.O14]*[.O14]-4*[.N14]*[.P14]))/(2*[.N14]))" office:value-type="float" office:value="2.5" calcext:value-type="float">
            <text:p>2.500</text:p>
          </table:table-cell>
          <table:table-cell table:style-name="ce4" table:formula="of:=(-1*[.O14]-SQRT([.O14]*[.O14]-4*[.N14]*[.P14]))/(2*[.N14])" office:value-type="float" office:value="-4.99871263702786" calcext:value-type="float">
            <text:p>-4.999</text:p>
          </table:table-cell>
          <table:table-cell table:style-name="ce35" table:formula="of:=IF([.M14]&gt;0;-1*((-71+[.L14]*[.L14]+[.M14]*[.M14])-[.Q14]*(-5+2*[.L14]))/(2*[.M14]);((-71+[.L14]*[.L14]+[.M14]*[.M14])-[.Q14]*(-5+2*[.L14]))/(2*[.M14]))" office:value-type="float" office:value="-7.5" calcext:value-type="float">
            <text:p>-7.50</text:p>
          </table:table-cell>
          <table:table-cell table:style-name="ce17" table:formula="of:= - SQRT(ABS(50 +5*[.Q14]-[.Q14]*[.Q14]))" office:value-type="float" office:value="-7.5" calcext:value-type="float">
            <text:p>-7.50</text:p>
          </table:table-cell>
          <table:table-cell table:style-name="ce17" table:formula="of:=SQRT(([.Q14]-2.5)^2+[.S14]^2)" office:value-type="float" office:value="7.5" calcext:value-type="float">
            <text:p>7.50</text:p>
          </table:table-cell>
          <table:table-cell table:style-name="ce17" table:formula="of:=[.Q14]*COS([.I14]/180*PI())" office:value-type="float" office:value="2.5" calcext:value-type="float">
            <text:p>2.50</text:p>
          </table:table-cell>
          <table:table-cell table:style-name="ce17" table:formula="of:=[.S14]" office:value-type="float" office:value="-7.5" calcext:value-type="float">
            <text:p>-7.50</text:p>
          </table:table-cell>
          <table:table-cell table:style-name="ce17" table:formula="of:=SQRT(ABS(7.5^2-([.V14]-2.5)^2-[.W14]^2))*SIGN([.I14])" office:value-type="float" office:value="0" calcext:value-type="float">
            <text:p>0.00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4]/7.5))" office:value-type="float" office:value="90" calcext:value-type="float">
            <text:p>90.0</text:p>
          </table:table-cell>
          <table:table-cell table:style-name="ce15"/>
          <table:table-cell table:style-name="ce5" table:formula="of:=DEGREES(ASIN(([.L14]-[.Q14])/11)) +[.AA14]-17" office:value-type="float" office:value="0" calcext:value-type="float">
            <text:p>0.00</text:p>
          </table:table-cell>
          <table:table-cell table:style-name="ce5" table:formula="of:=IF(AND([.L14]&gt;0;[.M14]&gt;0);DEGREES(ASIN(([.L14]-[.Q14])/11))-17+[.AA14];DEGREES(ASIN(([.L14]-[.Q14])/11))-17+[.AA14])" office:value-type="float" office:value="0" calcext:value-type="float">
            <text:p>0.00</text:p>
          </table:table-cell>
          <table:table-cell table:style-name="ce5" table:formula="of:=[.R14]*COS([.I14]/180*PI())" office:value-type="float" office:value="-4.99871263702786" calcext:value-type="float">
            <text:p>-5.00</text:p>
          </table:table-cell>
          <table:table-cell table:style-name="ce5" table:formula="of:=[.T14]" office:value-type="float" office:value="-7.5" calcext:value-type="float">
            <text:p>-7.50</text:p>
          </table:table-cell>
          <table:table-cell table:style-name="ce5" table:formula="of:=SQRT(7.5^2-([.AE14]-2.5)^2-[.AF14]^2)*SIGN([.I14])" office:value-type="string" office:string-value="" calcext:value-type="error">
            <text:p>Err:502</text:p>
          </table:table-cell>
          <table:table-cell table:style-name="ce15" table:formula="of:=[.I14]" office:value-type="float" office:value="0" calcext:value-type="float">
            <text:p>0.0</text:p>
          </table:table-cell>
          <table:table-cell table:style-name="ce15" table:formula="of:= - DEGREES(ASIN(-[.T14]/7.5))" office:value-type="float" office:value="-89.9999991462264" calcext:value-type="float">
            <text:p>-90.0</text:p>
          </table:table-cell>
          <table:table-cell table:style-name="ce5" table:formula="of:=DEGREES(ASIN(([.L14]-[.R14])/11)+[.AI14]/180*PI())-17" office:value-type="float" office:value="-122.938392282696" calcext:value-type="float">
            <text:p>-122.94</text:p>
          </table:table-cell>
          <table:table-cell table:style-name="ce17" table:formula="of:=SQRT(([.E14]-2.5)^2+[.F14]^2+[.G14]^2)" office:value-type="float" office:value="15.0163687780785" calcext:value-type="float">
            <text:p>15.02</text:p>
          </table:table-cell>
          <table:table-cell table:style-name="ce17" table:formula="of:=SQRT(([.V14]-2.5)^2+([.W14])^2 +[.X14]^2)" office:value-type="float" office:value="7.5" calcext:value-type="float">
            <text:p>7.50</text:p>
          </table:table-cell>
          <table:table-cell table:style-name="ce17" table:formula="of:=(-1*[.O14]+SQRT([.O14]*[.O14]-4*[.N14]*[.P14]))/(2*[.N14])" office:value-type="float" office:value="2.5" calcext:value-type="float">
            <text:p>2.50</text:p>
          </table:table-cell>
          <table:table-cell table:style-name="ce17" table:formula="of:=(-1*[.O14]-SQRT([.O14]*[.O14]-4*[.N14]*[.P14]))/(2*[.N14])" office:value-type="float" office:value="-4.99871263702786" calcext:value-type="float">
            <text:p>-5.00</text:p>
          </table:table-cell>
          <table:table-cell table:style-name="ce17" table:formula="of:=((-71+[.L14]*[.L14]+[.M14]*[.M14])-[.AM14]*(-5+2*[.L14]))/(2*[.M14])" office:value-type="float" office:value="-7.5" calcext:value-type="float">
            <text:p>-7.50</text:p>
          </table:table-cell>
          <table:table-cell table:style-name="ce17" table:formula="of:=((-71+[.L14]*[.L14]+[.M14]*[.M14])-[.AN14]*(-5+2*[.L14]))/(2*[.M14])" office:value-type="float" office:value="-0.138956062403494" calcext:value-type="float">
            <text:p>-0.14</text:p>
          </table:table-cell>
          <table:table-cell table:style-name="ce96" table:formula="of:=[.AM14]" office:value-type="float" office:value="2.5" calcext:value-type="float">
            <text:p>2.50</text:p>
          </table:table-cell>
          <table:table-cell table:style-name="ce96" table:formula="of:=[.AO14]" office:value-type="float" office:value="-7.5" calcext:value-type="float">
            <text:p>-7.50</text:p>
          </table:table-cell>
          <table:table-cell table:style-name="ce97" table:formula="of:=SQRT(([.AQ14]-2.5)^2+[.AR14]^2)" office:value-type="float" office:value="7.5" calcext:value-type="float">
            <text:p>7.5</text:p>
          </table:table-cell>
          <table:table-cell table:style-name="ce96" table:formula="of:=(-1*[.O14]-SQRT([.O14]*[.O14]-4*[.N14]*[.P14]))/(2*[.N14])" office:value-type="float" office:value="-4.99871263702786" calcext:value-type="float">
            <text:p>-5.00</text:p>
          </table:table-cell>
          <table:table-cell table:style-name="ce96" table:formula="of:=((-71+[.L14]*[.L14]+[.M14]*[.M14])-[.AT14]*(-5+2*[.L14]))/(2*[.M14])" office:value-type="float" office:value="-0.138956062403494" calcext:value-type="float">
            <text:p>-0.14</text:p>
          </table:table-cell>
          <table:table-cell table:formula="of:=SQRT(([.AT14]-2.5)^2+[.AU14]^2)" office:value-type="float" office:value="7.5" calcext:value-type="float">
            <text:p>7.5</text:p>
          </table:table-cell>
          <table:table-cell table:style-name="ce103" table:formula="of:=IF([.AR14]&gt;[.AU14];[.AQ14];[.AT14])" office:value-type="float" office:value="-4.99871263702786" calcext:value-type="float">
            <text:p>-5.00</text:p>
          </table:table-cell>
          <table:table-cell table:style-name="ce103" table:formula="of:=IF([.AR14]&gt;[.AU14];[.AR14];[.AU14])" office:value-type="float" office:value="-0.138956062403494" calcext:value-type="float">
            <text:p>-0.14</text:p>
          </table:table-cell>
          <table:table-cell table:style-name="ce104" table:formula="of:=DEGREES(ASIN(-[.AR14]/7.5))" office:value-type="float" office:value="90" calcext:value-type="float">
            <text:p>90.00</text:p>
          </table:table-cell>
          <table:table-cell table:style-name="ce17" table:formula="of:=DEGREES( ASIN( ([.L14]-[.AQ14])/11)) +[.AY14]-17" office:value-type="float" office:value="0" calcext:value-type="float">
            <text:p>0.00</text:p>
          </table:table-cell>
          <table:table-cell table:style-name="ce100" table:formula="of:=[.C14]" office:value-type="float" office:value="90" calcext:value-type="float">
            <text:p>90</text:p>
          </table:table-cell>
          <table:table-cell table:style-name="ce100" table:formula="of:=[.D14]" office:value-type="float" office:value="0" calcext:value-type="float">
            <text:p>0</text:p>
          </table:table-cell>
          <table:table-cell table:style-name="ce17" table:formula="of:=DEGREES(ASIN(-[.AU14]/7.5))" office:value-type="float" office:value="1.06160686353053" calcext:value-type="float">
            <text:p>1.06</text:p>
          </table:table-cell>
          <table:table-cell table:style-name="ce17" table:formula="of:=DEGREES( ASIN( ([.L14]-[.AT14])/11)) +[.BC14]-17" office:value-type="float" office:value="-31.8767862729389" calcext:value-type="float">
            <text:p>-31.88</text:p>
          </table:table-cell>
          <table:table-cell/>
          <table:table-cell table:formula="of:=IF(AND(ROUND([.AR14];5)&lt;0;ROUND([.AU14];5)&gt;0;[.AU14]&gt;-[.AR14]);1;0)" office:value-type="float" office:value="0" calcext:value-type="float">
            <text:p>0</text:p>
          </table:table-cell>
          <table:table-cell table:style-name="ce108"/>
          <table:table-cell table:formula="of:=IF(AND([.L14]&gt;2.5;[.M14]&lt;0);1;0)" office:value-type="float" office:value="0" calcext:value-type="float">
            <text:p>0</text:p>
          </table:table-cell>
          <table:table-cell table:formula="of:=IF([.BH14]=1;ROUND(DEGREES(-ASIN(([.AR14])/7.5));4);0)" office:value-type="float" office:value="0" calcext:value-type="float">
            <text:p>0</text:p>
          </table:table-cell>
          <table:table-cell table:style-name="ce118" table:formula="of:=IF([.BH14]=1;ROUND(DEGREES(ASIN(([.L14]-[.Q14])/11))+[.BI14]-17;0))" office:value-type="boolean" office:boolean-value="false" calcext:value-type="boolean">
            <text:p>FALSE</text:p>
          </table:table-cell>
          <table:table-cell table:formula="of:=IF(AND([.L14]&gt;2.5;[.M14]&gt;0);1;0)" office:value-type="float" office:value="0" calcext:value-type="float">
            <text:p>0</text:p>
          </table:table-cell>
          <table:table-cell table:formula="of:=IF([.BK14]=1;ROUND(DEGREES(-ASIN(([.AU14])/7.5));4);0)" office:value-type="float" office:value="0" calcext:value-type="float">
            <text:p>0</text:p>
          </table:table-cell>
          <table:table-cell/>
          <table:table-cell table:style-name="ce110" table:formula="of:=([.L14]-[.AW14])*COS(-[.$BN$4])-([.M14]-[.AX14])*SIN([.$BN$4])+[.AW14]" office:value-type="float" office:value="-10.9798190432121" calcext:value-type="float">
            <text:p>-10.9798190432121</text:p>
          </table:table-cell>
          <table:table-cell table:style-name="ce110" table:formula="of:=([.L14]-[.AW14])*SIN([.$BN$4])+([.M14]-[.AX14])*COS([.$BN$4]) +[.AX14]" office:value-type="float" office:value="-9.37076878569367" calcext:value-type="float">
            <text:p>-9.37076878569367</text:p>
          </table:table-cell>
          <table:table-cell table:formula="of:=IF(AND([.BN14]&gt;0;[.BO14]&lt;0);1;0)" office:value-type="float" office:value="0" calcext:value-type="float">
            <text:p>0</text:p>
          </table:table-cell>
          <table:table-cell table:formula="of:=IF(AND([.BN14]&gt;2.5;[.BO14]&gt;0);1;0)" office:value-type="float" office:value="0" calcext:value-type="float">
            <text:p>0</text:p>
          </table:table-cell>
          <table:table-cell table:formula="of:=IF([.BP14]=1;ROUND(DEGREES(-ASIN(([.AX14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 table:style-name="ce5" table:formula="of:=(2.5 + 7.5*COS([.C15]/180*PI())+11*SIN(([.D15]-[.C15]+17)/180*PI()))*COS([.B15]/180*PI())" office:value-type="float" office:value="17.5157243803473" calcext:value-type="float">
            <text:p>17.52</text:p>
          </table:table-cell>
          <table:table-cell table:style-name="ce24" table:formula="of:=-7.5*SIN([.C15]/180*PI())-11*COS(([.D15]-[.C15]+17)/180*PI() )" office:value-type="float" office:value="0.139113668254307" calcext:value-type="float">
            <text:p>0.14</text:p>
          </table:table-cell>
          <table:table-cell table:style-name="ce38" table:formula="of:=SIN([.B15]/180*PI())*(2.5+7.5*COS([.C15]/180*PI())+11*SIN(([.D15]-[.C15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5]/[.E15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5]*COS(-[.I15]/180*PI()) - [.G15]*SIN(-[.I15]/180*PI()))" office:value-type="float" office:value="17.5157243803473" calcext:value-type="float">
            <text:p>17.52</text:p>
          </table:table-cell>
          <table:table-cell table:style-name="ce17" table:formula="of:=[.F15]" office:value-type="float" office:value="0.139113668254307" calcext:value-type="float">
            <text:p>0.14</text:p>
          </table:table-cell>
          <table:table-cell table:style-name="ce45" table:formula="of:=1+(25-20*[.L15]+4*[.L15]*[.L15])/(4*[.M15]*[.M15])" office:value-type="float" office:value="11651.7255231143" calcext:value-type="float">
            <text:p>11651.73</text:p>
          </table:table-cell>
          <table:table-cell table:style-name="ce45" table:formula="of:=-5+(10*(-71+[.L15]*[.L15]+[.M15]*[.M15]) -4*((-71+[.L15]*[.L15]+[.M15]*[.M15])*[.L15]))/(4*[.M15]*[.M15])" office:value-type="float" office:value="-182978.093924212" calcext:value-type="float">
            <text:p>-182978.09</text:p>
          </table:table-cell>
          <table:table-cell table:style-name="ce45" table:formula="of:=-50+((-71+[.L15]*[.L15]+[.M15]*[.M15])^2)/(4*[.M15]*[.M15])" office:value-type="float" office:value="718342.022749523" calcext:value-type="float">
            <text:p>718342.02</text:p>
          </table:table-cell>
          <table:table-cell table:style-name="ce31" table:formula="of:=IF([.M15]&lt;0;(-1*[.O15]+SQRT([.O15]*[.O15]-4*[.N15]*[.P15]))/(2*[.N15]);(-1*[.O15]-SQRT([.O15]*[.O15]-4*[.N15]*[.P15]))/(2*[.N15]))" office:value-type="float" office:value="7.80330085889533" calcext:value-type="float">
            <text:p>7.803</text:p>
          </table:table-cell>
          <table:table-cell table:style-name="ce31" table:formula="of:=(-1*[.O15]-SQRT([.O15]*[.O15]-4*[.N15]*[.P15]))/(2*[.N15])" office:value-type="float" office:value="7.80330085889899" calcext:value-type="float">
            <text:p>7.803</text:p>
          </table:table-cell>
          <table:table-cell table:style-name="ce35" table:formula="of:=IF([.M15]&gt;0;-1*((-71+[.L15]*[.L15]+[.M15]*[.M15])-[.Q15]*(-5+2*[.L15]))/(2*[.M15]);((-71+[.L15]*[.L15]+[.M15]*[.M15])-[.Q15]*(-5+2*[.L15]))/(2*[.M15]))" office:value-type="float" office:value="-5.30330085930625" calcext:value-type="float">
            <text:p>-5.30</text:p>
          </table:table-cell>
          <table:table-cell table:style-name="ce17" table:formula="of:= - SQRT(ABS(50 +5*[.Q15]-[.Q15]*[.Q15]))" office:value-type="float" office:value="-5.30330085890288" calcext:value-type="float">
            <text:p>-5.30</text:p>
          </table:table-cell>
          <table:table-cell table:style-name="ce17" table:formula="of:=SQRT(([.Q15]-2.5)^2+[.S15]^2)" office:value-type="float" office:value="7.50000000028523" calcext:value-type="float">
            <text:p>7.50</text:p>
          </table:table-cell>
          <table:table-cell table:style-name="ce17" table:formula="of:=[.Q15]*COS([.I15]/180*PI())" office:value-type="float" office:value="7.80330085889533" calcext:value-type="float">
            <text:p>7.80</text:p>
          </table:table-cell>
          <table:table-cell table:style-name="ce17" table:formula="of:=[.S15]" office:value-type="float" office:value="-5.30330085930625" calcext:value-type="float">
            <text:p>-5.30</text:p>
          </table:table-cell>
          <table:table-cell table:style-name="ce17" table:formula="of:=SQRT(ABS(7.5^2-([.V15]-2.5)^2-[.W15]^2))*SIGN([.I15])" office:value-type="float" office:value="0" calcext:value-type="float">
            <text:p>0.00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15]/7.5))" office:value-type="float" office:value="45.0000000043987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15]-[.Q15])/11)) +[.AA15]-17" office:value-type="float" office:value="90.0000000044406" calcext:value-type="float">
            <text:p>90.00</text:p>
          </table:table-cell>
          <table:table-cell table:style-name="ce5" table:formula="of:=IF(AND([.L15]&gt;0;[.M15]&gt;0);DEGREES(ASIN(([.L15]-[.Q15])/11))-17+[.AA15];DEGREES(ASIN(([.L15]-[.Q15])/11))-17+[.AA15])" office:value-type="float" office:value="90.0000000044405" calcext:value-type="float">
            <text:p>90.00</text:p>
          </table:table-cell>
          <table:table-cell table:style-name="ce5" table:formula="of:=[.R15]*COS([.I15]/180*PI())" office:value-type="float" office:value="7.80330085889899" calcext:value-type="float">
            <text:p>7.80</text:p>
          </table:table-cell>
          <table:table-cell table:style-name="ce5" table:formula="of:=[.T15]" office:value-type="float" office:value="-5.30330085890288" calcext:value-type="float">
            <text:p>-5.30</text:p>
          </table:table-cell>
          <table:table-cell table:style-name="ce5" table:formula="of:=SQRT(7.5^2-([.AE15]-2.5)^2-[.AF15]^2)*SIGN([.I15])" office:value-type="string" office:string-value="" calcext:value-type="error">
            <text:p>Err:502</text:p>
          </table:table-cell>
          <table:table-cell table:style-name="ce15" table:formula="of:=[.I15]" office:value-type="float" office:value="0" calcext:value-type="float">
            <text:p>0.0</text:p>
          </table:table-cell>
          <table:table-cell table:style-name="ce15" table:formula="of:= - DEGREES(ASIN(-[.T15]/7.5))" office:value-type="float" office:value="-45.0000000000408" calcext:value-type="float">
            <text:p>-45.0</text:p>
          </table:table-cell>
          <table:table-cell table:style-name="ce39" table:formula="of:=DEGREES(ASIN(([.L15]-[.R15])/11)+[.AI15]/180*PI())-17" office:value-type="float" office:value="-0.00000000003947064897" calcext:value-type="float">
            <text:p>0.00</text:p>
          </table:table-cell>
          <table:table-cell table:style-name="ce17" table:formula="of:=SQRT(([.E15]-2.5)^2+[.F15]^2+[.G15]^2)" office:value-type="float" office:value="15.0163687780785" calcext:value-type="float">
            <text:p>15.02</text:p>
          </table:table-cell>
          <table:table-cell table:style-name="ce17" table:formula="of:=SQRT(([.V15]-2.5)^2+([.W15])^2 +[.X15]^2)" office:value-type="float" office:value="7.50000000028522" calcext:value-type="float">
            <text:p>7.50</text:p>
          </table:table-cell>
          <table:table-cell table:style-name="ce17" table:formula="of:=(-1*[.O15]+SQRT([.O15]*[.O15]-4*[.N15]*[.P15]))/(2*[.N15])" office:value-type="float" office:value="7.90064732982798" calcext:value-type="float">
            <text:p>7.90</text:p>
          </table:table-cell>
          <table:table-cell table:style-name="ce17" table:formula="of:=(-1*[.O15]-SQRT([.O15]*[.O15]-4*[.N15]*[.P15]))/(2*[.N15])" office:value-type="float" office:value="7.80330085889533" calcext:value-type="float">
            <text:p>7.80</text:p>
          </table:table-cell>
          <table:table-cell table:style-name="ce17" table:formula="of:=((-71+[.L15]*[.L15]+[.M15]*[.M15])-[.AM15]*(-5+2*[.L15]))/(2*[.M15])" office:value-type="float" office:value="-5.2041337822129" calcext:value-type="float">
            <text:p>-5.20</text:p>
          </table:table-cell>
          <table:table-cell table:style-name="ce17" table:formula="of:=((-71+[.L15]*[.L15]+[.M15]*[.M15])-[.AN15]*(-5+2*[.L15]))/(2*[.M15])" office:value-type="float" office:value="5.30330085930625" calcext:value-type="float">
            <text:p>5.30</text:p>
          </table:table-cell>
          <table:table-cell table:style-name="ce96" table:formula="of:=[.AM15]" office:value-type="float" office:value="7.90064732982798" calcext:value-type="float">
            <text:p>7.90</text:p>
          </table:table-cell>
          <table:table-cell table:style-name="ce96" table:formula="of:=[.AO15]" office:value-type="float" office:value="-5.2041337822129" calcext:value-type="float">
            <text:p>-5.20</text:p>
          </table:table-cell>
          <table:table-cell table:style-name="ce97" table:formula="of:=SQRT(([.AQ15]-2.5)^2+[.AR15]^2)" office:value-type="float" office:value="7.50000000028984" calcext:value-type="float">
            <text:p>7.5</text:p>
          </table:table-cell>
          <table:table-cell table:style-name="ce96" table:formula="of:=(-1*[.O15]-SQRT([.O15]*[.O15]-4*[.N15]*[.P15]))/(2*[.N15])" office:value-type="float" office:value="7.80330085889533" calcext:value-type="float">
            <text:p>7.80</text:p>
          </table:table-cell>
          <table:table-cell table:style-name="ce96" table:formula="of:=((-71+[.L15]*[.L15]+[.M15]*[.M15])-[.AT15]*(-5+2*[.L15]))/(2*[.M15])" office:value-type="float" office:value="5.30330085930625" calcext:value-type="float">
            <text:p>5.30</text:p>
          </table:table-cell>
          <table:table-cell table:formula="of:=SQRT(([.AT15]-2.5)^2+[.AU15]^2)" office:value-type="float" office:value="7.50000000028522" calcext:value-type="float">
            <text:p>7.50000000028522</text:p>
          </table:table-cell>
          <table:table-cell table:style-name="ce103" table:formula="of:=IF([.AR15]&gt;[.AU15];[.AQ15];[.AT15])" office:value-type="float" office:value="7.80330085889533" calcext:value-type="float">
            <text:p>7.80</text:p>
          </table:table-cell>
          <table:table-cell table:style-name="ce103" table:formula="of:=IF([.AR15]&gt;[.AU15];[.AR15];[.AU15])" office:value-type="float" office:value="5.30330085930625" calcext:value-type="float">
            <text:p>5.30</text:p>
          </table:table-cell>
          <table:table-cell table:style-name="ce17" table:formula="of:=DEGREES(ASIN(-[.AX15]/7.5))" office:value-type="float" office:value="-45.0000000043987" calcext:value-type="float">
            <text:p>-45.00</text:p>
          </table:table-cell>
          <table:table-cell table:style-name="ce17" table:formula="of:=DEGREES( ASIN( ([.L15]-[.AQ15])/11)) +[.AY15]-17" office:value-type="float" office:value="-1.06160686797032" calcext:value-type="float">
            <text:p>-1.06</text:p>
          </table:table-cell>
          <table:table-cell table:style-name="ce100" table:formula="of:=[.C15]" office:value-type="float" office:value="-45" calcext:value-type="float">
            <text:p>-45</text:p>
          </table:table-cell>
          <table:table-cell table:style-name="ce100" table:formula="of:=[.D15]" office:value-type="float" office:value="0" calcext:value-type="float">
            <text:p>0</text:p>
          </table:table-cell>
          <table:table-cell table:style-name="ce101" table:formula="of:=DEGREES(ASIN(-[.AU15]/7.5))" office:value-type="float" office:value="-45.0000000043987" calcext:value-type="float">
            <text:p>-45.00</text:p>
          </table:table-cell>
          <table:table-cell table:style-name="ce17" table:formula="of:=DEGREES( ASIN( ([.L15]-[.AT15])/11)) +[.BC15]-17" office:value-type="float" office:value="-0.00000000435682068201" calcext:value-type="float">
            <text:p>0.00</text:p>
          </table:table-cell>
          <table:table-cell table:style-name="ce102"/>
          <table:table-cell table:formula="of:=IF(AND(ROUND([.AR15];5)&lt;0;ROUND([.AU15];5)&gt;0;[.AU15]&gt;-[.AR15]);1;0)" office:value-type="float" office:value="1" calcext:value-type="float">
            <text:p>1</text:p>
          </table:table-cell>
          <table:table-cell table:style-name="ce108"/>
          <table:table-cell table:formula="of:=IF(AND([.L15]&gt;2.5;[.M15]&lt;0);1;0)" office:value-type="float" office:value="0" calcext:value-type="float">
            <text:p>0</text:p>
          </table:table-cell>
          <table:table-cell table:formula="of:=IF([.BH15]=1;ROUND(DEGREES(-ASIN(([.AR15])/7.5));4);0)" office:value-type="float" office:value="0" calcext:value-type="float">
            <text:p>0</text:p>
          </table:table-cell>
          <table:table-cell table:style-name="ce118" table:formula="of:=IF([.BH15]=1;ROUND(DEGREES(ASIN(([.L15]-[.Q15])/11))+[.BI15]-17;0))" office:value-type="boolean" office:boolean-value="false" calcext:value-type="boolean">
            <text:p>FALSE</text:p>
          </table:table-cell>
          <table:table-cell table:formula="of:=IF(AND([.L15]&gt;2.5;[.M15]&gt;0);1;0)" office:value-type="float" office:value="1" calcext:value-type="float">
            <text:p>1</text:p>
          </table:table-cell>
          <table:table-cell table:formula="of:=IF([.BK15]=1;ROUND(DEGREES(-ASIN(([.AU15])/7.5));4);0)" office:value-type="float" office:value="-45" calcext:value-type="float">
            <text:p>-45</text:p>
          </table:table-cell>
          <table:table-cell/>
          <table:table-cell table:formula="of:=([.L15]-[.AW15])*COS(-[.$BN$4])-([.M15]-[.AX15])*SIN([.$BN$4])+[.AW15]" office:value-type="float" office:value="15.5814754518319" calcext:value-type="float">
            <text:p>15.5814754518319</text:p>
          </table:table-cell>
          <table:table-cell table:formula="of:=([.L15]-[.AW15])*SIN([.$BN$4])+([.M15]-[.AX15])*COS([.$BN$4]) +[.AX15]" office:value-type="float" office:value="-2.47487373413623" calcext:value-type="float">
            <text:p>-2.47487373413623</text:p>
          </table:table-cell>
          <table:table-cell table:formula="of:=IF(AND([.BN15]&gt;0;[.BO15]&lt;0);1;0)" office:value-type="float" office:value="1" calcext:value-type="float">
            <text:p>1</text:p>
          </table:table-cell>
          <table:table-cell table:formula="of:=IF(AND([.BN15]&gt;2.5;[.BO15]&gt;0);1;0)" office:value-type="float" office:value="0" calcext:value-type="float">
            <text:p>0</text:p>
          </table:table-cell>
          <table:table-cell table:formula="of:=IF([.BP15]=1;ROUND(DEGREES(-ASIN(([.AX15])/7.5));4);0)" office:value-type="float" office:value="-45" calcext:value-type="float">
            <text:p>-45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2" office:value-type="float" office:value="-45" calcext:value-type="float">
            <text:p>-4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2" office:value-type="float" office:value="-27" calcext:value-type="float">
            <text:p>-27</text:p>
          </table:table-cell>
          <table:table-cell table:style-name="ce22" office:value-type="float" office:value="27" calcext:value-type="float">
            <text:p>27</text:p>
          </table:table-cell>
          <table:table-cell table:style-name="ce5" table:formula="of:=(2.5 + 7.5*COS([.C16]/180*PI())+11*SIN(([.D16]-[.C16]+17)/180*PI()))*COS([.B16]/180*PI())" office:value-type="float" office:value="19.5832532630052" calcext:value-type="float">
            <text:p>19.58</text:p>
          </table:table-cell>
          <table:table-cell table:style-name="ce5" table:formula="of:=-7.5*SIN([.C16]/180*PI())-11*COS(([.D16]-[.C16]+17)/180*PI() )" office:value-type="float" office:value="-0.176320950982124" calcext:value-type="float">
            <text:p>-0.18</text:p>
          </table:table-cell>
          <table:table-cell table:style-name="ce38" table:formula="of:=SIN([.B16]/180*PI())*(2.5+7.5*COS([.C16]/180*PI())+11*SIN(([.D16]-[.C1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6]/[.E1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6]*COS(-[.I16]/180*PI()) - [.G16]*SIN(-[.I16]/180*PI()))" office:value-type="float" office:value="19.5832532630052" calcext:value-type="float">
            <text:p>19.58</text:p>
          </table:table-cell>
          <table:table-cell table:style-name="ce17" table:formula="of:=[.F16]" office:value-type="float" office:value="-0.176320950982124" calcext:value-type="float">
            <text:p>-0.18</text:p>
          </table:table-cell>
          <table:table-cell table:style-name="ce45" table:formula="of:=1+(25-20*[.L16]+4*[.L16]*[.L16])/(4*[.M16]*[.M16])" office:value-type="float" office:value="9388.1405368011" calcext:value-type="float">
            <text:p>9388.14</text:p>
          </table:table-cell>
          <table:table-cell table:style-name="ce45" table:formula="of:=-5+(10*(-71+[.L16]*[.L16]+[.M16]*[.M16]) -4*((-71+[.L16]*[.L16]+[.M16]*[.M16])*[.L16]))/(4*[.M16]*[.M16])" office:value-type="float" office:value="-171740.966198222" calcext:value-type="float">
            <text:p>-171740.97</text:p>
          </table:table-cell>
          <table:table-cell table:style-name="ce45" table:formula="of:=-50+((-71+[.L16]*[.L16]+[.M16]*[.M16])^2)/(4*[.M16]*[.M16])" office:value-type="float" office:value="785419.280299268" calcext:value-type="float">
            <text:p>785419.28</text:p>
          </table:table-cell>
          <table:table-cell table:style-name="ce31" table:formula="of:=IF([.M16]&lt;0;(-1*[.O16]+SQRT([.O16]*[.O16]-4*[.N16]*[.P16]))/(2*[.N16]);(-1*[.O16]-SQRT([.O16]*[.O16]-4*[.N16]*[.P16]))/(2*[.N16]))" office:value-type="float" office:value="9.182548931408" calcext:value-type="float">
            <text:p>9.183</text:p>
          </table:table-cell>
          <table:table-cell table:style-name="ce4" table:formula="of:=(-1*[.O16]-SQRT([.O16]*[.O16]-4*[.N16]*[.P16]))/(2*[.N16])" office:value-type="float" office:value="9.11084639272018" calcext:value-type="float">
            <text:p>9.111</text:p>
          </table:table-cell>
          <table:table-cell table:style-name="ce35" table:formula="of:=IF([.M16]&gt;0;-1*((-71+[.L16]*[.L16]+[.M16]*[.M16])-[.Q16]*(-5+2*[.L16]))/(2*[.M16]);((-71+[.L16]*[.L16]+[.M16]*[.M16])-[.Q16]*(-5+2*[.L16]))/(2*[.M16]))" office:value-type="float" office:value="3.40492874758817" calcext:value-type="float">
            <text:p>3.40</text:p>
          </table:table-cell>
          <table:table-cell table:style-name="ce61" table:formula="of:= - SQRT(ABS(50 +5*[.Q16]-[.Q16]*[.Q16]))" office:value-type="float" office:value="-3.40492874805594" calcext:value-type="float">
            <text:p>-3.40</text:p>
          </table:table-cell>
          <table:table-cell table:style-name="ce17" table:formula="of:=SQRT(([.Q16]-2.5)^2+[.S16]^2)" office:value-type="float" office:value="7.49999999978764" calcext:value-type="float">
            <text:p>7.50</text:p>
          </table:table-cell>
          <table:table-cell table:style-name="ce17" table:formula="of:=[.Q16]*COS([.I16]/180*PI())" office:value-type="float" office:value="9.182548931408" calcext:value-type="float">
            <text:p>9.18</text:p>
          </table:table-cell>
          <table:table-cell table:style-name="ce17" table:formula="of:=[.S16]" office:value-type="float" office:value="3.40492874758817" calcext:value-type="float">
            <text:p>3.40</text:p>
          </table:table-cell>
          <table:table-cell table:style-name="ce17" table:formula="of:=SQRT(ABS(7.5^2-([.V16]-2.5)^2-[.W16]^2)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6]/7.5))" office:value-type="float" office:value="-26.9999999960695" calcext:value-type="float">
            <text:p>-27.0</text:p>
          </table:table-cell>
          <table:table-cell table:style-name="ce15"/>
          <table:table-cell table:style-name="ce5" table:formula="of:=DEGREES(ASIN(([.L16]-[.Q16])/11)) +[.AA16]-17" office:value-type="float" office:value="27.000000004006" calcext:value-type="float">
            <text:p>27.00</text:p>
          </table:table-cell>
          <table:table-cell table:style-name="ce5" table:formula="of:=IF([.M16]&gt;0;DEGREES(ASIN(([.L16]-[.Q16])/11))-17-[.AA16];&quot;&quot;)">
            <text:p/>
          </table:table-cell>
          <table:table-cell table:style-name="ce5" table:formula="of:=[.R16]*COS([.I16]/180*PI())" office:value-type="float" office:value="9.11084639272018" calcext:value-type="float">
            <text:p>9.11</text:p>
          </table:table-cell>
          <table:table-cell table:style-name="ce5" table:formula="of:=[.T16]" office:value-type="float" office:value="-3.40492874805594" calcext:value-type="float">
            <text:p>-3.40</text:p>
          </table:table-cell>
          <table:table-cell table:style-name="ce5" table:formula="of:=SQRT(7.5^2-([.AE16]-2.5)^2-[.AF16]^2)*SIGN([.I16])" office:value-type="float" office:value="0" calcext:value-type="float">
            <text:p>0.00</text:p>
          </table:table-cell>
          <table:table-cell table:style-name="ce15" table:formula="of:=[.I16]" office:value-type="float" office:value="0" calcext:value-type="float">
            <text:p>0.0</text:p>
          </table:table-cell>
          <table:table-cell table:style-name="ce15" table:formula="of:= - DEGREES(ASIN(-[.T16]/7.5))" office:value-type="float" office:value="-27.0000000000801" calcext:value-type="float">
            <text:p>-27.0</text:p>
          </table:table-cell>
          <table:table-cell table:style-name="ce5" table:formula="of:=DEGREES(ASIN(([.L16]-[.R16])/11)+[.AI16]/180*PI())-17" office:value-type="float" office:value="28.1826889719678" calcext:value-type="float">
            <text:p>28.18</text:p>
          </table:table-cell>
          <table:table-cell table:style-name="ce17" table:formula="of:=SQRT(([.E16]-2.5)^2+[.F16]^2+[.G16]^2)" office:value-type="float" office:value="17.084163167265" calcext:value-type="float">
            <text:p>17.08</text:p>
          </table:table-cell>
          <table:table-cell table:style-name="ce17" table:formula="of:=SQRT(([.V16]-2.5)^2+([.W16])^2 +[.X16]^2)" office:value-type="float" office:value="7.49999999978764" calcext:value-type="float">
            <text:p>7.50</text:p>
          </table:table-cell>
          <table:table-cell table:style-name="ce17" table:formula="of:=(-1*[.O16]+SQRT([.O16]*[.O16]-4*[.N16]*[.P16]))/(2*[.N16])" office:value-type="float" office:value="9.182548931408" calcext:value-type="float">
            <text:p>9.18</text:p>
          </table:table-cell>
          <table:table-cell table:style-name="ce17" table:formula="of:=(-1*[.O16]-SQRT([.O16]*[.O16]-4*[.N16]*[.P16]))/(2*[.N16])" office:value-type="float" office:value="9.11084639272514" calcext:value-type="float">
            <text:p>9.11</text:p>
          </table:table-cell>
          <table:table-cell table:style-name="ce17" table:formula="of:=((-71+[.L16]*[.L16]+[.M16]*[.M16])-[.AM16]*(-5+2*[.L16]))/(2*[.M16])" office:value-type="float" office:value="3.40492874758801" calcext:value-type="float">
            <text:p>3.40</text:p>
          </table:table-cell>
          <table:table-cell table:style-name="ce17" table:formula="of:=((-71+[.L16]*[.L16]+[.M16]*[.M16])-[.AN16]*(-5+2*[.L16]))/(2*[.M16])" office:value-type="float" office:value="-3.54213353342236" calcext:value-type="float">
            <text:p>-3.54</text:p>
          </table:table-cell>
          <table:table-cell table:style-name="ce96" table:formula="of:=[.AM16]" office:value-type="float" office:value="9.182548931408" calcext:value-type="float">
            <text:p>9.18</text:p>
          </table:table-cell>
          <table:table-cell table:style-name="ce96" table:formula="of:=[.AO16]" office:value-type="float" office:value="3.40492874758801" calcext:value-type="float">
            <text:p>3.40</text:p>
          </table:table-cell>
          <table:table-cell table:style-name="ce97" table:formula="of:=SQRT(([.AQ16]-2.5)^2+[.AR16]^2)" office:value-type="float" office:value="7.49999999978756" calcext:value-type="float">
            <text:p>7.5</text:p>
          </table:table-cell>
          <table:table-cell table:style-name="ce96" table:formula="of:=(-1*[.O16]-SQRT([.O16]*[.O16]-4*[.N16]*[.P16]))/(2*[.N16])" office:value-type="float" office:value="9.11084639272514" calcext:value-type="float">
            <text:p>9.11</text:p>
          </table:table-cell>
          <table:table-cell table:style-name="ce96" table:formula="of:=((-71+[.L16]*[.L16]+[.M16]*[.M16])-[.AT16]*(-5+2*[.L16]))/(2*[.M16])" office:value-type="float" office:value="-3.54213353342236" calcext:value-type="float">
            <text:p>-3.54</text:p>
          </table:table-cell>
          <table:table-cell table:formula="of:=SQRT(([.AT16]-2.5)^2+[.AU16]^2)" office:value-type="float" office:value="7.49999999978681" calcext:value-type="float">
            <text:p>7.49999999978681</text:p>
          </table:table-cell>
          <table:table-cell table:style-name="ce99" table:formula="of:=IF([.AR16]&gt;[.AU16];[.AQ16];[.AT16])" office:value-type="float" office:value="9.182548931408" calcext:value-type="float">
            <text:p>9.18</text:p>
          </table:table-cell>
          <table:table-cell table:style-name="ce99" table:formula="of:=IF([.AR16]&gt;[.AU16];[.AR16];[.AU16])" office:value-type="float" office:value="3.40492874758801" calcext:value-type="float">
            <text:p>3.40</text:p>
          </table:table-cell>
          <table:table-cell table:style-name="ce17" table:formula="of:=DEGREES(ASIN(-[.AX16]/7.5))" office:value-type="float" office:value="-26.9999999960681" calcext:value-type="float">
            <text:p>-27.00</text:p>
          </table:table-cell>
          <table:table-cell table:style-name="ce17" table:formula="of:=DEGREES( ASIN( ([.L16]-[.AQ16])/11)) +[.AY16]-17" office:value-type="float" office:value="27.0000000040074" calcext:value-type="float">
            <text:p>27.00</text:p>
          </table:table-cell>
          <table:table-cell table:style-name="ce100" table:formula="of:=[.C16]" office:value-type="float" office:value="-27" calcext:value-type="float">
            <text:p>-27</text:p>
          </table:table-cell>
          <table:table-cell table:style-name="ce100" table:formula="of:=[.D16]" office:value-type="float" office:value="27" calcext:value-type="float">
            <text:p>27</text:p>
          </table:table-cell>
          <table:table-cell table:style-name="ce17" table:formula="of:=DEGREES(ASIN(-[.AU16]/7.5))" office:value-type="float" office:value="28.1826889680559" calcext:value-type="float">
            <text:p>28.18</text:p>
          </table:table-cell>
          <table:table-cell table:style-name="ce17" table:formula="of:=DEGREES( ASIN( ([.L16]-[.AT16])/11)) +[.BC16]-17" office:value-type="float" office:value="83.3653779400193" calcext:value-type="float">
            <text:p>83.37</text:p>
          </table:table-cell>
          <table:table-cell/>
          <table:table-cell table:formula="of:=IF(AND(ROUND([.AR16];5)&lt;0;ROUND([.AU16];5)&gt;0;[.AU16]&gt;-[.AR16]);1;0)" office:value-type="float" office:value="0" calcext:value-type="float">
            <text:p>0</text:p>
          </table:table-cell>
          <table:table-cell table:style-name="ce108"/>
          <table:table-cell table:formula="of:=IF(AND([.L16]&gt;2.5;[.M16]&lt;0);1;0)" office:value-type="float" office:value="1" calcext:value-type="float">
            <text:p>1</text:p>
          </table:table-cell>
          <table:table-cell table:formula="of:=IF([.BH16]=1;ROUND(DEGREES(-ASIN(([.AR16])/7.5));4);0)" office:value-type="float" office:value="-27" calcext:value-type="float">
            <text:p>-27</text:p>
          </table:table-cell>
          <table:table-cell table:formula="of:=IF([.BH16]=1;ROUND(DEGREES(ASIN(([.L16]-[.Q16])/11))+[.BI16]-17;0))" office:value-type="float" office:value="27" calcext:value-type="float">
            <text:p>27</text:p>
          </table:table-cell>
          <table:table-cell table:formula="of:=IF(AND([.L16]&gt;2.5;[.M16]&gt;0);1;0)" office:value-type="float" office:value="0" calcext:value-type="float">
            <text:p>0</text:p>
          </table:table-cell>
          <table:table-cell table:formula="of:=IF([.BK16]=1;ROUND(DEGREES(-ASIN(([.AU16])/7.5));4);0)" office:value-type="float" office:value="0" calcext:value-type="float">
            <text:p>0</text:p>
          </table:table-cell>
          <table:table-cell/>
          <table:table-cell table:formula="of:=([.L16]-[.AW16])*COS(-[.$BN$4])-([.M16]-[.AX16])*SIN([.$BN$4])+[.AW16]" office:value-type="float" office:value="18.081735869671" calcext:value-type="float">
            <text:p>18.081735869671</text:p>
          </table:table-cell>
          <table:table-cell table:formula="of:=([.L16]-[.AW16])*SIN([.$BN$4])+([.M16]-[.AX16])*COS([.$BN$4]) +[.AX16]" office:value-type="float" office:value="-3.06070902719202" calcext:value-type="float">
            <text:p>-3.06070902719202</text:p>
          </table:table-cell>
          <table:table-cell table:formula="of:=IF(AND([.BN16]&gt;0;[.BO16]&lt;0);1;0)" office:value-type="float" office:value="1" calcext:value-type="float">
            <text:p>1</text:p>
          </table:table-cell>
          <table:table-cell table:formula="of:=IF(AND([.BN16]&gt;2.5;[.BO16]&gt;0);1;0)" office:value-type="float" office:value="0" calcext:value-type="float">
            <text:p>0</text:p>
          </table:table-cell>
          <table:table-cell table:formula="of:=IF([.BP16]=1;ROUND(DEGREES(-ASIN(([.AX16])/7.5));4);0)" office:value-type="float" office:value="-27" calcext:value-type="float">
            <text:p>-27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2" office:value-type="float" office:value="-27" calcext:value-type="float">
            <text:p>-27</text:p>
          </table:table-cell>
          <table:table-cell table:style-name="ce22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style-name="ce5" table:formula="of:=(2.5 + 7.5*COS([.C17]/180*PI())+11*SIN(([.D17]-[.C17]+17)/180*PI()))*COS([.B17]/180*PI())" office:value-type="float" office:value="9.42430448132762" calcext:value-type="float">
            <text:p>9.42</text:p>
          </table:table-cell>
          <table:table-cell table:style-name="ce5" table:formula="of:=-7.5*SIN([.C17]/180*PI())-11*COS(([.D17]-[.C17]+17)/180*PI() )" office:value-type="float" office:value="-10.9849248823003" calcext:value-type="float">
            <text:p>-10.98</text:p>
          </table:table-cell>
          <table:table-cell table:style-name="ce38" table:formula="of:=SIN([.B17]/180*PI())*(2.5+7.5*COS([.C17]/180*PI())+11*SIN(([.D17]-[.C1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7]/[.E17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7]*COS(-[.I17]/180*PI()) - [.G17]*SIN(-[.I17]/180*PI()))" office:value-type="float" office:value="9.42430448132762" calcext:value-type="float">
            <text:p>9.42</text:p>
          </table:table-cell>
          <table:table-cell table:style-name="ce17" table:formula="of:=[.F17]" office:value-type="float" office:value="-10.9849248823003" calcext:value-type="float">
            <text:p>-10.98</text:p>
          </table:table-cell>
          <table:table-cell table:style-name="ce5" table:formula="of:=1+(25-20*[.L17]+4*[.L17]*[.L17])/(4*[.M17]*[.M17])" office:value-type="float" office:value="1.39733619694557" calcext:value-type="float">
            <text:p>1.40</text:p>
          </table:table-cell>
          <table:table-cell table:style-name="ce5" table:formula="of:=-5+(10*(-71+[.L17]*[.L17]+[.M17]*[.M17]) -4*((-71+[.L17]*[.L17]+[.M17]*[.M17])*[.L17]))/(4*[.M17]*[.M17])" office:value-type="float" office:value="-12.9467239389115" calcext:value-type="float">
            <text:p>-12.95</text:p>
          </table:table-cell>
          <table:table-cell table:style-name="ce5" table:formula="of:=-50+((-71+[.L17]*[.L17]+[.M17]*[.M17])^2)/(4*[.M17]*[.M17])" office:value-type="float" office:value="-10.2663803054425" calcext:value-type="float">
            <text:p>-10.27</text:p>
          </table:table-cell>
          <table:table-cell table:style-name="ce31" table:formula="of:=IF([.M17]&lt;0;(-1*[.O17]+SQRT([.O17]*[.O17]-4*[.N17]*[.P17]))/(2*[.N17]);(-1*[.O17]-SQRT([.O17]*[.O17]-4*[.N17]*[.P17]))/(2*[.N17]))" office:value-type="float" office:value="10" calcext:value-type="float">
            <text:p>10.000</text:p>
          </table:table-cell>
          <table:table-cell table:style-name="ce4" table:formula="of:=(-1*[.O17]-SQRT([.O17]*[.O17]-4*[.N17]*[.P17]))/(2*[.N17])" office:value-type="float" office:value="-0.734710825346379" calcext:value-type="float">
            <text:p>-0.735</text:p>
          </table:table-cell>
          <table:table-cell table:style-name="ce35" table:formula="of:=IF([.M17]&gt;0;-1*((-71+[.L17]*[.L17]+[.M17]*[.M17])-[.Q17]*(-5+2*[.L17]))/(2*[.M17]);((-71+[.L17]*[.L17]+[.M17]*[.M17])-[.Q17]*(-5+2*[.L17]))/(2*[.M17]))" office:value-type="float" office:value="0.00000000000003363539" calcext:value-type="float">
            <text:p>0.00</text:p>
          </table:table-cell>
          <table:table-cell table:style-name="ce17" table:formula="of:= - SQRT(ABS(50 +5*[.Q17]-[.Q17]*[.Q17]))" office:value-type="float" office:value="-0.00000071525573730469" calcext:value-type="float">
            <text:p>0.00</text:p>
          </table:table-cell>
          <table:table-cell table:style-name="ce17" table:formula="of:=SQRT(([.Q17]-2.5)^2+[.S17]^2)" office:value-type="float" office:value="7.50000000000003" calcext:value-type="float">
            <text:p>7.50</text:p>
          </table:table-cell>
          <table:table-cell table:style-name="ce17" table:formula="of:=[.Q17]*COS([.I17]/180*PI())" office:value-type="float" office:value="10" calcext:value-type="float">
            <text:p>10.00</text:p>
          </table:table-cell>
          <table:table-cell table:style-name="ce17" table:formula="of:=[.S17]" office:value-type="float" office:value="0.00000000000003363539" calcext:value-type="float">
            <text:p>0.00</text:p>
          </table:table-cell>
          <table:table-cell table:style-name="ce17" table:formula="of:=SQRT(ABS(7.5^2-([.V17]-2.5)^2-[.W17]^2)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7]/7.5))" office:value-type="float" office:value="-0.00000000000025695544" calcext:value-type="float">
            <text:p>0.0</text:p>
          </table:table-cell>
          <table:table-cell table:style-name="ce15"/>
          <table:table-cell table:style-name="ce5" table:formula="of:=DEGREES(ASIN(([.L17]-[.Q17])/11)) +[.AA17]-17" office:value-type="float" office:value="-20.0000000000002" calcext:value-type="float">
            <text:p>-20.00</text:p>
          </table:table-cell>
          <table:table-cell table:style-name="ce5" table:formula="of:=IF([.M17]&gt;0;DEGREES(ASIN(([.L17]-[.Q17])/11))-17-[.AA17];&quot;&quot;)">
            <text:p/>
          </table:table-cell>
          <table:table-cell table:style-name="ce5" table:formula="of:=[.R17]*COS([.I17]/180*PI())" office:value-type="float" office:value="-0.734710825346379" calcext:value-type="float">
            <text:p>-0.73</text:p>
          </table:table-cell>
          <table:table-cell table:style-name="ce5" table:formula="of:=[.T17]" office:value-type="float" office:value="-0.00000071525573730469" calcext:value-type="float">
            <text:p>0.00</text:p>
          </table:table-cell>
          <table:table-cell table:style-name="ce5" table:formula="of:=SQRT(7.5^2-([.AE17]-2.5)^2-[.AF17]^2)*SIGN([.I17])" office:value-type="float" office:value="0" calcext:value-type="float">
            <text:p>0.00</text:p>
          </table:table-cell>
          <table:table-cell table:style-name="ce15" table:formula="of:=[.I17]" office:value-type="float" office:value="0" calcext:value-type="float">
            <text:p>0.0</text:p>
          </table:table-cell>
          <table:table-cell table:style-name="ce15" table:formula="of:= - DEGREES(ASIN(-[.T17]/7.5))" office:value-type="float" office:value="-0.00000546415133601021" calcext:value-type="float">
            <text:p>0.0</text:p>
          </table:table-cell>
          <table:table-cell table:style-name="ce5" table:formula="of:=DEGREES(ASIN(([.L17]-[.R17])/11)+[.AI17]/180*PI())-17" office:value-type="float" office:value="50.4502365140313" calcext:value-type="float">
            <text:p>50.45</text:p>
          </table:table-cell>
          <table:table-cell table:style-name="ce17" table:formula="of:=SQRT(([.E17]-2.5)^2+[.F17]^2+[.G17]^2)" office:value-type="float" office:value="12.9851672003064" calcext:value-type="float">
            <text:p>12.99</text:p>
          </table:table-cell>
          <table:table-cell table:style-name="ce17" table:formula="of:=SQRT(([.V17]-2.5)^2+([.W17])^2 +[.X17]^2)" office:value-type="float" office:value="7.5" calcext:value-type="float">
            <text:p>7.50</text:p>
          </table:table-cell>
          <table:table-cell table:style-name="ce17" table:formula="of:=(-1*[.O17]+SQRT([.O17]*[.O17]-4*[.N17]*[.P17]))/(2*[.N17])" office:value-type="float" office:value="10" calcext:value-type="float">
            <text:p>10.00</text:p>
          </table:table-cell>
          <table:table-cell table:style-name="ce17" table:formula="of:=(-1*[.O17]-SQRT([.O17]*[.O17]-4*[.N17]*[.P17]))/(2*[.N17])" office:value-type="float" office:value="-0.734710825346376" calcext:value-type="float">
            <text:p>-0.73</text:p>
          </table:table-cell>
          <table:table-cell table:style-name="ce17" table:formula="of:=((-71+[.L17]*[.L17]+[.M17]*[.M17])-[.AM17]*(-5+2*[.L17]))/(2*[.M17])" office:value-type="float" office:value="-0" calcext:value-type="float">
            <text:p>0.00</text:p>
          </table:table-cell>
          <table:table-cell table:style-name="ce17" table:formula="of:=((-71+[.L17]*[.L17]+[.M17]*[.M17])-[.AN17]*(-5+2*[.L17]))/(2*[.M17])" office:value-type="float" office:value="-6.76658302811596" calcext:value-type="float">
            <text:p>-6.77</text:p>
          </table:table-cell>
          <table:table-cell table:style-name="ce96" table:formula="of:=[.AM17]" office:value-type="float" office:value="10" calcext:value-type="float">
            <text:p>10.00</text:p>
          </table:table-cell>
          <table:table-cell table:style-name="ce96" table:formula="of:=[.AO17]" office:value-type="float" office:value="-0" calcext:value-type="float">
            <text:p>0.00</text:p>
          </table:table-cell>
          <table:table-cell table:style-name="ce97" table:formula="of:=SQRT(([.AQ17]-2.5)^2+[.AR17]^2)" office:value-type="float" office:value="7.5" calcext:value-type="float">
            <text:p>7.5</text:p>
          </table:table-cell>
          <table:table-cell table:style-name="ce96" table:formula="of:=(-1*[.O17]-SQRT([.O17]*[.O17]-4*[.N17]*[.P17]))/(2*[.N17])" office:value-type="float" office:value="-0.734710825346376" calcext:value-type="float">
            <text:p>-0.73</text:p>
          </table:table-cell>
          <table:table-cell table:style-name="ce96" table:formula="of:=((-71+[.L17]*[.L17]+[.M17]*[.M17])-[.AT17]*(-5+2*[.L17]))/(2*[.M17])" office:value-type="float" office:value="-6.76658302811596" calcext:value-type="float">
            <text:p>-6.77</text:p>
          </table:table-cell>
          <table:table-cell table:formula="of:=SQRT(([.AT17]-2.5)^2+[.AU17]^2)" office:value-type="float" office:value="7.5" calcext:value-type="float">
            <text:p>7.5</text:p>
          </table:table-cell>
          <table:table-cell table:style-name="ce99" table:formula="of:=IF([.AR17]&gt;[.AU17];[.AQ17];[.AT17])" office:value-type="float" office:value="10" calcext:value-type="float">
            <text:p>10.00</text:p>
          </table:table-cell>
          <table:table-cell table:style-name="ce99" table:formula="of:=IF([.AR17]&gt;[.AU17];[.AR17];[.AU17])" office:value-type="float" office:value="-0" calcext:value-type="float">
            <text:p>0.00</text:p>
          </table:table-cell>
          <table:table-cell table:style-name="ce17" table:formula="of:=DEGREES(ASIN(-[.AX17]/7.5))" office:value-type="float" office:value="0" calcext:value-type="float">
            <text:p>0.00</text:p>
          </table:table-cell>
          <table:table-cell table:style-name="ce17" table:formula="of:=DEGREES( ASIN( ([.L17]-[.AQ17])/11)) +[.AY17]-17" office:value-type="float" office:value="-20" calcext:value-type="float">
            <text:p>-20.00</text:p>
          </table:table-cell>
          <table:table-cell table:style-name="ce100" table:formula="of:=[.C17]" office:value-type="float" office:value="0" calcext:value-type="float">
            <text:p>0</text:p>
          </table:table-cell>
          <table:table-cell table:style-name="ce100" table:formula="of:=[.D17]" office:value-type="float" office:value="-20" calcext:value-type="float">
            <text:p>-20</text:p>
          </table:table-cell>
          <table:table-cell table:style-name="ce17" table:formula="of:=DEGREES(ASIN(-[.AU17]/7.5))" office:value-type="float" office:value="64.4502419781826" calcext:value-type="float">
            <text:p>64.45</text:p>
          </table:table-cell>
          <table:table-cell table:style-name="ce17" table:formula="of:=DEGREES( ASIN( ([.L17]-[.AT17])/11)) +[.BC17]-17" office:value-type="float" office:value="114.900483956365" calcext:value-type="float">
            <text:p>114.90</text:p>
          </table:table-cell>
          <table:table-cell/>
          <table:table-cell table:formula="of:=IF(AND(ROUND([.AR17];5)&lt;0;ROUND([.AU17];5)&gt;0;[.AU17]&gt;-[.AR17]);1;0)" office:value-type="float" office:value="0" calcext:value-type="float">
            <text:p>0</text:p>
          </table:table-cell>
          <table:table-cell table:style-name="ce108"/>
          <table:table-cell table:formula="of:=IF(AND([.L17]&gt;2.5;[.M17]&lt;0);1;0)" office:value-type="float" office:value="1" calcext:value-type="float">
            <text:p>1</text:p>
          </table:table-cell>
          <table:table-cell table:formula="of:=IF([.BH17]=1;ROUND(DEGREES(-ASIN(([.AR17])/7.5));4);0)" office:value-type="float" office:value="0" calcext:value-type="float">
            <text:p>0</text:p>
          </table:table-cell>
          <table:table-cell table:formula="of:=IF([.BH17]=1;ROUND(DEGREES(ASIN(([.L17]-[.Q17])/11))+[.BI17]-17;0))" office:value-type="float" office:value="-20" calcext:value-type="float">
            <text:p>-20</text:p>
          </table:table-cell>
          <table:table-cell table:formula="of:=IF(AND([.L17]&gt;2.5;[.M17]&gt;0);1;0)" office:value-type="float" office:value="0" calcext:value-type="float">
            <text:p>0</text:p>
          </table:table-cell>
          <table:table-cell table:formula="of:=IF([.BK17]=1;ROUND(DEGREES(-ASIN(([.AU17])/7.5));4);0)" office:value-type="float" office:value="0" calcext:value-type="float">
            <text:p>0</text:p>
          </table:table-cell>
          <table:table-cell/>
          <table:table-cell table:formula="of:=([.L17]-[.AW17])*COS(-[.$BN$4])-([.M17]-[.AX17])*SIN([.$BN$4])+[.AW17]" office:value-type="float" office:value="6.23777842341765" calcext:value-type="float">
            <text:p>6.23777842341765</text:p>
          </table:table-cell>
          <table:table-cell table:formula="of:=([.L17]-[.AW17])*SIN([.$BN$4])+([.M17]-[.AX17])*COS([.$BN$4]) +[.AX17]" office:value-type="float" office:value="-10.336618828645" calcext:value-type="float">
            <text:p>-10.336618828645</text:p>
          </table:table-cell>
          <table:table-cell table:formula="of:=IF(AND([.BN17]&gt;0;[.BO17]&lt;0);1;0)" office:value-type="float" office:value="1" calcext:value-type="float">
            <text:p>1</text:p>
          </table:table-cell>
          <table:table-cell table:formula="of:=IF(AND([.BN17]&gt;2.5;[.BO17]&gt;0);1;0)" office:value-type="float" office:value="0" calcext:value-type="float">
            <text:p>0</text:p>
          </table:table-cell>
          <table:table-cell table:formula="of:=IF([.BP17]=1;ROUND(DEGREES(-ASIN(([.AX17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5" table:formula="of:=(2.5 + 7.5*COS([.C18]/180*PI())+11*SIN(([.D18]-[.C18]+17)/180*PI()))*COS([.B18]/180*PI())" office:value-type="float" office:value="19.7124235214482" calcext:value-type="float">
            <text:p>19.71</text:p>
          </table:table-cell>
          <table:table-cell table:style-name="ce5" table:formula="of:=-7.5*SIN([.C18]/180*PI())-11*COS(([.D18]-[.C18]+17)/180*PI() )" office:value-type="float" office:value="-5.1641871906448" calcext:value-type="float">
            <text:p>-5.16</text:p>
          </table:table-cell>
          <table:table-cell table:style-name="ce38" table:formula="of:=SIN([.B18]/180*PI())*(2.5+7.5*COS([.C18]/180*PI())+11*SIN(([.D18]-[.C1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8]/[.E18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8]*COS(-[.I18]/180*PI()) - [.G18]*SIN(-[.I18]/180*PI()))" office:value-type="float" office:value="19.7124235214482" calcext:value-type="float">
            <text:p>19.71</text:p>
          </table:table-cell>
          <table:table-cell table:style-name="ce17" table:formula="of:=[.F18]" office:value-type="float" office:value="-5.1641871906448" calcext:value-type="float">
            <text:p>-5.16</text:p>
          </table:table-cell>
          <table:table-cell table:style-name="ce5" table:formula="of:=1+(25-20*[.L18]+4*[.L18]*[.L18])/(4*[.M18]*[.M18])" office:value-type="float" office:value="12.1091311772398" calcext:value-type="float">
            <text:p>12.11</text:p>
          </table:table-cell>
          <table:table-cell table:style-name="ce5" table:formula="of:=-5+(10*(-71+[.L18]*[.L18]+[.M18]*[.M18]) -4*((-71+[.L18]*[.L18]+[.M18]*[.M18])*[.L18]))/(4*[.M18]*[.M18])" office:value-type="float" office:value="-227.182623544797" calcext:value-type="float">
            <text:p>-227.18</text:p>
          </table:table-cell>
          <table:table-cell table:style-name="ce5" table:formula="of:=-50+((-71+[.L18]*[.L18]+[.M18]*[.M18])^2)/(4*[.M18]*[.M18])" office:value-type="float" office:value="1060.91311772399" calcext:value-type="float">
            <text:p>1060.91</text:p>
          </table:table-cell>
          <table:table-cell table:style-name="ce31" table:formula="of:=IF([.M18]&lt;0;(-1*[.O18]+SQRT([.O18]*[.O18]-4*[.N18]*[.P18]))/(2*[.N18]);(-1*[.O18]-SQRT([.O18]*[.O18]-4*[.N18]*[.P18]))/(2*[.N18]))" office:value-type="float" office:value="10" calcext:value-type="float">
            <text:p>10.000</text:p>
          </table:table-cell>
          <table:table-cell table:style-name="ce4" table:formula="of:=(-1*[.O18]-SQRT([.O18]*[.O18]-4*[.N18]*[.P18]))/(2*[.N18])" office:value-type="float" office:value="8.76126538060819" calcext:value-type="float">
            <text:p>8.761</text:p>
          </table:table-cell>
          <table:table-cell table:style-name="ce35" table:formula="of:=IF([.M18]&gt;0;-1*((-71+[.L18]*[.L18]+[.M18]*[.M18])-[.Q18]*(-5+2*[.L18]))/(2*[.M18]);((-71+[.L18]*[.L18]+[.M18]*[.M18])-[.Q18]*(-5+2*[.L18]))/(2*[.M18]))" office:value-type="float" office:value="-0" calcext:value-type="float">
            <text:p>0.00</text:p>
          </table:table-cell>
          <table:table-cell table:style-name="ce17" table:formula="of:= - SQRT(ABS(50 +5*[.Q18]-[.Q18]*[.Q18]))" office:value-type="float" office:value="-0" calcext:value-type="float">
            <text:p>0.00</text:p>
          </table:table-cell>
          <table:table-cell table:style-name="ce17" table:formula="of:=SQRT(([.Q18]-2.5)^2+[.S18]^2)" office:value-type="float" office:value="7.5" calcext:value-type="float">
            <text:p>7.50</text:p>
          </table:table-cell>
          <table:table-cell table:style-name="ce17" table:formula="of:=[.Q18]*COS([.I18]/180*PI())" office:value-type="float" office:value="10" calcext:value-type="float">
            <text:p>10.00</text:p>
          </table:table-cell>
          <table:table-cell table:style-name="ce17" table:formula="of:=[.S18]" office:value-type="float" office:value="-0" calcext:value-type="float">
            <text:p>0.00</text:p>
          </table:table-cell>
          <table:table-cell table:style-name="ce17" table:formula="of:=SQRT(ABS(7.5^2-([.V18]-2.5)^2-[.W18]^2)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8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8]-[.Q18])/11)) +[.AA18]-17" office:value-type="float" office:value="45.0000000000001" calcext:value-type="float">
            <text:p>45.00</text:p>
          </table:table-cell>
          <table:table-cell table:style-name="ce5" table:formula="of:=IF([.M18]&gt;0;DEGREES(ASIN(([.L18]-[.Q18])/11))-17-[.AA18];&quot;&quot;)">
            <text:p/>
          </table:table-cell>
          <table:table-cell table:style-name="ce5" table:formula="of:=[.R18]*COS([.I18]/180*PI())" office:value-type="float" office:value="8.76126538060819" calcext:value-type="float">
            <text:p>8.76</text:p>
          </table:table-cell>
          <table:table-cell table:style-name="ce5" table:formula="of:=[.T18]" office:value-type="float" office:value="-0" calcext:value-type="float">
            <text:p>0.00</text:p>
          </table:table-cell>
          <table:table-cell table:style-name="ce5" table:formula="of:=SQRT(7.5^2-([.AE18]-2.5)^2-[.AF18]^2)*SIGN([.I18])" office:value-type="float" office:value="0" calcext:value-type="float">
            <text:p>0.00</text:p>
          </table:table-cell>
          <table:table-cell table:style-name="ce15" table:formula="of:=[.I18]" office:value-type="float" office:value="0" calcext:value-type="float">
            <text:p>0.0</text:p>
          </table:table-cell>
          <table:table-cell table:style-name="ce15" table:formula="of:= - DEGREES(ASIN(-[.T18]/7.5))" office:value-type="float" office:value="-0" calcext:value-type="float">
            <text:p>0.0</text:p>
          </table:table-cell>
          <table:table-cell table:style-name="ce5" table:formula="of:=DEGREES(ASIN(([.L18]-[.R18])/11)+[.AI18]/180*PI())-17" office:value-type="float" office:value="67.5987011495154" calcext:value-type="float">
            <text:p>67.60</text:p>
          </table:table-cell>
          <table:table-cell table:style-name="ce17" table:formula="of:=SQRT(([.E18]-2.5)^2+[.F18]^2+[.G18]^2)" office:value-type="float" office:value="17.970429956507" calcext:value-type="float">
            <text:p>17.97</text:p>
          </table:table-cell>
          <table:table-cell table:style-name="ce17" table:formula="of:=SQRT(([.V18]-2.5)^2+([.W18])^2 +[.X18]^2)" office:value-type="float" office:value="7.5" calcext:value-type="float">
            <text:p>7.50</text:p>
          </table:table-cell>
          <table:table-cell table:style-name="ce17" table:formula="of:=(-1*[.O18]+SQRT([.O18]*[.O18]-4*[.N18]*[.P18]))/(2*[.N18])" office:value-type="float" office:value="10" calcext:value-type="float">
            <text:p>10.00</text:p>
          </table:table-cell>
          <table:table-cell table:style-name="ce17" table:formula="of:=(-1*[.O18]-SQRT([.O18]*[.O18]-4*[.N18]*[.P18]))/(2*[.N18])" office:value-type="float" office:value="8.76126538060857" calcext:value-type="float">
            <text:p>8.76</text:p>
          </table:table-cell>
          <table:table-cell table:style-name="ce17" table:formula="of:=((-71+[.L18]*[.L18]+[.M18]*[.M18])-[.AM18]*(-5+2*[.L18]))/(2*[.M18])" office:value-type="float" office:value="-0" calcext:value-type="float">
            <text:p>0.00</text:p>
          </table:table-cell>
          <table:table-cell table:style-name="ce17" table:formula="of:=((-71+[.L18]*[.L18]+[.M18]*[.M18])-[.AN18]*(-5+2*[.L18]))/(2*[.M18])" office:value-type="float" office:value="-4.12874748968638" calcext:value-type="float">
            <text:p>-4.13</text:p>
          </table:table-cell>
          <table:table-cell table:style-name="ce96" table:formula="of:=[.AM18]" office:value-type="float" office:value="10" calcext:value-type="float">
            <text:p>10.00</text:p>
          </table:table-cell>
          <table:table-cell table:style-name="ce96" table:formula="of:=[.AO18]" office:value-type="float" office:value="-0" calcext:value-type="float">
            <text:p>0.00</text:p>
          </table:table-cell>
          <table:table-cell table:style-name="ce97" table:formula="of:=SQRT(([.AQ18]-2.5)^2+[.AR18]^2)" office:value-type="float" office:value="7.5" calcext:value-type="float">
            <text:p>7.5</text:p>
          </table:table-cell>
          <table:table-cell table:style-name="ce96" table:formula="of:=(-1*[.O18]-SQRT([.O18]*[.O18]-4*[.N18]*[.P18]))/(2*[.N18])" office:value-type="float" office:value="8.76126538060857" calcext:value-type="float">
            <text:p>8.76</text:p>
          </table:table-cell>
          <table:table-cell table:style-name="ce96" table:formula="of:=((-71+[.L18]*[.L18]+[.M18]*[.M18])-[.AT18]*(-5+2*[.L18]))/(2*[.M18])" office:value-type="float" office:value="-4.12874748968638" calcext:value-type="float">
            <text:p>-4.13</text:p>
          </table:table-cell>
          <table:table-cell table:formula="of:=SQRT(([.AT18]-2.5)^2+[.AU18]^2)" office:value-type="float" office:value="7.49999999999993" calcext:value-type="float">
            <text:p>7.49999999999993</text:p>
          </table:table-cell>
          <table:table-cell table:style-name="ce99" table:formula="of:=IF([.AR18]&gt;[.AU18];[.AQ18];[.AT18])" office:value-type="float" office:value="10" calcext:value-type="float">
            <text:p>10.00</text:p>
          </table:table-cell>
          <table:table-cell table:style-name="ce99" table:formula="of:=IF([.AR18]&gt;[.AU18];[.AR18];[.AU18])" office:value-type="float" office:value="-0" calcext:value-type="float">
            <text:p>0.00</text:p>
          </table:table-cell>
          <table:table-cell table:style-name="ce17" table:formula="of:=DEGREES(ASIN(-[.AX18]/7.5))" office:value-type="float" office:value="0" calcext:value-type="float">
            <text:p>0.00</text:p>
          </table:table-cell>
          <table:table-cell table:style-name="ce17" table:formula="of:=DEGREES( ASIN( ([.L18]-[.AQ18])/11)) +[.AY18]-17" office:value-type="float" office:value="45.0000000000001" calcext:value-type="float">
            <text:p>45.00</text:p>
          </table:table-cell>
          <table:table-cell table:style-name="ce100" table:formula="of:=[.C18]" office:value-type="float" office:value="0" calcext:value-type="float">
            <text:p>0</text:p>
          </table:table-cell>
          <table:table-cell table:style-name="ce100" table:formula="of:=[.D18]" office:value-type="float" office:value="45" calcext:value-type="float">
            <text:p>45</text:p>
          </table:table-cell>
          <table:table-cell table:style-name="ce17" table:formula="of:=DEGREES(ASIN(-[.AU18]/7.5))" office:value-type="float" office:value="33.4012988504996" calcext:value-type="float">
            <text:p>33.40</text:p>
          </table:table-cell>
          <table:table-cell table:style-name="ce17" table:formula="of:=DEGREES( ASIN( ([.L18]-[.AT18])/11)) +[.BC18]-17" office:value-type="float" office:value="100.999999999994" calcext:value-type="float">
            <text:p>101.00</text:p>
          </table:table-cell>
          <table:table-cell/>
          <table:table-cell table:formula="of:=IF(AND(ROUND([.AR18];5)&lt;0;ROUND([.AU18];5)&gt;0;[.AU18]&gt;-[.AR18]);1;0)" office:value-type="float" office:value="0" calcext:value-type="float">
            <text:p>0</text:p>
          </table:table-cell>
          <table:table-cell table:style-name="ce108"/>
          <table:table-cell table:formula="of:=IF(AND([.L18]&gt;2.5;[.M18]&lt;0);1;0)" office:value-type="float" office:value="1" calcext:value-type="float">
            <text:p>1</text:p>
          </table:table-cell>
          <table:table-cell table:formula="of:=IF([.BH18]=1;ROUND(DEGREES(-ASIN(([.AR18])/7.5));4);0)" office:value-type="float" office:value="0" calcext:value-type="float">
            <text:p>0</text:p>
          </table:table-cell>
          <table:table-cell table:formula="of:=IF([.BH18]=1;ROUND(DEGREES(ASIN(([.L18]-[.Q18])/11))+[.BI18]-17;0))" office:value-type="float" office:value="45" calcext:value-type="float">
            <text:p>45</text:p>
          </table:table-cell>
          <table:table-cell table:formula="of:=IF(AND([.L18]&gt;2.5;[.M18]&gt;0);1;0)" office:value-type="float" office:value="0" calcext:value-type="float">
            <text:p>0</text:p>
          </table:table-cell>
          <table:table-cell table:formula="of:=IF([.BK18]=1;ROUND(DEGREES(-ASIN(([.AU18])/7.5));4);0)" office:value-type="float" office:value="0" calcext:value-type="float">
            <text:p>0</text:p>
          </table:table-cell>
          <table:table-cell/>
          <table:table-cell table:formula="of:=([.L18]-[.AW18])*COS(-[.$BN$4])-([.M18]-[.AX18])*SIN([.$BN$4])+[.AW18]" office:value-type="float" office:value="17.778174593052" calcext:value-type="float">
            <text:p>17.778174593052</text:p>
          </table:table-cell>
          <table:table-cell table:formula="of:=([.L18]-[.AW18])*SIN([.$BN$4])+([.M18]-[.AX18])*COS([.$BN$4]) +[.AX18]" office:value-type="float" office:value="-7.77817459305203" calcext:value-type="float">
            <text:p>-7.77817459305203</text:p>
          </table:table-cell>
          <table:table-cell table:formula="of:=IF(AND([.BN18]&gt;0;[.BO18]&lt;0);1;0)" office:value-type="float" office:value="1" calcext:value-type="float">
            <text:p>1</text:p>
          </table:table-cell>
          <table:table-cell table:formula="of:=IF(AND([.BN18]&gt;2.5;[.BO18]&gt;0);1;0)" office:value-type="float" office:value="0" calcext:value-type="float">
            <text:p>0</text:p>
          </table:table-cell>
          <table:table-cell table:formula="of:=IF([.BP18]=1;ROUND(DEGREES(-ASIN(([.AX18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19]/180*PI())+11*SIN(([.D19]-[.C19]+17)/180*PI()))*COS([.B19]/180*PI())" office:value-type="float" office:value="4.8358128093552" calcext:value-type="float">
            <text:p>4.84</text:p>
          </table:table-cell>
          <table:table-cell table:style-name="ce5" table:formula="of:=-7.5*SIN([.C19]/180*PI())-11*COS(([.D19]-[.C19]+17)/180*PI() )" office:value-type="float" office:value="-9.7124235214482" calcext:value-type="float">
            <text:p>-9.71</text:p>
          </table:table-cell>
          <table:table-cell table:style-name="ce38" table:formula="of:=SIN([.B19]/180*PI())*(2.5+7.5*COS([.C19]/180*PI())+11*SIN(([.D19]-[.C19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19]/[.E19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19]*COS(-[.I19]/180*PI()) - [.G19]*SIN(-[.I19]/180*PI()))" office:value-type="float" office:value="4.8358128093552" calcext:value-type="float">
            <text:p>4.84</text:p>
          </table:table-cell>
          <table:table-cell table:style-name="ce17" table:formula="of:=[.F19]" office:value-type="float" office:value="-9.7124235214482" calcext:value-type="float">
            <text:p>-9.71</text:p>
          </table:table-cell>
          <table:table-cell table:style-name="ce5" table:formula="of:=1+(25-20*[.L19]+4*[.L19]*[.L19])/(4*[.M19]*[.M19])" office:value-type="float" office:value="1.05783900954663" calcext:value-type="float">
            <text:p>1.06</text:p>
          </table:table-cell>
          <table:table-cell table:style-name="ce5" table:formula="of:=-5+(10*(-71+[.L19]*[.L19]+[.M19]*[.M19]) -4*((-71+[.L19]*[.L19]+[.M19]*[.M19])*[.L19]))/(4*[.M19]*[.M19])" office:value-type="float" office:value="-6.1567801909327" calcext:value-type="float">
            <text:p>-6.16</text:p>
          </table:table-cell>
          <table:table-cell table:style-name="ce5" table:formula="of:=-50+((-71+[.L19]*[.L19]+[.M19]*[.M19])^2)/(4*[.M19]*[.M19])" office:value-type="float" office:value="-44.2160990453365" calcext:value-type="float">
            <text:p>-44.22</text:p>
          </table:table-cell>
          <table:table-cell table:style-name="ce31" table:formula="of:=IF([.M19]&lt;0;(-1*[.O19]+SQRT([.O19]*[.O19]-4*[.N19]*[.P19]))/(2*[.N19]);(-1*[.O19]-SQRT([.O19]*[.O19]-4*[.N19]*[.P19]))/(2*[.N19]))" office:value-type="float" office:value="10" calcext:value-type="float">
            <text:p>10.000</text:p>
          </table:table-cell>
          <table:table-cell table:style-name="ce4" table:formula="of:=(-1*[.O19]-SQRT([.O19]*[.O19]-4*[.N19]*[.P19]))/(2*[.N19])" office:value-type="float" office:value="-4.17985143734551" calcext:value-type="float">
            <text:p>-4.180</text:p>
          </table:table-cell>
          <table:table-cell table:style-name="ce35" table:formula="of:=IF([.M19]&gt;0;-1*((-71+[.L19]*[.L19]+[.M19]*[.M19])-[.Q19]*(-5+2*[.L19]))/(2*[.M19]);((-71+[.L19]*[.L19]+[.M19]*[.M19])-[.Q19]*(-5+2*[.L19]))/(2*[.M19]))" office:value-type="float" office:value="-0" calcext:value-type="float">
            <text:p>0.00</text:p>
          </table:table-cell>
          <table:table-cell table:style-name="ce17" table:formula="of:= - SQRT(ABS(50 +5*[.Q19]-[.Q19]*[.Q19]))" office:value-type="float" office:value="-0.00000073485541379082" calcext:value-type="float">
            <text:p>0.00</text:p>
          </table:table-cell>
          <table:table-cell table:style-name="ce17" table:formula="of:=SQRT(([.Q19]-2.5)^2+[.S19]^2)" office:value-type="float" office:value="7.50000000000004" calcext:value-type="float">
            <text:p>7.50</text:p>
          </table:table-cell>
          <table:table-cell table:style-name="ce17" table:formula="of:=[.Q19]*COS([.I19]/180*PI())" office:value-type="float" office:value="10" calcext:value-type="float">
            <text:p>10.00</text:p>
          </table:table-cell>
          <table:table-cell table:style-name="ce17" table:formula="of:=[.S19]" office:value-type="float" office:value="-0" calcext:value-type="float">
            <text:p>0.00</text:p>
          </table:table-cell>
          <table:table-cell table:style-name="ce17" table:formula="of:=SQRT(ABS(7.5^2-([.V19]-2.5)^2-[.W19]^2)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19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19]-[.Q19])/11)) +[.AA19]-17" office:value-type="float" office:value="-45" calcext:value-type="float">
            <text:p>-45.00</text:p>
          </table:table-cell>
          <table:table-cell table:style-name="ce5" table:formula="of:=IF([.M19]&gt;0;DEGREES(ASIN(([.L19]-[.Q19])/11))-17-[.AA19];&quot;&quot;)">
            <text:p/>
          </table:table-cell>
          <table:table-cell table:style-name="ce5" table:formula="of:=[.R19]*COS([.I19]/180*PI())" office:value-type="float" office:value="-4.17985143734551" calcext:value-type="float">
            <text:p>-4.18</text:p>
          </table:table-cell>
          <table:table-cell table:style-name="ce5" table:formula="of:=[.T19]" office:value-type="float" office:value="-0.00000073485541379082" calcext:value-type="float">
            <text:p>0.00</text:p>
          </table:table-cell>
          <table:table-cell table:style-name="ce5" table:formula="of:=SQRT(7.5^2-([.AE19]-2.5)^2-[.AF19]^2)*SIGN([.I19])" office:value-type="float" office:value="0" calcext:value-type="float">
            <text:p>0.00</text:p>
          </table:table-cell>
          <table:table-cell table:style-name="ce15" table:formula="of:=[.I19]" office:value-type="float" office:value="0" calcext:value-type="float">
            <text:p>0.0</text:p>
          </table:table-cell>
          <table:table-cell table:style-name="ce15" table:formula="of:= - DEGREES(ASIN(-[.T19]/7.5))" office:value-type="float" office:value="-0.00000561388183500716" calcext:value-type="float">
            <text:p>0.0</text:p>
          </table:table-cell>
          <table:table-cell table:style-name="ce5" table:formula="of:=DEGREES(ASIN(([.L19]-[.R19])/11)+[.AI19]/180*PI())-17" office:value-type="float" office:value="38.0453507165733" calcext:value-type="float">
            <text:p>38.05</text:p>
          </table:table-cell>
          <table:table-cell table:style-name="ce17" table:formula="of:=SQRT(([.E19]-2.5)^2+[.F19]^2+[.G19]^2)" office:value-type="float" office:value="9.98935394008682" calcext:value-type="float">
            <text:p>9.99</text:p>
          </table:table-cell>
          <table:table-cell table:style-name="ce17" table:formula="of:=SQRT(([.V19]-2.5)^2+([.W19])^2 +[.X19]^2)" office:value-type="float" office:value="7.5" calcext:value-type="float">
            <text:p>7.50</text:p>
          </table:table-cell>
          <table:table-cell table:style-name="ce17" table:formula="of:=(-1*[.O19]+SQRT([.O19]*[.O19]-4*[.N19]*[.P19]))/(2*[.N19])" office:value-type="float" office:value="10" calcext:value-type="float">
            <text:p>10.00</text:p>
          </table:table-cell>
          <table:table-cell table:style-name="ce17" table:formula="of:=(-1*[.O19]-SQRT([.O19]*[.O19]-4*[.N19]*[.P19]))/(2*[.N19])" office:value-type="float" office:value="-4.17985143734551" calcext:value-type="float">
            <text:p>-4.18</text:p>
          </table:table-cell>
          <table:table-cell table:style-name="ce17" table:formula="of:=((-71+[.L19]*[.L19]+[.M19]*[.M19])-[.AM19]*(-5+2*[.L19]))/(2*[.M19])" office:value-type="float" office:value="-0" calcext:value-type="float">
            <text:p>0.00</text:p>
          </table:table-cell>
          <table:table-cell table:style-name="ce17" table:formula="of:=((-71+[.L19]*[.L19]+[.M19]*[.M19])-[.AN19]*(-5+2*[.L19]))/(2*[.M19])" office:value-type="float" office:value="-3.41021770199399" calcext:value-type="float">
            <text:p>-3.41</text:p>
          </table:table-cell>
          <table:table-cell table:style-name="ce96" table:formula="of:=[.AM19]" office:value-type="float" office:value="10" calcext:value-type="float">
            <text:p>10.00</text:p>
          </table:table-cell>
          <table:table-cell table:style-name="ce96" table:formula="of:=[.AO19]" office:value-type="float" office:value="-0" calcext:value-type="float">
            <text:p>0.00</text:p>
          </table:table-cell>
          <table:table-cell table:style-name="ce97" table:formula="of:=SQRT(([.AQ19]-2.5)^2+[.AR19]^2)" office:value-type="float" office:value="7.5" calcext:value-type="float">
            <text:p>7.5</text:p>
          </table:table-cell>
          <table:table-cell table:style-name="ce96" table:formula="of:=(-1*[.O19]-SQRT([.O19]*[.O19]-4*[.N19]*[.P19]))/(2*[.N19])" office:value-type="float" office:value="-4.17985143734551" calcext:value-type="float">
            <text:p>-4.18</text:p>
          </table:table-cell>
          <table:table-cell table:style-name="ce96" table:formula="of:=((-71+[.L19]*[.L19]+[.M19]*[.M19])-[.AT19]*(-5+2*[.L19]))/(2*[.M19])" office:value-type="float" office:value="-3.41021770199399" calcext:value-type="float">
            <text:p>-3.41</text:p>
          </table:table-cell>
          <table:table-cell table:formula="of:=SQRT(([.AT19]-2.5)^2+[.AU19]^2)" office:value-type="float" office:value="7.5" calcext:value-type="float">
            <text:p>7.5</text:p>
          </table:table-cell>
          <table:table-cell table:style-name="ce99" table:formula="of:=IF([.AR19]&gt;[.AU19];[.AQ19];[.AT19])" office:value-type="float" office:value="10" calcext:value-type="float">
            <text:p>10.00</text:p>
          </table:table-cell>
          <table:table-cell table:style-name="ce99" table:formula="of:=IF([.AR19]&gt;[.AU19];[.AR19];[.AU19])" office:value-type="float" office:value="-0" calcext:value-type="float">
            <text:p>0.00</text:p>
          </table:table-cell>
          <table:table-cell table:style-name="ce17" table:formula="of:=DEGREES(ASIN(-[.AX19]/7.5))" office:value-type="float" office:value="0" calcext:value-type="float">
            <text:p>0.00</text:p>
          </table:table-cell>
          <table:table-cell table:style-name="ce17" table:formula="of:=DEGREES( ASIN( ([.L19]-[.AQ19])/11)) +[.AY19]-17" office:value-type="float" office:value="-45" calcext:value-type="float">
            <text:p>-45.00</text:p>
          </table:table-cell>
          <table:table-cell table:style-name="ce100" table:formula="of:=[.C19]" office:value-type="float" office:value="0" calcext:value-type="float">
            <text:p>0</text:p>
          </table:table-cell>
          <table:table-cell table:style-name="ce100" table:formula="of:=[.D19]" office:value-type="float" office:value="-45" calcext:value-type="float">
            <text:p>-45</text:p>
          </table:table-cell>
          <table:table-cell table:style-name="ce17" table:formula="of:=DEGREES(ASIN(-[.AU19]/7.5))" office:value-type="float" office:value="27.0453563304551" calcext:value-type="float">
            <text:p>27.05</text:p>
          </table:table-cell>
          <table:table-cell table:style-name="ce17" table:formula="of:=DEGREES( ASIN( ([.L19]-[.AT19])/11)) +[.BC19]-17" office:value-type="float" office:value="65.0907126609102" calcext:value-type="float">
            <text:p>65.09</text:p>
          </table:table-cell>
          <table:table-cell/>
          <table:table-cell table:formula="of:=IF(AND(ROUND([.AR19];5)&lt;0;ROUND([.AU19];5)&gt;0;[.AU19]&gt;-[.AR19]);1;0)" office:value-type="float" office:value="0" calcext:value-type="float">
            <text:p>0</text:p>
          </table:table-cell>
          <table:table-cell table:style-name="ce108"/>
          <table:table-cell table:formula="of:=IF(AND([.L19]&gt;2.5;[.M19]&lt;0);1;0)" office:value-type="float" office:value="1" calcext:value-type="float">
            <text:p>1</text:p>
          </table:table-cell>
          <table:table-cell table:formula="of:=IF([.BH19]=1;ROUND(DEGREES(-ASIN(([.AR19])/7.5));4);0)" office:value-type="float" office:value="0" calcext:value-type="float">
            <text:p>0</text:p>
          </table:table-cell>
          <table:table-cell table:formula="of:=IF([.BH19]=1;ROUND(DEGREES(ASIN(([.L19]-[.Q19])/11))+[.BI19]-17;0))" office:value-type="float" office:value="-45" calcext:value-type="float">
            <text:p>-45</text:p>
          </table:table-cell>
          <table:table-cell table:formula="of:=IF(AND([.L19]&gt;2.5;[.M19]&gt;0);1;0)" office:value-type="float" office:value="0" calcext:value-type="float">
            <text:p>0</text:p>
          </table:table-cell>
          <table:table-cell table:formula="of:=IF([.BK19]=1;ROUND(DEGREES(-ASIN(([.AU19])/7.5));4);0)" office:value-type="float" office:value="0" calcext:value-type="float">
            <text:p>0</text:p>
          </table:table-cell>
          <table:table-cell/>
          <table:table-cell table:formula="of:=([.L19]-[.AW19])*COS(-[.$BN$4])-([.M19]-[.AX19])*SIN([.$BN$4])+[.AW19]" office:value-type="float" office:value="2.22182540694797" calcext:value-type="float">
            <text:p>2.22182540694797</text:p>
          </table:table-cell>
          <table:table-cell table:formula="of:=([.L19]-[.AW19])*SIN([.$BN$4])+([.M19]-[.AX19])*COS([.$BN$4]) +[.AX19]" office:value-type="float" office:value="-7.77817459305203" calcext:value-type="float">
            <text:p>-7.77817459305203</text:p>
          </table:table-cell>
          <table:table-cell table:formula="of:=IF(AND([.BN19]&gt;0;[.BO19]&lt;0);1;0)" office:value-type="float" office:value="1" calcext:value-type="float">
            <text:p>1</text:p>
          </table:table-cell>
          <table:table-cell table:formula="of:=IF(AND([.BN19]&gt;2.5;[.BO19]&gt;0);1;0)" office:value-type="float" office:value="0" calcext:value-type="float">
            <text:p>0</text:p>
          </table:table-cell>
          <table:table-cell table:formula="of:=IF([.BP19]=1;ROUND(DEGREES(-ASIN(([.AX19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style-name="ce5" table:formula="of:=(2.5 + 7.5*COS([.C20]/180*PI())+11*SIN(([.D20]-[.C20]+17)/180*PI()))*COS([.B20]/180*PI())" office:value-type="float" office:value="11.0193896108492" calcext:value-type="float">
            <text:p>11.02</text:p>
          </table:table-cell>
          <table:table-cell table:style-name="ce5" table:formula="of:=-7.5*SIN([.C20]/180*PI())-11*COS(([.D20]-[.C20]+17)/180*PI() )" office:value-type="float" office:value="-15.8226531744925" calcext:value-type="float">
            <text:p>-15.82</text:p>
          </table:table-cell>
          <table:table-cell table:style-name="ce38" table:formula="of:=SIN([.B20]/180*PI())*(2.5+7.5*COS([.C20]/180*PI())+11*SIN(([.D20]-[.C2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0]/[.E2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0]*COS(-[.I20]/180*PI()) - [.G20]*SIN(-[.I20]/180*PI()))" office:value-type="float" office:value="11.0193896108492" calcext:value-type="float">
            <text:p>11.02</text:p>
          </table:table-cell>
          <table:table-cell table:style-name="ce17" table:formula="of:=[.F20]" office:value-type="float" office:value="-15.8226531744925" calcext:value-type="float">
            <text:p>-15.82</text:p>
          </table:table-cell>
          <table:table-cell table:style-name="ce5" table:formula="of:=1+(25-20*[.L20]+4*[.L20]*[.L20])/(4*[.M20]*[.M20])" office:value-type="float" office:value="1.28990676023392" calcext:value-type="float">
            <text:p>1.29</text:p>
          </table:table-cell>
          <table:table-cell table:style-name="ce5" table:formula="of:=-5+(10*(-71+[.L20]*[.L20]+[.M20]*[.M20]) -4*((-71+[.L20]*[.L20]+[.M20]*[.M20])*[.L20]))/(4*[.M20]*[.M20])" office:value-type="float" office:value="-15.2353708742667" calcext:value-type="float">
            <text:p>-15.24</text:p>
          </table:table-cell>
          <table:table-cell table:style-name="ce5" table:formula="of:=-50+((-71+[.L20]*[.L20]+[.M20]*[.M20])^2)/(4*[.M20]*[.M20])" office:value-type="float" office:value="40.3418195985294" calcext:value-type="float">
            <text:p>40.34</text:p>
          </table:table-cell>
          <table:table-cell table:style-name="ce31" table:formula="of:=IF([.M20]&lt;0;(-1*[.O20]+SQRT([.O20]*[.O20]-4*[.N20]*[.P20]))/(2*[.N20]);(-1*[.O20]-SQRT([.O20]*[.O20]-4*[.N20]*[.P20]))/(2*[.N20]))" office:value-type="float" office:value="7.80330085889907" calcext:value-type="float">
            <text:p>7.803</text:p>
          </table:table-cell>
          <table:table-cell table:style-name="ce4" table:formula="of:=(-1*[.O20]-SQRT([.O20]*[.O20]-4*[.N20]*[.P20]))/(2*[.N20])" office:value-type="float" office:value="4.00791786167249" calcext:value-type="float">
            <text:p>4.008</text:p>
          </table:table-cell>
          <table:table-cell table:style-name="ce35" table:formula="of:=IF([.M20]&gt;0;-1*((-71+[.L20]*[.L20]+[.M20]*[.M20])-[.Q20]*(-5+2*[.L20]))/(2*[.M20]);((-71+[.L20]*[.L20]+[.M20]*[.M20])-[.Q20]*(-5+2*[.L20]))/(2*[.M20]))" office:value-type="float" office:value="-5.30330085889913" calcext:value-type="float">
            <text:p>-5.30</text:p>
          </table:table-cell>
          <table:table-cell table:style-name="ce17" table:formula="of:= - SQRT(ABS(50 +5*[.Q20]-[.Q20]*[.Q20]))" office:value-type="float" office:value="-5.30330085889915" calcext:value-type="float">
            <text:p>-5.30</text:p>
          </table:table-cell>
          <table:table-cell table:style-name="ce17" table:formula="of:=SQRT(([.Q20]-2.5)^2+[.S20]^2)" office:value-type="float" office:value="7.49999999999999" calcext:value-type="float">
            <text:p>7.50</text:p>
          </table:table-cell>
          <table:table-cell table:style-name="ce17" table:formula="of:=[.Q20]*COS([.I20]/180*PI())" office:value-type="float" office:value="7.80330085889907" calcext:value-type="float">
            <text:p>7.80</text:p>
          </table:table-cell>
          <table:table-cell table:style-name="ce17" table:formula="of:=[.S20]" office:value-type="float" office:value="-5.30330085889913" calcext:value-type="float">
            <text:p>-5.30</text:p>
          </table:table-cell>
          <table:table-cell table:style-name="ce17" table:formula="of:=SQRT(ABS(7.5^2-([.V20]-2.5)^2-[.W20]^2)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0]/7.5))" office:value-type="float" office:value="45.0000000000002" calcext:value-type="float">
            <text:p>45.0</text:p>
          </table:table-cell>
          <table:table-cell table:style-name="ce15"/>
          <table:table-cell table:style-name="ce5" table:formula="of:=DEGREES(ASIN(([.L20]-[.Q20])/11)) +[.AA20]-17" office:value-type="float" office:value="45.0000000000003" calcext:value-type="float">
            <text:p>45.00</text:p>
          </table:table-cell>
          <table:table-cell table:style-name="ce5" table:formula="of:=IF([.M20]&gt;0;DEGREES(ASIN(([.L20]-[.Q20])/11))-17-[.AA20];&quot;&quot;)">
            <text:p/>
          </table:table-cell>
          <table:table-cell table:style-name="ce5" table:formula="of:=[.R20]*COS([.I20]/180*PI())" office:value-type="float" office:value="4.00791786167249" calcext:value-type="float">
            <text:p>4.01</text:p>
          </table:table-cell>
          <table:table-cell table:style-name="ce5" table:formula="of:=[.T20]" office:value-type="float" office:value="-5.30330085889915" calcext:value-type="float">
            <text:p>-5.30</text:p>
          </table:table-cell>
          <table:table-cell table:style-name="ce5" table:formula="of:=SQRT(7.5^2-([.AE20]-2.5)^2-[.AF20]^2)*SIGN([.I20])" office:value-type="float" office:value="0" calcext:value-type="float">
            <text:p>0.00</text:p>
          </table:table-cell>
          <table:table-cell table:style-name="ce15" table:formula="of:=[.I20]" office:value-type="float" office:value="0" calcext:value-type="float">
            <text:p>0.0</text:p>
          </table:table-cell>
          <table:table-cell table:style-name="ce15" table:formula="of:= - DEGREES(ASIN(-[.T20]/7.5))" office:value-type="float" office:value="-45.0000000000004" calcext:value-type="float">
            <text:p>-45.0</text:p>
          </table:table-cell>
          <table:table-cell table:style-name="ce5" table:formula="of:=DEGREES(ASIN(([.L20]-[.R20])/11)+[.AI20]/180*PI())-17" office:value-type="float" office:value="-22.4012988505023" calcext:value-type="float">
            <text:p>-22.40</text:p>
          </table:table-cell>
          <table:table-cell table:style-name="ce17" table:formula="of:=SQRT(([.E20]-2.5)^2+[.F20]^2+[.G20]^2)" office:value-type="float" office:value="17.970429956507" calcext:value-type="float">
            <text:p>17.97</text:p>
          </table:table-cell>
          <table:table-cell table:style-name="ce17" table:formula="of:=SQRT(([.V20]-2.5)^2+([.W20])^2 +[.X20]^2)" office:value-type="float" office:value="7.49999999999999" calcext:value-type="float">
            <text:p>7.50</text:p>
          </table:table-cell>
          <table:table-cell table:style-name="ce17" table:formula="of:=(-1*[.O20]+SQRT([.O20]*[.O20]-4*[.N20]*[.P20]))/(2*[.N20])" office:value-type="float" office:value="7.80330085889907" calcext:value-type="float">
            <text:p>7.80</text:p>
          </table:table-cell>
          <table:table-cell table:style-name="ce17" table:formula="of:=(-1*[.O20]-SQRT([.O20]*[.O20]-4*[.N20]*[.P20]))/(2*[.N20])" office:value-type="float" office:value="4.0079178616725" calcext:value-type="float">
            <text:p>4.01</text:p>
          </table:table-cell>
          <table:table-cell table:style-name="ce17" table:formula="of:=((-71+[.L20]*[.L20]+[.M20]*[.M20])-[.AM20]*(-5+2*[.L20]))/(2*[.M20])" office:value-type="float" office:value="-5.30330085889913" calcext:value-type="float">
            <text:p>-5.30</text:p>
          </table:table-cell>
          <table:table-cell table:style-name="ce17" table:formula="of:=((-71+[.L20]*[.L20]+[.M20]*[.M20])-[.AN20]*(-5+2*[.L20]))/(2*[.M20])" office:value-type="float" office:value="-7.34684855720117" calcext:value-type="float">
            <text:p>-7.35</text:p>
          </table:table-cell>
          <table:table-cell table:style-name="ce96" table:formula="of:=[.AM20]" office:value-type="float" office:value="7.80330085889907" calcext:value-type="float">
            <text:p>7.80</text:p>
          </table:table-cell>
          <table:table-cell table:style-name="ce96" table:formula="of:=[.AO20]" office:value-type="float" office:value="-5.30330085889913" calcext:value-type="float">
            <text:p>-5.30</text:p>
          </table:table-cell>
          <table:table-cell table:style-name="ce97" table:formula="of:=SQRT(([.AQ20]-2.5)^2+[.AR20]^2)" office:value-type="float" office:value="7.49999999999999" calcext:value-type="float">
            <text:p>7.5</text:p>
          </table:table-cell>
          <table:table-cell table:style-name="ce96" table:formula="of:=(-1*[.O20]-SQRT([.O20]*[.O20]-4*[.N20]*[.P20]))/(2*[.N20])" office:value-type="float" office:value="4.0079178616725" calcext:value-type="float">
            <text:p>4.01</text:p>
          </table:table-cell>
          <table:table-cell table:style-name="ce96" table:formula="of:=((-71+[.L20]*[.L20]+[.M20]*[.M20])-[.AT20]*(-5+2*[.L20]))/(2*[.M20])" office:value-type="float" office:value="-7.34684855720117" calcext:value-type="float">
            <text:p>-7.35</text:p>
          </table:table-cell>
          <table:table-cell table:formula="of:=SQRT(([.AT20]-2.5)^2+[.AU20]^2)" office:value-type="float" office:value="7.49999999999999" calcext:value-type="float">
            <text:p>7.49999999999999</text:p>
          </table:table-cell>
          <table:table-cell table:style-name="ce99" table:formula="of:=IF([.AR20]&gt;[.AU20];[.AQ20];[.AT20])" office:value-type="float" office:value="7.80330085889907" calcext:value-type="float">
            <text:p>7.80</text:p>
          </table:table-cell>
          <table:table-cell table:style-name="ce99" table:formula="of:=IF([.AR20]&gt;[.AU20];[.AR20];[.AU20])" office:value-type="float" office:value="-5.30330085889913" calcext:value-type="float">
            <text:p>-5.30</text:p>
          </table:table-cell>
          <table:table-cell table:style-name="ce17" table:formula="of:=DEGREES(ASIN(-[.AX20]/7.5))" office:value-type="float" office:value="45.0000000000003" calcext:value-type="float">
            <text:p>45.00</text:p>
          </table:table-cell>
          <table:table-cell table:style-name="ce17" table:formula="of:=DEGREES( ASIN( ([.L20]-[.AQ20])/11)) +[.AY20]-17" office:value-type="float" office:value="45.0000000000004" calcext:value-type="float">
            <text:p>45.00</text:p>
          </table:table-cell>
          <table:table-cell table:style-name="ce100" table:formula="of:=[.C20]" office:value-type="float" office:value="45" calcext:value-type="float">
            <text:p>45</text:p>
          </table:table-cell>
          <table:table-cell table:style-name="ce100" table:formula="of:=[.D20]" office:value-type="float" office:value="45" calcext:value-type="float">
            <text:p>45</text:p>
          </table:table-cell>
          <table:table-cell table:style-name="ce17" table:formula="of:=DEGREES(ASIN(-[.AU20]/7.5))" office:value-type="float" office:value="78.4012988505016" calcext:value-type="float">
            <text:p>78.40</text:p>
          </table:table-cell>
          <table:table-cell table:style-name="ce17" table:formula="of:=DEGREES( ASIN( ([.L20]-[.AT20])/11)) +[.BC20]-17" office:value-type="float" office:value="101" calcext:value-type="float">
            <text:p>101.00</text:p>
          </table:table-cell>
          <table:table-cell/>
          <table:table-cell table:formula="of:=IF(AND(ROUND([.AR20];5)&lt;0;ROUND([.AU20];5)&gt;0;[.AU20]&gt;-[.AR20]);1;0)" office:value-type="float" office:value="0" calcext:value-type="float">
            <text:p>0</text:p>
          </table:table-cell>
          <table:table-cell table:style-name="ce108"/>
          <table:table-cell table:formula="of:=IF(AND([.L20]&gt;2.5;[.M20]&lt;0);1;0)" office:value-type="float" office:value="1" calcext:value-type="float">
            <text:p>1</text:p>
          </table:table-cell>
          <table:table-cell table:formula="of:=IF([.BH20]=1;ROUND(DEGREES(-ASIN(([.AR20])/7.5));4);0)" office:value-type="float" office:value="45" calcext:value-type="float">
            <text:p>45</text:p>
          </table:table-cell>
          <table:table-cell table:formula="of:=IF([.BH20]=1;ROUND(DEGREES(ASIN(([.L20]-[.Q20])/11))+[.BI20]-17;0))" office:value-type="float" office:value="45" calcext:value-type="float">
            <text:p>45</text:p>
          </table:table-cell>
          <table:table-cell table:formula="of:=IF(AND([.L20]&gt;2.5;[.M20]&gt;0);1;0)" office:value-type="float" office:value="0" calcext:value-type="float">
            <text:p>0</text:p>
          </table:table-cell>
          <table:table-cell table:formula="of:=IF([.BK20]=1;ROUND(DEGREES(-ASIN(([.AU20])/7.5));4);0)" office:value-type="float" office:value="0" calcext:value-type="float">
            <text:p>0</text:p>
          </table:table-cell>
          <table:table-cell/>
          <table:table-cell table:formula="of:=([.L20]-[.AW20])*COS(-[.$BN$4])-([.M20]-[.AX20])*SIN([.$BN$4])+[.AW20]" office:value-type="float" office:value="7.8033008588991" calcext:value-type="float">
            <text:p>7.8033008588991</text:p>
          </table:table-cell>
          <table:table-cell table:formula="of:=([.L20]-[.AW20])*SIN([.$BN$4])+([.M20]-[.AX20])*COS([.$BN$4]) +[.AX20]" office:value-type="float" office:value="-16.3033008588991" calcext:value-type="float">
            <text:p>-16.3033008588991</text:p>
          </table:table-cell>
          <table:table-cell table:formula="of:=IF(AND([.BN20]&gt;0;[.BO20]&lt;0);1;0)" office:value-type="float" office:value="1" calcext:value-type="float">
            <text:p>1</text:p>
          </table:table-cell>
          <table:table-cell table:formula="of:=IF(AND([.BN20]&gt;2.5;[.BO20]&gt;0);1;0)" office:value-type="float" office:value="0" calcext:value-type="float">
            <text:p>0</text:p>
          </table:table-cell>
          <table:table-cell table:formula="of:=IF([.BP20]=1;ROUND(DEGREES(-ASIN(([.AX20])/7.5));4);0)" office:value-type="float" office:value="45" calcext:value-type="float">
            <text:p>45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-45" calcext:value-type="float">
            <text:p>-45</text:p>
          </table:table-cell>
          <table:table-cell table:style-name="ce5" table:formula="of:=(2.5 + 7.5*COS([.C21]/180*PI())+11*SIN(([.D21]-[.C21]+17)/180*PI()))*COS([.B21]/180*PI())" office:value-type="float" office:value="-2.71605145669428" calcext:value-type="float">
            <text:p>-2.72</text:p>
          </table:table-cell>
          <table:table-cell table:style-name="ce5" table:formula="of:=-7.5*SIN([.C21]/180*PI())-11*COS(([.D21]-[.C21]+17)/180*PI() )" office:value-type="float" office:value="-8.51938961084921" calcext:value-type="float">
            <text:p>-8.52</text:p>
          </table:table-cell>
          <table:table-cell table:style-name="ce38" table:formula="of:=SIN([.B21]/180*PI())*(2.5+7.5*COS([.C21]/180*PI())+11*SIN(([.D21]-[.C21]+17)/180*PI()))" office:value-type="float" office:value="-0" calcext:value-type="float">
            <text:p>0.00</text:p>
          </table:table-cell>
          <table:table-cell table:style-name="ce29"/>
          <table:table-cell table:style-name="ce5" table:formula="of:=ATAN([.G21]/[.E21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1]*COS(-[.I21]/180*PI()) - [.G21]*SIN(-[.I21]/180*PI()))" office:value-type="float" office:value="-2.71605145669428" calcext:value-type="float">
            <text:p>-2.72</text:p>
          </table:table-cell>
          <table:table-cell table:style-name="ce17" table:formula="of:=[.F21]" office:value-type="float" office:value="-8.51938961084921" calcext:value-type="float">
            <text:p>-8.52</text:p>
          </table:table-cell>
          <table:table-cell table:style-name="ce5" table:formula="of:=1+(25-20*[.L21]+4*[.L21]*[.L21])/(4*[.M21]*[.M21])" office:value-type="float" office:value="1.37485799181244" calcext:value-type="float">
            <text:p>1.37</text:p>
          </table:table-cell>
          <table:table-cell table:style-name="ce5" table:formula="of:=-5+(10*(-71+[.L21]*[.L21]+[.M21]*[.M21]) -4*((-71+[.L21]*[.L21]+[.M21]*[.M21])*[.L21]))/(4*[.M21]*[.M21])" office:value-type="float" office:value="-4.35629879399925" calcext:value-type="float">
            <text:p>-4.36</text:p>
          </table:table-cell>
          <table:table-cell table:style-name="ce5" table:formula="of:=-50+((-71+[.L21]*[.L21]+[.M21]*[.M21])^2)/(4*[.M21]*[.M21])" office:value-type="float" office:value="-49.7236611919334" calcext:value-type="float">
            <text:p>-49.72</text:p>
          </table:table-cell>
          <table:table-cell table:style-name="ce31" table:formula="of:=IF([.M21]&lt;0;(-1*[.O21]+SQRT([.O21]*[.O21]-4*[.N21]*[.P21]))/(2*[.N21]);(-1*[.O21]-SQRT([.O21]*[.O21]-4*[.N21]*[.P21]))/(2*[.N21]))" office:value-type="float" office:value="7.80330085889912" calcext:value-type="float">
            <text:p>7.803</text:p>
          </table:table-cell>
          <table:table-cell table:style-name="ce4" table:formula="of:=(-1*[.O21]-SQRT([.O21]*[.O21]-4*[.N21]*[.P21]))/(2*[.N21])" office:value-type="float" office:value="-4.63475631106807" calcext:value-type="float">
            <text:p>-4.635</text:p>
          </table:table-cell>
          <table:table-cell table:style-name="ce35" table:formula="of:=IF([.M21]&gt;0;-1*((-71+[.L21]*[.L21]+[.M21]*[.M21])-[.Q21]*(-5+2*[.L21]))/(2*[.M21]);((-71+[.L21]*[.L21]+[.M21]*[.M21])-[.Q21]*(-5+2*[.L21]))/(2*[.M21]))" office:value-type="float" office:value="-5.30330085889911" calcext:value-type="float">
            <text:p>-5.30</text:p>
          </table:table-cell>
          <table:table-cell table:style-name="ce17" table:formula="of:= - SQRT(ABS(50 +5*[.Q21]-[.Q21]*[.Q21]))" office:value-type="float" office:value="-5.30330085889909" calcext:value-type="float">
            <text:p>-5.30</text:p>
          </table:table-cell>
          <table:table-cell table:style-name="ce17" table:formula="of:=SQRT(([.Q21]-2.5)^2+[.S21]^2)" office:value-type="float" office:value="7.50000000000001" calcext:value-type="float">
            <text:p>7.50</text:p>
          </table:table-cell>
          <table:table-cell table:style-name="ce17" table:formula="of:=[.Q21]*COS([.I21]/180*PI())" office:value-type="float" office:value="7.80330085889912" calcext:value-type="float">
            <text:p>7.80</text:p>
          </table:table-cell>
          <table:table-cell table:style-name="ce17" table:formula="of:=[.S21]" office:value-type="float" office:value="-5.30330085889911" calcext:value-type="float">
            <text:p>-5.30</text:p>
          </table:table-cell>
          <table:table-cell table:style-name="ce17" table:formula="of:=SQRT(ABS(7.5^2-([.V21]-2.5)^2-[.W21]^2))*SIGN([.I21])" office:value-type="float" office:value="0" calcext:value-type="float">
            <text:p>0.00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1]/7.5))" office:value-type="float" office:value="45" calcext:value-type="float">
            <text:p>45.0</text:p>
          </table:table-cell>
          <table:table-cell table:style-name="ce15"/>
          <table:table-cell table:style-name="ce5" table:formula="of:=DEGREES(ASIN(([.L21]-[.Q21])/11)) +[.AA21]-17" office:value-type="float" office:value="-45.0000000000002" calcext:value-type="float">
            <text:p>-45.00</text:p>
          </table:table-cell>
          <table:table-cell table:style-name="ce5" table:formula="of:=IF([.M21]&gt;0;DEGREES(ASIN(([.L21]-[.Q21])/11))-17-[.AA21];&quot;&quot;)">
            <text:p/>
          </table:table-cell>
          <table:table-cell table:style-name="ce5" table:formula="of:=[.R21]*COS([.I21]/180*PI())" office:value-type="float" office:value="-4.63475631106807" calcext:value-type="float">
            <text:p>-4.63</text:p>
          </table:table-cell>
          <table:table-cell table:style-name="ce5" table:formula="of:=[.T21]" office:value-type="float" office:value="-5.30330085889909" calcext:value-type="float">
            <text:p>-5.30</text:p>
          </table:table-cell>
          <table:table-cell table:style-name="ce5" table:formula="of:=SQRT(7.5^2-([.AE21]-2.5)^2-[.AF21]^2)*SIGN([.I21])" office:value-type="string" office:string-value="" calcext:value-type="error">
            <text:p>Err:502</text:p>
          </table:table-cell>
          <table:table-cell table:style-name="ce15" table:formula="of:=[.I21]" office:value-type="float" office:value="0" calcext:value-type="float">
            <text:p>0.0</text:p>
          </table:table-cell>
          <table:table-cell table:style-name="ce15" table:formula="of:= - DEGREES(ASIN(-[.T21]/7.5))" office:value-type="float" office:value="-44.9999999999999" calcext:value-type="float">
            <text:p>-45.0</text:p>
          </table:table-cell>
          <table:table-cell table:style-name="ce5" table:formula="of:=DEGREES(ASIN(([.L21]-[.R21])/11)+[.AI21]/180*PI())-17" office:value-type="float" office:value="-51.9546436695448" calcext:value-type="float">
            <text:p>-51.95</text:p>
          </table:table-cell>
          <table:table-cell table:style-name="ce17" table:formula="of:=SQRT(([.E21]-2.5)^2+[.F21]^2+[.G21]^2)" office:value-type="float" office:value="9.98935394008682" calcext:value-type="float">
            <text:p>9.99</text:p>
          </table:table-cell>
          <table:table-cell table:style-name="ce17" table:formula="of:=SQRT(([.V21]-2.5)^2+([.W21])^2 +[.X21]^2)" office:value-type="float" office:value="7.50000000000001" calcext:value-type="float">
            <text:p>7.50</text:p>
          </table:table-cell>
          <table:table-cell table:style-name="ce17" table:formula="of:=(-1*[.O21]+SQRT([.O21]*[.O21]-4*[.N21]*[.P21]))/(2*[.N21])" office:value-type="float" office:value="7.80330085889912" calcext:value-type="float">
            <text:p>7.80</text:p>
          </table:table-cell>
          <table:table-cell table:style-name="ce17" table:formula="of:=(-1*[.O21]-SQRT([.O21]*[.O21]-4*[.N21]*[.P21]))/(2*[.N21])" office:value-type="float" office:value="-4.63475631106807" calcext:value-type="float">
            <text:p>-4.63</text:p>
          </table:table-cell>
          <table:table-cell table:style-name="ce17" table:formula="of:=((-71+[.L21]*[.L21]+[.M21]*[.M21])-[.AM21]*(-5+2*[.L21]))/(2*[.M21])" office:value-type="float" office:value="-5.30330085889911" calcext:value-type="float">
            <text:p>-5.30</text:p>
          </table:table-cell>
          <table:table-cell table:style-name="ce17" table:formula="of:=((-71+[.L21]*[.L21]+[.M21]*[.M21])-[.AN21]*(-5+2*[.L21]))/(2*[.M21])" office:value-type="float" office:value="2.31198018626337" calcext:value-type="float">
            <text:p>2.31</text:p>
          </table:table-cell>
          <table:table-cell table:style-name="ce96" table:formula="of:=[.AM21]" office:value-type="float" office:value="7.80330085889912" calcext:value-type="float">
            <text:p>7.80</text:p>
          </table:table-cell>
          <table:table-cell table:style-name="ce96" table:formula="of:=[.AO21]" office:value-type="float" office:value="-5.30330085889911" calcext:value-type="float">
            <text:p>-5.30</text:p>
          </table:table-cell>
          <table:table-cell table:style-name="ce97" table:formula="of:=SQRT(([.AQ21]-2.5)^2+[.AR21]^2)" office:value-type="float" office:value="7.50000000000001" calcext:value-type="float">
            <text:p>7.5</text:p>
          </table:table-cell>
          <table:table-cell table:style-name="ce96" table:formula="of:=(-1*[.O21]-SQRT([.O21]*[.O21]-4*[.N21]*[.P21]))/(2*[.N21])" office:value-type="float" office:value="-4.63475631106807" calcext:value-type="float">
            <text:p>-4.63</text:p>
          </table:table-cell>
          <table:table-cell table:style-name="ce96" table:formula="of:=((-71+[.L21]*[.L21]+[.M21]*[.M21])-[.AT21]*(-5+2*[.L21]))/(2*[.M21])" office:value-type="float" office:value="2.31198018626337" calcext:value-type="float">
            <text:p>2.31</text:p>
          </table:table-cell>
          <table:table-cell table:formula="of:=SQRT(([.AT21]-2.5)^2+[.AU21]^2)" office:value-type="float" office:value="7.5" calcext:value-type="float">
            <text:p>7.5</text:p>
          </table:table-cell>
          <table:table-cell table:style-name="ce103" table:formula="of:=IF([.AR21]&gt;[.AU21];[.AQ21];[.AT21])" office:value-type="float" office:value="-4.63475631106807" calcext:value-type="float">
            <text:p>-4.63</text:p>
          </table:table-cell>
          <table:table-cell table:style-name="ce103" table:formula="of:=IF([.AR21]&gt;[.AU21];[.AR21];[.AU21])" office:value-type="float" office:value="2.31198018626337" calcext:value-type="float">
            <text:p>2.31</text:p>
          </table:table-cell>
          <table:table-cell table:style-name="ce104" table:formula="of:=DEGREES(ASIN(-[.AR21]/7.5))" office:value-type="float" office:value="45" calcext:value-type="float">
            <text:p>45.00</text:p>
          </table:table-cell>
          <table:table-cell table:style-name="ce17" table:formula="of:=DEGREES( ASIN( ([.L21]-[.AQ21])/11)) +[.AY21]-17" office:value-type="float" office:value="-45.0000000000001" calcext:value-type="float">
            <text:p>-45.00</text:p>
          </table:table-cell>
          <table:table-cell table:style-name="ce100" table:formula="of:=[.C21]" office:value-type="float" office:value="45" calcext:value-type="float">
            <text:p>45</text:p>
          </table:table-cell>
          <table:table-cell table:style-name="ce100" table:formula="of:=[.D21]" office:value-type="float" office:value="-45" calcext:value-type="float">
            <text:p>-45</text:p>
          </table:table-cell>
          <table:table-cell table:style-name="ce17" table:formula="of:=DEGREES(ASIN(-[.AU21]/7.5))" office:value-type="float" office:value="-17.9546436695449" calcext:value-type="float">
            <text:p>-17.95</text:p>
          </table:table-cell>
          <table:table-cell table:style-name="ce17" table:formula="of:=DEGREES( ASIN( ([.L21]-[.AT21])/11)) +[.BC21]-17" office:value-type="float" office:value="-24.9092873390898" calcext:value-type="float">
            <text:p>-24.91</text:p>
          </table:table-cell>
          <table:table-cell/>
          <table:table-cell table:formula="of:=IF(AND(ROUND([.AR21];5)&lt;0;ROUND([.AU21];5)&gt;0;[.AU21]&gt;-[.AR21]);1;0)" office:value-type="float" office:value="0" calcext:value-type="float">
            <text:p>0</text:p>
          </table:table-cell>
          <table:table-cell table:style-name="ce108"/>
          <table:table-cell table:formula="of:=IF(AND([.L21]&gt;2.5;[.M21]&lt;0);1;0)" office:value-type="float" office:value="0" calcext:value-type="float">
            <text:p>0</text:p>
          </table:table-cell>
          <table:table-cell table:formula="of:=IF([.BH21]=1;ROUND(DEGREES(-ASIN(([.AR21])/7.5));4);0)" office:value-type="float" office:value="0" calcext:value-type="float">
            <text:p>0</text:p>
          </table:table-cell>
          <table:table-cell table:style-name="ce118" table:formula="of:=IF([.BH21]=1;ROUND(DEGREES(ASIN(([.L21]-[.Q21])/11))+[.BI21]-17;0))" office:value-type="boolean" office:boolean-value="false" calcext:value-type="boolean">
            <text:p>FALSE</text:p>
          </table:table-cell>
          <table:table-cell table:formula="of:=IF(AND([.L21]&gt;2.5;[.M21]&gt;0);1;0)" office:value-type="float" office:value="0" calcext:value-type="float">
            <text:p>0</text:p>
          </table:table-cell>
          <table:table-cell table:formula="of:=IF([.BK21]=1;ROUND(DEGREES(-ASIN(([.AU21])/7.5));4);0)" office:value-type="float" office:value="0" calcext:value-type="float">
            <text:p>0</text:p>
          </table:table-cell>
          <table:table-cell/>
          <table:table-cell table:style-name="ce110" table:formula="of:=([.L21]-[.AW21])*COS(-[.$BN$4])-([.M21]-[.AX21])*SIN([.$BN$4])+[.AW21]" office:value-type="float" office:value="-5.96667578560522" calcext:value-type="float">
            <text:p>-5.96667578560522</text:p>
          </table:table-cell>
          <table:table-cell table:style-name="ce110" table:formula="of:=([.L21]-[.AW21])*SIN([.$BN$4])+([.M21]-[.AX21])*COS([.$BN$4]) +[.AX21]" office:value-type="float" office:value="-8.60708527344282" calcext:value-type="float">
            <text:p>-8.60708527344282</text:p>
          </table:table-cell>
          <table:table-cell table:formula="of:=IF(AND([.BN21]&gt;0;[.BO21]&lt;0);1;0)" office:value-type="float" office:value="0" calcext:value-type="float">
            <text:p>0</text:p>
          </table:table-cell>
          <table:table-cell table:formula="of:=IF(AND([.BN21]&gt;2.5;[.BO21]&gt;0);1;0)" office:value-type="float" office:value="0" calcext:value-type="float">
            <text:p>0</text:p>
          </table:table-cell>
          <table:table-cell table:formula="of:=IF([.BP21]=1;ROUND(DEGREES(-ASIN(([.AX21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22" office:value-type="float" office:value="2" calcext:value-type="float">
            <text:p>2</text:p>
          </table:table-cell>
          <table:table-cell table:style-name="ce5" table:formula="of:=(2.5 + 7.5*COS([.C22]/180*PI())+11*SIN(([.D22]-[.C22]+17)/180*PI()))*COS([.B22]/180*PI())" office:value-type="float" office:value="17.6900353681899" calcext:value-type="float">
            <text:p>17.69</text:p>
          </table:table-cell>
          <table:table-cell table:style-name="ce24" table:formula="of:=-7.5*SIN([.C22]/180*PI())-11*COS(([.D22]-[.C22]+17)/180*PI() )" office:value-type="float" office:value="0.481218244219255" calcext:value-type="float">
            <text:p>0.48</text:p>
          </table:table-cell>
          <table:table-cell table:style-name="ce38" table:formula="of:=SIN([.B22]/180*PI())*(2.5+7.5*COS([.C22]/180*PI())+11*SIN(([.D22]-[.C22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2]/[.E22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2]*COS(-[.I22]/180*PI()) - [.G22]*SIN(-[.I22]/180*PI()))" office:value-type="float" office:value="17.6900353681899" calcext:value-type="float">
            <text:p>17.69</text:p>
          </table:table-cell>
          <table:table-cell table:style-name="ce17" table:formula="of:=[.F22]" office:value-type="float" office:value="0.481218244219255" calcext:value-type="float">
            <text:p>0.48</text:p>
          </table:table-cell>
          <table:table-cell table:style-name="ce45" table:formula="of:=1+(25-20*[.L22]+4*[.L22]*[.L22])/(4*[.M22]*[.M22])" office:value-type="float" office:value="997.399272414284" calcext:value-type="float">
            <text:p>997.40</text:p>
          </table:table-cell>
          <table:table-cell table:style-name="ce45" table:formula="of:=-5+(10*(-71+[.L22]*[.L22]+[.M22]*[.M22]) -4*((-71+[.L22]*[.L22]+[.M22]*[.M22])*[.L22]))/(4*[.M22]*[.M22])" office:value-type="float" office:value="-15890.2123881598" calcext:value-type="float">
            <text:p>-15890.21</text:p>
          </table:table-cell>
          <table:table-cell table:style-name="ce45" table:formula="of:=-50+((-71+[.L22]*[.L22]+[.M22]*[.M22])^2)/(4*[.M22]*[.M22])" office:value-type="float" office:value="63262.9658970758" calcext:value-type="float">
            <text:p>63262.97</text:p>
          </table:table-cell>
          <table:table-cell table:style-name="ce31" table:formula="of:=IF([.M22]&lt;0;(-1*[.O22]+SQRT([.O22]*[.O22]-4*[.N22]*[.P22]))/(2*[.N22]);(-1*[.O22]-SQRT([.O22]*[.O22]-4*[.N22]*[.P22]))/(2*[.N22]))" office:value-type="float" office:value="7.80330085890007" calcext:value-type="float">
            <text:p>7.803</text:p>
          </table:table-cell>
          <table:table-cell table:style-name="ce31" table:formula="of:=(-1*[.O22]-SQRT([.O22]*[.O22]-4*[.N22]*[.P22]))/(2*[.N22])" office:value-type="float" office:value="7.80330085889908" calcext:value-type="float">
            <text:p>7.803</text:p>
          </table:table-cell>
          <table:table-cell table:style-name="ce35" table:formula="of:=IF([.M22]&gt;0;-1*((-71+[.L22]*[.L22]+[.M22]*[.M22])-[.Q22]*(-5+2*[.L22]))/(2*[.M22]);((-71+[.L22]*[.L22]+[.M22]*[.M22])-[.Q22]*(-5+2*[.L22]))/(2*[.M22]))" office:value-type="float" office:value="-5.30330085886768" calcext:value-type="float">
            <text:p>-5.30</text:p>
          </table:table-cell>
          <table:table-cell table:style-name="ce17" table:formula="of:= - SQRT(ABS(50 +5*[.Q22]-[.Q22]*[.Q22]))" office:value-type="float" office:value="-5.30330085889814" calcext:value-type="float">
            <text:p>-5.30</text:p>
          </table:table-cell>
          <table:table-cell table:style-name="ce17" table:formula="of:=SQRT(([.Q22]-2.5)^2+[.S22]^2)" office:value-type="float" office:value="7.49999999997846" calcext:value-type="float">
            <text:p>7.50</text:p>
          </table:table-cell>
          <table:table-cell table:style-name="ce17" table:formula="of:=[.Q22]*COS([.I22]/180*PI())" office:value-type="float" office:value="7.80330085890007" calcext:value-type="float">
            <text:p>7.80</text:p>
          </table:table-cell>
          <table:table-cell table:style-name="ce17" table:formula="of:=[.S22]" office:value-type="float" office:value="-5.30330085886768" calcext:value-type="float">
            <text:p>-5.30</text:p>
          </table:table-cell>
          <table:table-cell table:style-name="ce17" table:formula="of:=SQRT(ABS(7.5^2-([.V22]-2.5)^2-[.W22]^2)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2]/7.5))" office:value-type="float" office:value="44.9999999996604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76" table:formula="of:=DEGREES(ASIN(([.L22]-[.Q22])/11)) +[.AA22]-17" office:value-type="float" office:value="91.9999999996484" calcext:value-type="float">
            <text:p>92.00</text:p>
          </table:table-cell>
          <table:table-cell table:style-name="ce5" table:formula="of:=IF([.M22]&gt;0;DEGREES(ASIN(([.L22]-[.Q22])/11))-17-[.AA22];&quot;&quot;)" office:value-type="float" office:value="2.00000000032757" calcext:value-type="float">
            <text:p>2.00</text:p>
          </table:table-cell>
          <table:table-cell table:style-name="ce5" table:formula="of:=[.R22]*COS([.I22]/180*PI())" office:value-type="float" office:value="7.80330085889908" calcext:value-type="float">
            <text:p>7.80</text:p>
          </table:table-cell>
          <table:table-cell table:style-name="ce5" table:formula="of:=[.T22]" office:value-type="float" office:value="-5.30330085889814" calcext:value-type="float">
            <text:p>-5.30</text:p>
          </table:table-cell>
          <table:table-cell table:style-name="ce5" table:formula="of:=SQRT(7.5^2-([.AE22]-2.5)^2-[.AF22]^2)*SIGN([.I22])" office:value-type="float" office:value="0" calcext:value-type="float">
            <text:p>0.00</text:p>
          </table:table-cell>
          <table:table-cell table:style-name="ce15" table:formula="of:=[.I22]" office:value-type="float" office:value="0" calcext:value-type="float">
            <text:p>0.0</text:p>
          </table:table-cell>
          <table:table-cell table:style-name="ce15" table:formula="of:= - DEGREES(ASIN(-[.T22]/7.5))" office:value-type="float" office:value="-44.9999999999896" calcext:value-type="float">
            <text:p>-45.0</text:p>
          </table:table-cell>
          <table:table-cell table:style-name="ce5" table:formula="of:=DEGREES(ASIN(([.L22]-[.R22])/11)+[.AI22]/180*PI())-17" office:value-type="float" office:value="2.00000000001026" calcext:value-type="float">
            <text:p>2.00</text:p>
          </table:table-cell>
          <table:table-cell table:style-name="ce17" table:formula="of:=SQRT(([.E22]-2.5)^2+[.F22]^2+[.G22]^2)" office:value-type="float" office:value="15.1976559207474" calcext:value-type="float">
            <text:p>15.20</text:p>
          </table:table-cell>
          <table:table-cell table:style-name="ce17" table:formula="of:=SQRT(([.V22]-2.5)^2+([.W22])^2 +[.X22]^2)" office:value-type="float" office:value="7.49999999997846" calcext:value-type="float">
            <text:p>7.50</text:p>
          </table:table-cell>
          <table:table-cell table:style-name="ce17" table:formula="of:=(-1*[.O22]+SQRT([.O22]*[.O22]-4*[.N22]*[.P22]))/(2*[.N22])" office:value-type="float" office:value="8.12834540117417" calcext:value-type="float">
            <text:p>8.13</text:p>
          </table:table-cell>
          <table:table-cell table:style-name="ce17" table:formula="of:=(-1*[.O22]-SQRT([.O22]*[.O22]-4*[.N22]*[.P22]))/(2*[.N22])" office:value-type="float" office:value="7.80330085890007" calcext:value-type="float">
            <text:p>7.80</text:p>
          </table:table-cell>
          <table:table-cell table:style-name="ce17" table:formula="of:=((-71+[.L22]*[.L22]+[.M22]*[.M22])-[.AM22]*(-5+2*[.L22]))/(2*[.M22])" office:value-type="float" office:value="-4.95698779953784" calcext:value-type="float">
            <text:p>-4.96</text:p>
          </table:table-cell>
          <table:table-cell table:style-name="ce17" table:formula="of:=((-71+[.L22]*[.L22]+[.M22]*[.M22])-[.AN22]*(-5+2*[.L22]))/(2*[.M22])" office:value-type="float" office:value="5.30330085886768" calcext:value-type="float">
            <text:p>5.30</text:p>
          </table:table-cell>
          <table:table-cell table:style-name="ce96" table:formula="of:=[.AM22]" office:value-type="float" office:value="8.12834540117417" calcext:value-type="float">
            <text:p>8.13</text:p>
          </table:table-cell>
          <table:table-cell table:style-name="ce96" table:formula="of:=[.AO22]" office:value-type="float" office:value="-4.95698779953784" calcext:value-type="float">
            <text:p>-4.96</text:p>
          </table:table-cell>
          <table:table-cell table:style-name="ce97" table:formula="of:=SQRT(([.AQ22]-2.5)^2+[.AR22]^2)" office:value-type="float" office:value="7.49999999997903" calcext:value-type="float">
            <text:p>7.5</text:p>
          </table:table-cell>
          <table:table-cell table:style-name="ce96" table:formula="of:=(-1*[.O22]-SQRT([.O22]*[.O22]-4*[.N22]*[.P22]))/(2*[.N22])" office:value-type="float" office:value="7.80330085890007" calcext:value-type="float">
            <text:p>7.80</text:p>
          </table:table-cell>
          <table:table-cell table:style-name="ce96" table:formula="of:=((-71+[.L22]*[.L22]+[.M22]*[.M22])-[.AT22]*(-5+2*[.L22]))/(2*[.M22])" office:value-type="float" office:value="5.30330085886768" calcext:value-type="float">
            <text:p>5.30</text:p>
          </table:table-cell>
          <table:table-cell table:formula="of:=SQRT(([.AT22]-2.5)^2+[.AU22]^2)" office:value-type="float" office:value="7.49999999997846" calcext:value-type="float">
            <text:p>7.49999999997846</text:p>
          </table:table-cell>
          <table:table-cell table:style-name="ce103" table:formula="of:=IF([.AR22]&gt;[.AU22];[.AQ22];[.AT22])" office:value-type="float" office:value="7.80330085890007" calcext:value-type="float">
            <text:p>7.80</text:p>
          </table:table-cell>
          <table:table-cell table:style-name="ce103" table:formula="of:=IF([.AR22]&gt;[.AU22];[.AR22];[.AU22])" office:value-type="float" office:value="5.30330085886768" calcext:value-type="float">
            <text:p>5.30</text:p>
          </table:table-cell>
          <table:table-cell table:style-name="ce17" table:formula="of:=DEGREES(ASIN(-[.AX22]/7.5))" office:value-type="float" office:value="-44.9999999996605" calcext:value-type="float">
            <text:p>-45.00</text:p>
          </table:table-cell>
          <table:table-cell table:style-name="ce17" table:formula="of:=DEGREES( ASIN( ([.L22]-[.AQ22])/11)) +[.AY22]-17" office:value-type="float" office:value="-1.6290312029094" calcext:value-type="float">
            <text:p>-1.63</text:p>
          </table:table-cell>
          <table:table-cell table:style-name="ce100" table:formula="of:=[.C22]" office:value-type="float" office:value="-45" calcext:value-type="float">
            <text:p>-45</text:p>
          </table:table-cell>
          <table:table-cell table:style-name="ce100" table:formula="of:=[.D22]" office:value-type="float" office:value="2" calcext:value-type="float">
            <text:p>2</text:p>
          </table:table-cell>
          <table:table-cell table:style-name="ce101" table:formula="of:=DEGREES(ASIN(-[.AU22]/7.5))" office:value-type="float" office:value="-44.9999999996604" calcext:value-type="float">
            <text:p>-45.00</text:p>
          </table:table-cell>
          <table:table-cell table:style-name="ce17" table:formula="of:=DEGREES( ASIN( ([.L22]-[.AT22])/11)) +[.BC22]-17" office:value-type="float" office:value="2.00000000032763" calcext:value-type="float">
            <text:p>2.00</text:p>
          </table:table-cell>
          <table:table-cell table:style-name="ce102"/>
          <table:table-cell table:formula="of:=IF(AND(ROUND([.AR22];5)&lt;0;ROUND([.AU22];5)&gt;0;[.AU22]&gt;-[.AR22]);1;0)" office:value-type="float" office:value="1" calcext:value-type="float">
            <text:p>1</text:p>
          </table:table-cell>
          <table:table-cell table:style-name="ce108"/>
          <table:table-cell table:formula="of:=IF(AND([.L22]&gt;2.5;[.M22]&lt;0);1;0)" office:value-type="float" office:value="0" calcext:value-type="float">
            <text:p>0</text:p>
          </table:table-cell>
          <table:table-cell table:formula="of:=IF([.BH22]=1;ROUND(DEGREES(-ASIN(([.AR22])/7.5));4);0)" office:value-type="float" office:value="0" calcext:value-type="float">
            <text:p>0</text:p>
          </table:table-cell>
          <table:table-cell table:style-name="ce118" table:formula="of:=IF([.BH22]=1;ROUND(DEGREES(ASIN(([.L22]-[.Q22])/11))+[.BI22]-17;0))" office:value-type="boolean" office:boolean-value="false" calcext:value-type="boolean">
            <text:p>FALSE</text:p>
          </table:table-cell>
          <table:table-cell table:formula="of:=IF(AND([.L22]&gt;2.5;[.M22]&gt;0);1;0)" office:value-type="float" office:value="1" calcext:value-type="float">
            <text:p>1</text:p>
          </table:table-cell>
          <table:table-cell table:formula="of:=IF([.BK22]=1;ROUND(DEGREES(-ASIN(([.AU22])/7.5));4);0)" office:value-type="float" office:value="-45" calcext:value-type="float">
            <text:p>-45</text:p>
          </table:table-cell>
          <table:table-cell/>
          <table:table-cell table:formula="of:=([.L22]-[.AW22])*COS(-[.$BN$4])-([.M22]-[.AX22])*SIN([.$BN$4])+[.AW22]" office:value-type="float" office:value="15.8481915767192" calcext:value-type="float">
            <text:p>15.8481915767192</text:p>
          </table:table-cell>
          <table:table-cell table:formula="of:=([.L22]-[.AW22])*SIN([.$BN$4])+([.M22]-[.AX22])*COS([.$BN$4]) +[.AX22]" office:value-type="float" office:value="-2.19868110178946" calcext:value-type="float">
            <text:p>-2.19868110178946</text:p>
          </table:table-cell>
          <table:table-cell table:formula="of:=IF(AND([.BN22]&gt;0;[.BO22]&lt;0);1;0)" office:value-type="float" office:value="1" calcext:value-type="float">
            <text:p>1</text:p>
          </table:table-cell>
          <table:table-cell table:formula="of:=IF(AND([.BN22]&gt;2.5;[.BO22]&gt;0);1;0)" office:value-type="float" office:value="0" calcext:value-type="float">
            <text:p>0</text:p>
          </table:table-cell>
          <table:table-cell table:formula="of:=IF([.BP22]=1;ROUND(DEGREES(-ASIN(([.AX22])/7.5));4);0)" office:value-type="float" office:value="-45" calcext:value-type="float">
            <text:p>-45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-45" calcext:value-type="float">
            <text:p>-4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-45" calcext:value-type="float">
            <text:p>-45</text:p>
          </table:table-cell>
          <table:table-cell table:style-name="ce38" table:formula="of:=(2.5 + 7.5*COS([.C23]/180*PI())+11*SIN(([.D23]-[.C23]+17)/180*PI()))*COS([.B23]/180*PI())" office:value-type="float" office:value="11.0193896108492" calcext:value-type="float">
            <text:p>11.02</text:p>
          </table:table-cell>
          <table:table-cell table:style-name="ce38" table:formula="of:=-7.5*SIN([.C23]/180*PI())-11*COS(([.D23]-[.C23]+17)/180*PI() )" office:value-type="float" office:value="-5.21605145669428" calcext:value-type="float">
            <text:p>-5.22</text:p>
          </table:table-cell>
          <table:table-cell table:style-name="ce38" table:formula="of:=SIN([.B23]/180*PI())*(2.5+7.5*COS([.C23]/180*PI())+11*SIN(([.D23]-[.C23]+17)/180*PI()))" office:value-type="float" office:value="0" calcext:value-type="float">
            <text:p>0.00</text:p>
          </table:table-cell>
          <table:table-cell table:style-name="ce20"/>
          <table:table-cell table:style-name="ce38" table:formula="of:=ATAN([.G23]/[.E23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50" table:formula="of:=([.E23]*COS(-[.I23]/180*PI()) - [.G23]*SIN(-[.I23]/180*PI()))" office:value-type="float" office:value="11.0193896108492" calcext:value-type="float">
            <text:p>11.02</text:p>
          </table:table-cell>
          <table:table-cell table:style-name="ce50" table:formula="of:=[.F23]" office:value-type="float" office:value="-5.21605145669428" calcext:value-type="float">
            <text:p>-5.22</text:p>
          </table:table-cell>
          <table:table-cell table:style-name="ce38" table:formula="of:=1+(25-20*[.L23]+4*[.L23]*[.L23])/(4*[.M23]*[.M23])" office:value-type="float" office:value="3.66767688522523" calcext:value-type="float">
            <text:p>3.67</text:p>
          </table:table-cell>
          <table:table-cell table:style-name="ce38" table:formula="of:=-5+(10*(-71+[.L23]*[.L23]+[.M23]*[.M23]) -4*((-71+[.L23]*[.L23]+[.M23]*[.M23])*[.L23]))/(4*[.M23]*[.M23])" office:value-type="float" office:value="-29.3095821134487" calcext:value-type="float">
            <text:p>-29.31</text:p>
          </table:table-cell>
          <table:table-cell table:style-name="ce38" table:formula="of:=-50+((-71+[.L23]*[.L23]+[.M23]*[.M23])^2)/(4*[.M23]*[.M23])" office:value-type="float" office:value="5.38112447233364" calcext:value-type="float">
            <text:p>5.38</text:p>
          </table:table-cell>
          <table:table-cell table:style-name="ce31" table:formula="of:=IF([.M23]&lt;0;(-1*[.O23]+SQRT([.O23]*[.O23]-4*[.N23]*[.P23]))/(2*[.N23]);(-1*[.O23]-SQRT([.O23]*[.O23]-4*[.N23]*[.P23]))/(2*[.N23]))" office:value-type="float" office:value="7.80330085889912" calcext:value-type="float">
            <text:p>7.803</text:p>
          </table:table-cell>
          <table:table-cell table:style-name="ce46" table:formula="of:=(-1*[.O23]-SQRT([.O23]*[.O23]-4*[.N23]*[.P23]))/(2*[.N23])" office:value-type="float" office:value="0.188019813736636" calcext:value-type="float">
            <text:p>0.188</text:p>
          </table:table-cell>
          <table:table-cell table:style-name="ce35" table:formula="of:=IF([.M23]&gt;0;-1*((-71+[.L23]*[.L23]+[.M23]*[.M23])-[.Q23]*(-5+2*[.L23]))/(2*[.M23]);((-71+[.L23]*[.L23]+[.M23]*[.M23])-[.Q23]*(-5+2*[.L23]))/(2*[.M23]))" office:value-type="float" office:value="5.30330085889914" calcext:value-type="float">
            <text:p>5.30</text:p>
          </table:table-cell>
          <table:table-cell table:style-name="ce61" table:formula="of:= - SQRT(ABS(50 +5*[.Q23]-[.Q23]*[.Q23]))" office:value-type="float" office:value="-5.30330085889909" calcext:value-type="float">
            <text:p>-5.30</text:p>
          </table:table-cell>
          <table:table-cell table:style-name="ce43" table:formula="of:=SQRT(([.Q23]-2.5)^2+[.S23]^2)" office:value-type="float" office:value="7.50000000000003" calcext:value-type="float">
            <text:p>7.50</text:p>
          </table:table-cell>
          <table:table-cell table:style-name="ce50" table:formula="of:=[.Q23]*COS([.I23]/180*PI())" office:value-type="float" office:value="7.80330085889912" calcext:value-type="float">
            <text:p>7.80</text:p>
          </table:table-cell>
          <table:table-cell table:style-name="ce50" table:formula="of:=[.S23]" office:value-type="float" office:value="5.30330085889914" calcext:value-type="float">
            <text:p>5.30</text:p>
          </table:table-cell>
          <table:table-cell table:style-name="ce50" table:formula="of:=SQRT(ABS(7.5^2-([.V23]-2.5)^2-[.W23]^2))*SIGN([.I23])" office:value-type="float" office:value="0" calcext:value-type="float">
            <text:p>0.00</text:p>
          </table:table-cell>
          <table:table-cell table:style-name="ce67" table:formula="of:=[.I23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3]/7.5))" office:value-type="float" office:value="-45.0000000000004" calcext:value-type="float">
            <text:p>-45.0</text:p>
          </table:table-cell>
          <table:table-cell table:style-name="ce15"/>
          <table:table-cell table:style-name="ce5" table:formula="of:=DEGREES(ASIN(([.L23]-[.Q23])/11)) +[.AA23]-17" office:value-type="float" office:value="-45.0000000000005" calcext:value-type="float">
            <text:p>-45.00</text:p>
          </table:table-cell>
          <table:table-cell table:style-name="ce5" table:formula="of:=IF([.M23]&gt;0;DEGREES(ASIN(([.L23]-[.Q23])/11))-17-[.AA23];&quot;&quot;)">
            <text:p/>
          </table:table-cell>
          <table:table-cell table:style-name="ce23" table:formula="of:=[.R23]*COS([.I23]/180*PI())" office:value-type="float" office:value="0.188019813736636" calcext:value-type="float">
            <text:p>0.19</text:p>
          </table:table-cell>
          <table:table-cell table:style-name="ce5" table:formula="of:=[.T23]" office:value-type="float" office:value="-5.30330085889909" calcext:value-type="float">
            <text:p>-5.30</text:p>
          </table:table-cell>
          <table:table-cell table:style-name="ce23" table:formula="of:=SQRT(7.5^2-([.AE23]-2.5)^2-[.AF23]^2)*SIGN([.I23])" office:value-type="float" office:value="0" calcext:value-type="float">
            <text:p>0.00</text:p>
          </table:table-cell>
          <table:table-cell table:style-name="ce55" table:formula="of:=[.I23]" office:value-type="float" office:value="0" calcext:value-type="float">
            <text:p>0.0</text:p>
          </table:table-cell>
          <table:table-cell table:style-name="ce15" table:formula="of:= - DEGREES(ASIN(-[.T23]/7.5))" office:value-type="float" office:value="-44.9999999999999" calcext:value-type="float">
            <text:p>-45.0</text:p>
          </table:table-cell>
          <table:table-cell table:style-name="ce23" table:formula="of:=DEGREES(ASIN(([.L23]-[.R23])/11)+[.AI23]/180*PI())-17" office:value-type="float" office:value="17.9546436695448" calcext:value-type="float">
            <text:p>17.95</text:p>
          </table:table-cell>
          <table:table-cell table:style-name="ce17" table:formula="of:=SQRT(([.E23]-2.5)^2+[.F23]^2+[.G23]^2)" office:value-type="float" office:value="9.98935394008681" calcext:value-type="float">
            <text:p>9.99</text:p>
          </table:table-cell>
          <table:table-cell table:style-name="ce17" table:formula="of:=SQRT(([.V23]-2.5)^2+([.W23])^2 +[.X23]^2)" office:value-type="float" office:value="7.50000000000003" calcext:value-type="float">
            <text:p>7.50</text:p>
          </table:table-cell>
          <table:table-cell table:style-name="ce17" table:formula="of:=(-1*[.O23]+SQRT([.O23]*[.O23]-4*[.N23]*[.P23]))/(2*[.N23])" office:value-type="float" office:value="7.80330085889912" calcext:value-type="float">
            <text:p>7.80</text:p>
          </table:table-cell>
          <table:table-cell table:style-name="ce17" table:formula="of:=(-1*[.O23]-SQRT([.O23]*[.O23]-4*[.N23]*[.P23]))/(2*[.N23])" office:value-type="float" office:value="0.188019813736635" calcext:value-type="float">
            <text:p>0.19</text:p>
          </table:table-cell>
          <table:table-cell table:style-name="ce17" table:formula="of:=((-71+[.L23]*[.L23]+[.M23]*[.M23])-[.AM23]*(-5+2*[.L23]))/(2*[.M23])" office:value-type="float" office:value="5.30330085889914" calcext:value-type="float">
            <text:p>5.30</text:p>
          </table:table-cell>
          <table:table-cell table:style-name="ce17" table:formula="of:=((-71+[.L23]*[.L23]+[.M23]*[.M23])-[.AN23]*(-5+2*[.L23]))/(2*[.M23])" office:value-type="float" office:value="-7.13475631106805" calcext:value-type="float">
            <text:p>-7.13</text:p>
          </table:table-cell>
          <table:table-cell table:style-name="ce96" table:formula="of:=[.AM23]" office:value-type="float" office:value="7.80330085889912" calcext:value-type="float">
            <text:p>7.80</text:p>
          </table:table-cell>
          <table:table-cell table:style-name="ce96" table:formula="of:=[.AO23]" office:value-type="float" office:value="5.30330085889914" calcext:value-type="float">
            <text:p>5.30</text:p>
          </table:table-cell>
          <table:table-cell table:style-name="ce97" table:formula="of:=SQRT(([.AQ23]-2.5)^2+[.AR23]^2)" office:value-type="float" office:value="7.50000000000004" calcext:value-type="float">
            <text:p>7.5</text:p>
          </table:table-cell>
          <table:table-cell table:style-name="ce96" table:formula="of:=(-1*[.O23]-SQRT([.O23]*[.O23]-4*[.N23]*[.P23]))/(2*[.N23])" office:value-type="float" office:value="0.188019813736635" calcext:value-type="float">
            <text:p>0.19</text:p>
          </table:table-cell>
          <table:table-cell table:style-name="ce96" table:formula="of:=((-71+[.L23]*[.L23]+[.M23]*[.M23])-[.AT23]*(-5+2*[.L23]))/(2*[.M23])" office:value-type="float" office:value="-7.13475631106805" calcext:value-type="float">
            <text:p>-7.13</text:p>
          </table:table-cell>
          <table:table-cell table:formula="of:=SQRT(([.AT23]-2.5)^2+[.AU23]^2)" office:value-type="float" office:value="7.49999999999998" calcext:value-type="float">
            <text:p>7.49999999999998</text:p>
          </table:table-cell>
          <table:table-cell table:style-name="ce99" table:formula="of:=IF([.AR23]&gt;[.AU23];[.AQ23];[.AT23])" office:value-type="float" office:value="7.80330085889912" calcext:value-type="float">
            <text:p>7.80</text:p>
          </table:table-cell>
          <table:table-cell table:style-name="ce99" table:formula="of:=IF([.AR23]&gt;[.AU23];[.AR23];[.AU23])" office:value-type="float" office:value="5.30330085889914" calcext:value-type="float">
            <text:p>5.30</text:p>
          </table:table-cell>
          <table:table-cell table:style-name="ce17" table:formula="of:=DEGREES(ASIN(-[.AX23]/7.5))" office:value-type="float" office:value="-45.0000000000004" calcext:value-type="float">
            <text:p>-45.00</text:p>
          </table:table-cell>
          <table:table-cell table:style-name="ce17" table:formula="of:=DEGREES( ASIN( ([.L23]-[.AQ23])/11)) +[.AY23]-17" office:value-type="float" office:value="-45.0000000000005" calcext:value-type="float">
            <text:p>-45.00</text:p>
          </table:table-cell>
          <table:table-cell table:style-name="ce100" table:formula="of:=[.C23]" office:value-type="float" office:value="-45" calcext:value-type="float">
            <text:p>-45</text:p>
          </table:table-cell>
          <table:table-cell table:style-name="ce100" table:formula="of:=[.D23]" office:value-type="float" office:value="-45" calcext:value-type="float">
            <text:p>-45</text:p>
          </table:table-cell>
          <table:table-cell table:style-name="ce17" table:formula="of:=DEGREES(ASIN(-[.AU23]/7.5))" office:value-type="float" office:value="72.0453563304547" calcext:value-type="float">
            <text:p>72.05</text:p>
          </table:table-cell>
          <table:table-cell table:style-name="ce17" table:formula="of:=DEGREES( ASIN( ([.L23]-[.AT23])/11)) +[.BC23]-17" office:value-type="float" office:value="134.999999999999" calcext:value-type="float">
            <text:p>135.00</text:p>
          </table:table-cell>
          <table:table-cell/>
          <table:table-cell table:formula="of:=IF(AND(ROUND([.AR23];5)&lt;0;ROUND([.AU23];5)&gt;0;[.AU23]&gt;-[.AR23]);1;0)" office:value-type="float" office:value="0" calcext:value-type="float">
            <text:p>0</text:p>
          </table:table-cell>
          <table:table-cell table:style-name="ce108"/>
          <table:table-cell table:formula="of:=IF(AND([.L23]&gt;2.5;[.M23]&lt;0);1;0)" office:value-type="float" office:value="1" calcext:value-type="float">
            <text:p>1</text:p>
          </table:table-cell>
          <table:table-cell table:formula="of:=IF([.BH23]=1;ROUND(DEGREES(-ASIN(([.AR23])/7.5));4);0)" office:value-type="float" office:value="-45" calcext:value-type="float">
            <text:p>-45</text:p>
          </table:table-cell>
          <table:table-cell table:formula="of:=IF([.BH23]=1;ROUND(DEGREES(ASIN(([.L23]-[.Q23])/11))+[.BI23]-17;0))" office:value-type="float" office:value="-45" calcext:value-type="float">
            <text:p>-45</text:p>
          </table:table-cell>
          <table:table-cell table:formula="of:=IF(AND([.L23]&gt;2.5;[.M23]&gt;0);1;0)" office:value-type="float" office:value="0" calcext:value-type="float">
            <text:p>0</text:p>
          </table:table-cell>
          <table:table-cell table:formula="of:=IF([.BK23]=1;ROUND(DEGREES(-ASIN(([.AU23])/7.5));4);0)" office:value-type="float" office:value="0" calcext:value-type="float">
            <text:p>0</text:p>
          </table:table-cell>
          <table:table-cell/>
          <table:table-cell table:formula="of:=([.L23]-[.AW23])*COS(-[.$BN$4])-([.M23]-[.AX23])*SIN([.$BN$4])+[.AW23]" office:value-type="float" office:value="7.80330085889909" calcext:value-type="float">
            <text:p>7.80330085889909</text:p>
          </table:table-cell>
          <table:table-cell table:formula="of:=([.L23]-[.AW23])*SIN([.$BN$4])+([.M23]-[.AX23])*COS([.$BN$4]) +[.AX23]" office:value-type="float" office:value="-5.69669914110088" calcext:value-type="float">
            <text:p>-5.69669914110088</text:p>
          </table:table-cell>
          <table:table-cell table:formula="of:=IF(AND([.BN23]&gt;0;[.BO23]&lt;0);1;0)" office:value-type="float" office:value="1" calcext:value-type="float">
            <text:p>1</text:p>
          </table:table-cell>
          <table:table-cell table:formula="of:=IF(AND([.BN23]&gt;2.5;[.BO23]&gt;0);1;0)" office:value-type="float" office:value="0" calcext:value-type="float">
            <text:p>0</text:p>
          </table:table-cell>
          <table:table-cell table:formula="of:=IF([.BP23]=1;ROUND(DEGREES(-ASIN(([.AX23])/7.5));4);0)" office:value-type="float" office:value="-45" calcext:value-type="float">
            <text:p>-45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number-columns-repeated="2" table:style-name="ce20" office:value-type="float" office:value="-45" calcext:value-type="float">
            <text:p>-45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3" table:style-name="ce20" office:value-type="float" office:value="45" calcext:value-type="float">
            <text:p>45</text:p>
          </table:table-cell>
          <table:table-cell table:style-name="ce5" table:formula="of:=(2.5 + 7.5*COS([.C24]/180*PI())+11*SIN(([.D24]-[.C24]+17)/180*PI()))*COS([.B24]/180*PI())" office:value-type="float" office:value="7.79188511836807" calcext:value-type="float">
            <text:p>7.79</text:p>
          </table:table-cell>
          <table:table-cell table:style-name="ce5" table:formula="of:=-7.5*SIN([.C24]/180*PI())-11*COS(([.D24]-[.C24]+17)/180*PI() )" office:value-type="float" office:value="-15.8226531744925" calcext:value-type="float">
            <text:p>-15.82</text:p>
          </table:table-cell>
          <table:table-cell table:style-name="ce38" table:formula="of:=SIN([.B24]/180*PI())*(2.5+7.5*COS([.C24]/180*PI())+11*SIN(([.D24]-[.C24]+17)/180*PI()))" office:value-type="float" office:value="7.79188511836807" calcext:value-type="float">
            <text:p>7.79</text:p>
          </table:table-cell>
          <table:table-cell table:style-name="ce29"/>
          <table:table-cell table:style-name="ce5" table:formula="of:=ATAN([.G24]/[.E24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24]*COS(-[.I24]/180*PI()) - [.G24]*SIN(-[.I24]/180*PI()))" office:value-type="float" office:value="11.0193896108492" calcext:value-type="float">
            <text:p>11.02</text:p>
          </table:table-cell>
          <table:table-cell table:style-name="ce17" table:formula="of:=[.F24]" office:value-type="float" office:value="-15.8226531744925" calcext:value-type="float">
            <text:p>-15.82</text:p>
          </table:table-cell>
          <table:table-cell table:style-name="ce5" table:formula="of:=1+(25-20*[.L24]+4*[.L24]*[.L24])/(4*[.M24]*[.M24])" office:value-type="float" office:value="1.28990676023392" calcext:value-type="float">
            <text:p>1.29</text:p>
          </table:table-cell>
          <table:table-cell table:style-name="ce5" table:formula="of:=-5+(10*(-71+[.L24]*[.L24]+[.M24]*[.M24]) -4*((-71+[.L24]*[.L24]+[.M24]*[.M24])*[.L24]))/(4*[.M24]*[.M24])" office:value-type="float" office:value="-15.2353708742667" calcext:value-type="float">
            <text:p>-15.24</text:p>
          </table:table-cell>
          <table:table-cell table:style-name="ce5" table:formula="of:=-50+((-71+[.L24]*[.L24]+[.M24]*[.M24])^2)/(4*[.M24]*[.M24])" office:value-type="float" office:value="40.3418195985294" calcext:value-type="float">
            <text:p>40.34</text:p>
          </table:table-cell>
          <table:table-cell table:style-name="ce31" table:formula="of:=IF([.M24]&lt;0;(-1*[.O24]+SQRT([.O24]*[.O24]-4*[.N24]*[.P24]))/(2*[.N24]);(-1*[.O24]-SQRT([.O24]*[.O24]-4*[.N24]*[.P24]))/(2*[.N24]))" office:value-type="float" office:value="7.80330085889907" calcext:value-type="float">
            <text:p>7.803</text:p>
          </table:table-cell>
          <table:table-cell table:style-name="ce4" table:formula="of:=(-1*[.O24]-SQRT([.O24]*[.O24]-4*[.N24]*[.P24]))/(2*[.N24])" office:value-type="float" office:value="4.00791786167249" calcext:value-type="float">
            <text:p>4.008</text:p>
          </table:table-cell>
          <table:table-cell table:style-name="ce35" table:formula="of:=IF([.M24]&gt;0;-1*((-71+[.L24]*[.L24]+[.M24]*[.M24])-[.Q24]*(-5+2*[.L24]))/(2*[.M24]);((-71+[.L24]*[.L24]+[.M24]*[.M24])-[.Q24]*(-5+2*[.L24]))/(2*[.M24]))" office:value-type="float" office:value="-5.30330085889913" calcext:value-type="float">
            <text:p>-5.30</text:p>
          </table:table-cell>
          <table:table-cell table:style-name="ce17" table:formula="of:= - SQRT(ABS(50 +5*[.Q24]-[.Q24]*[.Q24]))" office:value-type="float" office:value="-5.30330085889915" calcext:value-type="float">
            <text:p>-5.30</text:p>
          </table:table-cell>
          <table:table-cell table:style-name="ce17" table:formula="of:=SQRT(([.Q24]-2.5)^2+[.S24]^2)" office:value-type="float" office:value="7.49999999999999" calcext:value-type="float">
            <text:p>7.50</text:p>
          </table:table-cell>
          <table:table-cell table:style-name="ce17" table:formula="of:=[.Q24]*COS([.I24]/180*PI())" office:value-type="float" office:value="5.51776695296634" calcext:value-type="float">
            <text:p>5.52</text:p>
          </table:table-cell>
          <table:table-cell table:style-name="ce17" table:formula="of:=[.S24]" office:value-type="float" office:value="-5.30330085889913" calcext:value-type="float">
            <text:p>-5.30</text:p>
          </table:table-cell>
          <table:table-cell table:style-name="ce17" table:formula="of:=SQRT(ABS(7.5^2-([.V24]-2.5)^2-[.W24]^2))*SIGN([.I24])" office:value-type="float" office:value="4.36097266874995" calcext:value-type="float">
            <text:p>4.36</text:p>
          </table:table-cell>
          <table:table-cell table:style-name="ce15" table:formula="of:=[.I24]" office:value-type="float" office:value="45" calcext:value-type="float">
            <text:p>45.0</text:p>
          </table:table-cell>
          <table:table-cell table:style-name="ce67"/>
          <table:table-cell table:style-name="ce15" table:formula="of:= - DEGREES(ASIN([.S24]/7.5))" office:value-type="float" office:value="45.0000000000002" calcext:value-type="float">
            <text:p>45.0</text:p>
          </table:table-cell>
          <table:table-cell table:style-name="ce15"/>
          <table:table-cell table:style-name="ce5" table:formula="of:=DEGREES(ASIN(([.L24]-[.Q24])/11)) +[.AA24]-17" office:value-type="float" office:value="45.0000000000003" calcext:value-type="float">
            <text:p>45.00</text:p>
          </table:table-cell>
          <table:table-cell table:style-name="ce5" table:formula="of:=IF([.M24]&gt;0;DEGREES(ASIN(([.L24]-[.Q24])/11))-17-[.AA24];&quot;&quot;)">
            <text:p/>
          </table:table-cell>
          <table:table-cell table:style-name="ce5" table:formula="of:=[.R24]*COS([.I24]/180*PI())" office:value-type="float" office:value="2.8340258984273" calcext:value-type="float">
            <text:p>2.83</text:p>
          </table:table-cell>
          <table:table-cell table:style-name="ce5" table:formula="of:=[.T24]" office:value-type="float" office:value="-5.30330085889915" calcext:value-type="float">
            <text:p>-5.30</text:p>
          </table:table-cell>
          <table:table-cell table:style-name="ce5" table:formula="of:=SQRT(7.5^2-([.AE24]-2.5)^2-[.AF24]^2)*SIGN([.I24])" office:value-type="float" office:value="5.29277117389175" calcext:value-type="float">
            <text:p>5.29</text:p>
          </table:table-cell>
          <table:table-cell table:style-name="ce15" table:formula="of:=[.I24]" office:value-type="float" office:value="45" calcext:value-type="float">
            <text:p>45.0</text:p>
          </table:table-cell>
          <table:table-cell table:style-name="ce15" table:formula="of:= - DEGREES(ASIN(-[.T24]/7.5))" office:value-type="float" office:value="-45.0000000000004" calcext:value-type="float">
            <text:p>-45.0</text:p>
          </table:table-cell>
          <table:table-cell table:style-name="ce5" table:formula="of:=DEGREES(ASIN(([.L24]-[.R24])/11)+[.AI24]/180*PI())-17" office:value-type="float" office:value="-22.4012988505023" calcext:value-type="float">
            <text:p>-22.40</text:p>
          </table:table-cell>
          <table:table-cell table:style-name="ce17" table:formula="of:=SQRT(([.E24]-2.5)^2+[.F24]^2+[.G24]^2)" office:value-type="float" office:value="18.413958707571" calcext:value-type="float">
            <text:p>18.41</text:p>
          </table:table-cell>
          <table:table-cell table:style-name="ce17" table:formula="of:=SQRT(([.V24]-2.5)^2+([.W24])^2 +[.X24]^2)" office:value-type="float" office:value="7.5" calcext:value-type="float">
            <text:p>7.50</text:p>
          </table:table-cell>
          <table:table-cell table:style-name="ce17" table:formula="of:=(-1*[.O24]+SQRT([.O24]*[.O24]-4*[.N24]*[.P24]))/(2*[.N24])" office:value-type="float" office:value="7.80330085889907" calcext:value-type="float">
            <text:p>7.80</text:p>
          </table:table-cell>
          <table:table-cell table:style-name="ce17" table:formula="of:=(-1*[.O24]-SQRT([.O24]*[.O24]-4*[.N24]*[.P24]))/(2*[.N24])" office:value-type="float" office:value="4.0079178616725" calcext:value-type="float">
            <text:p>4.01</text:p>
          </table:table-cell>
          <table:table-cell table:style-name="ce17" table:formula="of:=((-71+[.L24]*[.L24]+[.M24]*[.M24])-[.AM24]*(-5+2*[.L24]))/(2*[.M24])" office:value-type="float" office:value="-5.30330085889913" calcext:value-type="float">
            <text:p>-5.30</text:p>
          </table:table-cell>
          <table:table-cell table:style-name="ce17" table:formula="of:=((-71+[.L24]*[.L24]+[.M24]*[.M24])-[.AN24]*(-5+2*[.L24]))/(2*[.M24])" office:value-type="float" office:value="-7.34684855720117" calcext:value-type="float">
            <text:p>-7.35</text:p>
          </table:table-cell>
          <table:table-cell table:style-name="ce96" table:formula="of:=[.AM24]" office:value-type="float" office:value="7.80330085889907" calcext:value-type="float">
            <text:p>7.80</text:p>
          </table:table-cell>
          <table:table-cell table:style-name="ce96" table:formula="of:=[.AO24]" office:value-type="float" office:value="-5.30330085889913" calcext:value-type="float">
            <text:p>-5.30</text:p>
          </table:table-cell>
          <table:table-cell table:style-name="ce97" table:formula="of:=SQRT(([.AQ24]-2.5)^2+[.AR24]^2)" office:value-type="float" office:value="7.49999999999999" calcext:value-type="float">
            <text:p>7.5</text:p>
          </table:table-cell>
          <table:table-cell table:style-name="ce96" table:formula="of:=(-1*[.O24]-SQRT([.O24]*[.O24]-4*[.N24]*[.P24]))/(2*[.N24])" office:value-type="float" office:value="4.0079178616725" calcext:value-type="float">
            <text:p>4.01</text:p>
          </table:table-cell>
          <table:table-cell table:style-name="ce96" table:formula="of:=((-71+[.L24]*[.L24]+[.M24]*[.M24])-[.AT24]*(-5+2*[.L24]))/(2*[.M24])" office:value-type="float" office:value="-7.34684855720117" calcext:value-type="float">
            <text:p>-7.35</text:p>
          </table:table-cell>
          <table:table-cell table:formula="of:=SQRT(([.AT24]-2.5)^2+[.AU24]^2)" office:value-type="float" office:value="7.49999999999999" calcext:value-type="float">
            <text:p>7.49999999999999</text:p>
          </table:table-cell>
          <table:table-cell table:style-name="ce99" table:formula="of:=IF([.AR24]&gt;[.AU24];[.AQ24];[.AT24])" office:value-type="float" office:value="7.80330085889907" calcext:value-type="float">
            <text:p>7.80</text:p>
          </table:table-cell>
          <table:table-cell table:style-name="ce99" table:formula="of:=IF([.AR24]&gt;[.AU24];[.AR24];[.AU24])" office:value-type="float" office:value="-5.30330085889913" calcext:value-type="float">
            <text:p>-5.30</text:p>
          </table:table-cell>
          <table:table-cell table:style-name="ce17" table:formula="of:=DEGREES(ASIN(-[.AX24]/7.5))" office:value-type="float" office:value="45.0000000000003" calcext:value-type="float">
            <text:p>45.00</text:p>
          </table:table-cell>
          <table:table-cell table:style-name="ce17" table:formula="of:=DEGREES( ASIN( ([.L24]-[.AQ24])/11)) +[.AY24]-17" office:value-type="float" office:value="45.0000000000004" calcext:value-type="float">
            <text:p>45.00</text:p>
          </table:table-cell>
          <table:table-cell table:style-name="ce100" table:formula="of:=[.C24]" office:value-type="float" office:value="45" calcext:value-type="float">
            <text:p>45</text:p>
          </table:table-cell>
          <table:table-cell table:style-name="ce100" table:formula="of:=[.D24]" office:value-type="float" office:value="45" calcext:value-type="float">
            <text:p>45</text:p>
          </table:table-cell>
          <table:table-cell table:style-name="ce17" table:formula="of:=DEGREES(ASIN(-[.AU24]/7.5))" office:value-type="float" office:value="78.4012988505016" calcext:value-type="float">
            <text:p>78.40</text:p>
          </table:table-cell>
          <table:table-cell table:style-name="ce17" table:formula="of:=DEGREES( ASIN( ([.L24]-[.AT24])/11)) +[.BC24]-17" office:value-type="float" office:value="101" calcext:value-type="float">
            <text:p>101.00</text:p>
          </table:table-cell>
          <table:table-cell/>
          <table:table-cell table:formula="of:=IF(AND(ROUND([.AR24];5)&lt;0;ROUND([.AU24];5)&gt;0;[.AU24]&gt;-[.AR24]);1;0)" office:value-type="float" office:value="0" calcext:value-type="float">
            <text:p>0</text:p>
          </table:table-cell>
          <table:table-cell table:style-name="ce108"/>
          <table:table-cell table:formula="of:=IF(AND([.L24]&gt;2.5;[.M24]&lt;0);1;0)" office:value-type="float" office:value="1" calcext:value-type="float">
            <text:p>1</text:p>
          </table:table-cell>
          <table:table-cell table:formula="of:=IF([.BH24]=1;ROUND(DEGREES(-ASIN(([.AR24])/7.5));4);0)" office:value-type="float" office:value="45" calcext:value-type="float">
            <text:p>45</text:p>
          </table:table-cell>
          <table:table-cell table:formula="of:=IF([.BH24]=1;ROUND(DEGREES(ASIN(([.L24]-[.Q24])/11))+[.BI24]-17;0))" office:value-type="float" office:value="45" calcext:value-type="float">
            <text:p>45</text:p>
          </table:table-cell>
          <table:table-cell table:formula="of:=IF(AND([.L24]&gt;2.5;[.M24]&gt;0);1;0)" office:value-type="float" office:value="0" calcext:value-type="float">
            <text:p>0</text:p>
          </table:table-cell>
          <table:table-cell table:formula="of:=IF([.BK24]=1;ROUND(DEGREES(-ASIN(([.AU24])/7.5));4);0)" office:value-type="float" office:value="0" calcext:value-type="float">
            <text:p>0</text:p>
          </table:table-cell>
          <table:table-cell/>
          <table:table-cell table:formula="of:=([.L24]-[.AW24])*COS(-[.$BN$4])-([.M24]-[.AX24])*SIN([.$BN$4])+[.AW24]" office:value-type="float" office:value="7.8033008588991" calcext:value-type="float">
            <text:p>7.8033008588991</text:p>
          </table:table-cell>
          <table:table-cell table:formula="of:=([.L24]-[.AW24])*SIN([.$BN$4])+([.M24]-[.AX24])*COS([.$BN$4]) +[.AX24]" office:value-type="float" office:value="-16.3033008588991" calcext:value-type="float">
            <text:p>-16.3033008588991</text:p>
          </table:table-cell>
          <table:table-cell table:formula="of:=IF(AND([.BN24]&gt;0;[.BO24]&lt;0);1;0)" office:value-type="float" office:value="1" calcext:value-type="float">
            <text:p>1</text:p>
          </table:table-cell>
          <table:table-cell table:formula="of:=IF(AND([.BN24]&gt;2.5;[.BO24]&gt;0);1;0)" office:value-type="float" office:value="0" calcext:value-type="float">
            <text:p>0</text:p>
          </table:table-cell>
          <table:table-cell table:formula="of:=IF([.BP24]=1;ROUND(DEGREES(-ASIN(([.AX24])/7.5));4);0)" office:value-type="float" office:value="45" calcext:value-type="float">
            <text:p>45</text:p>
          </table:table-cell>
          <table:table-cell/>
          <table:table-cell table:style-name="ce112" office:value-type="float" office:value="45" calcext:value-type="float">
            <text:p>45</text:p>
          </table:table-cell>
          <table:table-cell table:number-columns-repeated="2" table:style-name="ce20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-22" calcext:value-type="float">
            <text:p>-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5" table:formula="of:=(2.5 + 7.5*COS([.C25]/180*PI())+11*SIN(([.D25]-[.C25]+17)/180*PI()))*COS([.B25]/180*PI())" office:value-type="float" office:value="12.2537441113299" calcext:value-type="float">
            <text:p>12.25</text:p>
          </table:table-cell>
          <table:table-cell table:style-name="ce5" table:formula="of:=-7.5*SIN([.C25]/180*PI())-11*COS(([.D25]-[.C25]+17)/180*PI() )" office:value-type="float" office:value="-10.5193523155934" calcext:value-type="float">
            <text:p>-10.52</text:p>
          </table:table-cell>
          <table:table-cell table:style-name="ce38" table:formula="of:=SIN([.B25]/180*PI())*(2.5+7.5*COS([.C25]/180*PI())+11*SIN(([.D25]-[.C25]+17)/180*PI()))" office:value-type="float" office:value="-4.95083398565038" calcext:value-type="float">
            <text:p>-4.95</text:p>
          </table:table-cell>
          <table:table-cell table:style-name="ce29"/>
          <table:table-cell table:style-name="ce5" table:formula="of:=ATAN([.G25]/[.E25])/PI()*180" office:value-type="float" office:value="-22" calcext:value-type="float">
            <text:p>-22.00</text:p>
          </table:table-cell>
          <table:table-cell table:style-name="ce38" table:number-columns-repeated="2"/>
          <table:table-cell table:style-name="ce17" table:formula="of:=([.E25]*COS(-[.I25]/180*PI()) - [.G25]*SIN(-[.I25]/180*PI()))" office:value-type="float" office:value="13.2160887519501" calcext:value-type="float">
            <text:p>13.22</text:p>
          </table:table-cell>
          <table:table-cell table:style-name="ce17" table:formula="of:=[.F25]" office:value-type="float" office:value="-10.5193523155934" calcext:value-type="float">
            <text:p>-10.52</text:p>
          </table:table-cell>
          <table:table-cell table:style-name="ce5" table:formula="of:=1+(25-20*[.L25]+4*[.L25]*[.L25])/(4*[.M25]*[.M25])" office:value-type="float" office:value="2.0377544445004" calcext:value-type="float">
            <text:p>2.04</text:p>
          </table:table-cell>
          <table:table-cell table:style-name="ce5" table:formula="of:=-5+(10*(-71+[.L25]*[.L25]+[.M25]*[.M25]) -4*((-71+[.L25]*[.L25]+[.M25]*[.M25])*[.L25]))/(4*[.M25]*[.M25])" office:value-type="float" office:value="-25.7550888900079" calcext:value-type="float">
            <text:p>-25.76</text:p>
          </table:table-cell>
          <table:table-cell table:style-name="ce5" table:formula="of:=-50+((-71+[.L25]*[.L25]+[.M25]*[.M25])^2)/(4*[.M25]*[.M25])" office:value-type="float" office:value="53.7754444500398" calcext:value-type="float">
            <text:p>53.78</text:p>
          </table:table-cell>
          <table:table-cell table:style-name="ce31" table:formula="of:=IF([.M25]&lt;0;(-1*[.O25]+SQRT([.O25]*[.O25]-4*[.N25]*[.P25]))/(2*[.N25]);(-1*[.O25]-SQRT([.O25]*[.O25]-4*[.N25]*[.P25]))/(2*[.N25]))" office:value-type="float" office:value="9.99999999999995" calcext:value-type="float">
            <text:p>10.000</text:p>
          </table:table-cell>
          <table:table-cell table:style-name="ce4" table:formula="of:=(-1*[.O25]-SQRT([.O25]*[.O25]-4*[.N25]*[.P25]))/(2*[.N25])" office:value-type="float" office:value="2.63895606240349" calcext:value-type="float">
            <text:p>2.639</text:p>
          </table:table-cell>
          <table:table-cell table:style-name="ce35" table:formula="of:=IF([.M25]&gt;0;-1*((-71+[.L25]*[.L25]+[.M25]*[.M25])-[.Q25]*(-5+2*[.L25]))/(2*[.M25]);((-71+[.L25]*[.L25]+[.M25]*[.M25])-[.Q25]*(-5+2*[.L25]))/(2*[.M25]))" office:value-type="float" office:value="-0.00000000000006349347" calcext:value-type="float">
            <text:p>0.00</text:p>
          </table:table-cell>
          <table:table-cell table:style-name="ce17" table:formula="of:= - SQRT(ABS(50 +5*[.Q25]-[.Q25]*[.Q25]))" office:value-type="float" office:value="-0.00000089208063763951" calcext:value-type="float">
            <text:p>0.00</text:p>
          </table:table-cell>
          <table:table-cell table:style-name="ce17" table:formula="of:=SQRT(([.Q25]-2.5)^2+[.S25]^2)" office:value-type="float" office:value="7.49999999999995" calcext:value-type="float">
            <text:p>7.50</text:p>
          </table:table-cell>
          <table:table-cell table:style-name="ce17" table:formula="of:=[.Q25]*COS([.I25]/180*PI())" office:value-type="float" office:value="9.27183854566782" calcext:value-type="float">
            <text:p>9.27</text:p>
          </table:table-cell>
          <table:table-cell table:style-name="ce17" table:formula="of:=[.S25]" office:value-type="float" office:value="-0.00000000000006349347" calcext:value-type="float">
            <text:p>0.00</text:p>
          </table:table-cell>
          <table:table-cell table:style-name="ce17" table:formula="of:=SQRT(ABS(7.5^2-([.V25]-2.5)^2-[.W25]^2))*SIGN([.I25])" office:value-type="float" office:value="-3.2236939543647" calcext:value-type="float">
            <text:p>-3.22</text:p>
          </table:table-cell>
          <table:table-cell table:style-name="ce15" table:formula="of:=[.I25]" office:value-type="float" office:value="-22" calcext:value-type="float">
            <text:p>-22.0</text:p>
          </table:table-cell>
          <table:table-cell table:style-name="ce67"/>
          <table:table-cell table:style-name="ce15" table:formula="of:= - DEGREES(ASIN([.S25]/7.5))" office:value-type="float" office:value="0.00000000000048505437" calcext:value-type="float">
            <text:p>0.0</text:p>
          </table:table-cell>
          <table:table-cell table:style-name="ce15"/>
          <table:table-cell table:style-name="ce5" table:formula="of:=DEGREES(ASIN(([.L25]-[.Q25])/11)) +[.AA25]-17" office:value-type="float" office:value="0.00000000000073185902" calcext:value-type="float">
            <text:p>0.00</text:p>
          </table:table-cell>
          <table:table-cell table:style-name="ce5" table:formula="of:=IF([.M25]&gt;0;DEGREES(ASIN(([.L25]-[.Q25])/11))-17-[.AA25];&quot;&quot;)">
            <text:p/>
          </table:table-cell>
          <table:table-cell table:style-name="ce5" table:formula="of:=[.R25]*COS([.I25]/180*PI())" office:value-type="float" office:value="2.44679745397166" calcext:value-type="float">
            <text:p>2.45</text:p>
          </table:table-cell>
          <table:table-cell table:style-name="ce5" table:formula="of:=[.T25]" office:value-type="float" office:value="-0.00000089208063763951" calcext:value-type="float">
            <text:p>0.00</text:p>
          </table:table-cell>
          <table:table-cell table:style-name="ce5" table:formula="of:=SQRT(7.5^2-([.AE25]-2.5)^2-[.AF25]^2)*SIGN([.I25])" office:value-type="float" office:value="-7.4998112968991" calcext:value-type="float">
            <text:p>-7.50</text:p>
          </table:table-cell>
          <table:table-cell table:style-name="ce15" table:formula="of:=[.I25]" office:value-type="float" office:value="-22" calcext:value-type="float">
            <text:p>-22.0</text:p>
          </table:table-cell>
          <table:table-cell table:style-name="ce15" table:formula="of:= - DEGREES(ASIN(-[.T25]/7.5))" office:value-type="float" office:value="-0.00000681499406961111" calcext:value-type="float">
            <text:p>0.0</text:p>
          </table:table-cell>
          <table:table-cell table:style-name="ce5" table:formula="of:=DEGREES(ASIN(([.L25]-[.R25])/11)+[.AI25]/180*PI())-17" office:value-type="float" office:value="57.0616000485364" calcext:value-type="float">
            <text:p>57.06</text:p>
          </table:table-cell>
          <table:table-cell table:style-name="ce17" table:formula="of:=SQRT(([.E25]-2.5)^2+[.F25]^2+[.G25]^2)" office:value-type="float" office:value="15.1757390094306" calcext:value-type="float">
            <text:p>15.18</text:p>
          </table:table-cell>
          <table:table-cell table:style-name="ce17" table:formula="of:=SQRT(([.V25]-2.5)^2+([.W25])^2 +[.X25]^2)" office:value-type="float" office:value="7.5" calcext:value-type="float">
            <text:p>7.50</text:p>
          </table:table-cell>
          <table:table-cell table:style-name="ce17" table:formula="of:=(-1*[.O25]+SQRT([.O25]*[.O25]-4*[.N25]*[.P25]))/(2*[.N25])" office:value-type="float" office:value="9.99999999999995" calcext:value-type="float">
            <text:p>10.00</text:p>
          </table:table-cell>
          <table:table-cell table:style-name="ce17" table:formula="of:=(-1*[.O25]-SQRT([.O25]*[.O25]-4*[.N25]*[.P25]))/(2*[.N25])" office:value-type="float" office:value="2.6389560624035" calcext:value-type="float">
            <text:p>2.64</text:p>
          </table:table-cell>
          <table:table-cell table:style-name="ce17" table:formula="of:=((-71+[.L25]*[.L25]+[.M25]*[.M25])-[.AM25]*(-5+2*[.L25]))/(2*[.M25])" office:value-type="float" office:value="-0.00000000000005944069" calcext:value-type="float">
            <text:p>0.00</text:p>
          </table:table-cell>
          <table:table-cell table:style-name="ce17" table:formula="of:=((-71+[.L25]*[.L25]+[.M25]*[.M25])-[.AN25]*(-5+2*[.L25]))/(2*[.M25])" office:value-type="float" office:value="-7.49871263702785" calcext:value-type="float">
            <text:p>-7.50</text:p>
          </table:table-cell>
          <table:table-cell table:style-name="ce96" table:formula="of:=[.AM25]" office:value-type="float" office:value="9.99999999999995" calcext:value-type="float">
            <text:p>10.00</text:p>
          </table:table-cell>
          <table:table-cell table:style-name="ce96" table:formula="of:=[.AO25]" office:value-type="float" office:value="-0.00000000000005944069" calcext:value-type="float">
            <text:p>0.00</text:p>
          </table:table-cell>
          <table:table-cell table:style-name="ce97" table:formula="of:=SQRT(([.AQ25]-2.5)^2+[.AR25]^2)" office:value-type="float" office:value="7.49999999999995" calcext:value-type="float">
            <text:p>7.5</text:p>
          </table:table-cell>
          <table:table-cell table:style-name="ce96" table:formula="of:=(-1*[.O25]-SQRT([.O25]*[.O25]-4*[.N25]*[.P25]))/(2*[.N25])" office:value-type="float" office:value="2.6389560624035" calcext:value-type="float">
            <text:p>2.64</text:p>
          </table:table-cell>
          <table:table-cell table:style-name="ce96" table:formula="of:=((-71+[.L25]*[.L25]+[.M25]*[.M25])-[.AT25]*(-5+2*[.L25]))/(2*[.M25])" office:value-type="float" office:value="-7.49871263702785" calcext:value-type="float">
            <text:p>-7.50</text:p>
          </table:table-cell>
          <table:table-cell table:formula="of:=SQRT(([.AT25]-2.5)^2+[.AU25]^2)" office:value-type="float" office:value="7.49999999999999" calcext:value-type="float">
            <text:p>7.49999999999999</text:p>
          </table:table-cell>
          <table:table-cell table:style-name="ce99" table:formula="of:=IF([.AR25]&gt;[.AU25];[.AQ25];[.AT25])" office:value-type="float" office:value="9.99999999999995" calcext:value-type="float">
            <text:p>10.00</text:p>
          </table:table-cell>
          <table:table-cell table:style-name="ce99" table:formula="of:=IF([.AR25]&gt;[.AU25];[.AR25];[.AU25])" office:value-type="float" office:value="-0.00000000000005944069" calcext:value-type="float">
            <text:p>0.00</text:p>
          </table:table-cell>
          <table:table-cell table:style-name="ce17" table:formula="of:=DEGREES(ASIN(-[.AX25]/7.5))" office:value-type="float" office:value="0.00000000000045409342" calcext:value-type="float">
            <text:p>0.00</text:p>
          </table:table-cell>
          <table:table-cell table:style-name="ce17" table:formula="of:=DEGREES( ASIN( ([.L25]-[.AQ25])/11)) +[.AY25]-17" office:value-type="float" office:value="0.00000000000069988459" calcext:value-type="float">
            <text:p>0.00</text:p>
          </table:table-cell>
          <table:table-cell table:style-name="ce100" table:formula="of:=[.C25]" office:value-type="float" office:value="0" calcext:value-type="float">
            <text:p>0</text:p>
          </table:table-cell>
          <table:table-cell table:style-name="ce100" table:formula="of:=[.D25]" office:value-type="float" office:value="0" calcext:value-type="float">
            <text:p>0</text:p>
          </table:table-cell>
          <table:table-cell table:style-name="ce17" table:formula="of:=DEGREES(ASIN(-[.AU25]/7.5))" office:value-type="float" office:value="88.9383931364658" calcext:value-type="float">
            <text:p>88.94</text:p>
          </table:table-cell>
          <table:table-cell table:style-name="ce17" table:formula="of:=DEGREES( ASIN( ([.L25]-[.AT25])/11)) +[.BC25]-17" office:value-type="float" office:value="145.999999999996" calcext:value-type="float">
            <text:p>146.00</text:p>
          </table:table-cell>
          <table:table-cell/>
          <table:table-cell table:formula="of:=IF(AND(ROUND([.AR25];5)&lt;0;ROUND([.AU25];5)&gt;0;[.AU25]&gt;-[.AR25]);1;0)" office:value-type="float" office:value="0" calcext:value-type="float">
            <text:p>0</text:p>
          </table:table-cell>
          <table:table-cell table:style-name="ce108"/>
          <table:table-cell table:formula="of:=IF(AND([.L25]&gt;2.5;[.M25]&lt;0);1;0)" office:value-type="float" office:value="1" calcext:value-type="float">
            <text:p>1</text:p>
          </table:table-cell>
          <table:table-cell table:formula="of:=IF([.BH25]=1;ROUND(DEGREES(-ASIN(([.AR25])/7.5));4);0)" office:value-type="float" office:value="0" calcext:value-type="float">
            <text:p>0</text:p>
          </table:table-cell>
          <table:table-cell table:formula="of:=IF([.BH25]=1;ROUND(DEGREES(ASIN(([.L25]-[.Q25])/11))+[.BI25]-17;0))" office:value-type="float" office:value="0" calcext:value-type="float">
            <text:p>0</text:p>
          </table:table-cell>
          <table:table-cell table:formula="of:=IF(AND([.L25]&gt;2.5;[.M25]&gt;0);1;0)" office:value-type="float" office:value="0" calcext:value-type="float">
            <text:p>0</text:p>
          </table:table-cell>
          <table:table-cell table:formula="of:=IF([.BK25]=1;ROUND(DEGREES(-ASIN(([.AU25])/7.5));4);0)" office:value-type="float" office:value="0" calcext:value-type="float">
            <text:p>0</text:p>
          </table:table-cell>
          <table:table-cell/>
          <table:table-cell table:formula="of:=([.L25]-[.AW25])*COS(-[.$BN$4])-([.M25]-[.AX25])*SIN([.$BN$4])+[.AW25]" office:value-type="float" office:value="10" calcext:value-type="float">
            <text:p>10</text:p>
          </table:table-cell>
          <table:table-cell table:formula="of:=([.L25]-[.AW25])*SIN([.$BN$4])+([.M25]-[.AX25])*COS([.$BN$4]) +[.AX25]" office:value-type="float" office:value="-11" calcext:value-type="float">
            <text:p>-11</text:p>
          </table:table-cell>
          <table:table-cell table:formula="of:=IF(AND([.BN25]&gt;0;[.BO25]&lt;0);1;0)" office:value-type="float" office:value="1" calcext:value-type="float">
            <text:p>1</text:p>
          </table:table-cell>
          <table:table-cell table:formula="of:=IF(AND([.BN25]&gt;2.5;[.BO25]&gt;0);1;0)" office:value-type="float" office:value="0" calcext:value-type="float">
            <text:p>0</text:p>
          </table:table-cell>
          <table:table-cell table:formula="of:=IF([.BP25]=1;ROUND(DEGREES(-ASIN(([.AX25])/7.5));4);0)" office:value-type="float" office:value="0" calcext:value-type="float">
            <text:p>0</text:p>
          </table:table-cell>
          <table:table-cell/>
          <table:table-cell table:style-name="ce112" office:value-type="float" office:value="-22" calcext:value-type="float">
            <text:p>-2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45" calcext:value-type="float">
            <text:p>45</text:p>
          </table:table-cell>
          <table:table-cell table:style-name="ce5" table:formula="of:=(2.5 + 7.5*COS([.C26]/180*PI())+11*SIN(([.D26]-[.C26]+17)/180*PI()))*COS([.B26]/180*PI())" office:value-type="float" office:value="19.7124235214482" calcext:value-type="float">
            <text:p>19.71</text:p>
          </table:table-cell>
          <table:table-cell table:style-name="ce24" table:formula="of:=-7.5*SIN([.C26]/180*PI())-11*COS(([.D26]-[.C26]+17)/180*PI() )" office:value-type="float" office:value="-5.1641871906448" calcext:value-type="float">
            <text:p>-5.16</text:p>
          </table:table-cell>
          <table:table-cell table:style-name="ce38" table:formula="of:=SIN([.B26]/180*PI())*(2.5+7.5*COS([.C26]/180*PI())+11*SIN(([.D26]-[.C26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6]/[.E26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6]*COS(-[.I26]/180*PI()) - [.G26]*SIN(-[.I26]/180*PI()))" office:value-type="float" office:value="19.7124235214482" calcext:value-type="float">
            <text:p>19.71</text:p>
          </table:table-cell>
          <table:table-cell table:style-name="ce17" table:formula="of:=[.F26]" office:value-type="float" office:value="-5.1641871906448" calcext:value-type="float">
            <text:p>-5.16</text:p>
          </table:table-cell>
          <table:table-cell table:style-name="ce5" table:formula="of:=1+(25-20*[.L26]+4*[.L26]*[.L26])/(4*[.M26]*[.M26])" office:value-type="float" office:value="12.1091311772398" calcext:value-type="float">
            <text:p>12.11</text:p>
          </table:table-cell>
          <table:table-cell table:style-name="ce5" table:formula="of:=-5+(10*(-71+[.L26]*[.L26]+[.M26]*[.M26]) -4*((-71+[.L26]*[.L26]+[.M26]*[.M26])*[.L26]))/(4*[.M26]*[.M26])" office:value-type="float" office:value="-227.182623544797" calcext:value-type="float">
            <text:p>-227.18</text:p>
          </table:table-cell>
          <table:table-cell table:style-name="ce5" table:formula="of:=-50+((-71+[.L26]*[.L26]+[.M26]*[.M26])^2)/(4*[.M26]*[.M26])" office:value-type="float" office:value="1060.91311772398" calcext:value-type="float">
            <text:p>1060.91</text:p>
          </table:table-cell>
          <table:table-cell table:style-name="ce31" table:formula="of:=IF([.M26]&lt;0;(-1*[.O26]+SQRT([.O26]*[.O26]-4*[.N26]*[.P26]))/(2*[.N26]);(-1*[.O26]-SQRT([.O26]*[.O26]-4*[.N26]*[.P26]))/(2*[.N26]))" office:value-type="float" office:value="10" calcext:value-type="float">
            <text:p>10.000</text:p>
          </table:table-cell>
          <table:table-cell table:style-name="ce4" table:formula="of:=(-1*[.O26]-SQRT([.O26]*[.O26]-4*[.N26]*[.P26]))/(2*[.N26])" office:value-type="float" office:value="8.7612653806085" calcext:value-type="float">
            <text:p>8.761</text:p>
          </table:table-cell>
          <table:table-cell table:style-name="ce35" table:formula="of:=IF([.M26]&gt;0;-1*((-71+[.L26]*[.L26]+[.M26]*[.M26])-[.Q26]*(-5+2*[.L26]))/(2*[.M26]);((-71+[.L26]*[.L26]+[.M26]*[.M26])-[.Q26]*(-5+2*[.L26]))/(2*[.M26]))" office:value-type="float" office:value="-0" calcext:value-type="float">
            <text:p>0.00</text:p>
          </table:table-cell>
          <table:table-cell table:style-name="ce17" table:formula="of:= - SQRT(ABS(50 +5*[.Q26]-[.Q26]*[.Q26]))" office:value-type="float" office:value="-0" calcext:value-type="float">
            <text:p>0.00</text:p>
          </table:table-cell>
          <table:table-cell table:style-name="ce17" table:formula="of:=SQRT(([.Q26]-2.5)^2+[.S26]^2)" office:value-type="float" office:value="7.5" calcext:value-type="float">
            <text:p>7.50</text:p>
          </table:table-cell>
          <table:table-cell table:style-name="ce17" table:formula="of:=[.Q26]*COS([.I26]/180*PI())" office:value-type="float" office:value="10" calcext:value-type="float">
            <text:p>10.00</text:p>
          </table:table-cell>
          <table:table-cell table:style-name="ce17" table:formula="of:=[.S26]" office:value-type="float" office:value="-0" calcext:value-type="float">
            <text:p>0.00</text:p>
          </table:table-cell>
          <table:table-cell table:style-name="ce17" table:formula="of:=SQRT(ABS(7.5^2-([.V26]-2.5)^2-[.W26]^2))*SIGN([.I26])" office:value-type="float" office:value="0" calcext:value-type="float">
            <text:p>0.00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6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26]-[.Q26])/11)) +[.AA26]-17" office:value-type="float" office:value="45" calcext:value-type="float">
            <text:p>45.00</text:p>
          </table:table-cell>
          <table:table-cell table:style-name="ce5" table:formula="of:=IF([.M26]&gt;0;DEGREES(ASIN(([.L26]-[.Q26])/11))-17-[.AA26];&quot;&quot;)">
            <text:p/>
          </table:table-cell>
          <table:table-cell table:style-name="ce5" table:formula="of:=[.R26]*COS([.I26]/180*PI())" office:value-type="float" office:value="8.7612653806085" calcext:value-type="float">
            <text:p>8.76</text:p>
          </table:table-cell>
          <table:table-cell table:style-name="ce5" table:formula="of:=[.T26]" office:value-type="float" office:value="-0" calcext:value-type="float">
            <text:p>0.00</text:p>
          </table:table-cell>
          <table:table-cell table:style-name="ce5" table:formula="of:=SQRT(7.5^2-([.AE26]-2.5)^2-[.AF26]^2)*SIGN([.I26])" office:value-type="float" office:value="0" calcext:value-type="float">
            <text:p>0.00</text:p>
          </table:table-cell>
          <table:table-cell table:style-name="ce15" table:formula="of:=[.I26]" office:value-type="float" office:value="0" calcext:value-type="float">
            <text:p>0.0</text:p>
          </table:table-cell>
          <table:table-cell table:style-name="ce15" table:formula="of:= - DEGREES(ASIN(-[.T26]/7.5))" office:value-type="float" office:value="-0" calcext:value-type="float">
            <text:p>0.0</text:p>
          </table:table-cell>
          <table:table-cell table:style-name="ce39" table:formula="of:=DEGREES(ASIN(([.L26]-[.R26])/11)+[.AI26]/180*PI())-17" office:value-type="float" office:value="67.5987011494981" calcext:value-type="float">
            <text:p>67.60</text:p>
          </table:table-cell>
          <table:table-cell table:style-name="ce17" table:formula="of:=SQRT(([.E26]-2.5)^2+[.F26]^2+[.G26]^2)" office:value-type="float" office:value="17.970429956507" calcext:value-type="float">
            <text:p>17.97</text:p>
          </table:table-cell>
          <table:table-cell table:style-name="ce17" table:formula="of:=SQRT(([.V26]-2.5)^2+([.W26])^2 +[.X26]^2)" office:value-type="float" office:value="7.5" calcext:value-type="float">
            <text:p>7.50</text:p>
          </table:table-cell>
          <table:table-cell table:style-name="ce17" table:formula="of:=(-1*[.O26]+SQRT([.O26]*[.O26]-4*[.N26]*[.P26]))/(2*[.N26])" office:value-type="float" office:value="10" calcext:value-type="float">
            <text:p>10.00</text:p>
          </table:table-cell>
          <table:table-cell table:style-name="ce17" table:formula="of:=(-1*[.O26]-SQRT([.O26]*[.O26]-4*[.N26]*[.P26]))/(2*[.N26])" office:value-type="float" office:value="8.7612653806085" calcext:value-type="float">
            <text:p>8.76</text:p>
          </table:table-cell>
          <table:table-cell table:style-name="ce17" table:formula="of:=((-71+[.L26]*[.L26]+[.M26]*[.M26])-[.AM26]*(-5+2*[.L26]))/(2*[.M26])" office:value-type="float" office:value="-0" calcext:value-type="float">
            <text:p>0.00</text:p>
          </table:table-cell>
          <table:table-cell table:style-name="ce17" table:formula="of:=((-71+[.L26]*[.L26]+[.M26]*[.M26])-[.AN26]*(-5+2*[.L26]))/(2*[.M26])" office:value-type="float" office:value="-4.12874748968661" calcext:value-type="float">
            <text:p>-4.13</text:p>
          </table:table-cell>
          <table:table-cell table:style-name="ce96" table:formula="of:=[.AM26]" office:value-type="float" office:value="10" calcext:value-type="float">
            <text:p>10.00</text:p>
          </table:table-cell>
          <table:table-cell table:style-name="ce96" table:formula="of:=[.AO26]" office:value-type="float" office:value="-0" calcext:value-type="float">
            <text:p>0.00</text:p>
          </table:table-cell>
          <table:table-cell table:style-name="ce97" table:formula="of:=SQRT(([.AQ26]-2.5)^2+[.AR26]^2)" office:value-type="float" office:value="7.5" calcext:value-type="float">
            <text:p>7.5</text:p>
          </table:table-cell>
          <table:table-cell table:style-name="ce96" table:formula="of:=(-1*[.O26]-SQRT([.O26]*[.O26]-4*[.N26]*[.P26]))/(2*[.N26])" office:value-type="float" office:value="8.7612653806085" calcext:value-type="float">
            <text:p>8.76</text:p>
          </table:table-cell>
          <table:table-cell table:style-name="ce96" table:formula="of:=((-71+[.L26]*[.L26]+[.M26]*[.M26])-[.AT26]*(-5+2*[.L26]))/(2*[.M26])" office:value-type="float" office:value="-4.12874748968661" calcext:value-type="float">
            <text:p>-4.13</text:p>
          </table:table-cell>
          <table:table-cell table:formula="of:=SQRT(([.AT26]-2.5)^2+[.AU26]^2)" office:value-type="float" office:value="7.5" calcext:value-type="float">
            <text:p>7.5</text:p>
          </table:table-cell>
          <table:table-cell table:style-name="ce99" table:formula="of:=IF([.AR26]&gt;[.AU26];[.AQ26];[.AT26])" office:value-type="float" office:value="10" calcext:value-type="float">
            <text:p>10.00</text:p>
          </table:table-cell>
          <table:table-cell table:style-name="ce99" table:formula="of:=IF([.AR26]&gt;[.AU26];[.AR26];[.AU26])" office:value-type="float" office:value="-0" calcext:value-type="float">
            <text:p>0.00</text:p>
          </table:table-cell>
          <table:table-cell table:style-name="ce17" table:formula="of:=DEGREES(ASIN(-[.AX26]/7.5))" office:value-type="float" office:value="0" calcext:value-type="float">
            <text:p>0.00</text:p>
          </table:table-cell>
          <table:table-cell table:style-name="ce17" table:formula="of:=DEGREES( ASIN( ([.L26]-[.AQ26])/11)) +[.AY26]-17" office:value-type="float" office:value="45.0000000000001" calcext:value-type="float">
            <text:p>45.00</text:p>
          </table:table-cell>
          <table:table-cell table:style-name="ce100" table:formula="of:=[.C26]" office:value-type="float" office:value="0" calcext:value-type="float">
            <text:p>0</text:p>
          </table:table-cell>
          <table:table-cell table:style-name="ce100" table:formula="of:=[.D26]" office:value-type="float" office:value="45" calcext:value-type="float">
            <text:p>45</text:p>
          </table:table-cell>
          <table:table-cell table:style-name="ce17" table:formula="of:=DEGREES(ASIN(-[.AU26]/7.5))" office:value-type="float" office:value="33.4012988505018" calcext:value-type="float">
            <text:p>33.40</text:p>
          </table:table-cell>
          <table:table-cell table:style-name="ce17" table:formula="of:=DEGREES( ASIN( ([.L26]-[.AT26])/11)) +[.BC26]-17" office:value-type="float" office:value="101" calcext:value-type="float">
            <text:p>101.00</text:p>
          </table:table-cell>
          <table:table-cell/>
          <table:table-cell table:formula="of:=IF(AND(ROUND([.AR26];5)&lt;0;ROUND([.AU26];5)&gt;0;[.AU26]&gt;-[.AR26]);1;0)" office:value-type="float" office:value="0" calcext:value-type="float">
            <text:p>0</text:p>
          </table:table-cell>
          <table:table-cell table:style-name="ce108"/>
          <table:table-cell table:formula="of:=IF(AND([.L26]&gt;2.5;[.M26]&lt;0);1;0)" office:value-type="float" office:value="1" calcext:value-type="float">
            <text:p>1</text:p>
          </table:table-cell>
          <table:table-cell table:formula="of:=IF([.BH26]=1;ROUND(DEGREES(-ASIN(([.AR26])/7.5));4);0)" office:value-type="float" office:value="0" calcext:value-type="float">
            <text:p>0</text:p>
          </table:table-cell>
          <table:table-cell table:formula="of:=IF([.BH26]=1;ROUND(DEGREES(ASIN(([.L26]-[.Q26])/11))+[.BI26]-17;0))" office:value-type="float" office:value="45" calcext:value-type="float">
            <text:p>45</text:p>
          </table:table-cell>
          <table:table-cell table:formula="of:=IF(AND([.L26]&gt;2.5;[.M26]&gt;0);1;0)" office:value-type="float" office:value="0" calcext:value-type="float">
            <text:p>0</text:p>
          </table:table-cell>
          <table:table-cell table:formula="of:=IF([.BK26]=1;ROUND(DEGREES(-ASIN(([.AU26])/7.5));4);0)" office:value-type="float" office:value="0" calcext:value-type="float">
            <text:p>0</text:p>
          </table:table-cell>
          <table:table-cell/>
          <table:table-cell table:formula="of:=([.L26]-[.AW26])*COS(-[.$BN$4])-([.M26]-[.AX26])*SIN([.$BN$4])+[.AW26]" office:value-type="float" office:value="17.778174593052" calcext:value-type="float">
            <text:p>17.778174593052</text:p>
          </table:table-cell>
          <table:table-cell table:formula="of:=([.L26]-[.AW26])*SIN([.$BN$4])+([.M26]-[.AX26])*COS([.$BN$4]) +[.AX26]" office:value-type="float" office:value="-7.77817459305203" calcext:value-type="float">
            <text:p>-7.77817459305203</text:p>
          </table:table-cell>
          <table:table-cell table:formula="of:=IF(AND([.BN26]&gt;0;[.BO26]&lt;0);1;0)" office:value-type="float" office:value="1" calcext:value-type="float">
            <text:p>1</text:p>
          </table:table-cell>
          <table:table-cell table:formula="of:=IF(AND([.BN26]&gt;2.5;[.BO26]&gt;0);1;0)" office:value-type="float" office:value="0" calcext:value-type="float">
            <text:p>0</text:p>
          </table:table-cell>
          <table:table-cell table:formula="of:=IF([.BP26]=1;ROUND(DEGREES(-ASIN(([.AX26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style-name="ce5" table:formula="of:=(2.5 + 7.5*COS([.C27]/180*PI())+11*SIN(([.D27]-[.C27]+17)/180*PI()))*COS([.B27]/180*PI())" office:value-type="float" office:value="20.9849248823003" calcext:value-type="float">
            <text:p>20.98</text:p>
          </table:table-cell>
          <table:table-cell table:style-name="ce24" table:formula="of:=-7.5*SIN([.C27]/180*PI())-11*COS(([.D27]-[.C27]+17)/180*PI() )" office:value-type="float" office:value="-0.575695518672384" calcext:value-type="float">
            <text:p>-0.58</text:p>
          </table:table-cell>
          <table:table-cell table:style-name="ce38" table:formula="of:=SIN([.B27]/180*PI())*(2.5+7.5*COS([.C27]/180*PI())+11*SIN(([.D27]-[.C27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7]/[.E27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7]*COS(-[.I27]/180*PI()) - [.G27]*SIN(-[.I27]/180*PI()))" office:value-type="float" office:value="20.9849248823003" calcext:value-type="float">
            <text:p>20.98</text:p>
          </table:table-cell>
          <table:table-cell table:style-name="ce17" table:formula="of:=[.F27]" office:value-type="float" office:value="-0.575695518672384" calcext:value-type="float">
            <text:p>-0.58</text:p>
          </table:table-cell>
          <table:table-cell table:style-name="ce45" table:formula="of:=1+(25-20*[.L27]+4*[.L27]*[.L27])/(4*[.M27]*[.M27])" office:value-type="float" office:value="1031.97867528116" calcext:value-type="float">
            <text:p>1031.98</text:p>
          </table:table-cell>
          <table:table-cell table:style-name="ce45" table:formula="of:=-5+(10*(-71+[.L27]*[.L27]+[.M27]*[.M27]) -4*((-71+[.L27]*[.L27]+[.M27]*[.M27])*[.L27]))/(4*[.M27]*[.M27])" office:value-type="float" office:value="-20624.5735056232" calcext:value-type="float">
            <text:p>-20624.57</text:p>
          </table:table-cell>
          <table:table-cell table:style-name="ce45" table:formula="of:=-50+((-71+[.L27]*[.L27]+[.M27]*[.M27])^2)/(4*[.M27]*[.M27])" office:value-type="float" office:value="103047.867528116" calcext:value-type="float">
            <text:p>103047.87</text:p>
          </table:table-cell>
          <table:table-cell table:style-name="ce31" table:formula="of:=IF([.M27]&lt;0;(-1*[.O27]+SQRT([.O27]*[.O27]-4*[.N27]*[.P27]))/(2*[.N27]);(-1*[.O27]-SQRT([.O27]*[.O27]-4*[.N27]*[.P27]))/(2*[.N27]))" office:value-type="float" office:value="10" calcext:value-type="float">
            <text:p>10.000</text:p>
          </table:table-cell>
          <table:table-cell table:style-name="ce4" table:formula="of:=(-1*[.O27]-SQRT([.O27]*[.O27]-4*[.N27]*[.P27]))/(2*[.N27])" office:value-type="float" office:value="9.98546481593148" calcext:value-type="float">
            <text:p>9.985</text:p>
          </table:table-cell>
          <table:table-cell table:style-name="ce35" table:formula="of:=IF([.M27]&gt;0;-1*((-71+[.L27]*[.L27]+[.M27]*[.M27])-[.Q27]*(-5+2*[.L27]))/(2*[.M27]);((-71+[.L27]*[.L27]+[.M27]*[.M27])-[.Q27]*(-5+2*[.L27]))/(2*[.M27]))" office:value-type="float" office:value="-0" calcext:value-type="float">
            <text:p>0.00</text:p>
          </table:table-cell>
          <table:table-cell table:style-name="ce17" table:formula="of:= - SQRT(ABS(50 +5*[.Q27]-[.Q27]*[.Q27]))" office:value-type="float" office:value="-0" calcext:value-type="float">
            <text:p>0.00</text:p>
          </table:table-cell>
          <table:table-cell table:style-name="ce17" table:formula="of:=SQRT(([.Q27]-2.5)^2+[.S27]^2)" office:value-type="float" office:value="7.5" calcext:value-type="float">
            <text:p>7.50</text:p>
          </table:table-cell>
          <table:table-cell table:style-name="ce17" table:formula="of:=[.Q27]*COS([.I27]/180*PI())" office:value-type="float" office:value="10" calcext:value-type="float">
            <text:p>10.00</text:p>
          </table:table-cell>
          <table:table-cell table:style-name="ce17" table:formula="of:=[.S27]" office:value-type="float" office:value="-0" calcext:value-type="float">
            <text:p>0.00</text:p>
          </table:table-cell>
          <table:table-cell table:style-name="ce17" table:formula="of:=SQRT(ABS(7.5^2-([.V27]-2.5)^2-[.W27]^2))*SIGN([.I27])" office:value-type="float" office:value="0" calcext:value-type="float">
            <text:p>0.00</text:p>
          </table:table-cell>
          <table:table-cell table:style-name="ce15" table:formula="of:=[.I27]" office:value-type="float" office:value="0" calcext:value-type="float">
            <text:p>0.0</text:p>
          </table:table-cell>
          <table:table-cell table:style-name="ce67" office:value-type="string" calcext:value-type="string">
            <text:p>&gt;</text:p>
          </table:table-cell>
          <table:table-cell table:style-name="ce68" table:formula="of:= - DEGREES(ASIN([.S27]/7.5))" office:value-type="float" office:value="0" calcext:value-type="float">
            <text:p>0.0</text:p>
          </table:table-cell>
          <table:table-cell table:style-name="ce15"/>
          <table:table-cell table:style-name="ce5" table:formula="of:=DEGREES(ASIN(([.L27]-[.Q27])/11)) +[.AA27]-17" office:value-type="float" office:value="70" calcext:value-type="float">
            <text:p>70.00</text:p>
          </table:table-cell>
          <table:table-cell table:style-name="ce5" table:formula="of:=IF([.M27]&gt;0;DEGREES(ASIN(([.L27]-[.Q27])/11))-17-[.AA27];&quot;&quot;)">
            <text:p/>
          </table:table-cell>
          <table:table-cell table:style-name="ce5" table:formula="of:=[.R27]*COS([.I27]/180*PI())" office:value-type="float" office:value="9.98546481593148" calcext:value-type="float">
            <text:p>9.99</text:p>
          </table:table-cell>
          <table:table-cell table:style-name="ce5" table:formula="of:=[.T27]" office:value-type="float" office:value="-0" calcext:value-type="float">
            <text:p>0.00</text:p>
          </table:table-cell>
          <table:table-cell table:style-name="ce5" table:formula="of:=SQRT(7.5^2-([.AE27]-2.5)^2-[.AF27]^2)*SIGN([.I27])" office:value-type="float" office:value="0" calcext:value-type="float">
            <text:p>0.00</text:p>
          </table:table-cell>
          <table:table-cell table:style-name="ce15" table:formula="of:=[.I27]" office:value-type="float" office:value="0" calcext:value-type="float">
            <text:p>0.0</text:p>
          </table:table-cell>
          <table:table-cell table:style-name="ce15" table:formula="of:= - DEGREES(ASIN(-[.T27]/7.5))" office:value-type="float" office:value="-0" calcext:value-type="float">
            <text:p>0.0</text:p>
          </table:table-cell>
          <table:table-cell table:style-name="ce39" table:formula="of:=DEGREES(ASIN(([.L27]-[.R27])/11)+[.AI27]/180*PI())-17" office:value-type="float" office:value="72.4323073729176" calcext:value-type="float">
            <text:p>72.43</text:p>
          </table:table-cell>
          <table:table-cell table:style-name="ce17" table:formula="of:=SQRT(([.E27]-2.5)^2+[.F27]^2+[.G27]^2)" office:value-type="float" office:value="18.4938874559814" calcext:value-type="float">
            <text:p>18.49</text:p>
          </table:table-cell>
          <table:table-cell table:style-name="ce17" table:formula="of:=SQRT(([.V27]-2.5)^2+([.W27])^2 +[.X27]^2)" office:value-type="float" office:value="7.5" calcext:value-type="float">
            <text:p>7.50</text:p>
          </table:table-cell>
          <table:table-cell table:style-name="ce17" table:formula="of:=(-1*[.O27]+SQRT([.O27]*[.O27]-4*[.N27]*[.P27]))/(2*[.N27])" office:value-type="float" office:value="10" calcext:value-type="float">
            <text:p>10.00</text:p>
          </table:table-cell>
          <table:table-cell table:style-name="ce17" table:formula="of:=(-1*[.O27]-SQRT([.O27]*[.O27]-4*[.N27]*[.P27]))/(2*[.N27])" office:value-type="float" office:value="9.98546481593148" calcext:value-type="float">
            <text:p>9.99</text:p>
          </table:table-cell>
          <table:table-cell table:style-name="ce17" table:formula="of:=((-71+[.L27]*[.L27]+[.M27]*[.M27])-[.AM27]*(-5+2*[.L27]))/(2*[.M27])" office:value-type="float" office:value="-0" calcext:value-type="float">
            <text:p>0.00</text:p>
          </table:table-cell>
          <table:table-cell table:style-name="ce17" table:formula="of:=((-71+[.L27]*[.L27]+[.M27]*[.M27])-[.AN27]*(-5+2*[.L27]))/(2*[.M27])" office:value-type="float" office:value="-0.466708141617372" calcext:value-type="float">
            <text:p>-0.47</text:p>
          </table:table-cell>
          <table:table-cell table:style-name="ce96" table:formula="of:=[.AM27]" office:value-type="float" office:value="10" calcext:value-type="float">
            <text:p>10.00</text:p>
          </table:table-cell>
          <table:table-cell table:style-name="ce96" table:formula="of:=[.AO27]" office:value-type="float" office:value="-0" calcext:value-type="float">
            <text:p>0.00</text:p>
          </table:table-cell>
          <table:table-cell table:style-name="ce97" table:formula="of:=SQRT(([.AQ27]-2.5)^2+[.AR27]^2)" office:value-type="float" office:value="7.5" calcext:value-type="float">
            <text:p>7.5</text:p>
          </table:table-cell>
          <table:table-cell table:style-name="ce96" table:formula="of:=(-1*[.O27]-SQRT([.O27]*[.O27]-4*[.N27]*[.P27]))/(2*[.N27])" office:value-type="float" office:value="9.98546481593148" calcext:value-type="float">
            <text:p>9.99</text:p>
          </table:table-cell>
          <table:table-cell table:style-name="ce96" table:formula="of:=((-71+[.L27]*[.L27]+[.M27]*[.M27])-[.AT27]*(-5+2*[.L27]))/(2*[.M27])" office:value-type="float" office:value="-0.466708141617372" calcext:value-type="float">
            <text:p>-0.47</text:p>
          </table:table-cell>
          <table:table-cell table:formula="of:=SQRT(([.AT27]-2.5)^2+[.AU27]^2)" office:value-type="float" office:value="7.5" calcext:value-type="float">
            <text:p>7.5</text:p>
          </table:table-cell>
          <table:table-cell table:style-name="ce99" table:formula="of:=IF([.AR27]&gt;[.AU27];[.AQ27];[.AT27])" office:value-type="float" office:value="10" calcext:value-type="float">
            <text:p>10.00</text:p>
          </table:table-cell>
          <table:table-cell table:style-name="ce99" table:formula="of:=IF([.AR27]&gt;[.AU27];[.AR27];[.AU27])" office:value-type="float" office:value="-0" calcext:value-type="float">
            <text:p>0.00</text:p>
          </table:table-cell>
          <table:table-cell table:style-name="ce17" table:formula="of:=DEGREES(ASIN(-[.AX27]/7.5))" office:value-type="float" office:value="0" calcext:value-type="float">
            <text:p>0.00</text:p>
          </table:table-cell>
          <table:table-cell table:style-name="ce17" table:formula="of:=DEGREES( ASIN( ([.L27]-[.AQ27])/11)) +[.AY27]-17" office:value-type="float" office:value="69.9999999999989" calcext:value-type="float">
            <text:p>70.00</text:p>
          </table:table-cell>
          <table:table-cell table:style-name="ce100" table:formula="of:=[.C27]" office:value-type="float" office:value="0" calcext:value-type="float">
            <text:p>0</text:p>
          </table:table-cell>
          <table:table-cell table:style-name="ce100" table:formula="of:=[.D27]" office:value-type="float" office:value="70" calcext:value-type="float">
            <text:p>70</text:p>
          </table:table-cell>
          <table:table-cell table:style-name="ce17" table:formula="of:=DEGREES(ASIN(-[.AU27]/7.5))" office:value-type="float" office:value="3.56769262708241" calcext:value-type="float">
            <text:p>3.57</text:p>
          </table:table-cell>
          <table:table-cell table:style-name="ce17" table:formula="of:=DEGREES( ASIN( ([.L27]-[.AT27])/11)) +[.BC27]-17" office:value-type="float" office:value="75.9999999999948" calcext:value-type="float">
            <text:p>76.00</text:p>
          </table:table-cell>
          <table:table-cell/>
          <table:table-cell table:formula="of:=IF(AND(ROUND([.AR27];5)&lt;0;ROUND([.AU27];5)&gt;0;[.AU27]&gt;-[.AR27]);1;0)" office:value-type="float" office:value="0" calcext:value-type="float">
            <text:p>0</text:p>
          </table:table-cell>
          <table:table-cell table:style-name="ce108"/>
          <table:table-cell table:formula="of:=IF(AND([.L27]&gt;2.5;[.M27]&lt;0);1;0)" office:value-type="float" office:value="1" calcext:value-type="float">
            <text:p>1</text:p>
          </table:table-cell>
          <table:table-cell table:formula="of:=IF([.BH27]=1;ROUND(DEGREES(-ASIN(([.AR27])/7.5));4);0)" office:value-type="float" office:value="0" calcext:value-type="float">
            <text:p>0</text:p>
          </table:table-cell>
          <table:table-cell table:formula="of:=IF([.BH27]=1;ROUND(DEGREES(ASIN(([.L27]-[.Q27])/11))+[.BI27]-17;0))" office:value-type="float" office:value="70" calcext:value-type="float">
            <text:p>70</text:p>
          </table:table-cell>
          <table:table-cell table:formula="of:=IF(AND([.L27]&gt;2.5;[.M27]&gt;0);1;0)" office:value-type="float" office:value="0" calcext:value-type="float">
            <text:p>0</text:p>
          </table:table-cell>
          <table:table-cell table:formula="of:=IF([.BK27]=1;ROUND(DEGREES(-ASIN(([.AU27])/7.5));4);0)" office:value-type="float" office:value="0" calcext:value-type="float">
            <text:p>0</text:p>
          </table:table-cell>
          <table:table-cell/>
          <table:table-cell table:formula="of:=([.L27]-[.AW27])*COS(-[.$BN$4])-([.M27]-[.AX27])*SIN([.$BN$4])+[.AW27]" office:value-type="float" office:value="20.336618828645" calcext:value-type="float">
            <text:p>20.336618828645</text:p>
          </table:table-cell>
          <table:table-cell table:formula="of:=([.L27]-[.AW27])*SIN([.$BN$4])+([.M27]-[.AX27])*COS([.$BN$4]) +[.AX27]" office:value-type="float" office:value="-3.76222157658235" calcext:value-type="float">
            <text:p>-3.76222157658235</text:p>
          </table:table-cell>
          <table:table-cell table:formula="of:=IF(AND([.BN27]&gt;0;[.BO27]&lt;0);1;0)" office:value-type="float" office:value="1" calcext:value-type="float">
            <text:p>1</text:p>
          </table:table-cell>
          <table:table-cell table:formula="of:=IF(AND([.BN27]&gt;2.5;[.BO27]&gt;0);1;0)" office:value-type="float" office:value="0" calcext:value-type="float">
            <text:p>0</text:p>
          </table:table-cell>
          <table:table-cell table:formula="of:=IF([.BP27]=1;ROUND(DEGREES(-ASIN(([.AX27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4" calcext:value-type="float">
            <text:p>-44</text:p>
          </table:table-cell>
          <table:table-cell table:style-name="ce20" office:value-type="float" office:value="75" calcext:value-type="float">
            <text:p>75</text:p>
          </table:table-cell>
          <table:table-cell table:style-name="ce5" table:formula="of:=(2.5 + 7.5*COS([.C28]/180*PI())+11*SIN(([.D28]-[.C28]+17)/180*PI()))*COS([.B28]/180*PI())" office:value-type="float" office:value="15.5362905775889" calcext:value-type="float">
            <text:p>15.54</text:p>
          </table:table-cell>
          <table:table-cell table:style-name="ce24" table:formula="of:=-7.5*SIN([.C28]/180*PI())-11*COS(([.D28]-[.C28]+17)/180*PI() )" office:value-type="float" office:value="13.1226755821676" calcext:value-type="float">
            <text:p>13.12</text:p>
          </table:table-cell>
          <table:table-cell table:style-name="ce38" table:formula="of:=SIN([.B28]/180*PI())*(2.5+7.5*COS([.C28]/180*PI())+11*SIN(([.D28]-[.C28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8]/[.E28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8]*COS(-[.I28]/180*PI()) - [.G28]*SIN(-[.I28]/180*PI()))" office:value-type="float" office:value="15.5362905775889" calcext:value-type="float">
            <text:p>15.54</text:p>
          </table:table-cell>
          <table:table-cell table:style-name="ce17" table:formula="of:=[.F28]" office:value-type="float" office:value="13.1226755821676" calcext:value-type="float">
            <text:p>13.12</text:p>
          </table:table-cell>
          <table:table-cell table:style-name="ce45" table:formula="of:=1+(25-20*[.L28]+4*[.L28]*[.L28])/(4*[.M28]*[.M28])" office:value-type="float" office:value="1.98687757340938" calcext:value-type="float">
            <text:p>1.99</text:p>
          </table:table-cell>
          <table:table-cell table:style-name="ce45" table:formula="of:=-5+(10*(-71+[.L28]*[.L28]+[.M28]*[.M28]) -4*((-71+[.L28]*[.L28]+[.M28]*[.M28])*[.L28]))/(4*[.M28]*[.M28])" office:value-type="float" office:value="-30.9341753780324" calcext:value-type="float">
            <text:p>-30.93</text:p>
          </table:table-cell>
          <table:table-cell table:style-name="ce45" table:formula="of:=-50+((-71+[.L28]*[.L28]+[.M28]*[.M28])^2)/(4*[.M28]*[.M28])" office:value-type="float" office:value="120.381177630515" calcext:value-type="float">
            <text:p>120.38</text:p>
          </table:table-cell>
          <table:table-cell table:style-name="ce31" table:formula="of:=IF([.M28]&lt;0;(-1*[.O28]+SQRT([.O28]*[.O28]-4*[.N28]*[.P28]))/(2*[.N28]);(-1*[.O28]-SQRT([.O28]*[.O28]-4*[.N28]*[.P28]))/(2*[.N28]))" office:value-type="float" office:value="7.67419229620286" calcext:value-type="float">
            <text:p>7.674</text:p>
          </table:table-cell>
          <table:table-cell table:style-name="ce4" table:formula="of:=(-1*[.O28]-SQRT([.O28]*[.O28]-4*[.N28]*[.P28]))/(2*[.N28])" office:value-type="float" office:value="7.67419229620286" calcext:value-type="float">
            <text:p>7.674</text:p>
          </table:table-cell>
          <table:table-cell table:style-name="ce35" table:formula="of:=IF([.M28]&gt;0;-1*((-71+[.L28]*[.L28]+[.M28]*[.M28])-[.Q28]*(-5+2*[.L28]))/(2*[.M28]);((-71+[.L28]*[.L28]+[.M28]*[.M28])-[.Q28]*(-5+2*[.L28]))/(2*[.M28]))" office:value-type="float" office:value="-5.42934011477592" calcext:value-type="float">
            <text:p>-5.43</text:p>
          </table:table-cell>
          <table:table-cell table:style-name="ce17" table:formula="of:= - SQRT(ABS(50 +5*[.Q28]-[.Q28]*[.Q28]))" office:value-type="float" office:value="-5.42934011477592" calcext:value-type="float">
            <text:p>-5.43</text:p>
          </table:table-cell>
          <table:table-cell table:style-name="ce17"/>
          <table:table-cell table:style-name="ce17" table:formula="of:=[.Q28]*COS([.I28]/180*PI())" office:value-type="float" office:value="7.67419229620286" calcext:value-type="float">
            <text:p>7.67</text:p>
          </table:table-cell>
          <table:table-cell table:style-name="ce17" table:formula="of:=[.S28]" office:value-type="float" office:value="-5.42934011477592" calcext:value-type="float">
            <text:p>-5.43</text:p>
          </table:table-cell>
          <table:table-cell table:style-name="ce17" table:formula="of:=SQRT(ABS(7.5^2-([.V28]-2.5)^2-[.W28]^2))*SIGN([.I28])" office:value-type="float" office:value="0" calcext:value-type="float">
            <text:p>0.00</text:p>
          </table:table-cell>
          <table:table-cell table:style-name="ce15" table:formula="of:=[.I28]" office:value-type="float" office:value="0" calcext:value-type="float">
            <text:p>0.0</text:p>
          </table:table-cell>
          <table:table-cell table:style-name="ce67"/>
          <table:table-cell table:style-name="ce15" table:formula="of:= - DEGREES(ASIN([.S28]/7.5))" office:value-type="float" office:value="46.3784154277085" calcext:value-type="float">
            <text:p>46.4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8]-[.Q28])/11)) +[.AA28]-17" office:value-type="float" office:value="75.0000000000008" calcext:value-type="float">
            <text:p>75.00</text:p>
          </table:table-cell>
          <table:table-cell table:style-name="ce5" table:formula="of:=IF([.M28]&gt;0;DEGREES(ASIN(([.L28]-[.Q28])/11))-17-[.AA28];&quot;&quot;)" office:value-type="float" office:value="-17.7568308554162" calcext:value-type="float">
            <text:p>-17.76</text:p>
          </table:table-cell>
          <table:table-cell table:style-name="ce5" table:formula="of:=[.R28]*COS([.I28]/180*PI())" office:value-type="float" office:value="7.67419229620286" calcext:value-type="float">
            <text:p>7.67</text:p>
          </table:table-cell>
          <table:table-cell table:style-name="ce5" table:formula="of:=[.T28]" office:value-type="float" office:value="-5.42934011477592" calcext:value-type="float">
            <text:p>-5.43</text:p>
          </table:table-cell>
          <table:table-cell table:style-name="ce5" table:formula="of:=SQRT(7.5^2-([.AE28]-2.5)^2-[.AF28]^2)*SIGN([.I28])" office:value-type="float" office:value="0" calcext:value-type="float">
            <text:p>0.00</text:p>
          </table:table-cell>
          <table:table-cell table:style-name="ce15" table:formula="of:=[.I28]" office:value-type="float" office:value="0" calcext:value-type="float">
            <text:p>0.0</text:p>
          </table:table-cell>
          <table:table-cell table:style-name="ce15" table:formula="of:= - DEGREES(ASIN(-[.T28]/7.5))" office:value-type="float" office:value="-46.3784154277085" calcext:value-type="float">
            <text:p>-46.4</text:p>
          </table:table-cell>
          <table:table-cell table:style-name="ce39" table:formula="of:=DEGREES(ASIN(([.L28]-[.R28])/11)+[.AI28]/180*PI())-17" office:value-type="float" office:value="-17.7568308554162" calcext:value-type="float">
            <text:p>-17.76</text:p>
          </table:table-cell>
          <table:table-cell table:style-name="ce17" table:formula="of:=SQRT(([.E28]-2.5)^2+[.F28]^2+[.G28]^2)" office:value-type="float" office:value="18.497283218304" calcext:value-type="float">
            <text:p>18.50</text:p>
          </table:table-cell>
          <table:table-cell table:style-name="ce17" table:formula="of:=SQRT(([.V28]-2.5)^2+([.W28])^2 +[.X28]^2)" office:value-type="float" office:value="7.5" calcext:value-type="float">
            <text:p>7.50</text:p>
          </table:table-cell>
          <table:table-cell table:style-name="ce17" table:formula="of:=(-1*[.O28]+SQRT([.O28]*[.O28]-4*[.N28]*[.P28]))/(2*[.N28])" office:value-type="float" office:value="7.89504850253993" calcext:value-type="float">
            <text:p>7.90</text:p>
          </table:table-cell>
          <table:table-cell table:style-name="ce17" table:formula="of:=(-1*[.O28]-SQRT([.O28]*[.O28]-4*[.N28]*[.P28]))/(2*[.N28])" office:value-type="float" office:value="7.67419229620286" calcext:value-type="float">
            <text:p>7.67</text:p>
          </table:table-cell>
          <table:table-cell table:style-name="ce17" table:formula="of:=((-71+[.L28]*[.L28]+[.M28]*[.M28])-[.AM28]*(-5+2*[.L28]))/(2*[.M28])" office:value-type="float" office:value="5.20993777844244" calcext:value-type="float">
            <text:p>5.21</text:p>
          </table:table-cell>
          <table:table-cell table:style-name="ce17" table:formula="of:=((-71+[.L28]*[.L28]+[.M28]*[.M28])-[.AN28]*(-5+2*[.L28]))/(2*[.M28])" office:value-type="float" office:value="5.42934011477592" calcext:value-type="float">
            <text:p>5.43</text:p>
          </table:table-cell>
          <table:table-cell table:style-name="ce96" table:formula="of:=[.AM28]" office:value-type="float" office:value="7.89504850253993" calcext:value-type="float">
            <text:p>7.90</text:p>
          </table:table-cell>
          <table:table-cell table:style-name="ce96" table:formula="of:=[.AO28]" office:value-type="float" office:value="5.20993777844244" calcext:value-type="float">
            <text:p>5.21</text:p>
          </table:table-cell>
          <table:table-cell table:style-name="ce97" table:formula="of:=SQRT(([.AQ28]-2.5)^2+[.AR28]^2)" office:value-type="float" office:value="7.5" calcext:value-type="float">
            <text:p>7.5</text:p>
          </table:table-cell>
          <table:table-cell table:style-name="ce96" table:formula="of:=(-1*[.O28]-SQRT([.O28]*[.O28]-4*[.N28]*[.P28]))/(2*[.N28])" office:value-type="float" office:value="7.67419229620286" calcext:value-type="float">
            <text:p>7.67</text:p>
          </table:table-cell>
          <table:table-cell table:style-name="ce96" table:formula="of:=((-71+[.L28]*[.L28]+[.M28]*[.M28])-[.AT28]*(-5+2*[.L28]))/(2*[.M28])" office:value-type="float" office:value="5.42934011477592" calcext:value-type="float">
            <text:p>5.43</text:p>
          </table:table-cell>
          <table:table-cell table:formula="of:=SQRT(([.AT28]-2.5)^2+[.AU28]^2)" office:value-type="float" office:value="7.5" calcext:value-type="float">
            <text:p>7.5</text:p>
          </table:table-cell>
          <table:table-cell table:style-name="ce103" table:formula="of:=IF([.AR28]&gt;[.AU28];[.AQ28];[.AT28])" office:value-type="float" office:value="7.67419229620286" calcext:value-type="float">
            <text:p>7.67</text:p>
          </table:table-cell>
          <table:table-cell table:style-name="ce103" table:formula="of:=IF([.AR28]&gt;[.AU28];[.AR28];[.AU28])" office:value-type="float" office:value="5.42934011477592" calcext:value-type="float">
            <text:p>5.43</text:p>
          </table:table-cell>
          <table:table-cell table:style-name="ce104" table:formula="of:=DEGREES(ASIN(-[.AR28]/7.5))" office:value-type="float" office:value="-43.9999999999996" calcext:value-type="float">
            <text:p>-44.00</text:p>
          </table:table-cell>
          <table:table-cell table:style-name="ce17" table:formula="of:=DEGREES( ASIN( ([.L28]-[.AQ28])/11)) +[.AY28]-17" office:value-type="float" office:value="-16.9999999999996" calcext:value-type="float">
            <text:p>-17.00</text:p>
          </table:table-cell>
          <table:table-cell table:style-name="ce100" table:formula="of:=[.C28]" office:value-type="float" office:value="-44" calcext:value-type="float">
            <text:p>-44</text:p>
          </table:table-cell>
          <table:table-cell table:style-name="ce100" table:formula="of:=[.D28]" office:value-type="float" office:value="75" calcext:value-type="float">
            <text:p>75</text:p>
          </table:table-cell>
          <table:table-cell table:style-name="ce17" table:formula="of:=DEGREES(ASIN(-[.AU28]/7.5))" office:value-type="float" office:value="-46.3784154277085" calcext:value-type="float">
            <text:p>-46.38</text:p>
          </table:table-cell>
          <table:table-cell table:style-name="ce17" table:formula="of:=DEGREES( ASIN( ([.L28]-[.AT28])/11)) +[.BC28]-17" office:value-type="float" office:value="-17.7568308554162" calcext:value-type="float">
            <text:p>-17.76</text:p>
          </table:table-cell>
          <table:table-cell/>
          <table:table-cell table:formula="of:=IF(AND(ROUND([.AR28];5)&lt;0;ROUND([.AU28];5)&gt;0;[.AU28]&gt;-[.AR28]);1;0)" office:value-type="float" office:value="0" calcext:value-type="float">
            <text:p>0</text:p>
          </table:table-cell>
          <table:table-cell table:style-name="ce108"/>
          <table:table-cell table:formula="of:=IF(AND([.L28]&gt;2.5;[.M28]&lt;0);1;0)" office:value-type="float" office:value="0" calcext:value-type="float">
            <text:p>0</text:p>
          </table:table-cell>
          <table:table-cell table:formula="of:=IF([.BH28]=1;ROUND(DEGREES(-ASIN(([.AR28])/7.5));4);0)" office:value-type="float" office:value="0" calcext:value-type="float">
            <text:p>0</text:p>
          </table:table-cell>
          <table:table-cell table:style-name="ce118" table:formula="of:=IF([.BH28]=1;ROUND(DEGREES(ASIN(([.L28]-[.Q28])/11))+[.BI28]-17;0))" office:value-type="boolean" office:boolean-value="false" calcext:value-type="boolean">
            <text:p>FALSE</text:p>
          </table:table-cell>
          <table:table-cell table:formula="of:=IF(AND([.L28]&gt;2.5;[.M28]&gt;0);1;0)" office:value-type="float" office:value="1" calcext:value-type="float">
            <text:p>1</text:p>
          </table:table-cell>
          <table:table-cell table:formula="of:=IF([.BK28]=1;ROUND(DEGREES(-ASIN(([.AU28])/7.5));4);0)" office:value-type="float" office:value="-46.3784" calcext:value-type="float">
            <text:p>-46.3784</text:p>
          </table:table-cell>
          <table:table-cell/>
          <table:table-cell table:style-name="ce110" table:formula="of:=([.L28]-[.AW28])*COS(-[.$BN$4])-([.M28]-[.AX28])*SIN([.$BN$4])+[.AW28]" office:value-type="float" office:value="17.4420678801463" calcext:value-type="float">
            <text:p>17.4420678801463</text:p>
          </table:table-cell>
          <table:table-cell table:style-name="ce110" table:formula="of:=([.L28]-[.AW28])*SIN([.$BN$4])+([.M28]-[.AX28])*COS([.$BN$4]) +[.AX28]" office:value-type="float" office:value="10.4878583342352" calcext:value-type="float">
            <text:p>10.4878583342352</text:p>
          </table:table-cell>
          <table:table-cell table:formula="of:=IF(AND([.BN28]&gt;0;[.BO28]&lt;0);1;0)" office:value-type="float" office:value="0" calcext:value-type="float">
            <text:p>0</text:p>
          </table:table-cell>
          <table:table-cell table:formula="of:=IF(AND([.BN28]&gt;2.5;[.BO28]&gt;0);1;0)" office:value-type="float" office:value="1" calcext:value-type="float">
            <text:p>1</text:p>
          </table:table-cell>
          <table:table-cell table:formula="of:=IF([.BP28]=1;ROUND(DEGREES(-ASIN(([.AX28])/7.5));4);0)" office:value-type="float" office:value="0" calcext:value-type="float">
            <text:p>0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-44" calcext:value-type="float">
            <text:p>-44</text:p>
          </table:table-cell>
          <table:table-cell table:style-name="ce20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style-name="ce5" table:formula="of:=(2.5 + 7.5*COS([.C29]/180*PI())+11*SIN(([.D29]-[.C29]+17)/180*PI()))*COS([.B29]/180*PI())" office:value-type="float" office:value="20.9180076680545" calcext:value-type="float">
            <text:p>20.92</text:p>
          </table:table-cell>
          <table:table-cell table:style-name="ce24" table:formula="of:=-7.5*SIN([.C29]/180*PI())-11*COS(([.D29]-[.C29]+17)/180*PI() )" office:value-type="float" office:value="1.34056277745662" calcext:value-type="float">
            <text:p>1.34</text:p>
          </table:table-cell>
          <table:table-cell table:style-name="ce38" table:formula="of:=SIN([.B29]/180*PI())*(2.5+7.5*COS([.C29]/180*PI())+11*SIN(([.D29]-[.C29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29]/[.E29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29]*COS(-[.I29]/180*PI()) - [.G29]*SIN(-[.I29]/180*PI()))" office:value-type="float" office:value="20.9180076680545" calcext:value-type="float">
            <text:p>20.92</text:p>
          </table:table-cell>
          <table:table-cell table:style-name="ce17" table:formula="of:=[.F29]" office:value-type="float" office:value="1.34056277745662" calcext:value-type="float">
            <text:p>1.34</text:p>
          </table:table-cell>
          <table:table-cell table:style-name="ce45" table:formula="of:=1+(25-20*[.L29]+4*[.L29]*[.L29])/(4*[.M29]*[.M29])" office:value-type="float" office:value="189.760442164646" calcext:value-type="float">
            <text:p>189.76</text:p>
          </table:table-cell>
          <table:table-cell table:style-name="ce45" table:formula="of:=-5+(10*(-71+[.L29]*[.L29]+[.M29]*[.M29]) -4*((-71+[.L29]*[.L29]+[.M29]*[.M29])*[.L29]))/(4*[.M29]*[.M29])" office:value-type="float" office:value="-3780.20884329292" calcext:value-type="float">
            <text:p>-3780.21</text:p>
          </table:table-cell>
          <table:table-cell table:style-name="ce45" table:formula="of:=-50+((-71+[.L29]*[.L29]+[.M29]*[.M29])^2)/(4*[.M29]*[.M29])" office:value-type="float" office:value="18826.0442164646" calcext:value-type="float">
            <text:p>18826.04</text:p>
          </table:table-cell>
          <table:table-cell table:style-name="ce31" table:formula="of:=IF([.M29]&lt;0;(-1*[.O29]+SQRT([.O29]*[.O29]-4*[.N29]*[.P29]))/(2*[.N29]);(-1*[.O29]-SQRT([.O29]*[.O29]-4*[.N29]*[.P29]))/(2*[.N29]))" office:value-type="float" office:value="9.92095296665142" calcext:value-type="float">
            <text:p>9.921</text:p>
          </table:table-cell>
          <table:table-cell table:style-name="ce4" table:formula="of:=(-1*[.O29]-SQRT([.O29]*[.O29]-4*[.N29]*[.P29]))/(2*[.N29])" office:value-type="float" office:value="9.92095296665142" calcext:value-type="float">
            <text:p>9.921</text:p>
          </table:table-cell>
          <table:table-cell table:style-name="ce35" table:formula="of:=IF([.M29]&gt;0;-1*((-71+[.L29]*[.L29]+[.M29]*[.M29])-[.Q29]*(-5+2*[.L29]))/(2*[.M29]);((-71+[.L29]*[.L29]+[.M29]*[.M29])-[.Q29]*(-5+2*[.L29]))/(2*[.M29]))" office:value-type="float" office:value="-1.08602811508268" calcext:value-type="float">
            <text:p>-1.09</text:p>
          </table:table-cell>
          <table:table-cell table:style-name="ce17" table:formula="of:= - SQRT(ABS(50 +5*[.Q29]-[.Q29]*[.Q29]))" office:value-type="float" office:value="-1.08602811508154" calcext:value-type="float">
            <text:p>-1.09</text:p>
          </table:table-cell>
          <table:table-cell table:style-name="ce17"/>
          <table:table-cell table:style-name="ce17" table:formula="of:=[.Q29]*COS([.I29]/180*PI())" office:value-type="float" office:value="9.92095296665142" calcext:value-type="float">
            <text:p>9.92</text:p>
          </table:table-cell>
          <table:table-cell table:style-name="ce17" table:formula="of:=[.S29]" office:value-type="float" office:value="-1.08602811508268" calcext:value-type="float">
            <text:p>-1.09</text:p>
          </table:table-cell>
          <table:table-cell table:style-name="ce17" table:formula="of:=SQRT(ABS(7.5^2-([.V29]-2.5)^2-[.W29]^2))*SIGN([.I29])" office:value-type="float" office:value="0" calcext:value-type="float">
            <text:p>0.00</text:p>
          </table:table-cell>
          <table:table-cell table:style-name="ce15" table:formula="of:=[.I29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29]/7.5))" office:value-type="float" office:value="8.32591487779844" calcext:value-type="float">
            <text:p>8.3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29]-[.Q29])/11)) +[.AA29]-17" office:value-type="float" office:value="80.0000000000542" calcext:value-type="float">
            <text:p>80.00</text:p>
          </table:table-cell>
          <table:table-cell table:style-name="ce5" table:formula="of:=IF([.M29]&gt;0;DEGREES(ASIN(([.L29]-[.Q29])/11))-17-[.AA29];&quot;&quot;)" office:value-type="float" office:value="63.3481702444573" calcext:value-type="float">
            <text:p>63.35</text:p>
          </table:table-cell>
          <table:table-cell table:style-name="ce5" table:formula="of:=[.R29]*COS([.I29]/180*PI())" office:value-type="float" office:value="9.92095296665142" calcext:value-type="float">
            <text:p>9.92</text:p>
          </table:table-cell>
          <table:table-cell table:style-name="ce5" table:formula="of:=[.T29]" office:value-type="float" office:value="-1.08602811508154" calcext:value-type="float">
            <text:p>-1.09</text:p>
          </table:table-cell>
          <table:table-cell table:style-name="ce5" table:formula="of:=SQRT(7.5^2-([.AE29]-2.5)^2-[.AF29]^2)*SIGN([.I29])" office:value-type="float" office:value="0" calcext:value-type="float">
            <text:p>0.00</text:p>
          </table:table-cell>
          <table:table-cell table:style-name="ce15" table:formula="of:=[.I29]" office:value-type="float" office:value="0" calcext:value-type="float">
            <text:p>0.0</text:p>
          </table:table-cell>
          <table:table-cell table:style-name="ce15" table:formula="of:= - DEGREES(ASIN(-[.T29]/7.5))" office:value-type="float" office:value="-8.32591487778962" calcext:value-type="float">
            <text:p>-8.3</text:p>
          </table:table-cell>
          <table:table-cell table:style-name="ce39" table:formula="of:=DEGREES(ASIN(([.L29]-[.R29])/11)+[.AI29]/180*PI())-17" office:value-type="float" office:value="63.3481702444661" calcext:value-type="float">
            <text:p>63.35</text:p>
          </table:table-cell>
          <table:table-cell table:style-name="ce17" table:formula="of:=SQRT(([.E29]-2.5)^2+[.F29]^2+[.G29]^2)" office:value-type="float" office:value="18.466729949312" calcext:value-type="float">
            <text:p>18.47</text:p>
          </table:table-cell>
          <table:table-cell table:style-name="ce17" table:formula="of:=SQRT(([.V29]-2.5)^2+([.W29])^2 +[.X29]^2)" office:value-type="float" office:value="7.50000000000017" calcext:value-type="float">
            <text:p>7.50</text:p>
          </table:table-cell>
          <table:table-cell table:style-name="ce17" table:formula="of:=(-1*[.O29]+SQRT([.O29]*[.O29]-4*[.N29]*[.P29]))/(2*[.N29])" office:value-type="float" office:value="10.0000000000002" calcext:value-type="float">
            <text:p>10.00</text:p>
          </table:table-cell>
          <table:table-cell table:style-name="ce17" table:formula="of:=(-1*[.O29]-SQRT([.O29]*[.O29]-4*[.N29]*[.P29]))/(2*[.N29])" office:value-type="float" office:value="9.92095296665142" calcext:value-type="float">
            <text:p>9.92</text:p>
          </table:table-cell>
          <table:table-cell table:style-name="ce17" table:formula="of:=((-71+[.L29]*[.L29]+[.M29]*[.M29])-[.AM29]*(-5+2*[.L29]))/(2*[.M29])" office:value-type="float" office:value="-0.00000000000224734063" calcext:value-type="float">
            <text:p>0.00</text:p>
          </table:table-cell>
          <table:table-cell table:style-name="ce17" table:formula="of:=((-71+[.L29]*[.L29]+[.M29]*[.M29])-[.AN29]*(-5+2*[.L29]))/(2*[.M29])" office:value-type="float" office:value="1.08602811508268" calcext:value-type="float">
            <text:p>1.09</text:p>
          </table:table-cell>
          <table:table-cell table:style-name="ce96" table:formula="of:=[.AM29]" office:value-type="float" office:value="10.0000000000002" calcext:value-type="float">
            <text:p>10.00</text:p>
          </table:table-cell>
          <table:table-cell table:style-name="ce96" table:formula="of:=[.AO29]" office:value-type="float" office:value="-0.00000000000224734063" calcext:value-type="float">
            <text:p>0.00</text:p>
          </table:table-cell>
          <table:table-cell table:style-name="ce97" table:formula="of:=SQRT(([.AQ29]-2.5)^2+[.AR29]^2)" office:value-type="float" office:value="7.50000000000016" calcext:value-type="float">
            <text:p>7.5</text:p>
          </table:table-cell>
          <table:table-cell table:style-name="ce96" table:formula="of:=(-1*[.O29]-SQRT([.O29]*[.O29]-4*[.N29]*[.P29]))/(2*[.N29])" office:value-type="float" office:value="9.92095296665142" calcext:value-type="float">
            <text:p>9.92</text:p>
          </table:table-cell>
          <table:table-cell table:style-name="ce96" table:formula="of:=((-71+[.L29]*[.L29]+[.M29]*[.M29])-[.AT29]*(-5+2*[.L29]))/(2*[.M29])" office:value-type="float" office:value="1.08602811508268" calcext:value-type="float">
            <text:p>1.09</text:p>
          </table:table-cell>
          <table:table-cell table:formula="of:=SQRT(([.AT29]-2.5)^2+[.AU29]^2)" office:value-type="float" office:value="7.50000000000017" calcext:value-type="float">
            <text:p>7.50000000000017</text:p>
          </table:table-cell>
          <table:table-cell table:style-name="ce103" table:formula="of:=IF([.AR29]&gt;[.AU29];[.AQ29];[.AT29])" office:value-type="float" office:value="9.92095296665142" calcext:value-type="float">
            <text:p>9.92</text:p>
          </table:table-cell>
          <table:table-cell table:style-name="ce103" table:formula="of:=IF([.AR29]&gt;[.AU29];[.AR29];[.AU29])" office:value-type="float" office:value="1.08602811508268" calcext:value-type="float">
            <text:p>1.09</text:p>
          </table:table-cell>
          <table:table-cell table:style-name="ce104" table:formula="of:=DEGREES(ASIN(-[.AR29]/7.5))" office:value-type="float" office:value="0.00000000001716841778" calcext:value-type="float">
            <text:p>0.00</text:p>
          </table:table-cell>
          <table:table-cell table:style-name="ce17" table:formula="of:=DEGREES( ASIN( ([.L29]-[.AQ29])/11)) +[.AY29]-17" office:value-type="float" office:value="66.0000000000102" calcext:value-type="float">
            <text:p>66.00</text:p>
          </table:table-cell>
          <table:table-cell table:style-name="ce100" table:formula="of:=[.C29]" office:value-type="float" office:value="0" calcext:value-type="float">
            <text:p>0</text:p>
          </table:table-cell>
          <table:table-cell table:style-name="ce100" table:formula="of:=[.D29]" office:value-type="float" office:value="80" calcext:value-type="float">
            <text:p>80</text:p>
          </table:table-cell>
          <table:table-cell table:style-name="ce17" table:formula="of:=DEGREES(ASIN(-[.AU29]/7.5))" office:value-type="float" office:value="-8.32591487779844" calcext:value-type="float">
            <text:p>-8.33</text:p>
          </table:table-cell>
          <table:table-cell table:style-name="ce17" table:formula="of:=DEGREES( ASIN( ([.L29]-[.AT29])/11)) +[.BC29]-17" office:value-type="float" office:value="63.3481702444573" calcext:value-type="float">
            <text:p>63.35</text:p>
          </table:table-cell>
          <table:table-cell/>
          <table:table-cell table:formula="of:=IF(AND(ROUND([.AR29];5)&lt;0;ROUND([.AU29];5)&gt;0;[.AU29]&gt;-[.AR29]);1;0)" office:value-type="float" office:value="0" calcext:value-type="float">
            <text:p>0</text:p>
          </table:table-cell>
          <table:table-cell table:style-name="ce108"/>
          <table:table-cell table:formula="of:=IF(AND([.L29]&gt;2.5;[.M29]&lt;0);1;0)" office:value-type="float" office:value="0" calcext:value-type="float">
            <text:p>0</text:p>
          </table:table-cell>
          <table:table-cell table:formula="of:=IF([.BH29]=1;ROUND(DEGREES(-ASIN(([.AR29])/7.5));4);0)" office:value-type="float" office:value="0" calcext:value-type="float">
            <text:p>0</text:p>
          </table:table-cell>
          <table:table-cell table:style-name="ce118" table:formula="of:=IF([.BH29]=1;ROUND(DEGREES(ASIN(([.L29]-[.Q29])/11))+[.BI29]-17;0))" office:value-type="boolean" office:boolean-value="false" calcext:value-type="boolean">
            <text:p>FALSE</text:p>
          </table:table-cell>
          <table:table-cell table:formula="of:=IF(AND([.L29]&gt;2.5;[.M29]&gt;0);1;0)" office:value-type="float" office:value="1" calcext:value-type="float">
            <text:p>1</text:p>
          </table:table-cell>
          <table:table-cell table:formula="of:=IF([.BK29]=1;ROUND(DEGREES(-ASIN(([.AU29])/7.5));4);0)" office:value-type="float" office:value="-8.3259" calcext:value-type="float">
            <text:p>-8.3259</text:p>
          </table:table-cell>
          <table:table-cell/>
          <table:table-cell table:style-name="ce110" table:formula="of:=([.L29]-[.AW29])*COS(-[.$BN$4])-([.M29]-[.AX29])*SIN([.$BN$4])+[.AW29]" office:value-type="float" office:value="20.5119074123382" calcext:value-type="float">
            <text:p>20.5119074123382</text:p>
          </table:table-cell>
          <table:table-cell table:style-name="ce110" table:formula="of:=([.L29]-[.AW29])*SIN([.$BN$4])+([.M29]-[.AX29])*COS([.$BN$4]) +[.AX29]" office:value-type="float" office:value="-1.88578680671009" calcext:value-type="float">
            <text:p>-1.88578680671009</text:p>
          </table:table-cell>
          <table:table-cell table:formula="of:=IF(AND([.BN29]&gt;0;[.BO29]&lt;0);1;0)" office:value-type="float" office:value="1" calcext:value-type="float">
            <text:p>1</text:p>
          </table:table-cell>
          <table:table-cell table:formula="of:=IF(AND([.BN29]&gt;2.5;[.BO29]&gt;0);1;0)" office:value-type="float" office:value="0" calcext:value-type="float">
            <text:p>0</text:p>
          </table:table-cell>
          <table:table-cell table:style-name="ce111" table:formula="of:=IF([.BP29]=1;ROUND(DEGREES(-ASIN(([.AX29])/7.5));4);0)" office:value-type="float" office:value="-8.3259" calcext:value-type="float">
            <text:p>-8.3259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18"/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9" calcext:value-type="float">
            <text:p>89</text:p>
          </table:table-cell>
          <table:table-cell table:style-name="ce5" table:formula="of:=(2.5 + 7.5*COS([.C30]/180*PI())+11*SIN(([.D30]-[.C30]+17)/180*PI()))*COS([.B30]/180*PI())" office:value-type="float" office:value="20.5738786553215" calcext:value-type="float">
            <text:p>20.57</text:p>
          </table:table-cell>
          <table:table-cell table:style-name="ce24" table:formula="of:=-7.5*SIN([.C30]/180*PI())-11*COS(([.D30]-[.C30]+17)/180*PI() )" office:value-type="float" office:value="3.03201091398699" calcext:value-type="float">
            <text:p>3.03</text:p>
          </table:table-cell>
          <table:table-cell table:style-name="ce38" table:formula="of:=SIN([.B30]/180*PI())*(2.5+7.5*COS([.C30]/180*PI())+11*SIN(([.D30]-[.C30]+17)/180*PI()))" office:value-type="float" office:value="0" calcext:value-type="float">
            <text:p>0.00</text:p>
          </table:table-cell>
          <table:table-cell table:style-name="ce29"/>
          <table:table-cell table:style-name="ce5" table:formula="of:=ATAN([.G30]/[.E30])/PI()*180" office:value-type="float" office:value="0" calcext:value-type="float">
            <text:p>0.00</text:p>
          </table:table-cell>
          <table:table-cell table:style-name="ce38" table:number-columns-repeated="2"/>
          <table:table-cell table:style-name="ce17" table:formula="of:=([.E30]*COS(-[.I30]/180*PI()) - [.G30]*SIN(-[.I30]/180*PI()))" office:value-type="float" office:value="20.5738786553215" calcext:value-type="float">
            <text:p>20.57</text:p>
          </table:table-cell>
          <table:table-cell table:style-name="ce17" table:formula="of:=[.F30]" office:value-type="float" office:value="3.03201091398699" calcext:value-type="float">
            <text:p>3.03</text:p>
          </table:table-cell>
          <table:table-cell table:style-name="ce45" table:formula="of:=1+(25-20*[.L30]+4*[.L30]*[.L30])/(4*[.M30]*[.M30])" office:value-type="float" office:value="36.5337632026976" calcext:value-type="float">
            <text:p>36.53</text:p>
          </table:table-cell>
          <table:table-cell table:style-name="ce45" table:formula="of:=-5+(10*(-71+[.L30]*[.L30]+[.M30]*[.M30]) -4*((-71+[.L30]*[.L30]+[.M30]*[.M30])*[.L30]))/(4*[.M30]*[.M30])" office:value-type="float" office:value="-715.675264053953" calcext:value-type="float">
            <text:p>-715.68</text:p>
          </table:table-cell>
          <table:table-cell table:style-name="ce45" table:formula="of:=-50+((-71+[.L30]*[.L30]+[.M30]*[.M30])^2)/(4*[.M30]*[.M30])" office:value-type="float" office:value="3503.37632026976" calcext:value-type="float">
            <text:p>3503.38</text:p>
          </table:table-cell>
          <table:table-cell table:style-name="ce31" table:formula="of:=IF([.M30]&lt;0;(-1*[.O30]+SQRT([.O30]*[.O30]-4*[.N30]*[.P30]))/(2*[.N30]);(-1*[.O30]-SQRT([.O30]*[.O30]-4*[.N30]*[.P30]))/(2*[.N30]))" office:value-type="float" office:value="9.58942088947219" calcext:value-type="float">
            <text:p>9.589</text:p>
          </table:table-cell>
          <table:table-cell table:style-name="ce4" table:formula="of:=(-1*[.O30]-SQRT([.O30]*[.O30]-4*[.N30]*[.P30]))/(2*[.N30])" office:value-type="float" office:value="9.58942088947219" calcext:value-type="float">
            <text:p>9.589</text:p>
          </table:table-cell>
          <table:table-cell table:style-name="ce35" table:formula="of:=IF([.M30]&gt;0;-1*((-71+[.L30]*[.L30]+[.M30]*[.M30])-[.Q30]*(-5+2*[.L30]))/(2*[.M30]);((-71+[.L30]*[.L30]+[.M30]*[.M30])-[.Q30]*(-5+2*[.L30]))/(2*[.M30]))" office:value-type="float" office:value="-2.44747041900696" calcext:value-type="float">
            <text:p>-2.45</text:p>
          </table:table-cell>
          <table:table-cell table:style-name="ce17" table:formula="of:= - SQRT(ABS(50 +5*[.Q30]-[.Q30]*[.Q30]))" office:value-type="float" office:value="-2.44747041900721" calcext:value-type="float">
            <text:p>-2.45</text:p>
          </table:table-cell>
          <table:table-cell table:style-name="ce17"/>
          <table:table-cell table:style-name="ce17" table:formula="of:=[.Q30]*COS([.I30]/180*PI())" office:value-type="float" office:value="9.58942088947219" calcext:value-type="float">
            <text:p>9.59</text:p>
          </table:table-cell>
          <table:table-cell table:style-name="ce17" table:formula="of:=[.S30]" office:value-type="float" office:value="-2.44747041900696" calcext:value-type="float">
            <text:p>-2.45</text:p>
          </table:table-cell>
          <table:table-cell table:style-name="ce17" table:formula="of:=SQRT(ABS(7.5^2-([.V30]-2.5)^2-[.W30]^2))*SIGN([.I30])" office:value-type="float" office:value="0" calcext:value-type="float">
            <text:p>0.00</text:p>
          </table:table-cell>
          <table:table-cell table:style-name="ce15" table:formula="of:=[.I30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8" table:formula="of:= - DEGREES(ASIN([.S30]/7.5))" office:value-type="float" office:value="19.0461350956454" calcext:value-type="float">
            <text:p>19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0]-[.Q30])/11)) +[.AA30]-17" office:value-type="float" office:value="88.9999999999886" calcext:value-type="float">
            <text:p>89.00</text:p>
          </table:table-cell>
          <table:table-cell table:style-name="ce5" table:formula="of:=IF([.M30]&gt;0;DEGREES(ASIN(([.L30]-[.Q30])/11))-17-[.AA30];&quot;&quot;)" office:value-type="float" office:value="50.9077298086978" calcext:value-type="float">
            <text:p>50.91</text:p>
          </table:table-cell>
          <table:table-cell table:style-name="ce5" table:number-columns-repeated="3"/>
          <table:table-cell table:style-name="ce15" table:number-columns-repeated="3"/>
          <table:table-cell table:style-name="ce17" table:formula="of:=SQRT(([.E30]-2.5)^2+[.F30]^2+[.G30]^2)" office:value-type="float" office:value="18.3264339092422" calcext:value-type="float">
            <text:p>18.33</text:p>
          </table:table-cell>
          <table:table-cell table:style-name="ce17" table:formula="of:=SQRT(([.V30]-2.5)^2+([.W30])^2 +[.X30]^2)" office:value-type="float" office:value="7.49999999999992" calcext:value-type="float">
            <text:p>7.50</text:p>
          </table:table-cell>
          <table:table-cell table:style-name="ce17" table:formula="of:=(-1*[.O30]+SQRT([.O30]*[.O30]-4*[.N30]*[.P30]))/(2*[.N30])" office:value-type="float" office:value="9.99999999999992" calcext:value-type="float">
            <text:p>10.00</text:p>
          </table:table-cell>
          <table:table-cell table:style-name="ce17" table:formula="of:=(-1*[.O30]-SQRT([.O30]*[.O30]-4*[.N30]*[.P30]))/(2*[.N30])" office:value-type="float" office:value="9.58942088947219" calcext:value-type="float">
            <text:p>9.59</text:p>
          </table:table-cell>
          <table:table-cell table:style-name="ce17" table:formula="of:=((-71+[.L30]*[.L30]+[.M30]*[.M30])-[.AM30]*(-5+2*[.L30]))/(2*[.M30])" office:value-type="float" office:value="0.00000000000048744181" calcext:value-type="float">
            <text:p>0.00</text:p>
          </table:table-cell>
          <table:table-cell table:style-name="ce17" table:formula="of:=((-71+[.L30]*[.L30]+[.M30]*[.M30])-[.AN30]*(-5+2*[.L30]))/(2*[.M30])" office:value-type="float" office:value="2.44747041900696" calcext:value-type="float">
            <text:p>2.45</text:p>
          </table:table-cell>
          <table:table-cell table:style-name="ce96" table:formula="of:=[.AM30]" office:value-type="float" office:value="9.99999999999992" calcext:value-type="float">
            <text:p>10.00</text:p>
          </table:table-cell>
          <table:table-cell table:style-name="ce96" table:formula="of:=[.AO30]" office:value-type="float" office:value="0.00000000000048744181" calcext:value-type="float">
            <text:p>0.00</text:p>
          </table:table-cell>
          <table:table-cell table:style-name="ce97" table:formula="of:=SQRT(([.AQ30]-2.5)^2+[.AR30]^2)" office:value-type="float" office:value="7.49999999999992" calcext:value-type="float">
            <text:p>7.5</text:p>
          </table:table-cell>
          <table:table-cell table:style-name="ce96" table:formula="of:=(-1*[.O30]-SQRT([.O30]*[.O30]-4*[.N30]*[.P30]))/(2*[.N30])" office:value-type="float" office:value="9.58942088947219" calcext:value-type="float">
            <text:p>9.59</text:p>
          </table:table-cell>
          <table:table-cell table:style-name="ce96" table:formula="of:=((-71+[.L30]*[.L30]+[.M30]*[.M30])-[.AT30]*(-5+2*[.L30]))/(2*[.M30])" office:value-type="float" office:value="2.44747041900696" calcext:value-type="float">
            <text:p>2.45</text:p>
          </table:table-cell>
          <table:table-cell table:formula="of:=SQRT(([.AT30]-2.5)^2+[.AU30]^2)" office:value-type="float" office:value="7.49999999999992" calcext:value-type="float">
            <text:p>7.49999999999992</text:p>
          </table:table-cell>
          <table:table-cell table:style-name="ce103" table:formula="of:=IF([.AR30]&gt;[.AU30];[.AQ30];[.AT30])" office:value-type="float" office:value="9.58942088947219" calcext:value-type="float">
            <text:p>9.59</text:p>
          </table:table-cell>
          <table:table-cell table:style-name="ce103" table:formula="of:=IF([.AR30]&gt;[.AU30];[.AR30];[.AU30])" office:value-type="float" office:value="2.44747041900696" calcext:value-type="float">
            <text:p>2.45</text:p>
          </table:table-cell>
          <table:table-cell table:style-name="ce104" table:formula="of:=DEGREES(ASIN(-[.AR30]/7.5))" office:value-type="float" office:value="-0.00000000000372378113" calcext:value-type="float">
            <text:p>0.00</text:p>
          </table:table-cell>
          <table:table-cell table:style-name="ce17" table:formula="of:=DEGREES( ASIN( ([.L30]-[.AQ30])/11)) +[.AY30]-17" office:value-type="float" office:value="56.9999999999977" calcext:value-type="float">
            <text:p>57.00</text:p>
          </table:table-cell>
          <table:table-cell table:style-name="ce100" table:formula="of:=[.C30]" office:value-type="float" office:value="0" calcext:value-type="float">
            <text:p>0</text:p>
          </table:table-cell>
          <table:table-cell table:style-name="ce100" table:formula="of:=[.D30]" office:value-type="float" office:value="89" calcext:value-type="float">
            <text:p>89</text:p>
          </table:table-cell>
          <table:table-cell table:style-name="ce17" table:formula="of:=DEGREES(ASIN(-[.AU30]/7.5))" office:value-type="float" office:value="-19.0461350956454" calcext:value-type="float">
            <text:p>-19.05</text:p>
          </table:table-cell>
          <table:table-cell table:style-name="ce17" table:formula="of:=DEGREES( ASIN( ([.L30]-[.AT30])/11)) +[.BC30]-17" office:value-type="float" office:value="50.9077298086978" calcext:value-type="float">
            <text:p>50.91</text:p>
          </table:table-cell>
          <table:table-cell/>
          <table:table-cell table:formula="of:=IF(AND(ROUND([.AR30];5)&lt;0;ROUND([.AU30];5)&gt;0;[.AU30]&gt;-[.AR30]);1;0)" office:value-type="float" office:value="0" calcext:value-type="float">
            <text:p>0</text:p>
          </table:table-cell>
          <table:table-cell table:style-name="ce108"/>
          <table:table-cell table:formula="of:=IF(AND([.L30]&gt;2.5;[.M30]&lt;0);1;0)" office:value-type="float" office:value="0" calcext:value-type="float">
            <text:p>0</text:p>
          </table:table-cell>
          <table:table-cell table:formula="of:=IF([.BH30]=1;ROUND(DEGREES(-ASIN(([.AR30])/7.5));4);0)" office:value-type="float" office:value="0" calcext:value-type="float">
            <text:p>0</text:p>
          </table:table-cell>
          <table:table-cell table:style-name="ce118" table:formula="of:=IF([.BH30]=1;ROUND(DEGREES(ASIN(([.L30]-[.Q30])/11))+[.BI30]-17;0))" office:value-type="boolean" office:boolean-value="false" calcext:value-type="boolean">
            <text:p>FALSE</text:p>
          </table:table-cell>
          <table:table-cell table:formula="of:=IF(AND([.L30]&gt;2.5;[.M30]&gt;0);1;0)" office:value-type="float" office:value="1" calcext:value-type="float">
            <text:p>1</text:p>
          </table:table-cell>
          <table:table-cell table:formula="of:=IF([.BK30]=1;ROUND(DEGREES(-ASIN(([.AU30])/7.5));4);0)" office:value-type="float" office:value="-19.0461" calcext:value-type="float">
            <text:p>-19.0461</text:p>
          </table:table-cell>
          <table:table-cell/>
          <table:table-cell table:style-name="ce110" table:formula="of:=([.L30]-[.AW30])*COS(-[.$BN$4])-([.M30]-[.AX30])*SIN([.$BN$4])+[.AW30]" office:value-type="float" office:value="20.2648131936258" calcext:value-type="float">
            <text:p>20.2648131936258</text:p>
          </table:table-cell>
          <table:table-cell table:style-name="ce110" table:formula="of:=([.L30]-[.AW30])*SIN([.$BN$4])+([.M30]-[.AX30])*COS([.$BN$4]) +[.AX30]" office:value-type="float" office:value="-0.205075368046917" calcext:value-type="float">
            <text:p>-0.205075368046917</text:p>
          </table:table-cell>
          <table:table-cell table:formula="of:=IF(AND([.BN30]&gt;0;[.BO30]&lt;0);1;0)" office:value-type="float" office:value="1" calcext:value-type="float">
            <text:p>1</text:p>
          </table:table-cell>
          <table:table-cell table:formula="of:=IF(AND([.BN30]&gt;2.5;[.BO30]&gt;0);1;0)" office:value-type="float" office:value="0" calcext:value-type="float">
            <text:p>0</text:p>
          </table:table-cell>
          <table:table-cell table:style-name="ce111" table:formula="of:=IF([.BP30]=1;ROUND(DEGREES(-ASIN(([.AX30])/7.5));4);0)" office:value-type="float" office:value="-19.0461" calcext:value-type="float">
            <text:p>-19.0461</text:p>
          </table:table-cell>
          <table:table-cell/>
          <table:table-cell table:style-name="ce1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style-name="ce18"/>
          <table:table-cell table:style-name="ce20" table:number-columns-repeated="6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number-columns-repeated="16"/>
          <table:table-cell table:style-name="ce20" table:number-columns-repeated="2"/>
          <table:table-cell table:number-columns-repeated="22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office:value-type="string" calcext:value-type="string">
            <text:p>T - K Dist</text:p>
          </table:table-cell>
          <table:table-cell table:number-columns-repeated="15"/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  <table:table-row table:style-name="ro1">
          <table:table-cell table:style-name="ce18"/>
          <table:table-cell table:style-name="ce26" office:value-type="string" calcext:value-type="string">
            <text:p>Following rows for direct (x,y,z) insertion</text:p>
          </table:table-cell>
          <table:table-cell table:style-name="ce20" table:number-columns-repeated="5"/>
          <table:table-cell table:style-name="ce29"/>
          <table:table-cell table:style-name="ce5"/>
          <table:table-cell table:style-name="ce38" table:number-columns-repeated="2"/>
          <table:table-cell table:style-name="ce17" table:number-columns-repeated="2"/>
          <table:table-cell table:style-name="ce45" table:number-columns-repeated="3"/>
          <table:table-cell table:style-name="ce31"/>
          <table:table-cell table:style-name="ce4"/>
          <table:table-cell table:style-name="ce35"/>
          <table:table-cell table:style-name="ce17" table:number-columns-repeated="5"/>
          <table:table-cell table:style-name="ce15" table:number-columns-repeated="2"/>
          <table:table-cell table:style-name="ce67"/>
          <table:table-cell table:style-name="ce15"/>
          <table:table-cell table:style-name="ce5" table:number-columns-repeated="5"/>
          <table:table-cell table:style-name="ce15" table:number-columns-repeated="3"/>
          <table:table-cell table:number-columns-repeated="16"/>
          <table:table-cell table:style-name="ce20" table:number-columns-repeated="2"/>
          <table:table-cell table:number-columns-repeated="22"/>
        </table:table-row>
        <table:table-row table:style-name="ro1">
          <table:table-cell table:style-name="ce18"/>
          <table:table-cell table:style-name="ce20" table:number-columns-repeated="3"/>
          <table:table-cell table:number-columns-repeated="3" table:style-name="ce36" office:value-type="float" office:value="5" calcext:value-type="float">
            <text:p>5.00</text:p>
          </table:table-cell>
          <table:table-cell table:style-name="ce29"/>
          <table:table-cell table:style-name="ce5" table:formula="of:=ATAN([.G34]/[.E34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34]*COS(-[.I34]/180*PI()) - [.G34]*SIN(-[.I34]/180*PI()))" office:value-type="float" office:value="7.07106781186548" calcext:value-type="float">
            <text:p>7.07</text:p>
          </table:table-cell>
          <table:table-cell table:style-name="ce17" table:formula="of:=[.F34]" office:value-type="float" office:value="5" calcext:value-type="float">
            <text:p>5.00</text:p>
          </table:table-cell>
          <table:table-cell table:style-name="ce45" table:formula="of:=1+(25-20*[.L34]+4*[.L34]*[.L34])/(4*[.M34]*[.M34])" office:value-type="float" office:value="1.83578643762691" calcext:value-type="float">
            <text:p>1.84</text:p>
          </table:table-cell>
          <table:table-cell table:style-name="ce45" table:formula="of:=-5+(10*(-71+[.L34]*[.L34]+[.M34]*[.M34]) -4*((-71+[.L34]*[.L34]+[.M34]*[.M34])*[.L34]))/(4*[.M34]*[.M34])" office:value-type="float" office:value="-5.73137084989848" calcext:value-type="float">
            <text:p>-5.73</text:p>
          </table:table-cell>
          <table:table-cell table:style-name="ce45" table:formula="of:=-50+((-71+[.L34]*[.L34]+[.M34]*[.M34])^2)/(4*[.M34]*[.M34])" office:value-type="float" office:value="-49.84" calcext:value-type="float">
            <text:p>-49.84</text:p>
          </table:table-cell>
          <table:table-cell table:style-name="ce31" table:formula="of:=IF([.M34]&lt;0;(-1*[.O34]+SQRT([.O34]*[.O34]-4*[.N34]*[.P34]))/(2*[.N34]);(-1*[.O34]-SQRT([.O34]*[.O34]-4*[.N34]*[.P34]))/(2*[.N34]))" office:value-type="float" office:value="-3.87827864258494" calcext:value-type="float">
            <text:p>-3.878</text:p>
          </table:table-cell>
          <table:table-cell table:style-name="ce4" table:formula="of:=(-1*[.O34]-SQRT([.O34]*[.O34]-4*[.N34]*[.P34]))/(2*[.N34])" office:value-type="float" office:value="-3.87827864258494" calcext:value-type="float">
            <text:p>-3.878</text:p>
          </table:table-cell>
          <table:table-cell table:style-name="ce35" table:formula="of:=IF([.M34]&gt;0;-1*((-71+[.L34]*[.L34]+[.M34]*[.M34])-[.Q34]*(-5+2*[.L34]))/(2*[.M34]);((-71+[.L34]*[.L34]+[.M34]*[.M34])-[.Q34]*(-5+2*[.L34]))/(2*[.M34]))" office:value-type="float" office:value="-3.94557493371307" calcext:value-type="float">
            <text:p>-3.95</text:p>
          </table:table-cell>
          <table:table-cell table:style-name="ce17" table:formula="of:= - SQRT(ABS(50 +5*[.Q34]-[.Q34]*[.Q34]))" office:value-type="float" office:value="-3.94557493371307" calcext:value-type="float">
            <text:p>-3.95</text:p>
          </table:table-cell>
          <table:table-cell table:style-name="ce17"/>
          <table:table-cell table:style-name="ce17" table:formula="of:=[.Q34]*COS([.I34]/180*PI())" office:value-type="float" office:value="-2.74235712750277" calcext:value-type="float">
            <text:p>-2.74</text:p>
          </table:table-cell>
          <table:table-cell table:style-name="ce17" table:formula="of:=[.S34]" office:value-type="float" office:value="-3.94557493371307" calcext:value-type="float">
            <text:p>-3.95</text:p>
          </table:table-cell>
          <table:table-cell table:style-name="ce17" table:formula="of:=SQRT(ABS(7.5^2-([.V34]-2.5)^2-[.W34]^2))*SIGN([.I34])" office:value-type="float" office:value="3.63319834170612" calcext:value-type="float">
            <text:p>3.63</text:p>
          </table:table-cell>
          <table:table-cell table:style-name="ce15" table:formula="of:=[.I34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4]/7.5))" office:value-type="float" office:value="31.7407516445676" calcext:value-type="float">
            <text:p>31.7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4]-[.Q34])/11)) +[.AA34]-17" office:value-type="float" office:value="99.2401143492706" calcext:value-type="float">
            <text:p>99.24</text:p>
          </table:table-cell>
          <table:table-cell table:style-name="ce5" table:formula="of:=IF([.M34]&gt;0;DEGREES(ASIN(([.L34]-[.Q34])/11))-17-[.AA34];&quot;&quot;)" office:value-type="float" office:value="35.7586110601353" calcext:value-type="float">
            <text:p>35.76</text:p>
          </table:table-cell>
          <table:table-cell table:style-name="ce5" table:number-columns-repeated="3"/>
          <table:table-cell table:style-name="ce15" table:number-columns-repeated="3"/>
          <table:table-cell table:style-name="ce53" table:formula="of:=SQRT(([.E34]-2.5)^2+[.F34]^2+[.G34]^2)" office:value-type="float" office:value="7.5" calcext:value-type="float">
            <text:p>7.500</text:p>
          </table:table-cell>
          <table:table-cell table:formula="of:=SQRT(([.V34]-2.5)^2+([.W34])^2 +[.X34]^2)" office:value-type="float" office:value="7.50000000000001" calcext:value-type="float">
            <text:p>7.50000000000001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 table:style-name="ce18"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2" calcext:value-type="float">
            <text:p>2.00</text:p>
          </table:table-cell>
          <table:table-cell table:style-name="ce29"/>
          <table:table-cell table:style-name="ce5" table:formula="of:=ATAN([.G35]/[.E35])/PI()*180" office:value-type="float" office:value="45" calcext:value-type="float">
            <text:p>45.00</text:p>
          </table:table-cell>
          <table:table-cell table:style-name="ce38" table:number-columns-repeated="2"/>
          <table:table-cell table:style-name="ce17" table:formula="of:=([.E35]*COS(-[.I35]/180*PI()) - [.G35]*SIN(-[.I35]/180*PI()))" office:value-type="float" office:value="2.82842712474619" calcext:value-type="float">
            <text:p>2.83</text:p>
          </table:table-cell>
          <table:table-cell table:style-name="ce17" table:formula="of:=[.F35]" office:value-type="float" office:value="-2" calcext:value-type="float">
            <text:p>-2.00</text:p>
          </table:table-cell>
          <table:table-cell table:style-name="ce45" table:formula="of:=1+(25-20*[.L35]+4*[.L35]*[.L35])/(4*[.M35]*[.M35])" office:value-type="float" office:value="1.02696609406726" calcext:value-type="float">
            <text:p>1.03</text:p>
          </table:table-cell>
          <table:table-cell table:style-name="ce45" table:formula="of:=-5+(10*(-71+[.L35]*[.L35]+[.M35]*[.M35]) -4*((-71+[.L35]*[.L35]+[.M35]*[.M35])*[.L35]))/(4*[.M35]*[.M35])" office:value-type="float" office:value="-0.155699909993693" calcext:value-type="float">
            <text:p>-0.16</text:p>
          </table:table-cell>
          <table:table-cell table:style-name="ce45" table:formula="of:=-50+((-71+[.L35]*[.L35]+[.M35]*[.M35])^2)/(4*[.M35]*[.M35])" office:value-type="float" office:value="167.5625" calcext:value-type="float">
            <text:p>167.56</text:p>
          </table:table-cell>
          <table:table-cell table:style-name="ce31" table:formula="of:=IF([.M35]&lt;0;(-1*[.O35]+SQRT([.O35]*[.O35]-4*[.N35]*[.P35]))/(2*[.N35]);(-1*[.O35]-SQRT([.O35]*[.O35]-4*[.N35]*[.P35]))/(2*[.N35]))" office:value-type="string" office:string-value="" calcext:value-type="error">
            <text:p>Err:502</text:p>
          </table:table-cell>
          <table:table-cell table:style-name="ce4" table:formula="of:=(-1*[.O35]-SQRT([.O35]*[.O35]-4*[.N35]*[.P35]))/(2*[.N35])" office:value-type="string" office:string-value="" calcext:value-type="error">
            <text:p>Err:502</text:p>
          </table:table-cell>
          <table:table-cell table:style-name="ce35" table:formula="of:=IF([.M35]&gt;0;-1*((-71+[.L35]*[.L35]+[.M35]*[.M35])-[.Q35]*(-5+2*[.L35]))/(2*[.M35]);((-71+[.L35]*[.L35]+[.M35]*[.M35])-[.Q35]*(-5+2*[.L35]))/(2*[.M35]))" office:value-type="string" office:string-value="" calcext:value-type="error">
            <text:p>Err:502</text:p>
          </table:table-cell>
          <table:table-cell table:style-name="ce17" table:formula="of:= - SQRT(ABS(50 +5*[.Q35]-[.Q35]*[.Q35]))" office:value-type="string" office:string-value="" calcext:value-type="error">
            <text:p>Err:502</text:p>
          </table:table-cell>
          <table:table-cell table:style-name="ce17"/>
          <table:table-cell table:style-name="ce17" table:formula="of:=[.Q35]*COS([.I35]/180*PI())" office:value-type="string" office:string-value="" calcext:value-type="error">
            <text:p>Err:502</text:p>
          </table:table-cell>
          <table:table-cell table:style-name="ce17" table:formula="of:=[.S35]" office:value-type="string" office:string-value="" calcext:value-type="error">
            <text:p>Err:502</text:p>
          </table:table-cell>
          <table:table-cell table:style-name="ce17" table:formula="of:=SQRT(ABS(7.5^2-([.V35]-2.5)^2-[.W35]^2))*SIGN([.I35])" office:value-type="string" office:string-value="" calcext:value-type="error">
            <text:p>Err:502</text:p>
          </table:table-cell>
          <table:table-cell table:style-name="ce15" table:formula="of:=[.I35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5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5]-[.Q35])/11)) +[.AA35]-17" office:value-type="string" office:string-value="" calcext:value-type="error">
            <text:p>Err:502</text:p>
          </table:table-cell>
          <table:table-cell table:style-name="ce5" table:formula="of:=IF([.M35]&gt;0;DEGREES(ASIN(([.L35]-[.Q35])/11))-17-[.AA35];&quot;&quot;)">
            <text:p/>
          </table:table-cell>
          <table:table-cell table:style-name="ce5" table:number-columns-repeated="3"/>
          <table:table-cell table:style-name="ce15" table:number-columns-repeated="3"/>
          <table:table-cell table:style-name="ce73" table:formula="of:=SQRT(([.E35]-2.5)^2+[.F35]^2+[.G35]^2)" office:value-type="float" office:value="2.87228132326901" calcext:value-type="float">
            <text:p>2.872</text:p>
          </table:table-cell>
          <table:table-cell table:formula="of:=SQRT(([.V35]-2.5)^2+([.W35])^2 +[.X35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6]/[.E36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6]*COS(-[.I36]/180*PI()) - [.G36]*SIN(-[.I36]/180*PI()))" office:value-type="float" office:value="2" calcext:value-type="float">
            <text:p>2.00</text:p>
          </table:table-cell>
          <table:table-cell table:style-name="ce17" table:formula="of:=[.F36]" office:value-type="float" office:value="-2" calcext:value-type="float">
            <text:p>-2.00</text:p>
          </table:table-cell>
          <table:table-cell table:style-name="ce45" table:formula="of:=1+(25-20*[.L36]+4*[.L36]*[.L36])/(4*[.M36]*[.M36])" office:value-type="float" office:value="1.0625" calcext:value-type="float">
            <text:p>1.06</text:p>
          </table:table-cell>
          <table:table-cell table:style-name="ce45" table:formula="of:=-5+(10*(-71+[.L36]*[.L36]+[.M36]*[.M36]) -4*((-71+[.L36]*[.L36]+[.M36]*[.M36])*[.L36]))/(4*[.M36]*[.M36])" office:value-type="float" office:value="-12.875" calcext:value-type="float">
            <text:p>-12.88</text:p>
          </table:table-cell>
          <table:table-cell table:style-name="ce45" table:formula="of:=-50+((-71+[.L36]*[.L36]+[.M36]*[.M36])^2)/(4*[.M36]*[.M36])" office:value-type="float" office:value="198.0625" calcext:value-type="float">
            <text:p>198.06</text:p>
          </table:table-cell>
          <table:table-cell table:style-name="ce31" table:formula="of:=IF([.M36]&lt;0;(-1*[.O36]+SQRT([.O36]*[.O36]-4*[.N36]*[.P36]))/(2*[.N36]);(-1*[.O36]-SQRT([.O36]*[.O36]-4*[.N36]*[.P36]))/(2*[.N36]))" office:value-type="string" office:string-value="" calcext:value-type="error">
            <text:p>Err:502</text:p>
          </table:table-cell>
          <table:table-cell table:style-name="ce4" table:formula="of:=(-1*[.O36]-SQRT([.O36]*[.O36]-4*[.N36]*[.P36]))/(2*[.N36])" office:value-type="string" office:string-value="" calcext:value-type="error">
            <text:p>Err:502</text:p>
          </table:table-cell>
          <table:table-cell table:style-name="ce35" table:formula="of:=IF([.M36]&gt;0;-1*((-71+[.L36]*[.L36]+[.M36]*[.M36])-[.Q36]*(-5+2*[.L36]))/(2*[.M36]);((-71+[.L36]*[.L36]+[.M36]*[.M36])-[.Q36]*(-5+2*[.L36]))/(2*[.M36]))" office:value-type="string" office:string-value="" calcext:value-type="error">
            <text:p>Err:502</text:p>
          </table:table-cell>
          <table:table-cell table:style-name="ce17" table:formula="of:= - SQRT(ABS(50 +5*[.Q36]-[.Q36]*[.Q36]))" office:value-type="string" office:string-value="" calcext:value-type="error">
            <text:p>Err:502</text:p>
          </table:table-cell>
          <table:table-cell/>
          <table:table-cell table:style-name="ce17" table:formula="of:=[.Q36]*COS([.I36]/180*PI())" office:value-type="string" office:string-value="" calcext:value-type="error">
            <text:p>Err:502</text:p>
          </table:table-cell>
          <table:table-cell table:style-name="ce17" table:formula="of:=[.S36]" office:value-type="string" office:string-value="" calcext:value-type="error">
            <text:p>Err:502</text:p>
          </table:table-cell>
          <table:table-cell table:style-name="ce17" table:formula="of:=SQRT(ABS(7.5^2-([.V36]-2.5)^2-[.W36]^2))*SIGN([.I36])" office:value-type="string" office:string-value="" calcext:value-type="error">
            <text:p>Err:502</text:p>
          </table:table-cell>
          <table:table-cell table:style-name="ce15" table:formula="of:=[.I36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6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6]-[.Q36])/11)) +[.AA36]-17" office:value-type="string" office:string-value="" calcext:value-type="error">
            <text:p>Err:502</text:p>
          </table:table-cell>
          <table:table-cell table:style-name="ce5" table:formula="of:=IF([.M36]&gt;0;DEGREES(ASIN(([.L36]-[.Q36])/11))-17-[.AA36];&quot;&quot;)">
            <text:p/>
          </table:table-cell>
          <table:table-cell table:number-columns-repeated="6"/>
          <table:table-cell table:style-name="ce73" table:formula="of:=SQRT(([.E36]-2.5)^2+[.F36]^2+[.G36]^2)" office:value-type="float" office:value="2.06155281280883" calcext:value-type="float">
            <text:p>2.062</text:p>
          </table:table-cell>
          <table:table-cell table:formula="of:=SQRT(([.V36]-2.5)^2+([.W36])^2 +[.X36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7]/[.E37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7]*COS(-[.I37]/180*PI()) - [.G37]*SIN(-[.I37]/180*PI()))" office:value-type="float" office:value="3.5" calcext:value-type="float">
            <text:p>3.50</text:p>
          </table:table-cell>
          <table:table-cell table:style-name="ce17" table:formula="of:=[.F37]" office:value-type="float" office:value="-2" calcext:value-type="float">
            <text:p>-2.00</text:p>
          </table:table-cell>
          <table:table-cell table:style-name="ce45" table:formula="of:=1+(25-20*[.L37]+4*[.L37]*[.L37])/(4*[.M37]*[.M37])" office:value-type="float" office:value="1.25" calcext:value-type="float">
            <text:p>1.25</text:p>
          </table:table-cell>
          <table:table-cell table:style-name="ce45" table:formula="of:=-5+(10*(-71+[.L37]*[.L37]+[.M37]*[.M37]) -4*((-71+[.L37]*[.L37]+[.M37]*[.M37])*[.L37]))/(4*[.M37]*[.M37])" office:value-type="float" office:value="8.6875" calcext:value-type="float">
            <text:p>8.69</text:p>
          </table:table-cell>
          <table:table-cell table:style-name="ce45" table:formula="of:=-50+((-71+[.L37]*[.L37]+[.M37]*[.M37])^2)/(4*[.M37]*[.M37])" office:value-type="float" office:value="137.34765625" calcext:value-type="float">
            <text:p>137.35</text:p>
          </table:table-cell>
          <table:table-cell table:style-name="ce31" table:formula="of:=IF([.M37]&lt;0;(-1*[.O37]+SQRT([.O37]*[.O37]-4*[.N37]*[.P37]))/(2*[.N37]);(-1*[.O37]-SQRT([.O37]*[.O37]-4*[.N37]*[.P37]))/(2*[.N37]))" office:value-type="string" office:string-value="" calcext:value-type="error">
            <text:p>Err:502</text:p>
          </table:table-cell>
          <table:table-cell table:style-name="ce4" table:formula="of:=(-1*[.O37]-SQRT([.O37]*[.O37]-4*[.N37]*[.P37]))/(2*[.N37])" office:value-type="string" office:string-value="" calcext:value-type="error">
            <text:p>Err:502</text:p>
          </table:table-cell>
          <table:table-cell table:style-name="ce35" table:formula="of:=IF([.M37]&gt;0;-1*((-71+[.L37]*[.L37]+[.M37]*[.M37])-[.Q37]*(-5+2*[.L37]))/(2*[.M37]);((-71+[.L37]*[.L37]+[.M37]*[.M37])-[.Q37]*(-5+2*[.L37]))/(2*[.M37]))" office:value-type="string" office:string-value="" calcext:value-type="error">
            <text:p>Err:502</text:p>
          </table:table-cell>
          <table:table-cell table:style-name="ce17" table:formula="of:= - SQRT(ABS(50 +5*[.Q37]-[.Q37]*[.Q37]))" office:value-type="string" office:string-value="" calcext:value-type="error">
            <text:p>Err:502</text:p>
          </table:table-cell>
          <table:table-cell/>
          <table:table-cell table:style-name="ce17" table:formula="of:=[.Q37]*COS([.I37]/180*PI())" office:value-type="string" office:string-value="" calcext:value-type="error">
            <text:p>Err:502</text:p>
          </table:table-cell>
          <table:table-cell table:style-name="ce17" table:formula="of:=[.S37]" office:value-type="string" office:string-value="" calcext:value-type="error">
            <text:p>Err:502</text:p>
          </table:table-cell>
          <table:table-cell table:style-name="ce17" table:formula="of:=SQRT(ABS(7.5^2-([.V37]-2.5)^2-[.W37]^2))*SIGN([.I37])" office:value-type="string" office:string-value="" calcext:value-type="error">
            <text:p>Err:502</text:p>
          </table:table-cell>
          <table:table-cell table:style-name="ce15" table:formula="of:=[.I37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7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7]-[.Q37])/11)) +[.AA37]-17" office:value-type="string" office:string-value="" calcext:value-type="error">
            <text:p>Err:502</text:p>
          </table:table-cell>
          <table:table-cell table:style-name="ce5" table:formula="of:=IF([.M37]&gt;0;DEGREES(ASIN(([.L37]-[.Q37])/11))-17-[.AA37];&quot;&quot;)">
            <text:p/>
          </table:table-cell>
          <table:table-cell table:number-columns-repeated="6"/>
          <table:table-cell table:style-name="ce73" table:formula="of:=SQRT(([.E37]-2.5)^2+[.F37]^2+[.G37]^2)" office:value-type="float" office:value="2.23606797749979" calcext:value-type="float">
            <text:p>2.236</text:p>
          </table:table-cell>
          <table:table-cell table:formula="of:=SQRT(([.V37]-2.5)^2+([.W37])^2 +[.X37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 table:style-name="ce21"/>
          <table:table-cell table:style-name="ce37" table:number-columns-repeated="3"/>
          <table:table-cell table:style-name="ce52" office:value-type="float" office:value="3.5" calcext:value-type="float">
            <text:p>3.50</text:p>
          </table:table-cell>
          <table:table-cell table:style-name="ce52" office:value-type="float" office:value="-3.5" calcext:value-type="float">
            <text:p>-3.50</text:p>
          </table:table-cell>
          <table:table-cell table:style-name="ce52" office:value-type="float" office:value="0" calcext:value-type="float">
            <text:p>0.00</text:p>
          </table:table-cell>
          <table:table-cell table:style-name="ce37"/>
          <table:table-cell table:style-name="ce58" table:formula="of:=ATAN([.G38]/[.E38])/PI()*180" office:value-type="float" office:value="0" calcext:value-type="float">
            <text:p>0.00</text:p>
          </table:table-cell>
          <table:table-cell table:style-name="ce37" table:number-columns-repeated="2"/>
          <table:table-cell table:style-name="ce62" table:formula="of:=([.E38]*COS(-[.I38]/180*PI()) - [.G38]*SIN(-[.I38]/180*PI()))" office:value-type="float" office:value="3.5" calcext:value-type="float">
            <text:p>3.50</text:p>
          </table:table-cell>
          <table:table-cell table:style-name="ce62" table:formula="of:=[.F38]" office:value-type="float" office:value="-3.5" calcext:value-type="float">
            <text:p>-3.50</text:p>
          </table:table-cell>
          <table:table-cell table:style-name="ce65" table:formula="of:=1+(25-20*[.L38]+4*[.L38]*[.L38])/(4*[.M38]*[.M38])" office:value-type="float" office:value="1.08163265306122" calcext:value-type="float">
            <text:p>1.08</text:p>
          </table:table-cell>
          <table:table-cell table:style-name="ce65" table:formula="of:=-5+(10*(-71+[.L38]*[.L38]+[.M38]*[.M38]) -4*((-71+[.L38]*[.L38]+[.M38]*[.M38])*[.L38]))/(4*[.M38]*[.M38])" office:value-type="float" office:value="-1.20408163265306" calcext:value-type="float">
            <text:p>-1.20</text:p>
          </table:table-cell>
          <table:table-cell table:style-name="ce65" table:formula="of:=-50+((-71+[.L38]*[.L38]+[.M38]*[.M38])^2)/(4*[.M38]*[.M38])" office:value-type="float" office:value="-5.87244897959184" calcext:value-type="float">
            <text:p>-5.87</text:p>
          </table:table-cell>
          <table:table-cell table:style-name="ce69" table:formula="of:=IF([.M38]&lt;0;(-1*[.O38]+SQRT([.O38]*[.O38]-4*[.N38]*[.P38]))/(2*[.N38]);(-1*[.O38]-SQRT([.O38]*[.O38]-4*[.N38]*[.P38]))/(2*[.N38]))" office:value-type="float" office:value="2.95223584963244" calcext:value-type="float">
            <text:p>2.952</text:p>
          </table:table-cell>
          <table:table-cell table:style-name="ce69" table:formula="of:=(-1*[.O38]-SQRT([.O38]*[.O38]-4*[.N38]*[.P38]))/(2*[.N38])" office:value-type="float" office:value="-1.83902830246263" calcext:value-type="float">
            <text:p>-1.839</text:p>
          </table:table-cell>
          <table:table-cell table:style-name="ce62" table:formula="of:=IF([.M38]&gt;0;-1*((-71+[.L38]*[.L38]+[.M38]*[.M38])-[.Q38]*(-5+2*[.L38]))/(2*[.M38]);((-71+[.L38]*[.L38]+[.M38]*[.M38])-[.Q38]*(-5+2*[.L38]))/(2*[.M38]))" office:value-type="float" office:value="7.48635309989498" calcext:value-type="float">
            <text:p>7.49</text:p>
          </table:table-cell>
          <table:table-cell table:style-name="ce62" table:formula="of:= - SQRT(ABS(50 +5*[.Q38]-[.Q38]*[.Q38]))" office:value-type="float" office:value="-7.48635309989498" calcext:value-type="float">
            <text:p>-7.49</text:p>
          </table:table-cell>
          <table:table-cell table:style-name="ce21"/>
          <table:table-cell table:style-name="ce62" table:formula="of:=[.Q38]*COS([.I38]/180*PI())" office:value-type="float" office:value="2.95223584963244" calcext:value-type="float">
            <text:p>2.95</text:p>
          </table:table-cell>
          <table:table-cell table:style-name="ce62" table:formula="of:=[.S38]" office:value-type="float" office:value="7.48635309989498" calcext:value-type="float">
            <text:p>7.49</text:p>
          </table:table-cell>
          <table:table-cell table:style-name="ce62" table:formula="of:=SQRT(ABS(7.5^2-([.V38]-2.5)^2-[.W38]^2))*SIGN([.I38])" office:value-type="float" office:value="0" calcext:value-type="float">
            <text:p>0.00</text:p>
          </table:table-cell>
          <table:table-cell table:style-name="ce83" table:formula="of:=[.I38]" office:value-type="float" office:value="0" calcext:value-type="float">
            <text:p>0.0</text:p>
          </table:table-cell>
          <table:table-cell table:style-name="ce83" office:value-type="string" calcext:value-type="string">
            <text:p>&gt;</text:p>
          </table:table-cell>
          <table:table-cell table:style-name="ce83" table:formula="of:= - DEGREES(ASIN([.S38]/7.5))" office:value-type="float" office:value="-86.5430756172304" calcext:value-type="float">
            <text:p>-86.5</text:p>
          </table:table-cell>
          <table:table-cell table:style-name="ce83" office:value-type="string" calcext:value-type="string">
            <text:p>&gt;</text:p>
          </table:table-cell>
          <table:table-cell table:style-name="ce58" table:formula="of:=DEGREES(ASIN(([.L38]-[.Q38])/11)) +[.AA38]-17" office:value-type="float" office:value="-100.688752046164" calcext:value-type="float">
            <text:p>-100.69</text:p>
          </table:table-cell>
          <table:table-cell table:style-name="ce5" table:formula="of:=IF([.M38]&gt;0;DEGREES(ASIN(([.L38]-[.Q38])/11))-17-[.AA38];&quot;&quot;)">
            <text:p/>
          </table:table-cell>
          <table:table-cell table:number-columns-repeated="6"/>
          <table:table-cell table:style-name="ce53" table:formula="of:=SQRT(([.E38]-2.5)^2+[.F38]^2+[.G38]^2)" office:value-type="float" office:value="3.64005494464026" calcext:value-type="float">
            <text:p>3.640</text:p>
          </table:table-cell>
          <table:table-cell table:formula="of:=SQRT(([.V38]-2.5)^2+([.W38])^2 +[.X38]^2)" office:value-type="float" office:value="7.5" calcext:value-type="float">
            <text:p>7.5</text:p>
          </table:table-cell>
          <table:table-cell table:number-columns-repeated="14"/>
          <table:table-cell table:style-name="ce37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39]/[.E39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39]*COS(-[.I39]/180*PI()) - [.G39]*SIN(-[.I39]/180*PI()))" office:value-type="float" office:value="2" calcext:value-type="float">
            <text:p>2.00</text:p>
          </table:table-cell>
          <table:table-cell table:style-name="ce17" table:formula="of:=[.F39]" office:value-type="float" office:value="-3.5" calcext:value-type="float">
            <text:p>-3.50</text:p>
          </table:table-cell>
          <table:table-cell table:style-name="ce45" table:formula="of:=1+(25-20*[.L39]+4*[.L39]*[.L39])/(4*[.M39]*[.M39])" office:value-type="float" office:value="1.02040816326531" calcext:value-type="float">
            <text:p>1.02</text:p>
          </table:table-cell>
          <table:table-cell table:style-name="ce45" table:formula="of:=-5+(10*(-71+[.L39]*[.L39]+[.M39]*[.M39]) -4*((-71+[.L39]*[.L39]+[.M39]*[.M39])*[.L39]))/(4*[.M39]*[.M39])" office:value-type="float" office:value="-7.23469387755102" calcext:value-type="float">
            <text:p>-7.23</text:p>
          </table:table-cell>
          <table:table-cell table:style-name="ce45" table:formula="of:=-50+((-71+[.L39]*[.L39]+[.M39]*[.M39])^2)/(4*[.M39]*[.M39])" office:value-type="float" office:value="11.1747448979592" calcext:value-type="float">
            <text:p>11.17</text:p>
          </table:table-cell>
          <table:table-cell table:style-name="ce31" table:formula="of:=IF([.M39]&lt;0;(-1*[.O39]+SQRT([.O39]*[.O39]-4*[.N39]*[.P39]))/(2*[.N39]);(-1*[.O39]-SQRT([.O39]*[.O39]-4*[.N39]*[.P39]))/(2*[.N39]))" office:value-type="float" office:value="4.81613138581344" calcext:value-type="float">
            <text:p>4.816</text:p>
          </table:table-cell>
          <table:table-cell table:style-name="ce4" table:formula="of:=(-1*[.O39]-SQRT([.O39]*[.O39]-4*[.N39]*[.P39]))/(2*[.N39])" office:value-type="float" office:value="2.27386861418656" calcext:value-type="float">
            <text:p>2.274</text:p>
          </table:table-cell>
          <table:table-cell table:style-name="ce35" table:formula="of:=IF([.M39]&gt;0;-1*((-71+[.L39]*[.L39]+[.M39]*[.M39])-[.Q39]*(-5+2*[.L39]))/(2*[.M39]);((-71+[.L39]*[.L39]+[.M39]*[.M39])-[.Q39]*(-5+2*[.L39]))/(2*[.M39]))" office:value-type="float" office:value="7.13340980202665" calcext:value-type="float">
            <text:p>7.13</text:p>
          </table:table-cell>
          <table:table-cell table:style-name="ce17" table:formula="of:= - SQRT(ABS(50 +5*[.Q39]-[.Q39]*[.Q39]))" office:value-type="float" office:value="-7.13340980202665" calcext:value-type="float">
            <text:p>-7.13</text:p>
          </table:table-cell>
          <table:table-cell/>
          <table:table-cell table:style-name="ce17" table:formula="of:=[.Q39]*COS([.I39]/180*PI())" office:value-type="float" office:value="4.81613138581344" calcext:value-type="float">
            <text:p>4.82</text:p>
          </table:table-cell>
          <table:table-cell table:style-name="ce17" table:formula="of:=[.S39]" office:value-type="float" office:value="7.13340980202665" calcext:value-type="float">
            <text:p>7.13</text:p>
          </table:table-cell>
          <table:table-cell table:style-name="ce17" table:formula="of:=SQRT(ABS(7.5^2-([.V39]-2.5)^2-[.W39]^2))*SIGN([.I39])" office:value-type="float" office:value="0" calcext:value-type="float">
            <text:p>0.00</text:p>
          </table:table-cell>
          <table:table-cell table:style-name="ce15" table:formula="of:=[.I39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39]/7.5))" office:value-type="float" office:value="-72.0120169082" calcext:value-type="float">
            <text:p>-72.0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39]-[.Q39])/11)) +[.AA39]-17" office:value-type="float" office:value="-103.845572771281" calcext:value-type="float">
            <text:p>-103.85</text:p>
          </table:table-cell>
          <table:table-cell table:style-name="ce5" table:formula="of:=IF([.M39]&gt;0;DEGREES(ASIN(([.L39]-[.Q39])/11))-17-[.AA39];&quot;&quot;)">
            <text:p/>
          </table:table-cell>
          <table:table-cell table:number-columns-repeated="6"/>
          <table:table-cell table:style-name="ce53" table:formula="of:=SQRT(([.E39]-2.5)^2+[.F39]^2+[.G39]^2)" office:value-type="float" office:value="3.53553390593274" calcext:value-type="float">
            <text:p>3.536</text:p>
          </table:table-cell>
          <table:table-cell table:formula="of:=SQRT(([.V39]-2.5)^2+([.W39])^2 +[.X39]^2)" office:value-type="float" office:value="7.5" calcext:value-type="float">
            <text:p>7.5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0]/[.E40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0]*COS(-[.I40]/180*PI()) - [.G40]*SIN(-[.I40]/180*PI()))" office:value-type="float" office:value="2" calcext:value-type="float">
            <text:p>2.00</text:p>
          </table:table-cell>
          <table:table-cell table:style-name="ce17" table:formula="of:=[.F40]" office:value-type="float" office:value="-3" calcext:value-type="float">
            <text:p>-3.00</text:p>
          </table:table-cell>
          <table:table-cell table:style-name="ce45" table:formula="of:=1+(25-20*[.L40]+4*[.L40]*[.L40])/(4*[.M40]*[.M40])" office:value-type="float" office:value="1.02777777777778" calcext:value-type="float">
            <text:p>1.03</text:p>
          </table:table-cell>
          <table:table-cell table:style-name="ce45" table:formula="of:=-5+(10*(-71+[.L40]*[.L40]+[.M40]*[.M40]) -4*((-71+[.L40]*[.L40]+[.M40]*[.M40])*[.L40]))/(4*[.M40]*[.M40])" office:value-type="float" office:value="-8.22222222222222" calcext:value-type="float">
            <text:p>-8.22</text:p>
          </table:table-cell>
          <table:table-cell table:style-name="ce45" table:formula="of:=-50+((-71+[.L40]*[.L40]+[.M40]*[.M40])^2)/(4*[.M40]*[.M40])" office:value-type="float" office:value="43.4444444444444" calcext:value-type="float">
            <text:p>43.44</text:p>
          </table:table-cell>
          <table:table-cell table:style-name="ce31" table:formula="of:=IF([.M40]&lt;0;(-1*[.O40]+SQRT([.O40]*[.O40]-4*[.N40]*[.P40]))/(2*[.N40]);(-1*[.O40]-SQRT([.O40]*[.O40]-4*[.N40]*[.P40]))/(2*[.N40]))" office:value-type="string" office:string-value="" calcext:value-type="error">
            <text:p>Err:502</text:p>
          </table:table-cell>
          <table:table-cell table:style-name="ce4" table:formula="of:=(-1*[.O40]-SQRT([.O40]*[.O40]-4*[.N40]*[.P40]))/(2*[.N40])" office:value-type="string" office:string-value="" calcext:value-type="error">
            <text:p>Err:502</text:p>
          </table:table-cell>
          <table:table-cell table:style-name="ce35" table:formula="of:=IF([.M40]&gt;0;-1*((-71+[.L40]*[.L40]+[.M40]*[.M40])-[.Q40]*(-5+2*[.L40]))/(2*[.M40]);((-71+[.L40]*[.L40]+[.M40]*[.M40])-[.Q40]*(-5+2*[.L40]))/(2*[.M40]))" office:value-type="string" office:string-value="" calcext:value-type="error">
            <text:p>Err:502</text:p>
          </table:table-cell>
          <table:table-cell table:style-name="ce17" table:formula="of:= - SQRT(ABS(50 +5*[.Q40]-[.Q40]*[.Q40]))" office:value-type="string" office:string-value="" calcext:value-type="error">
            <text:p>Err:502</text:p>
          </table:table-cell>
          <table:table-cell/>
          <table:table-cell table:style-name="ce17" table:formula="of:=[.Q40]*COS([.I40]/180*PI())" office:value-type="string" office:string-value="" calcext:value-type="error">
            <text:p>Err:502</text:p>
          </table:table-cell>
          <table:table-cell table:style-name="ce17" table:formula="of:=[.S40]" office:value-type="string" office:string-value="" calcext:value-type="error">
            <text:p>Err:502</text:p>
          </table:table-cell>
          <table:table-cell table:style-name="ce17" table:formula="of:=SQRT(ABS(7.5^2-([.V40]-2.5)^2-[.W40]^2))*SIGN([.I40])" office:value-type="string" office:string-value="" calcext:value-type="error">
            <text:p>Err:502</text:p>
          </table:table-cell>
          <table:table-cell table:style-name="ce15" table:formula="of:=[.I40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0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0]-[.Q40])/11)) +[.AA40]-17" office:value-type="string" office:string-value="" calcext:value-type="error">
            <text:p>Err:502</text:p>
          </table:table-cell>
          <table:table-cell table:style-name="ce5" table:formula="of:=IF([.M40]&gt;0;DEGREES(ASIN(([.L40]-[.Q40])/11))-17-[.AA40];&quot;&quot;)">
            <text:p/>
          </table:table-cell>
          <table:table-cell table:number-columns-repeated="6"/>
          <table:table-cell table:style-name="ce73" table:formula="of:=SQRT(([.E40]-2.5)^2+[.F40]^2+[.G40]^2)" office:value-type="float" office:value="3.04138126514911" calcext:value-type="float">
            <text:p>3.041</text:p>
          </table:table-cell>
          <table:table-cell table:formula="of:=SQRT(([.V40]-2.5)^2+([.W40])^2 +[.X40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4" calcext:value-type="float">
            <text:p>-3.4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1]/[.E41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1]*COS(-[.I41]/180*PI()) - [.G41]*SIN(-[.I41]/180*PI()))" office:value-type="float" office:value="2" calcext:value-type="float">
            <text:p>2.00</text:p>
          </table:table-cell>
          <table:table-cell table:style-name="ce17" table:formula="of:=[.F41]" office:value-type="float" office:value="-3.4" calcext:value-type="float">
            <text:p>-3.40</text:p>
          </table:table-cell>
          <table:table-cell table:style-name="ce45" table:formula="of:=1+(25-20*[.L41]+4*[.L41]*[.L41])/(4*[.M41]*[.M41])" office:value-type="float" office:value="1.02162629757785" calcext:value-type="float">
            <text:p>1.02</text:p>
          </table:table-cell>
          <table:table-cell table:style-name="ce45" table:formula="of:=-5+(10*(-71+[.L41]*[.L41]+[.M41]*[.M41]) -4*((-71+[.L41]*[.L41]+[.M41]*[.M41])*[.L41]))/(4*[.M41]*[.M41])" office:value-type="float" office:value="-7.39792387543253" calcext:value-type="float">
            <text:p>-7.40</text:p>
          </table:table-cell>
          <table:table-cell table:style-name="ce45" table:formula="of:=-50+((-71+[.L41]*[.L41]+[.M41]*[.M41])^2)/(4*[.M41]*[.M41])" office:value-type="float" office:value="16.4704498269896" calcext:value-type="float">
            <text:p>16.47</text:p>
          </table:table-cell>
          <table:table-cell table:style-name="ce31" table:formula="of:=IF([.M41]&lt;0;(-1*[.O41]+SQRT([.O41]*[.O41]-4*[.N41]*[.P41]))/(2*[.N41]);(-1*[.O41]-SQRT([.O41]*[.O41]-4*[.N41]*[.P41]))/(2*[.N41]))" office:value-type="string" office:string-value="" calcext:value-type="error">
            <text:p>Err:502</text:p>
          </table:table-cell>
          <table:table-cell table:style-name="ce4" table:formula="of:=(-1*[.O41]-SQRT([.O41]*[.O41]-4*[.N41]*[.P41]))/(2*[.N41])" office:value-type="string" office:string-value="" calcext:value-type="error">
            <text:p>Err:502</text:p>
          </table:table-cell>
          <table:table-cell table:style-name="ce35" table:formula="of:=IF([.M41]&gt;0;-1*((-71+[.L41]*[.L41]+[.M41]*[.M41])-[.Q41]*(-5+2*[.L41]))/(2*[.M41]);((-71+[.L41]*[.L41]+[.M41]*[.M41])-[.Q41]*(-5+2*[.L41]))/(2*[.M41]))" office:value-type="string" office:string-value="" calcext:value-type="error">
            <text:p>Err:502</text:p>
          </table:table-cell>
          <table:table-cell table:style-name="ce17" table:formula="of:= - SQRT(ABS(50 +5*[.Q41]-[.Q41]*[.Q41]))" office:value-type="string" office:string-value="" calcext:value-type="error">
            <text:p>Err:502</text:p>
          </table:table-cell>
          <table:table-cell/>
          <table:table-cell table:style-name="ce17" table:formula="of:=[.Q41]*COS([.I41]/180*PI())" office:value-type="string" office:string-value="" calcext:value-type="error">
            <text:p>Err:502</text:p>
          </table:table-cell>
          <table:table-cell table:style-name="ce17" table:formula="of:=[.S41]" office:value-type="string" office:string-value="" calcext:value-type="error">
            <text:p>Err:502</text:p>
          </table:table-cell>
          <table:table-cell table:style-name="ce17" table:formula="of:=SQRT(ABS(7.5^2-([.V41]-2.5)^2-[.W41]^2))*SIGN([.I41])" office:value-type="string" office:string-value="" calcext:value-type="error">
            <text:p>Err:502</text:p>
          </table:table-cell>
          <table:table-cell table:style-name="ce15" table:formula="of:=[.I41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1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1]-[.Q41])/11)) +[.AA41]-17" office:value-type="string" office:string-value="" calcext:value-type="error">
            <text:p>Err:502</text:p>
          </table:table-cell>
          <table:table-cell table:style-name="ce5" table:formula="of:=IF([.M41]&gt;0;DEGREES(ASIN(([.L41]-[.Q41])/11))-17-[.AA41];&quot;&quot;)">
            <text:p/>
          </table:table-cell>
          <table:table-cell table:number-columns-repeated="6"/>
          <table:table-cell table:style-name="ce73" table:formula="of:=SQRT(([.E41]-2.5)^2+[.F41]^2+[.G41]^2)" office:value-type="float" office:value="3.43656805548792" calcext:value-type="float">
            <text:p>3.437</text:p>
          </table:table-cell>
          <table:table-cell table:formula="of:=SQRT(([.V41]-2.5)^2+([.W41])^2 +[.X41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2" calcext:value-type="float">
            <text:p>2.00</text:p>
          </table:table-cell>
          <table:table-cell table:style-name="ce36" office:value-type="float" office:value="-3.5" calcext:value-type="float">
            <text:p>-3.50</text:p>
          </table:table-cell>
          <table:table-cell table:style-name="ce36" office:value-type="float" office:value="2" calcext:value-type="float">
            <text:p>2.00</text:p>
          </table:table-cell>
          <table:table-cell table:style-name="ce29"/>
          <table:table-cell table:style-name="ce5" table:formula="of:=ATAN([.G42]/[.E42])/PI()*180" office:value-type="float" office:value="45" calcext:value-type="float">
            <text:p>45.00</text:p>
          </table:table-cell>
          <table:table-cell table:number-columns-repeated="2"/>
          <table:table-cell table:style-name="ce17" table:formula="of:=([.E42]*COS(-[.I42]/180*PI()) - [.G42]*SIN(-[.I42]/180*PI()))" office:value-type="float" office:value="2.82842712474619" calcext:value-type="float">
            <text:p>2.83</text:p>
          </table:table-cell>
          <table:table-cell table:style-name="ce17" table:formula="of:=[.F42]" office:value-type="float" office:value="-3.5" calcext:value-type="float">
            <text:p>-3.50</text:p>
          </table:table-cell>
          <table:table-cell table:style-name="ce45" table:formula="of:=1+(25-20*[.L42]+4*[.L42]*[.L42])/(4*[.M42]*[.M42])" office:value-type="float" office:value="1.00880525520564" calcext:value-type="float">
            <text:p>1.01</text:p>
          </table:table-cell>
          <table:table-cell table:style-name="ce45" table:formula="of:=-5+(10*(-71+[.L42]*[.L42]+[.M42]*[.M42]) -4*((-71+[.L42]*[.L42]+[.M42]*[.M42])*[.L42]))/(4*[.M42]*[.M42])" office:value-type="float" office:value="-3.63937334033721" calcext:value-type="float">
            <text:p>-3.64</text:p>
          </table:table-cell>
          <table:table-cell table:style-name="ce45" table:formula="of:=-50+((-71+[.L42]*[.L42]+[.M42]*[.M42])^2)/(4*[.M42]*[.M42])" office:value-type="float" office:value="2.5625" calcext:value-type="float">
            <text:p>2.56</text:p>
          </table:table-cell>
          <table:table-cell table:style-name="ce31" table:formula="of:=IF([.M42]&lt;0;(-1*[.O42]+SQRT([.O42]*[.O42]-4*[.N42]*[.P42]))/(2*[.N42]);(-1*[.O42]-SQRT([.O42]*[.O42]-4*[.N42]*[.P42]))/(2*[.N42]))" office:value-type="float" office:value="2.64853703512671" calcext:value-type="float">
            <text:p>2.649</text:p>
          </table:table-cell>
          <table:table-cell table:style-name="ce4" table:formula="of:=(-1*[.O42]-SQRT([.O42]*[.O42]-4*[.N42]*[.P42]))/(2*[.N42])" office:value-type="float" office:value="0.959070401053184" calcext:value-type="float">
            <text:p>0.959</text:p>
          </table:table-cell>
          <table:table-cell table:style-name="ce35" table:formula="of:=IF([.M42]&gt;0;-1*((-71+[.L42]*[.L42]+[.M42]*[.M42])-[.Q42]*(-5+2*[.L42]))/(2*[.M42]);((-71+[.L42]*[.L42]+[.M42]*[.M42])-[.Q42]*(-5+2*[.L42]))/(2*[.M42]))" office:value-type="float" office:value="7.49852897235156" calcext:value-type="float">
            <text:p>7.50</text:p>
          </table:table-cell>
          <table:table-cell table:style-name="ce17" table:formula="of:= - SQRT(ABS(50 +5*[.Q42]-[.Q42]*[.Q42]))" office:value-type="float" office:value="-7.49852897235156" calcext:value-type="float">
            <text:p>-7.50</text:p>
          </table:table-cell>
          <table:table-cell/>
          <table:table-cell table:style-name="ce17" table:formula="of:=[.Q42]*COS([.I42]/180*PI())" office:value-type="float" office:value="1.87279849776181" calcext:value-type="float">
            <text:p>1.87</text:p>
          </table:table-cell>
          <table:table-cell table:style-name="ce17" table:formula="of:=[.S42]" office:value-type="float" office:value="7.49852897235156" calcext:value-type="float">
            <text:p>7.50</text:p>
          </table:table-cell>
          <table:table-cell table:style-name="ce17" table:formula="of:=SQRT(ABS(7.5^2-([.V42]-2.5)^2-[.W42]^2))*SIGN([.I42])" office:value-type="float" office:value="0.609359067878389" calcext:value-type="float">
            <text:p>0.61</text:p>
          </table:table-cell>
          <table:table-cell table:style-name="ce15" table:formula="of:=[.I42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2]/7.5))" office:value-type="float" office:value="-88.8651864441608" calcext:value-type="float">
            <text:p>-88.9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2]-[.Q42])/11)) +[.AA42]-17" office:value-type="float" office:value="-104.928149863758" calcext:value-type="float">
            <text:p>-104.93</text:p>
          </table:table-cell>
          <table:table-cell table:style-name="ce5" table:formula="of:=IF([.M42]&gt;0;DEGREES(ASIN(([.L42]-[.Q42])/11))-17-[.AA42];&quot;&quot;)">
            <text:p/>
          </table:table-cell>
          <table:table-cell table:number-columns-repeated="6"/>
          <table:table-cell table:style-name="ce53" table:formula="of:=SQRT(([.E42]-2.5)^2+[.F42]^2+[.G42]^2)" office:value-type="float" office:value="4.06201920231798" calcext:value-type="float">
            <text:p>4.062</text:p>
          </table:table-cell>
          <table:table-cell table:formula="of:=SQRT(([.V42]-2.5)^2+([.W42])^2 +[.X42]^2)" office:value-type="float" office:value="7.54934678943889" calcext:value-type="float">
            <text:p>7.54934678943889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8" calcext:value-type="float">
            <text:p>8.00</text:p>
          </table:table-cell>
          <table:table-cell table:style-name="ce36" office:value-type="float" office:value="-2" calcext:value-type="float">
            <text:p>-2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3]/[.E43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3]*COS(-[.I43]/180*PI()) - [.G43]*SIN(-[.I43]/180*PI()))" office:value-type="float" office:value="8" calcext:value-type="float">
            <text:p>8.00</text:p>
          </table:table-cell>
          <table:table-cell table:style-name="ce17" table:formula="of:=[.F43]" office:value-type="float" office:value="-2" calcext:value-type="float">
            <text:p>-2.00</text:p>
          </table:table-cell>
          <table:table-cell table:style-name="ce45" table:formula="of:=1+(25-20*[.L43]+4*[.L43]*[.L43])/(4*[.M43]*[.M43])" office:value-type="float" office:value="8.5625" calcext:value-type="float">
            <text:p>8.56</text:p>
          </table:table-cell>
          <table:table-cell table:style-name="ce45" table:formula="of:=-5+(10*(-71+[.L43]*[.L43]+[.M43]*[.M43]) -4*((-71+[.L43]*[.L43]+[.M43]*[.M43])*[.L43]))/(4*[.M43]*[.M43])" office:value-type="float" office:value="-0.875" calcext:value-type="float">
            <text:p>-0.88</text:p>
          </table:table-cell>
          <table:table-cell table:style-name="ce45" table:formula="of:=-50+((-71+[.L43]*[.L43]+[.M43]*[.M43])^2)/(4*[.M43]*[.M43])" office:value-type="float" office:value="-49.4375" calcext:value-type="float">
            <text:p>-49.44</text:p>
          </table:table-cell>
          <table:table-cell table:style-name="ce31" table:formula="of:=IF([.M43]&lt;0;(-1*[.O43]+SQRT([.O43]*[.O43]-4*[.N43]*[.P43]))/(2*[.N43]);(-1*[.O43]-SQRT([.O43]*[.O43]-4*[.N43]*[.P43]))/(2*[.N43]))" office:value-type="float" office:value="2.45449525573801" calcext:value-type="float">
            <text:p>2.454</text:p>
          </table:table-cell>
          <table:table-cell table:style-name="ce4" table:formula="of:=(-1*[.O43]-SQRT([.O43]*[.O43]-4*[.N43]*[.P43]))/(2*[.N43])" office:value-type="float" office:value="-2.35230547471611" calcext:value-type="float">
            <text:p>-2.352</text:p>
          </table:table-cell>
          <table:table-cell table:style-name="ce35" table:formula="of:=IF([.M43]&gt;0;-1*((-71+[.L43]*[.L43]+[.M43]*[.M43])-[.Q43]*(-5+2*[.L43]))/(2*[.M43]);((-71+[.L43]*[.L43]+[.M43]*[.M43])-[.Q43]*(-5+2*[.L43]))/(2*[.M43]))" office:value-type="float" office:value="7.49986195327952" calcext:value-type="float">
            <text:p>7.50</text:p>
          </table:table-cell>
          <table:table-cell table:style-name="ce17" table:formula="of:= - SQRT(ABS(50 +5*[.Q43]-[.Q43]*[.Q43]))" office:value-type="float" office:value="-7.49986195327952" calcext:value-type="float">
            <text:p>-7.50</text:p>
          </table:table-cell>
          <table:table-cell/>
          <table:table-cell table:style-name="ce17" table:formula="of:=[.Q43]*COS([.I43]/180*PI())" office:value-type="float" office:value="2.45449525573801" calcext:value-type="float">
            <text:p>2.45</text:p>
          </table:table-cell>
          <table:table-cell table:style-name="ce17" table:formula="of:=[.S43]" office:value-type="float" office:value="7.49986195327952" calcext:value-type="float">
            <text:p>7.50</text:p>
          </table:table-cell>
          <table:table-cell table:style-name="ce17" table:formula="of:=SQRT(ABS(7.5^2-([.V43]-2.5)^2-[.W43]^2))*SIGN([.I43])" office:value-type="float" office:value="0" calcext:value-type="float">
            <text:p>0.00</text:p>
          </table:table-cell>
          <table:table-cell table:style-name="ce15" table:formula="of:=[.I43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3]/7.5))" office:value-type="float" office:value="-89.6523672279233" calcext:value-type="float">
            <text:p>-89.7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3]-[.Q43])/11)) +[.AA43]-17" office:value-type="float" office:value="-76.3782995892323" calcext:value-type="float">
            <text:p>-76.38</text:p>
          </table:table-cell>
          <table:table-cell table:style-name="ce5" table:formula="of:=IF([.M43]&gt;0;DEGREES(ASIN(([.L43]-[.Q43])/11))-17-[.AA43];&quot;&quot;)">
            <text:p/>
          </table:table-cell>
          <table:table-cell table:number-columns-repeated="6"/>
          <table:table-cell table:style-name="ce53" table:formula="of:=SQRT(([.E43]-2.5)^2+[.F43]^2+[.G43]^2)" office:value-type="float" office:value="5.85234995535981" calcext:value-type="float">
            <text:p>5.852</text:p>
          </table:table-cell>
          <table:table-cell table:formula="of:=SQRT(([.V43]-2.5)^2+([.W43])^2 +[.X43]^2)" office:value-type="float" office:value="7.5" calcext:value-type="float">
            <text:p>7.5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" calcext:value-type="float">
            <text:p>0.00</text:p>
          </table:table-cell>
          <table:table-cell table:style-name="ce29"/>
          <table:table-cell table:style-name="ce5" table:formula="of:=ATAN([.G44]/[.E44])/PI()*180" office:value-type="float" office:value="0" calcext:value-type="float">
            <text:p>0.00</text:p>
          </table:table-cell>
          <table:table-cell table:number-columns-repeated="2"/>
          <table:table-cell table:style-name="ce17" table:formula="of:=([.E44]*COS(-[.I44]/180*PI()) - [.G44]*SIN(-[.I44]/180*PI()))" office:value-type="float" office:value="3.5" calcext:value-type="float">
            <text:p>3.50</text:p>
          </table:table-cell>
          <table:table-cell table:style-name="ce17" table:formula="of:=[.F44]" office:value-type="float" office:value="-3" calcext:value-type="float">
            <text:p>-3.00</text:p>
          </table:table-cell>
          <table:table-cell table:style-name="ce45" table:formula="of:=1+(25-20*[.L44]+4*[.L44]*[.L44])/(4*[.M44]*[.M44])" office:value-type="float" office:value="1.11111111111111" calcext:value-type="float">
            <text:p>1.11</text:p>
          </table:table-cell>
          <table:table-cell table:style-name="ce45" table:formula="of:=-5+(10*(-71+[.L44]*[.L44]+[.M44]*[.M44]) -4*((-71+[.L44]*[.L44]+[.M44]*[.M44])*[.L44]))/(4*[.M44]*[.M44])" office:value-type="float" office:value="0.527777777777778" calcext:value-type="float">
            <text:p>0.53</text:p>
          </table:table-cell>
          <table:table-cell table:style-name="ce45" table:formula="of:=-50+((-71+[.L44]*[.L44]+[.M44]*[.M44])^2)/(4*[.M44]*[.M44])" office:value-type="float" office:value="18.7517361111111" calcext:value-type="float">
            <text:p>18.75</text:p>
          </table:table-cell>
          <table:table-cell table:style-name="ce31" table:formula="of:=IF([.M44]&lt;0;(-1*[.O44]+SQRT([.O44]*[.O44]-4*[.N44]*[.P44]))/(2*[.N44]);(-1*[.O44]-SQRT([.O44]*[.O44]-4*[.N44]*[.P44]))/(2*[.N44]))" office:value-type="string" office:string-value="" calcext:value-type="error">
            <text:p>Err:502</text:p>
          </table:table-cell>
          <table:table-cell table:style-name="ce4" table:formula="of:=(-1*[.O44]-SQRT([.O44]*[.O44]-4*[.N44]*[.P44]))/(2*[.N44])" office:value-type="string" office:string-value="" calcext:value-type="error">
            <text:p>Err:502</text:p>
          </table:table-cell>
          <table:table-cell table:style-name="ce35" table:formula="of:=IF([.M44]&gt;0;-1*((-71+[.L44]*[.L44]+[.M44]*[.M44])-[.Q44]*(-5+2*[.L44]))/(2*[.M44]);((-71+[.L44]*[.L44]+[.M44]*[.M44])-[.Q44]*(-5+2*[.L44]))/(2*[.M44]))" office:value-type="string" office:string-value="" calcext:value-type="error">
            <text:p>Err:502</text:p>
          </table:table-cell>
          <table:table-cell table:style-name="ce17" table:formula="of:= - SQRT(ABS(50 +5*[.Q44]-[.Q44]*[.Q44]))" office:value-type="string" office:string-value="" calcext:value-type="error">
            <text:p>Err:502</text:p>
          </table:table-cell>
          <table:table-cell/>
          <table:table-cell table:style-name="ce17" table:formula="of:=[.Q44]*COS([.I44]/180*PI())" office:value-type="string" office:string-value="" calcext:value-type="error">
            <text:p>Err:502</text:p>
          </table:table-cell>
          <table:table-cell table:style-name="ce17" table:formula="of:=[.S44]" office:value-type="string" office:string-value="" calcext:value-type="error">
            <text:p>Err:502</text:p>
          </table:table-cell>
          <table:table-cell table:style-name="ce17" table:formula="of:=SQRT(ABS(7.5^2-([.V44]-2.5)^2-[.W44]^2))*SIGN([.I44])" office:value-type="string" office:string-value="" calcext:value-type="error">
            <text:p>Err:502</text:p>
          </table:table-cell>
          <table:table-cell table:style-name="ce15" table:formula="of:=[.I44]" office:value-type="float" office:value="0" calcext:value-type="float">
            <text:p>0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4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4]-[.Q44])/11)) +[.AA44]-17" office:value-type="string" office:string-value="" calcext:value-type="error">
            <text:p>Err:502</text:p>
          </table:table-cell>
          <table:table-cell table:style-name="ce5" table:formula="of:=IF([.M44]&gt;0;DEGREES(ASIN(([.L44]-[.Q44])/11))-17-[.AA44];&quot;&quot;)">
            <text:p/>
          </table:table-cell>
          <table:table-cell table:number-columns-repeated="6"/>
          <table:table-cell table:style-name="ce73" table:formula="of:=SQRT(([.E44]-2.5)^2+[.F44]^2+[.G44]^2)" office:value-type="float" office:value="3.16227766016838" calcext:value-type="float">
            <text:p>3.162</text:p>
          </table:table-cell>
          <table:table-cell table:formula="of:=SQRT(([.V44]-2.5)^2+([.W44])^2 +[.X44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.5" calcext:value-type="float">
            <text:p>3.5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1.5" calcext:value-type="float">
            <text:p>1.50</text:p>
          </table:table-cell>
          <table:table-cell table:style-name="ce29"/>
          <table:table-cell table:style-name="ce5" table:formula="of:=ATAN([.G45]/[.E45])/PI()*180" office:value-type="float" office:value="23.1985905136482" calcext:value-type="float">
            <text:p>23.20</text:p>
          </table:table-cell>
          <table:table-cell table:number-columns-repeated="2"/>
          <table:table-cell table:style-name="ce17" table:formula="of:=([.E45]*COS(-[.I45]/180*PI()) - [.G45]*SIN(-[.I45]/180*PI()))" office:value-type="float" office:value="3.80788655293195" calcext:value-type="float">
            <text:p>3.81</text:p>
          </table:table-cell>
          <table:table-cell table:style-name="ce17" table:formula="of:=[.F45]" office:value-type="float" office:value="-3" calcext:value-type="float">
            <text:p>-3.00</text:p>
          </table:table-cell>
          <table:table-cell table:style-name="ce45" table:formula="of:=1+(25-20*[.L45]+4*[.L45]*[.L45])/(4*[.M45]*[.M45])" office:value-type="float" office:value="1.19006302614891" calcext:value-type="float">
            <text:p>1.19</text:p>
          </table:table-cell>
          <table:table-cell table:style-name="ce45" table:formula="of:=-5+(10*(-71+[.L45]*[.L45]+[.M45]*[.M45]) -4*((-71+[.L45]*[.L45]+[.M45]*[.M45])*[.L45]))/(4*[.M45]*[.M45])" office:value-type="float" office:value="1.90273458491865" calcext:value-type="float">
            <text:p>1.90</text:p>
          </table:table-cell>
          <table:table-cell table:style-name="ce45" table:formula="of:=-50+((-71+[.L45]*[.L45]+[.M45]*[.M45])^2)/(4*[.M45]*[.M45])" office:value-type="float" office:value="12.6736111111111" calcext:value-type="float">
            <text:p>12.67</text:p>
          </table:table-cell>
          <table:table-cell table:style-name="ce31" table:formula="of:=IF([.M45]&lt;0;(-1*[.O45]+SQRT([.O45]*[.O45]-4*[.N45]*[.P45]))/(2*[.N45]);(-1*[.O45]-SQRT([.O45]*[.O45]-4*[.N45]*[.P45]))/(2*[.N45]))" office:value-type="string" office:string-value="" calcext:value-type="error">
            <text:p>Err:502</text:p>
          </table:table-cell>
          <table:table-cell table:style-name="ce4" table:formula="of:=(-1*[.O45]-SQRT([.O45]*[.O45]-4*[.N45]*[.P45]))/(2*[.N45])" office:value-type="string" office:string-value="" calcext:value-type="error">
            <text:p>Err:502</text:p>
          </table:table-cell>
          <table:table-cell table:style-name="ce35" table:formula="of:=IF([.M45]&gt;0;-1*((-71+[.L45]*[.L45]+[.M45]*[.M45])-[.Q45]*(-5+2*[.L45]))/(2*[.M45]);((-71+[.L45]*[.L45]+[.M45]*[.M45])-[.Q45]*(-5+2*[.L45]))/(2*[.M45]))" office:value-type="string" office:string-value="" calcext:value-type="error">
            <text:p>Err:502</text:p>
          </table:table-cell>
          <table:table-cell table:style-name="ce17" table:formula="of:= - SQRT(ABS(50 +5*[.Q45]-[.Q45]*[.Q45]))" office:value-type="string" office:string-value="" calcext:value-type="error">
            <text:p>Err:502</text:p>
          </table:table-cell>
          <table:table-cell/>
          <table:table-cell table:style-name="ce17" table:formula="of:=[.Q45]*COS([.I45]/180*PI())" office:value-type="string" office:string-value="" calcext:value-type="error">
            <text:p>Err:502</text:p>
          </table:table-cell>
          <table:table-cell table:style-name="ce17" table:formula="of:=[.S45]" office:value-type="string" office:string-value="" calcext:value-type="error">
            <text:p>Err:502</text:p>
          </table:table-cell>
          <table:table-cell table:style-name="ce17" table:formula="of:=SQRT(ABS(7.5^2-([.V45]-2.5)^2-[.W45]^2))*SIGN([.I45])" office:value-type="string" office:string-value="" calcext:value-type="error">
            <text:p>Err:502</text:p>
          </table:table-cell>
          <table:table-cell table:style-name="ce15" table:formula="of:=[.I45]" office:value-type="float" office:value="23.1985905136482" calcext:value-type="float">
            <text:p>23.2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5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5]-[.Q45])/11)) +[.AA45]-17" office:value-type="string" office:string-value="" calcext:value-type="error">
            <text:p>Err:502</text:p>
          </table:table-cell>
          <table:table-cell table:style-name="ce5" table:formula="of:=IF([.M45]&gt;0;DEGREES(ASIN(([.L45]-[.Q45])/11))-17-[.AA45];&quot;&quot;)">
            <text:p/>
          </table:table-cell>
          <table:table-cell table:number-columns-repeated="6"/>
          <table:table-cell table:style-name="ce73" table:formula="of:=SQRT(([.E45]-2.5)^2+[.F45]^2+[.G45]^2)" office:value-type="float" office:value="3.5" calcext:value-type="float">
            <text:p>3.500</text:p>
          </table:table-cell>
          <table:table-cell table:formula="of:=SQRT(([.V45]-2.5)^2+([.W45])^2 +[.X45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3" calcext:value-type="float">
            <text:p>3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1.7" calcext:value-type="float">
            <text:p>1.70</text:p>
          </table:table-cell>
          <table:table-cell table:style-name="ce29"/>
          <table:table-cell table:style-name="ce5" table:formula="of:=ATAN([.G46]/[.E46])/PI()*180" office:value-type="float" office:value="29.5387822595581" calcext:value-type="float">
            <text:p>29.54</text:p>
          </table:table-cell>
          <table:table-cell table:number-columns-repeated="2"/>
          <table:table-cell table:style-name="ce17" table:formula="of:=([.E46]*COS(-[.I46]/180*PI()) - [.G46]*SIN(-[.I46]/180*PI()))" office:value-type="float" office:value="3.44818792991333" calcext:value-type="float">
            <text:p>3.45</text:p>
          </table:table-cell>
          <table:table-cell table:style-name="ce17" table:formula="of:=[.F46]" office:value-type="float" office:value="-3" calcext:value-type="float">
            <text:p>-3.00</text:p>
          </table:table-cell>
          <table:table-cell table:style-name="ce45" table:formula="of:=1+(25-20*[.L46]+4*[.L46]*[.L46])/(4*[.M46]*[.M46])" office:value-type="float" office:value="1.09989559449259" calcext:value-type="float">
            <text:p>1.10</text:p>
          </table:table-cell>
          <table:table-cell table:style-name="ce45" table:formula="of:=-5+(10*(-71+[.L46]*[.L46]+[.M46]*[.M46]) -4*((-71+[.L46]*[.L46]+[.M46]*[.M46])*[.L46]))/(4*[.M46]*[.M46])" office:value-type="float" office:value="0.279299685328571" calcext:value-type="float">
            <text:p>0.28</text:p>
          </table:table-cell>
          <table:table-cell table:style-name="ce45" table:formula="of:=-50+((-71+[.L46]*[.L46]+[.M46]*[.M46])^2)/(4*[.M46]*[.M46])" office:value-type="float" office:value="19.7503361111111" calcext:value-type="float">
            <text:p>19.75</text:p>
          </table:table-cell>
          <table:table-cell table:style-name="ce31" table:formula="of:=IF([.M46]&lt;0;(-1*[.O46]+SQRT([.O46]*[.O46]-4*[.N46]*[.P46]))/(2*[.N46]);(-1*[.O46]-SQRT([.O46]*[.O46]-4*[.N46]*[.P46]))/(2*[.N46]))" office:value-type="string" office:string-value="" calcext:value-type="error">
            <text:p>Err:502</text:p>
          </table:table-cell>
          <table:table-cell table:style-name="ce4" table:formula="of:=(-1*[.O46]-SQRT([.O46]*[.O46]-4*[.N46]*[.P46]))/(2*[.N46])" office:value-type="string" office:string-value="" calcext:value-type="error">
            <text:p>Err:502</text:p>
          </table:table-cell>
          <table:table-cell table:style-name="ce35" table:formula="of:=IF([.M46]&gt;0;-1*((-71+[.L46]*[.L46]+[.M46]*[.M46])-[.Q46]*(-5+2*[.L46]))/(2*[.M46]);((-71+[.L46]*[.L46]+[.M46]*[.M46])-[.Q46]*(-5+2*[.L46]))/(2*[.M46]))" office:value-type="string" office:string-value="" calcext:value-type="error">
            <text:p>Err:502</text:p>
          </table:table-cell>
          <table:table-cell table:style-name="ce17" table:formula="of:= - SQRT(ABS(50 +5*[.Q46]-[.Q46]*[.Q46]))" office:value-type="string" office:string-value="" calcext:value-type="error">
            <text:p>Err:502</text:p>
          </table:table-cell>
          <table:table-cell/>
          <table:table-cell table:style-name="ce17" table:formula="of:=[.Q46]*COS([.I46]/180*PI())" office:value-type="string" office:string-value="" calcext:value-type="error">
            <text:p>Err:502</text:p>
          </table:table-cell>
          <table:table-cell table:style-name="ce17" table:formula="of:=[.S46]" office:value-type="string" office:string-value="" calcext:value-type="error">
            <text:p>Err:502</text:p>
          </table:table-cell>
          <table:table-cell table:style-name="ce17" table:formula="of:=SQRT(ABS(7.5^2-([.V46]-2.5)^2-[.W46]^2))*SIGN([.I46])" office:value-type="string" office:string-value="" calcext:value-type="error">
            <text:p>Err:502</text:p>
          </table:table-cell>
          <table:table-cell table:style-name="ce15" table:formula="of:=[.I46]" office:value-type="float" office:value="29.5387822595581" calcext:value-type="float">
            <text:p>29.5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6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6]-[.Q46])/11)) +[.AA46]-17" office:value-type="string" office:string-value="" calcext:value-type="error">
            <text:p>Err:502</text:p>
          </table:table-cell>
          <table:table-cell table:style-name="ce5" table:formula="of:=IF([.M46]&gt;0;DEGREES(ASIN(([.L46]-[.Q46])/11))-17-[.AA46];&quot;&quot;)">
            <text:p/>
          </table:table-cell>
          <table:table-cell table:number-columns-repeated="6"/>
          <table:table-cell table:style-name="ce73" table:formula="of:=SQRT(([.E46]-2.5)^2+[.F46]^2+[.G46]^2)" office:value-type="float" office:value="3.48425027803687" calcext:value-type="float">
            <text:p>3.484</text:p>
          </table:table-cell>
          <table:table-cell table:formula="of:=SQRT(([.V46]-2.5)^2+([.W46])^2 +[.X46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style-name="ce36" office:value-type="float" office:value="4" calcext:value-type="float">
            <text:p>4.00</text:p>
          </table:table-cell>
          <table:table-cell table:style-name="ce36" office:value-type="float" office:value="-3" calcext:value-type="float">
            <text:p>-3.00</text:p>
          </table:table-cell>
          <table:table-cell table:style-name="ce36" office:value-type="float" office:value="0.9" calcext:value-type="float">
            <text:p>0.90</text:p>
          </table:table-cell>
          <table:table-cell table:style-name="ce29"/>
          <table:table-cell table:style-name="ce5" table:formula="of:=ATAN([.G47]/[.E47])/PI()*180" office:value-type="float" office:value="12.6803834918198" calcext:value-type="float">
            <text:p>12.68</text:p>
          </table:table-cell>
          <table:table-cell table:number-columns-repeated="2"/>
          <table:table-cell table:style-name="ce17" table:formula="of:=([.E47]*COS(-[.I47]/180*PI()) - [.G47]*SIN(-[.I47]/180*PI()))" office:value-type="float" office:value="4.1" calcext:value-type="float">
            <text:p>4.10</text:p>
          </table:table-cell>
          <table:table-cell table:style-name="ce17" table:formula="of:=[.F47]" office:value-type="float" office:value="-3" calcext:value-type="float">
            <text:p>-3.00</text:p>
          </table:table-cell>
          <table:table-cell table:style-name="ce45" table:formula="of:=1+(25-20*[.L47]+4*[.L47]*[.L47])/(4*[.M47]*[.M47])" office:value-type="float" office:value="1.28444444444444" calcext:value-type="float">
            <text:p>1.28</text:p>
          </table:table-cell>
          <table:table-cell table:style-name="ce45" table:formula="of:=-5+(10*(-71+[.L47]*[.L47]+[.M47]*[.M47]) -4*((-71+[.L47]*[.L47]+[.M47]*[.M47])*[.L47]))/(4*[.M47]*[.M47])" office:value-type="float" office:value="3.03377777777778" calcext:value-type="float">
            <text:p>3.03</text:p>
          </table:table-cell>
          <table:table-cell table:style-name="ce45" table:formula="of:=-50+((-71+[.L47]*[.L47]+[.M47]*[.M47])^2)/(4*[.M47]*[.M47])" office:value-type="float" office:value="6.72600277777777" calcext:value-type="float">
            <text:p>6.73</text:p>
          </table:table-cell>
          <table:table-cell table:style-name="ce31" table:formula="of:=IF([.M47]&lt;0;(-1*[.O47]+SQRT([.O47]*[.O47]-4*[.N47]*[.P47]))/(2*[.N47]);(-1*[.O47]-SQRT([.O47]*[.O47]-4*[.N47]*[.P47]))/(2*[.N47]))" office:value-type="string" office:string-value="" calcext:value-type="error">
            <text:p>Err:502</text:p>
          </table:table-cell>
          <table:table-cell table:style-name="ce4" table:formula="of:=(-1*[.O47]-SQRT([.O47]*[.O47]-4*[.N47]*[.P47]))/(2*[.N47])" office:value-type="string" office:string-value="" calcext:value-type="error">
            <text:p>Err:502</text:p>
          </table:table-cell>
          <table:table-cell table:style-name="ce35" table:formula="of:=IF([.M47]&gt;0;-1*((-71+[.L47]*[.L47]+[.M47]*[.M47])-[.Q47]*(-5+2*[.L47]))/(2*[.M47]);((-71+[.L47]*[.L47]+[.M47]*[.M47])-[.Q47]*(-5+2*[.L47]))/(2*[.M47]))" office:value-type="string" office:string-value="" calcext:value-type="error">
            <text:p>Err:502</text:p>
          </table:table-cell>
          <table:table-cell table:style-name="ce17" table:formula="of:= - SQRT(ABS(50 +5*[.Q47]-[.Q47]*[.Q47]))" office:value-type="string" office:string-value="" calcext:value-type="error">
            <text:p>Err:502</text:p>
          </table:table-cell>
          <table:table-cell/>
          <table:table-cell table:style-name="ce17" table:formula="of:=[.Q47]*COS([.I47]/180*PI())" office:value-type="string" office:string-value="" calcext:value-type="error">
            <text:p>Err:502</text:p>
          </table:table-cell>
          <table:table-cell table:style-name="ce17" table:formula="of:=[.S47]" office:value-type="string" office:string-value="" calcext:value-type="error">
            <text:p>Err:502</text:p>
          </table:table-cell>
          <table:table-cell table:style-name="ce17" table:formula="of:=SQRT(ABS(7.5^2-([.V47]-2.5)^2-[.W47]^2))*SIGN([.I47])" office:value-type="string" office:string-value="" calcext:value-type="error">
            <text:p>Err:502</text:p>
          </table:table-cell>
          <table:table-cell table:style-name="ce15" table:formula="of:=[.I47]" office:value-type="float" office:value="12.6803834918198" calcext:value-type="float">
            <text:p>12.7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7]/7.5))" office:value-type="string" office:string-value="" calcext:value-type="error">
            <text:p>Err:502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7]-[.Q47])/11)) +[.AA47]-17" office:value-type="string" office:string-value="" calcext:value-type="error">
            <text:p>Err:502</text:p>
          </table:table-cell>
          <table:table-cell table:style-name="ce5" table:formula="of:=IF([.M47]&gt;0;DEGREES(ASIN(([.L47]-[.Q47])/11))-17-[.AA47];&quot;&quot;)">
            <text:p/>
          </table:table-cell>
          <table:table-cell table:number-columns-repeated="6"/>
          <table:table-cell table:style-name="ce73" table:formula="of:=SQRT(([.E47]-2.5)^2+[.F47]^2+[.G47]^2)" office:value-type="float" office:value="3.47275107083707" calcext:value-type="float">
            <text:p>3.473</text:p>
          </table:table-cell>
          <table:table-cell table:formula="of:=SQRT(([.V47]-2.5)^2+([.W47])^2 +[.X47]^2)" office:value-type="string" office:string-value="" calcext:value-type="error">
            <text:p>Err:502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/>
          <table:table-cell table:style-name="ce20" table:number-columns-repeated="3"/>
          <table:table-cell table:number-columns-repeated="3" table:style-name="ce36" office:value-type="float" office:value="4" calcext:value-type="float">
            <text:p>4.00</text:p>
          </table:table-cell>
          <table:table-cell table:style-name="ce29"/>
          <table:table-cell table:style-name="ce5" table:formula="of:=ATAN([.G48]/[.E48])/PI()*180" office:value-type="float" office:value="45" calcext:value-type="float">
            <text:p>45.00</text:p>
          </table:table-cell>
          <table:table-cell table:number-columns-repeated="2"/>
          <table:table-cell table:style-name="ce17" table:formula="of:=([.E48]*COS(-[.I48]/180*PI()) - [.G48]*SIN(-[.I48]/180*PI()))" office:value-type="float" office:value="5.65685424949238" calcext:value-type="float">
            <text:p>5.66</text:p>
          </table:table-cell>
          <table:table-cell table:style-name="ce17" table:formula="of:=[.F48]" office:value-type="float" office:value="4" calcext:value-type="float">
            <text:p>4.00</text:p>
          </table:table-cell>
          <table:table-cell table:style-name="ce45" table:formula="of:=1+(25-20*[.L48]+4*[.L48]*[.L48])/(4*[.M48]*[.M48])" office:value-type="float" office:value="1.62285804703363" calcext:value-type="float">
            <text:p>1.62</text:p>
          </table:table-cell>
          <table:table-cell table:style-name="ce45" table:formula="of:=-5+(10*(-71+[.L48]*[.L48]+[.M48]*[.M48]) -4*((-71+[.L48]*[.L48]+[.M48]*[.M48])*[.L48]))/(4*[.M48]*[.M48])" office:value-type="float" office:value="-0.462022016354704" calcext:value-type="float">
            <text:p>-0.46</text:p>
          </table:table-cell>
          <table:table-cell table:style-name="ce45" table:formula="of:=-50+((-71+[.L48]*[.L48]+[.M48]*[.M48])^2)/(4*[.M48]*[.M48])" office:value-type="float" office:value="-41.734375" calcext:value-type="float">
            <text:p>-41.73</text:p>
          </table:table-cell>
          <table:table-cell table:style-name="ce31" table:formula="of:=IF([.M48]&lt;0;(-1*[.O48]+SQRT([.O48]*[.O48]-4*[.N48]*[.P48]))/(2*[.N48]);(-1*[.O48]-SQRT([.O48]*[.O48]-4*[.N48]*[.P48]))/(2*[.N48]))" office:value-type="float" office:value="-4.93080195259943" calcext:value-type="float">
            <text:p>-4.931</text:p>
          </table:table-cell>
          <table:table-cell table:style-name="ce4" table:formula="of:=(-1*[.O48]-SQRT([.O48]*[.O48]-4*[.N48]*[.P48]))/(2*[.N48])" office:value-type="float" office:value="-4.93080195259943" calcext:value-type="float">
            <text:p>-4.931</text:p>
          </table:table-cell>
          <table:table-cell table:style-name="ce35" table:formula="of:=IF([.M48]&gt;0;-1*((-71+[.L48]*[.L48]+[.M48]*[.M48])-[.Q48]*(-5+2*[.L48]))/(2*[.M48]);((-71+[.L48]*[.L48]+[.M48]*[.M48])-[.Q48]*(-5+2*[.L48]))/(2*[.M48]))" office:value-type="float" office:value="-1.01645577436721" calcext:value-type="float">
            <text:p>-1.02</text:p>
          </table:table-cell>
          <table:table-cell table:style-name="ce17" table:formula="of:= - SQRT(ABS(50 +5*[.Q48]-[.Q48]*[.Q48]))" office:value-type="float" office:value="-1.01645577436722" calcext:value-type="float">
            <text:p>-1.02</text:p>
          </table:table-cell>
          <table:table-cell/>
          <table:table-cell table:style-name="ce17" table:formula="of:=[.Q48]*COS([.I48]/180*PI())" office:value-type="float" office:value="-3.48660349737093" calcext:value-type="float">
            <text:p>-3.49</text:p>
          </table:table-cell>
          <table:table-cell table:style-name="ce17" table:formula="of:=[.S48]" office:value-type="float" office:value="-1.01645577436721" calcext:value-type="float">
            <text:p>-1.02</text:p>
          </table:table-cell>
          <table:table-cell table:style-name="ce17" table:formula="of:=SQRT(ABS(7.5^2-([.V48]-2.5)^2-[.W48]^2))*SIGN([.I48])" office:value-type="float" office:value="4.40197639975747" calcext:value-type="float">
            <text:p>4.40</text:p>
          </table:table-cell>
          <table:table-cell table:style-name="ce15" table:formula="of:=[.I48]" office:value-type="float" office:value="45" calcext:value-type="float">
            <text:p>45.0</text:p>
          </table:table-cell>
          <table:table-cell table:style-name="ce15" office:value-type="string" calcext:value-type="string">
            <text:p>&gt;</text:p>
          </table:table-cell>
          <table:table-cell table:style-name="ce67" table:formula="of:= - DEGREES(ASIN([.S48]/7.5))" office:value-type="float" office:value="7.78912008714409" calcext:value-type="float">
            <text:p>7.8</text:p>
          </table:table-cell>
          <table:table-cell table:style-name="ce15" office:value-type="string" calcext:value-type="string">
            <text:p>&gt;</text:p>
          </table:table-cell>
          <table:table-cell table:style-name="ce5" table:formula="of:=DEGREES(ASIN(([.L48]-[.Q48])/11)) +[.AA48]-17" office:value-type="float" office:value="65.0515709776738" calcext:value-type="float">
            <text:p>65.05</text:p>
          </table:table-cell>
          <table:table-cell table:style-name="ce5" table:formula="of:=IF([.M48]&gt;0;DEGREES(ASIN(([.L48]-[.Q48])/11))-17-[.AA48];&quot;&quot;)" office:value-type="float" office:value="49.4733308033857" calcext:value-type="float">
            <text:p>49.47</text:p>
          </table:table-cell>
          <table:table-cell table:number-columns-repeated="7"/>
          <table:table-cell table:formula="of:=SQRT(([.V48]-2.5)^2+([.W48])^2 +[.X48]^2)" office:value-type="float" office:value="7.5" calcext:value-type="float">
            <text:p>7.5</text:p>
          </table:table-cell>
          <table:table-cell table:number-columns-repeated="14"/>
          <table:table-cell table:style-name="ce20" table:number-columns-repeated="2"/>
          <table:table-cell table:number-columns-repeated="22"/>
        </table:table-row>
        <table:table-row table:style-name="ro1">
          <table:table-cell table:number-columns-repeated="76"/>
        </table:table-row>
        <table:table-row table:style-name="ro2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style-name="ce30" office:value-type="string" calcext:value-type="string">
            <text:p>Tx</text:p>
          </table:table-cell>
          <table:table-cell table:style-name="ce30" office:value-type="string" calcext:value-type="string">
            <text:p>Ty</text:p>
          </table:table-cell>
          <table:table-cell table:style-name="ce30" office:value-type="string" calcext:value-type="string">
            <text:p>Tz</text:p>
          </table:table-cell>
          <table:table-cell table:style-name="ce29"/>
          <table:table-cell office:value-type="string" calcext:value-type="string">
            <text:p>RH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Ux</text:p>
          </table:table-cell>
          <table:table-cell table:style-name="ce2" office:value-type="string" calcext:value-type="string">
            <text:p>U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x+</text:p>
            <text:p>(z=0)</text:p>
          </table:table-cell>
          <table:table-cell office:value-type="string" calcext:value-type="string">
            <text:p>Ax-</text:p>
            <text:p>(z=0)</text:p>
          </table:table-cell>
          <table:table-cell table:style-name="ce48" office:value-type="string" calcext:value-type="string">
            <text:p>Ay from (3), z=0</text:p>
          </table:table-cell>
          <table:table-cell table:style-name="ce48" office:value-type="string" calcext:value-type="string">
            <text:p>Ay from (1)-Ax-</text:p>
          </table:table-cell>
          <table:table-cell table:style-name="ce34" office:value-type="string" calcext:value-type="string">
            <text:p>shin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z</text:p>
          </table:table-cell>
          <table:table-cell table:style-name="ce30" office:value-type="string" calcext:value-type="string">
            <text:p>Rh</text:p>
          </table:table-cell>
          <table:table-cell/>
          <table:table-cell table:style-name="ce30" office:value-type="string" calcext:value-type="string">
            <text:p>Rk</text:p>
          </table:table-cell>
          <table:table-cell/>
          <table:table-cell table:style-name="ce30" office:value-type="string" calcext:value-type="string">
            <text:p>Ra</text:p>
          </table:table-cell>
          <table:table-cell table:style-name="ce3" office:value-type="string" calcext:value-type="string">
            <text:p>new Ra</text:p>
          </table:table-cell>
          <table:table-cell table:style-name="ce40" office:value-type="string" calcext:value-type="string">
            <text:p>Ax</text:p>
          </table:table-cell>
          <table:table-cell table:style-name="ce40" office:value-type="string" calcext:value-type="string">
            <text:p>Ay</text:p>
          </table:table-cell>
          <table:table-cell table:style-name="ce40" office:value-type="string" calcext:value-type="string">
            <text:p>Az</text:p>
          </table:table-cell>
          <table:table-cell table:style-name="ce40" office:value-type="string" calcext:value-type="string">
            <text:p>Rh</text:p>
          </table:table-cell>
          <table:table-cell table:style-name="ce40" office:value-type="string" calcext:value-type="string">
            <text:p>Rk</text:p>
          </table:table-cell>
          <table:table-cell table:style-name="ce40" office:value-type="string" calcext:value-type="string">
            <text:p>Ra</text:p>
          </table:table-cell>
          <table:table-cell office:value-type="string" calcext:value-type="string">
            <text:p>T - K Dist</text:p>
          </table:table-cell>
          <table:table-cell table:number-columns-repeated="15"/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2"/>
        </table:table-row>
        <table:table-row table:style-name="ro1" table:number-rows-repeated="1048525">
          <table:table-cell table:number-columns-repeated="76"/>
        </table:table-row>
        <table:table-row table:style-name="ro1">
          <table:table-cell table:number-columns-repeated="76"/>
        </table:table-row>
      </table:table>
      <table:table table:name="Sheet3" table:style-name="ta1">
        <table:table-column table:style-name="co18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*cos(-t) <text:span text:style-name="T1">z</text:span>sin(-t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3]*COS([.A3]/180*PI() - [.C3]*SIN([.A3]*180/PI()))" office:value-type="float" office:value="0" calcext:value-type="float">
            <text:p>0</text:p>
          </table:table-cell>
        </table:table-row>
      </table:table>
      <table:named-expressions>
        <table:named-range table:name="shin" table:base-cell-address="$'Step Down'.$H$1" table:cell-range-address="$'Step Down'.$J$1"/>
        <table:named-range table:name="thigh" table:base-cell-address="$'Step Down'.$F$1" table:cell-range-address="$'Step Down'.$H$1"/>
        <table:named-range table:name="Tx" table:base-cell-address="$'Angles vs Coords'.$L$7" table:cell-range-address="$'Angles vs Coords'.$E$7:.$E$26"/>
        <table:named-range table:name="Ty" table:base-cell-address="$'Angles vs Coords'.$F$7" table:cell-range-address="$'Angles vs Coords'.$F$7:.$F$26"/>
        <table:named-range table:name="Tz" table:base-cell-address="$'Angles vs Coords'.$H$7" table:cell-range-address="$'Angles vs Coords'.$G$7:.$G$2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00-00-00</text:date>, <text:time style:data-style-name="N2" text:time-value="11:15:02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11:48:35.143000000</meta:creation-date>
    <dc:date>2021-07-07T01:01:15.854000000</dc:date>
    <meta:editing-duration>PT13H44M21S</meta:editing-duration>
    <meta:editing-cycles>25</meta:editing-cycles>
    <meta:generator>LibreOffice/7.1.4.2$Windows_X86_64 LibreOffice_project/a529a4fab45b75fefc5b6226684193eb000654f6</meta:generator>
    <meta:document-statistic meta:table-count="3" meta:cell-count="2966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display-label="true" chart:logarithmic="false" chart:maximum="-5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06cm" svg:height="17.329cm" xlink:href=".." xlink:type="simple" chart:class="chart:scatter" chart:style-name="ch1">
        <chart:title svg:x="1.218cm" svg:y="0.481cm" chart:style-name="ch2">
          <text:p>Toe Position viewed from behind on right side during step phase</text:p>
        </chart:title>
        <chart:subtitle svg:x="1.369cm" svg:y="2.162cm" chart:style-name="ch3">
          <text:p>Hip is at (0,0), Toe is always below X axis</text:p>
        </chart:subtitle>
        <chart:plot-area chart:style-name="ch4" table:cell-range-address="'Step Down'.H5:'Step Down'.I50 'Step Down'.I4:'Step Down'.I4" chart:data-source-has-labels="row" svg:x="1.199cm" svg:y="3.165cm" svg:width="8.509cm" svg:height="12.847cm">
          <chart:coordinate-region svg:x="2.635cm" svg:y="3.165cm" svg:width="6.637cm" svg:height="12.443cm"/>
          <chart:axis chart:dimension="x" chart:name="primary-x" chart:style-name="ch5">
            <chart:title svg:x="3.12cm" svg:y="16.358cm" chart:style-name="ch6">
              <text:p>distance out from bot's hip to Toe</text:p>
            </chart:title>
            <chart:grid chart:style-name="ch7" chart:class="major"/>
          </chart:axis>
          <chart:axis chart:dimension="y" chart:name="primary-y" chart:style-name="ch8">
            <chart:title svg:x="0.451cm" svg:y="12.101cm" chart:style-name="ch9">
              <text:p>distance from Hip level down to Toe</text:p>
            </chart:title>
            <chart:grid chart:style-name="ch7" chart:class="major"/>
          </chart:axis>
          <chart:series chart:style-name="ch10" chart:values-cell-range-address="'Step Down'.I5:'Step Down'.I50" chart:label-cell-address="'Step Down'.I4:'Step Down'.I4" chart:class="chart:scatter">
            <chart:domain table:cell-range-address="'Step Down'.H5:'Step Down'.H50"/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oe Y2</text:p>
                <draw:g>
                  <svg:desc>'Step Down'.I4:'Step Down'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">
                <text:p>5.3</text:p>
                <draw:g>
                  <svg:desc>'Step Down'.H5:'Step Down'.H50</svg:desc>
                </draw:g>
              </table:table-cell>
              <table:table-cell office:value-type="float" office:value="-5.7">
                <text:p>-5.7</text:p>
                <draw:g>
                  <svg:desc>'Step Down'.I5:'Step Down'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9169053844648">
                <text:p>5.39169053844648</text:p>
              </table:table-cell>
              <table:table-cell office:value-type="float" office:value="-5.79330496978873">
                <text:p>-5.79330496978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8173871572446">
                <text:p>5.48173871572446</text:p>
              </table:table-cell>
              <table:table-cell office:value-type="float" office:value="-5.88819594932205">
                <text:p>-5.88819594932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7011710228684">
                <text:p>5.57011710228684</text:p>
              </table:table-cell>
              <table:table-cell office:value-type="float" office:value="-5.98464403388836">
                <text:p>-5.98464403388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5679877722093">
                <text:p>5.65679877722093</text:p>
              </table:table-cell>
              <table:table-cell office:value-type="float" office:value="-6.0826198444668">
                <text:p>-6.0826198444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4175733644884">
                <text:p>5.74175733644884</text:p>
              </table:table-cell>
              <table:table-cell office:value-type="float" office:value="-6.18209353667634">
                <text:p>-6.18209353667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2496690077041">
                <text:p>5.82496690077041</text:p>
              </table:table-cell>
              <table:table-cell office:value-type="float" office:value="-6.28303480986671">
                <text:p>-6.28303480986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0640212374629">
                <text:p>5.90640212374629</text:p>
              </table:table-cell>
              <table:table-cell office:value-type="float" office:value="-6.38541291634828">
                <text:p>-6.38541291634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8603819941867">
                <text:p>5.98603819941867</text:p>
              </table:table-cell>
              <table:table-cell office:value-type="float" office:value="-6.48919667075803">
                <text:p>-6.48919667075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6385086986745">
                <text:p>6.06385086986745</text:p>
              </table:table-cell>
              <table:table-cell office:value-type="float" office:value="-6.59435445955899">
                <text:p>-6.59435445955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13981643259943">
                <text:p>6.13981643259943</text:p>
              </table:table-cell>
              <table:table-cell office:value-type="float" office:value="-6.70085425067003">
                <text:p>-6.70085425067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1391174776831">
                <text:p>6.21391174776831</text:p>
              </table:table-cell>
              <table:table-cell office:value-type="float" office:value="-6.80866360322307">
                <text:p>-6.80866360322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8611424522329">
                <text:p>6.28611424522329</text:p>
              </table:table-cell>
              <table:table-cell office:value-type="float" office:value="-6.91774967744496">
                <text:p>-6.917749677444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5640193138423">
                <text:p>6.35640193138423</text:p>
              </table:table-cell>
              <table:table-cell office:value-type="float" office:value="-7.02807924466074">
                <text:p>-7.02807924466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42475339594102">
                <text:p>6.42475339594102</text:p>
              </table:table-cell>
              <table:table-cell office:value-type="float" office:value="-7.13961869741546">
                <text:p>-7.13961869741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49114781837542">
                <text:p>6.49114781837542</text:p>
              </table:table-cell>
              <table:table-cell office:value-type="float" office:value="-7.2523340597113">
                <text:p>-7.2523340597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5556497430319">
                <text:p>6.55556497430319</text:p>
              </table:table-cell>
              <table:table-cell office:value-type="float" office:value="-7.36619099735701">
                <text:p>-7.36619099735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61798524163459">
                <text:p>6.61798524163459</text:p>
              </table:table-cell>
              <table:table-cell office:value-type="float" office:value="-7.48115482842642">
                <text:p>-7.48115482842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7838960655154">
                <text:p>6.67838960655154</text:p>
              </table:table-cell>
              <table:table-cell office:value-type="float" office:value="-7.59719053382291">
                <text:p>-7.597190533822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675966929931">
                <text:p>6.73675966929931</text:p>
              </table:table-cell>
              <table:table-cell office:value-type="float" office:value="-7.71426276794655">
                <text:p>-7.71426276794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9307764979136">
                <text:p>6.79307764979136</text:p>
              </table:table-cell>
              <table:table-cell office:value-type="float" office:value="-7.83233586946073">
                <text:p>-7.83233586946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4732639302526">
                <text:p>6.84732639302526</text:p>
              </table:table-cell>
              <table:table-cell office:value-type="float" office:value="-7.95137387215492">
                <text:p>-7.95137387215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89948937430831">
                <text:p>6.89948937430831</text:p>
              </table:table-cell>
              <table:table-cell office:value-type="float" office:value="-8.07134051590036">
                <text:p>-8.07134051590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4955070429109">
                <text:p>6.94955070429109</text:p>
              </table:table-cell>
              <table:table-cell office:value-type="float" office:value="-8.19219925769522">
                <text:p>-8.192199257695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9749513380753">
                <text:p>6.99749513380753</text:p>
              </table:table-cell>
              <table:table-cell office:value-type="float" office:value="-8.31391328279596">
                <text:p>-8.31391328279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4330805851995">
                <text:p>7.04330805851995</text:p>
              </table:table-cell>
              <table:table-cell office:value-type="float" office:value="-8.43644551593146">
                <text:p>-8.43644551593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08697552336769">
                <text:p>7.08697552336769</text:p>
              </table:table-cell>
              <table:table-cell office:value-type="float" office:value="-8.55975863259653">
                <text:p>-8.55975863259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2848422681795">
                <text:p>7.12848422681795</text:p>
              </table:table-cell>
              <table:table-cell office:value-type="float" office:value="-8.68381507042125">
                <text:p>-8.68381507042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6782152491753">
                <text:p>7.16782152491753</text:p>
              </table:table-cell>
              <table:table-cell office:value-type="float" office:value="-8.80857704061291">
                <text:p>-8.80857704061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0497543514438">
                <text:p>7.20497543514438</text:p>
              </table:table-cell>
              <table:table-cell office:value-type="float" office:value="-8.93400653946679">
                <text:p>-8.93400653946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3993464005753">
                <text:p>7.23993464005753</text:p>
              </table:table-cell>
              <table:table-cell office:value-type="float" office:value="-9.06006535994248">
                <text:p>-9.06006535994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27268849074448">
                <text:p>7.27268849074448</text:p>
              </table:table-cell>
              <table:table-cell office:value-type="float" office:value="-9.18671510330209">
                <text:p>-9.18671510330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0322701006504">
                <text:p>7.30322701006504</text:p>
              </table:table-cell>
              <table:table-cell office:value-type="float" office:value="-9.31391719080693">
                <text:p>-9.31391719080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33154089569039">
                <text:p>7.33154089569039</text:p>
              </table:table-cell>
              <table:table-cell office:value-type="float" office:value="-9.4416328754689">
                <text:p>-9.4416328754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35762152293668">
                <text:p>7.35762152293668</text:p>
              </table:table-cell>
              <table:table-cell office:value-type="float" office:value="-9.56982325385324">
                <text:p>-9.56982325385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3814609473922">
                <text:p>7.3814609473922</text:p>
              </table:table-cell>
              <table:table-cell office:value-type="float" office:value="-9.69844927792889">
                <text:p>-9.69844927792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0305190733733">
                <text:p>7.40305190733733</text:p>
              </table:table-cell>
              <table:table-cell office:value-type="float" office:value="-9.82747176696289">
                <text:p>-9.82747176696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2238782595651">
                <text:p>7.42238782595651</text:p>
              </table:table-cell>
              <table:table-cell office:value-type="float" office:value="-9.9568514194552">
                <text:p>-9.9568514194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43946281334162">
                <text:p>7.43946281334162</text:p>
              </table:table-cell>
              <table:table-cell office:value-type="float" office:value="-10.0865488251104">
                <text:p>-10.0865488251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45427166828608">
                <text:p>7.45427166828608</text:p>
              </table:table-cell>
              <table:table-cell office:value-type="float" office:value="-10.2165244768422">
                <text:p>-10.2165244768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6680987986924">
                <text:p>7.46680987986924</text:p>
              </table:table-cell>
              <table:table-cell office:value-type="float" office:value="-10.3467387828081">
                <text:p>-10.3467387828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7707362883038">
                <text:p>7.47707362883038</text:p>
              </table:table-cell>
              <table:table-cell office:value-type="float" office:value="-10.477152078469">
                <text:p>-10.4771520784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48505978873214">
                <text:p>7.48505978873214</text:p>
              </table:table-cell>
              <table:table-cell office:value-type="float" office:value="-10.6077246386718">
                <text:p>-10.60772463867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49076592691285">
                <text:p>7.49076592691285</text:p>
              </table:table-cell>
              <table:table-cell office:value-type="float" office:value="-10.7384166897496">
                <text:p>-10.7384166897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49419030522754">
                <text:p>7.49419030522754</text:p>
              </table:table-cell>
              <table:table-cell office:value-type="float" office:value="-10.8691884216378">
                <text:p>-10.8691884216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4953318805774">
                <text:p>7.4953318805774</text:p>
              </table:table-cell>
              <table:table-cell office:value-type="float" office:value="-11">
                <text:p>-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aximum="-5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7cm" svg:height="16.399cm" xlink:href=".." xlink:type="simple" chart:class="chart:scatter" chart:style-name="ch1">
        <chart:title svg:x="2.645cm" svg:y="0.462cm" chart:style-name="ch2">
          <text:p>UPSWING Calculated Path


</text:p>
        </chart:title>
        <chart:legend chart:legend-position="end" svg:x="8.808cm" svg:y="7.897cm" style:legend-expansion="high" chart:style-name="ch3"/>
        <chart:plot-area chart:style-name="ch4" table:cell-range-address="'Step Down'.S4:'Step Down'.T50" svg:x="0.221cm" svg:y="3.182cm" svg:width="8.366cm" svg:height="12.89cm">
          <chart:coordinate-region svg:x="1.467cm" svg:y="3.385cm" svg:width="6.78cm" svg:height="12.48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tep Down'.T4:'Step Down'.T50" chart:class="chart:scatter">
            <chart:domain table:cell-range-address="'Step Down'.S4:'Step Down'.S50"/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tep Down'.S4:'Step Down'.S50</svg:desc>
                </draw:g>
              </table:table-cell>
              <table:table-cell office:value-type="float" office:value="NaN">
                <text:p>NaN</text:p>
                <draw:g>
                  <svg:desc>'Step Down'.T4:'Step Down'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49885771367294">
                <text:p>7.49885771367294</text:p>
              </table:table-cell>
              <table:table-cell office:value-type="float" office:value="-10.8691069517204">
                <text:p>-10.8691069517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49543120264322">
                <text:p>7.49543120264322</text:p>
              </table:table-cell>
              <table:table-cell office:value-type="float" office:value="-10.7382537747312">
                <text:p>-10.7382537747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4897215106593">
                <text:p>7.4897215106593</text:p>
              </table:table-cell>
              <table:table-cell office:value-type="float" office:value="-10.6074803281779">
                <text:p>-10.6074803281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48173037694868">
                <text:p>7.48173037694868</text:p>
              </table:table-cell>
              <table:table-cell office:value-type="float" office:value="-10.4768264469191">
                <text:p>-10.4768264469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47146023568809">
                <text:p>7.47146023568809</text:p>
              </table:table-cell>
              <table:table-cell office:value-type="float" office:value="-10.3463319293926">
                <text:p>-10.3463319293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5891421526205">
                <text:p>7.45891421526205</text:p>
              </table:table-cell>
              <table:table-cell office:value-type="float" office:value="-10.2160365254926">
                <text:p>-10.2160365254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44409613730992">
                <text:p>7.44409613730992</text:p>
              </table:table-cell>
              <table:table-cell office:value-type="float" office:value="-10.0859799244614">
                <text:p>-10.0859799244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42701051556178">
                <text:p>7.42701051556178</text:p>
              </table:table-cell>
              <table:table-cell office:value-type="float" office:value="-9.95620174279951">
                <text:p>-9.95620174279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0766255446353">
                <text:p>7.40766255446353</text:p>
              </table:table-cell>
              <table:table-cell office:value-type="float" office:value="-9.82674151219827">
                <text:p>-9.82674151219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8605814759156">
                <text:p>7.38605814759156</text:p>
              </table:table-cell>
              <table:table-cell office:value-type="float" office:value="-9.69763866749802">
                <text:p>-9.69763866749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6220387585748">
                <text:p>7.36220387585748</text:p>
              </table:table-cell>
              <table:table-cell office:value-type="float" office:value="-9.56893253467591">
                <text:p>-9.568932534675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610700550354">
                <text:p>7.33610700550354</text:p>
              </table:table-cell>
              <table:table-cell office:value-type="float" office:value="-9.44066231886681">
                <text:p>-9.44066231886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0777548588926">
                <text:p>7.30777548588926</text:p>
              </table:table-cell>
              <table:table-cell office:value-type="float" office:value="-9.31286709242101">
                <text:p>-9.31286709242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7721794706997">
                <text:p>7.27721794706997</text:p>
              </table:table-cell>
              <table:table-cell office:value-type="float" office:value="-9.18558578300249">
                <text:p>-9.1855857830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4444369716801">
                <text:p>7.24444369716801</text:p>
              </table:table-cell>
              <table:table-cell office:value-type="float" office:value="-9.05885716173109">
                <text:p>-9.058857161731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0946271953739">
                <text:p>7.20946271953739</text:p>
              </table:table-cell>
              <table:table-cell office:value-type="float" office:value="-8.93271983137251">
                <text:p>-8.93271983137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7228566972277">
                <text:p>7.17228566972277</text:p>
              </table:table-cell>
              <table:table-cell office:value-type="float" office:value="-8.80721221457947">
                <text:p>-8.80721221457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3292387221365">
                <text:p>7.13292387221365</text:p>
              </table:table-cell>
              <table:table-cell office:value-type="float" office:value="-8.68237254218789">
                <text:p>-8.68237254218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9138931699488">
                <text:p>7.09138931699488</text:p>
              </table:table-cell>
              <table:table-cell office:value-type="float" office:value="-8.55823884157133">
                <text:p>-8.55823884157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04769465589431">
                <text:p>7.04769465589431</text:p>
              </table:table-cell>
              <table:table-cell office:value-type="float" office:value="-8.43484892505749">
                <text:p>-8.43484892505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00185319872901">
                <text:p>7.00185319872901</text:p>
              </table:table-cell>
              <table:table-cell office:value-type="float" office:value="-8.31224037841025">
                <text:p>-8.31224037841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95387890925091">
                <text:p>6.95387890925091</text:p>
              </table:table-cell>
              <table:table-cell office:value-type="float" office:value="-8.19045054938066">
                <text:p>-8.190450549380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9037864008933">
                <text:p>6.9037864008933</text:p>
              </table:table-cell>
              <table:table-cell office:value-type="float" office:value="-8.06951653633045">
                <text:p>-8.06951653633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5159093231951">
                <text:p>6.85159093231951</text:p>
              </table:table-cell>
              <table:table-cell office:value-type="float" office:value="-7.9494751769315">
                <text:p>-7.9494751769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9730840277487">
                <text:p>6.79730840277487</text:p>
              </table:table-cell>
              <table:table-cell office:value-type="float" office:value="-7.83036303694476">
                <text:p>-7.830363036944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4095534724375">
                <text:p>6.74095534724375</text:p>
              </table:table-cell>
              <table:table-cell office:value-type="float" office:value="-7.71221639908192">
                <text:p>-7.7122163990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8254893141276">
                <text:p>6.68254893141276</text:p>
              </table:table-cell>
              <table:table-cell office:value-type="float" office:value="-7.5950712519534">
                <text:p>-7.5950712519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62210694644195">
                <text:p>6.62210694644195</text:p>
              </table:table-cell>
              <table:table-cell office:value-type="float" office:value="-7.47896327910582">
                <text:p>-7.47896327910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5964780354547">
                <text:p>6.55964780354547</text:p>
              </table:table-cell>
              <table:table-cell office:value-type="float" office:value="-7.36392784815247">
                <text:p>-7.36392784815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9519052838329">
                <text:p>6.49519052838329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2875475526584">
                <text:p>6.42875475526584</text:p>
              </table:table-cell>
              <table:table-cell office:value-type="float" office:value="-7.1372144381746">
                <text:p>-7.1372144381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6036072117319">
                <text:p>6.36036072117319</text:p>
              </table:table-cell>
              <table:table-cell office:value-type="float" office:value="-7.02560551825096">
                <text:p>-7.02560551825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9002925959068">
                <text:p>6.29002925959068</text:p>
              </table:table-cell>
              <table:table-cell office:value-type="float" office:value="-6.9152072373873">
                <text:p>-6.91520723738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21778179416281">
                <text:p>6.21778179416281</text:p>
              </table:table-cell>
              <table:table-cell office:value-type="float" office:value="-6.8060532239694">
                <text:p>-6.80605322396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14364033216744">
                <text:p>6.14364033216744</text:p>
              </table:table-cell>
              <table:table-cell office:value-type="float" office:value="-6.69817672736716">
                <text:p>-6.69817672736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06762745781211">
                <text:p>6.06762745781211</text:p>
              </table:table-cell>
              <table:table-cell office:value-type="float" office:value="-6.59161060780645">
                <text:p>-6.59161060780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9897663253547">
                <text:p>5.9897663253547</text:p>
              </table:table-cell>
              <table:table-cell office:value-type="float" office:value="-6.48638732635964">
                <text:p>-6.486387326359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91008065205041">
                <text:p>5.91008065205041</text:p>
              </table:table-cell>
              <table:table-cell office:value-type="float" office:value="-6.38253893505756">
                <text:p>-6.38253893505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2859471092728">
                <text:p>5.82859471092728</text:p>
              </table:table-cell>
              <table:table-cell office:value-type="float" office:value="-6.28009706712622">
                <text:p>-6.28009706712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4533332339234">
                <text:p>5.74533332339234</text:p>
              </table:table-cell>
              <table:table-cell office:value-type="float" office:value="-6.17909292735095">
                <text:p>-6.17909292735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66032185167079">
                <text:p>5.66032185167079</text:p>
              </table:table-cell>
              <table:table-cell office:value-type="float" office:value="-6.0795572825712">
                <text:p>-6.0795572825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7358619108046">
                <text:p>5.57358619108046</text:p>
              </table:table-cell>
              <table:table-cell office:value-type="float" office:value="-5.98152045230856">
                <text:p>-5.981520452308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8515276214378">
                <text:p>5.48515276214378</text:p>
              </table:table-cell>
              <table:table-cell office:value-type="float" office:value="-5.88501229953126">
                <text:p>-5.88501229953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39504850253988">
                <text:p>5.39504850253988</text:p>
              </table:table-cell>
              <table:table-cell office:value-type="float" office:value="-5.79006222155752">
                <text:p>-5.790062221557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30330085889911">
                <text:p>5.30330085889911</text:p>
              </table:table-cell>
              <table:table-cell office:value-type="float" office:value="-5.6966991411009">
                <text:p>-5.69669914110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